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objectwithoutfill">
      <style:graphic-properties svg:stroke-color="#ff950e" draw:marker-end="Arrow" draw:marker-end-width="0.3cm" draw:fill="none" draw:textarea-vertical-align="middle"/>
    </style:style>
    <style:style style:name="gr3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5.05cm" fo:min-width="9.1cm"/>
    </style:style>
    <style:style style:name="gr4" style:family="graphic" style:parent-style-name="objectwithoutfill">
      <style:graphic-properties svg:stroke-color="#0000ff" draw:marker-end="Arrow" draw:marker-end-width="0.3cm" draw:fill="none" draw:textarea-vertical-align="middle"/>
    </style:style>
    <style:style style:name="gr5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724cm" fo:min-width="1.452cm" fo:padding-top="0.142cm" fo:padding-bottom="0.142cm" fo:padding-left="0.267cm" fo:padding-right="0.267cm"/>
    </style:style>
    <style:style style:name="gr6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756cm" fo:min-width="2.079cm" fo:padding-top="0.142cm" fo:padding-bottom="0.142cm" fo:padding-left="0.267cm" fo:padding-right="0.267cm"/>
    </style:style>
    <style:style style:name="gr7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259cm" fo:min-width="2.248cm" fo:padding-top="0.142cm" fo:padding-bottom="0.142cm" fo:padding-left="0.267cm" fo:padding-right="0.267cm"/>
    </style:style>
    <style:style style:name="gr8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271cm" fo:min-width="1.55cm" fo:padding-top="0.142cm" fo:padding-bottom="0.142cm" fo:padding-left="0.267cm" fo:padding-right="0.267cm"/>
    </style:style>
    <style:style style:name="gr9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225cm" fo:min-width="1.524cm" fo:padding-top="0.142cm" fo:padding-bottom="0.142cm" fo:padding-left="0.267cm" fo:padding-right="0.267cm"/>
    </style:style>
    <style:style style:name="gr10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936cm" fo:min-width="1.923cm" fo:padding-top="0.142cm" fo:padding-bottom="0.142cm" fo:padding-left="0.267cm" fo:padding-right="0.267cm"/>
    </style:style>
    <style:style style:name="gr11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259cm" fo:min-width="2.217cm" fo:padding-top="0.142cm" fo:padding-bottom="0.142cm" fo:padding-left="0.267cm" fo:padding-right="0.267cm"/>
    </style:style>
    <style:style style:name="gr12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985cm" fo:min-width="2.751cm" fo:padding-top="0.142cm" fo:padding-bottom="0.142cm" fo:padding-left="0.267cm" fo:padding-right="0.267cm"/>
    </style:style>
    <style:style style:name="gr13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16.85cm" fo:min-width="25.44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2.009cm"/>
    </style:style>
    <style:style style:name="gr15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15.35cm" fo:min-width="24.9cm"/>
    </style:style>
    <style:style style:name="gr16" style:family="graphic" style:parent-style-name="standard">
      <style:graphic-properties draw:stroke="none" draw:fill="none" fo:min-height="0.705cm"/>
    </style:style>
    <style:style style:name="gr17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13.25cm" fo:min-width="24.4cm"/>
    </style:style>
    <style:style style:name="gr18" style:family="graphic" style:parent-style-name="standard">
      <style:graphic-properties svg:stroke-color="#000000" draw:fill="none" draw:textarea-horizontal-align="justify" draw:textarea-vertical-align="middle" draw:auto-grow-height="false" fo:min-height="8.25cm" fo:min-width="23.8cm"/>
    </style:style>
    <style:style style:name="gr19" style:family="graphic" style:parent-style-name="standard">
      <style:graphic-properties draw:stroke="none" draw:fill="none" fo:min-height="0.605cm"/>
    </style:style>
    <style:style style:name="gr20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056cm" fo:min-width="2.079cm" fo:padding-top="0.142cm" fo:padding-bottom="0.142cm" fo:padding-left="0.267cm" fo:padding-right="0.267cm"/>
    </style:style>
    <style:style style:name="gr21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756cm" fo:min-width="4.179cm" fo:padding-top="0.142cm" fo:padding-bottom="0.142cm" fo:padding-left="0.267cm" fo:padding-right="0.267cm"/>
    </style:style>
    <style:style style:name="gr22" style:family="graphic" style:parent-style-name="standard">
      <style:graphic-properties svg:stroke-color="#000000" draw:fill-color="#ffffff" draw:textarea-horizontal-align="justify" draw:textarea-vertical-align="middle" draw:auto-grow-height="false" fo:min-height="0.9cm" fo:min-width="1.15cm"/>
    </style:style>
    <style:style style:name="gr2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024cm" fo:min-width="1.552cm"/>
    </style:style>
    <style:style style:name="gr24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116cm" fo:min-width="2.266cm" fo:padding-top="0.142cm" fo:padding-bottom="0.142cm" fo:padding-left="0.267cm" fo:padding-right="0.267cm"/>
    </style:style>
    <style:style style:name="gr25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216cm" fo:min-width="2.248cm" fo:padding-top="0.142cm" fo:padding-bottom="0.142cm" fo:padding-left="0.267cm" fo:padding-right="0.267cm"/>
    </style:style>
    <style:style style:name="gr26" style:family="graphic" style:parent-style-name="objectwithoutfill">
      <style:graphic-properties draw:marker-start="Arrow" draw:marker-end="Arrow" draw:marker-end-width="0.3cm" draw:fill="none" draw:textarea-vertical-align="middle"/>
    </style:style>
    <style:style style:name="gr27" style:family="graphic" style:parent-style-name="standard">
      <style:graphic-properties draw:stroke="none" draw:fill="none" fo:min-height="0.65cm"/>
    </style:style>
    <style:style style:name="gr28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725cm" fo:min-width="1.524cm" fo:padding-top="0.142cm" fo:padding-bottom="0.142cm" fo:padding-left="0.267cm" fo:padding-right="0.267cm"/>
    </style:style>
    <style:style style:name="gr29" style:family="graphic" style:parent-style-name="objectwithoutfill">
      <style:graphic-properties svg:stroke-color="#008000" draw:marker-end="Arrow" draw:marker-end-width="0.3cm" draw:fill="none" draw:textarea-vertical-align="middle"/>
    </style:style>
    <style:style style:name="gr30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616cm" fo:min-width="1.466cm" fo:padding-top="0.142cm" fo:padding-bottom="0.142cm" fo:padding-left="0.267cm" fo:padding-right="0.267cm"/>
    </style:style>
    <style:style style:name="gr3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74cm" fo:min-width="1.604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2.047cm"/>
    </style:style>
    <style:style style:name="gr33" style:family="graphic" style:parent-style-name="standard">
      <style:graphic-properties svg:stroke-color="#000000" draw:fill-color="#ffffff" draw:textarea-horizontal-align="justify" draw:textarea-vertical-align="middle" draw:auto-grow-height="false" fo:min-height="1.34cm" fo:min-width="2.7cm"/>
    </style:style>
    <style:style style:name="gr34" style:family="graphic" style:parent-style-name="standard">
      <style:graphic-properties svg:stroke-color="#000000" draw:fill-color="#ffffff" draw:textarea-horizontal-align="justify" draw:textarea-vertical-align="middle" draw:auto-grow-height="false" fo:min-height="1.164cm" fo:min-width="2.118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0.955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07cm" fo:min-width="5.019cm"/>
    </style:style>
    <style:style style:name="gr37" style:family="graphic" style:parent-style-name="standard">
      <style:graphic-properties svg:stroke-color="#000000" draw:fill-color="#ffffff" draw:textarea-horizontal-align="justify" draw:textarea-vertical-align="middle" draw:auto-grow-height="false" fo:min-height="1.3cm" fo:min-width="1.8cm"/>
    </style:style>
    <style:style style:name="gr38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74cm" fo:min-width="0.986cm"/>
    </style:style>
    <style:style style:name="gr39" style:family="graphic">
      <style:graphic-properties style:protect="size"/>
    </style:style>
    <style:style style:name="gr40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324cm" fo:min-width="2.552cm" fo:padding-top="0.142cm" fo:padding-bottom="0.142cm" fo:padding-left="0.267cm" fo:padding-right="0.267cm"/>
    </style:style>
    <style:style style:name="gr41" style:family="graphic" style:parent-style-name="standard">
      <style:graphic-properties svg:stroke-width="0.035cm" svg:stroke-color="#000000" draw:marker-start-width="0.252cm" draw:marker-end-width="0.252cm" draw:fill-color="#000080" draw:textarea-horizontal-align="justify" draw:textarea-vertical-align="middle" draw:auto-grow-height="false" fo:min-height="0.756cm" fo:min-width="2.079cm" fo:padding-top="0.142cm" fo:padding-bottom="0.142cm" fo:padding-left="0.267cm" fo:padding-right="0.267cm"/>
    </style:style>
    <style:style style:name="gr42" style:family="graphic" style:parent-style-name="standard">
      <style:graphic-properties svg:stroke-color="#000000" draw:fill="solid" draw:fill-color="#ffff00" draw:textarea-horizontal-align="justify" draw:textarea-vertical-align="middle" draw:auto-grow-height="false" fo:min-height="1.024cm" fo:min-width="1.552cm"/>
    </style:style>
    <style:style style:name="gr43" style:family="graphic" style:parent-style-name="standard">
      <style:graphic-properties svg:stroke-width="0.035cm" svg:stroke-color="#000000" draw:marker-start-width="0.252cm" draw:marker-end-width="0.252cm" draw:fill-color="#008000" draw:textarea-horizontal-align="justify" draw:textarea-vertical-align="middle" draw:auto-grow-height="false" fo:min-height="0.725cm" fo:min-width="1.524cm" fo:padding-top="0.142cm" fo:padding-bottom="0.142cm" fo:padding-left="0.267cm" fo:padding-right="0.267cm"/>
    </style:style>
    <style:style style:name="gr4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74cm" fo:min-width="1.622cm"/>
    </style:style>
    <style:style style:name="gr45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882cm" fo:min-width="1.198cm"/>
    </style:style>
    <style:style style:name="gr46" style:family="graphic" style:parent-style-name="standard">
      <style:graphic-properties draw:stroke="none" svg:stroke-color="#000000" draw:fill="none" draw:fill-color="#ffffff" fo:min-height="1.407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1cm" fo:min-width="0cm"/>
    </style:style>
    <style:style style:name="gr48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936cm" fo:min-width="1.266cm" fo:padding-top="0.142cm" fo:padding-bottom="0.142cm" fo:padding-left="0.267cm" fo:padding-right="0.267cm"/>
    </style:style>
    <style:style style:name="gr49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10.95cm" fo:min-width="24.9cm"/>
    </style:style>
    <style:style style:name="gr50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5.95cm" fo:min-width="24.4cm"/>
    </style:style>
    <style:style style:name="gr51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816cm" fo:min-width="1.479cm" fo:padding-top="0.142cm" fo:padding-bottom="0.142cm" fo:padding-left="0.267cm" fo:padding-right="0.267cm"/>
    </style:style>
    <style:style style:name="gr52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756cm" fo:min-width="1.566cm" fo:padding-top="0.142cm" fo:padding-bottom="0.142cm" fo:padding-left="0.267cm" fo:padding-right="0.267cm"/>
    </style:style>
    <style:style style:name="gr53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416cm" fo:min-width="2.779cm" fo:padding-top="0.142cm" fo:padding-bottom="0.142cm" fo:padding-left="0.267cm" fo:padding-right="0.267cm"/>
    </style:style>
    <style:style style:name="gr54" style:family="graphic" style:parent-style-name="standard">
      <style:graphic-properties draw:stroke="dash" draw:stroke-dash="Fine_20_Dashed" svg:stroke-width="0.106cm" svg:stroke-color="#000000" draw:marker-start-width="0.359cm" draw:marker-end-width="0.359cm" draw:fill="none" draw:textarea-horizontal-align="justify" draw:textarea-vertical-align="middle" draw:auto-grow-height="false" fo:min-height="8.684cm" fo:min-width="9.234cm" fo:padding-top="0.178cm" fo:padding-bottom="0.178cm" fo:padding-left="0.303cm" fo:padding-right="0.303cm"/>
    </style:style>
    <style:style style:name="gr55" style:family="graphic" style:parent-style-name="standard">
      <style:graphic-properties draw:stroke="none" svg:stroke-color="#000000" draw:fill="none" draw:fill-color="#ffffff" fo:min-height="1.423cm"/>
    </style:style>
    <style:style style:name="gr56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722cm" fo:min-width="3.662cm" fo:padding-top="0.142cm" fo:padding-bottom="0.142cm" fo:padding-left="0.267cm" fo:padding-right="0.267cm"/>
    </style:style>
    <style:style style:name="gr57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1.721cm" fo:min-width="3.662cm" fo:padding-top="0.139cm" fo:padding-bottom="0.139cm" fo:padding-left="0.264cm" fo:padding-right="0.264cm"/>
    </style:style>
    <style:style style:name="gr58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59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1.723cm" fo:min-width="3.662cm" fo:padding-top="0.139cm" fo:padding-bottom="0.139cm" fo:padding-left="0.264cm" fo:padding-right="0.264cm"/>
    </style:style>
    <style:style style:name="gr60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1.722cm" fo:min-width="3.664cm" fo:padding-top="0.139cm" fo:padding-bottom="0.139cm" fo:padding-left="0.264cm" fo:padding-right="0.264cm"/>
    </style:style>
    <style:style style:name="gr61" style:family="graphic" style:parent-style-name="objectwithoutfill">
      <style:graphic-properties svg:stroke-width="0.053cm" svg:stroke-color="#ff0000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62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1.722cm" fo:min-width="3.661cm" fo:padding-top="0.139cm" fo:padding-bottom="0.139cm" fo:padding-left="0.264cm" fo:padding-right="0.264cm"/>
    </style:style>
    <style:style style:name="gr63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1.722cm" fo:min-width="3.662cm" fo:padding-top="0.139cm" fo:padding-bottom="0.139cm" fo:padding-left="0.264cm" fo:padding-right="0.264cm"/>
    </style:style>
    <style:style style:name="gr64" style:family="graphic" style:parent-style-name="objectwithoutfill">
      <style:graphic-properties svg:stroke-width="0.053cm" svg:stroke-color="#0000ff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65" style:family="graphic" style:parent-style-name="standard">
      <style:graphic-properties draw:stroke="none" svg:stroke-color="#000000" draw:fill="none" draw:fill-color="#ffffff" fo:min-height="0.85cm"/>
    </style:style>
    <style:style style:name="gr66" style:family="graphic" style:parent-style-name="standard">
      <style:graphic-properties draw:stroke="none" svg:stroke-color="#000000" draw:fill="none" draw:fill-color="#ffffff" fo:min-height="1.55cm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571cm"/>
    </style:style>
    <style:style style:name="gr68" style:family="graphic" style:parent-style-name="standard">
      <style:graphic-properties draw:stroke="none" svg:stroke-color="#000000" draw:fill="none" draw:fill-color="#ffffff" fo:min-height="1.575cm"/>
    </style:style>
    <style:style style:name="gr69" style:family="graphic" style:parent-style-name="standard">
      <style:graphic-properties draw:stroke="dash" draw:stroke-dash="Fine_20_Dashed" svg:stroke-width="0.106cm" svg:stroke-color="#000000" draw:marker-start-width="0.359cm" draw:marker-end-width="0.359cm" draw:fill="none" draw:textarea-horizontal-align="justify" draw:textarea-vertical-align="middle" draw:auto-grow-height="false" fo:min-height="5.418cm" fo:min-width="4.268cm" fo:padding-top="0.178cm" fo:padding-bottom="0.178cm" fo:padding-left="0.303cm" fo:padding-right="0.303cm"/>
    </style:style>
    <style:style style:name="gr70" style:family="graphic" style:parent-style-name="standard">
      <style:graphic-properties draw:stroke="dash" draw:stroke-dash="Fine_20_Dashed" svg:stroke-width="0.106cm" svg:stroke-color="#000000" draw:marker-start-width="0.359cm" draw:marker-end-width="0.359cm" draw:fill="none" draw:textarea-horizontal-align="justify" draw:textarea-vertical-align="middle" draw:auto-grow-height="false" fo:min-height="4.788cm" fo:min-width="12.938cm" fo:padding-top="0.178cm" fo:padding-bottom="0.178cm" fo:padding-left="0.303cm" fo:padding-right="0.303cm"/>
    </style:style>
    <style:style style:name="gr71" style:family="graphic" style:parent-style-name="standard">
      <style:graphic-properties draw:stroke="none" draw:fill="none" fo:min-height="0.789cm"/>
    </style:style>
    <style:style style:name="gr72" style:family="graphic" style:parent-style-name="objectwithoutfill">
      <style:graphic-properties draw:stroke="solid" draw:stroke-dash="Fine_20_Dashed" svg:stroke-width="0.053cm" svg:stroke-color="#000000" draw:marker-start-width="0.279cm" draw:marker-end="Arrow" draw:marker-end-width="0.379cm" svg:stroke-opacity="30%" draw:fill="none" draw:textarea-vertical-align="middle" fo:padding-top="0.151cm" fo:padding-bottom="0.151cm" fo:padding-left="0.276cm" fo:padding-right="0.276cm"/>
    </style:style>
    <style:style style:name="gr73" style:family="graphic" style:parent-style-name="objectwithoutfill">
      <style:graphic-properties svg:stroke-width="0.053cm" svg:stroke-color="#000000" draw:marker-start-width="0.279cm" draw:marker-end="Arrow" draw:marker-end-width="0.379cm" svg:stroke-opacity="30%" draw:fill="none" draw:textarea-vertical-align="middle" fo:padding-top="0.151cm" fo:padding-bottom="0.151cm" fo:padding-left="0.276cm" fo:padding-right="0.276cm"/>
    </style:style>
    <style:style style:name="gr74" style:family="graphic" style:parent-style-name="objectwithoutfill">
      <style:graphic-properties draw:stroke="solid" draw:stroke-dash="Ultrafine_20_2_20_Dots_20_3_20_Dashes" svg:stroke-width="0.053cm" svg:stroke-color="#000000" draw:marker-start-width="0.279cm" draw:marker-end="Arrow" draw:marker-end-width="0.379cm" svg:stroke-opacity="30%" draw:fill="none" draw:textarea-vertical-align="middle" fo:padding-top="0.151cm" fo:padding-bottom="0.151cm" fo:padding-left="0.276cm" fo:padding-right="0.276cm"/>
    </style:style>
    <style:style style:name="gr75" style:family="graphic" style:parent-style-name="objectwithoutfill">
      <style:graphic-properties draw:stroke="solid" draw:stroke-dash="Fine_20_Dashed" svg:stroke-width="0.187cm" svg:stroke-color="#000000" draw:marker-start-width="0.479cm" draw:marker-end="Arrow" draw:marker-end-width="0.579cm" svg:stroke-opacity="100%" draw:fill="none" draw:textarea-vertical-align="middle" fo:padding-top="0.217cm" fo:padding-bottom="0.217cm" fo:padding-left="0.342cm" fo:padding-right="0.342cm"/>
    </style:style>
    <style:style style:name="gr76" style:family="graphic" style:parent-style-name="objectwithoutfill">
      <style:graphic-properties svg:stroke-width="0.127cm" svg:stroke-color="#ff0000" draw:marker-start-width="0.389cm" draw:marker-end="Arrow" draw:marker-end-width="0.489cm" draw:fill="none" draw:textarea-vertical-align="middle" fo:padding-top="0.187cm" fo:padding-bottom="0.187cm" fo:padding-left="0.312cm" fo:padding-right="0.312cm"/>
    </style:style>
    <style:style style:name="gr77" style:family="graphic" style:parent-style-name="objectwithoutfill">
      <style:graphic-properties svg:stroke-width="0.191cm" svg:stroke-color="#000000" draw:marker-start-width="0.485cm" draw:marker-end="Arrow" draw:marker-end-width="0.585cm" draw:fill="none" draw:textarea-vertical-align="middle" fo:padding-top="0.219cm" fo:padding-bottom="0.219cm" fo:padding-left="0.344cm" fo:padding-right="0.344cm"/>
    </style:style>
    <style:style style:name="gr78" style:family="graphic" style:parent-style-name="objectwithoutfill">
      <style:graphic-properties svg:stroke-width="0.053cm" svg:stroke-color="#000000" draw:marker-start-width="0.278cm" draw:marker-end="Arrow" draw:marker-end-width="0.378cm" svg:stroke-opacity="30%" draw:fill="none" draw:textarea-vertical-align="middle" fo:padding-top="0.15cm" fo:padding-bottom="0.15cm" fo:padding-left="0.275cm" fo:padding-right="0.275cm"/>
    </style:style>
    <style:style style:name="gr79" style:family="graphic" style:parent-style-name="objectwithoutfill">
      <style:graphic-properties svg:stroke-width="0.353cm" svg:stroke-color="#000000" draw:marker-start-width="0.73cm" draw:marker-end="Arrow" draw:marker-end-width="0.83cm" draw:fill="none" draw:textarea-vertical-align="middle" fo:padding-top="0.302cm" fo:padding-bottom="0.302cm" fo:padding-left="0.427cm" fo:padding-right="0.427cm"/>
    </style:style>
    <style:style style:name="gr80" style:family="graphic" style:parent-style-name="standard">
      <style:graphic-properties draw:stroke="none" svg:stroke-color="#000000" draw:fill="none" fo:min-height="0.789cm"/>
    </style:style>
    <style:style style:name="gr81" style:family="graphic" style:parent-style-name="standard">
      <style:graphic-properties draw:stroke="dash" draw:stroke-dash="Fine_20_Dashed" svg:stroke-width="0.106cm" svg:stroke-color="#000000" draw:marker-start-width="0.359cm" draw:marker-end-width="0.359cm" draw:fill="none" draw:textarea-horizontal-align="justify" draw:textarea-vertical-align="middle" draw:auto-grow-height="false" fo:min-height="8.578cm" fo:min-width="9.128cm" fo:padding-top="0.178cm" fo:padding-bottom="0.178cm" fo:padding-left="0.303cm" fo:padding-right="0.303cm"/>
    </style:style>
    <style:style style:name="gr82" style:family="graphic" style:parent-style-name="standard">
      <style:graphic-properties svg:stroke-color="#000000" draw:fill-color="#ffffff" draw:textarea-horizontal-align="justify" draw:textarea-vertical-align="middle" draw:auto-grow-height="false" fo:min-height="1.798cm" fo:min-width="4.322cm"/>
    </style:style>
    <style:style style:name="gr83" style:family="graphic" style:parent-style-name="standard">
      <style:graphic-properties svg:stroke-color="#000000" draw:fill-color="#ffffff" draw:textarea-horizontal-align="justify" draw:textarea-vertical-align="middle" draw:auto-grow-height="false" fo:min-height="1.798cm" fo:min-width="4.323cm"/>
    </style:style>
    <style:style style:name="gr84" style:family="graphic" style:parent-style-name="standard">
      <style:graphic-properties draw:stroke="dash" draw:stroke-dash="Fine_20_Dashed" svg:stroke-width="0.106cm" svg:stroke-color="#000000" draw:marker-start-width="0.359cm" draw:marker-end-width="0.359cm" draw:fill="none" draw:textarea-horizontal-align="justify" draw:textarea-vertical-align="middle" draw:auto-grow-height="false" fo:min-height="5.06cm" fo:min-width="15.41cm" fo:padding-top="0.178cm" fo:padding-bottom="0.178cm" fo:padding-left="0.303cm" fo:padding-right="0.303cm"/>
    </style:style>
    <style:style style:name="gr85" style:family="graphic" style:parent-style-name="standard">
      <style:graphic-properties draw:stroke="dash" draw:stroke-dash="Fine_20_Dashed" svg:stroke-width="0.106cm" svg:stroke-color="#000000" draw:marker-start-width="0.359cm" draw:marker-end-width="0.359cm" draw:fill="none" draw:textarea-horizontal-align="justify" draw:textarea-vertical-align="middle" draw:auto-grow-height="false" fo:min-height="5.271cm" fo:min-width="5.186cm" fo:padding-top="0.178cm" fo:padding-bottom="0.178cm" fo:padding-left="0.303cm" fo:padding-right="0.303cm"/>
    </style:style>
    <style:style style:name="gr86" style:family="graphic" style:parent-style-name="standard">
      <style:graphic-properties draw:stroke="dash" draw:stroke-dash="Fine_20_Dashed" svg:stroke-width="0.106cm" svg:stroke-color="#000000" draw:marker-start-width="0.359cm" draw:marker-end-width="0.359cm" draw:fill="none" draw:textarea-horizontal-align="justify" draw:textarea-vertical-align="middle" draw:auto-grow-height="false" fo:min-height="9.39cm" fo:min-width="12.738cm" fo:padding-top="0.178cm" fo:padding-bottom="0.178cm" fo:padding-left="0.303cm" fo:padding-right="0.303cm"/>
    </style:style>
    <style:style style:name="gr87" style:family="graphic" style:parent-style-name="standard">
      <style:graphic-properties svg:stroke-color="#000000" draw:fill-color="#ffffff" draw:textarea-horizontal-align="justify" draw:textarea-vertical-align="middle" draw:auto-grow-height="false" fo:min-height="1.798cm" fo:min-width="4.313cm"/>
    </style:style>
    <style:style style:name="gr88" style:family="graphic" style:parent-style-name="objectwithoutfill">
      <style:graphic-properties draw:stroke="solid" draw:stroke-dash="_32__20_Dots_20_1_20_Dash" svg:stroke-width="0.053cm" draw:marker-start-width="0.279cm" draw:marker-end="Arrow" draw:marker-end-width="0.379cm" svg:stroke-opacity="100%" draw:fill="none" draw:textarea-vertical-align="middle" fo:padding-top="0.151cm" fo:padding-bottom="0.151cm" fo:padding-left="0.276cm" fo:padding-right="0.276cm"/>
    </style:style>
    <style:style style:name="gr89" style:family="graphic" style:parent-style-name="objectwithoutfill">
      <style:graphic-properties svg:stroke-width="0.162cm" svg:stroke-color="#000000" draw:marker-start-width="0.442cm" draw:marker-end="Arrow" draw:marker-end-width="0.542cm" draw:fill="none" draw:textarea-vertical-align="middle" fo:padding-top="0.205cm" fo:padding-bottom="0.205cm" fo:padding-left="0.33cm" fo:padding-right="0.33cm"/>
    </style:style>
    <style:style style:name="gr90" style:family="graphic" style:parent-style-name="objectwithoutfill">
      <style:graphic-properties svg:stroke-width="0.138cm" draw:marker-start-width="0.406cm" draw:marker-end="Arrow" draw:marker-end-width="0.506cm" draw:fill="none" draw:textarea-vertical-align="middle" fo:padding-top="0.193cm" fo:padding-bottom="0.193cm" fo:padding-left="0.318cm" fo:padding-right="0.318cm"/>
    </style:style>
    <style:style style:name="gr91" style:family="graphic" style:parent-style-name="objectwithoutfill">
      <style:graphic-properties draw:stroke="solid" draw:stroke-dash="_32__20_Dots_20_1_20_Dash" svg:stroke-width="0.053cm" svg:stroke-color="#000000" draw:marker-start-width="0.279cm" draw:marker-end="Arrow" draw:marker-end-width="0.379cm" svg:stroke-opacity="30%" draw:fill="none" draw:textarea-vertical-align="middle" fo:padding-top="0.151cm" fo:padding-bottom="0.151cm" fo:padding-left="0.276cm" fo:padding-right="0.276cm"/>
    </style:style>
    <style:style style:name="gr92" style:family="graphic" style:parent-style-name="objectwithoutfill">
      <style:graphic-properties svg:stroke-width="0.106cm" svg:stroke-color="#000000" draw:marker-start-width="0.358cm" draw:marker-end="Arrow" draw:marker-end-width="0.458cm" draw:fill="none" draw:textarea-vertical-align="middle" fo:padding-top="0.177cm" fo:padding-bottom="0.177cm" fo:padding-left="0.302cm" fo:padding-right="0.302cm"/>
    </style:style>
    <style:style style:name="gr93" style:family="graphic" style:parent-style-name="objectwithoutfill">
      <style:graphic-properties svg:stroke-width="0.081cm" svg:stroke-color="#000000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94" style:family="graphic" style:parent-style-name="objectwithoutfill">
      <style:graphic-properties svg:stroke-width="0.088cm" svg:stroke-color="#ff0000" draw:marker-start-width="0.331cm" draw:marker-end="Arrow" draw:marker-end-width="0.431cm" draw:fill="none" draw:textarea-vertical-align="middle" fo:padding-top="0.168cm" fo:padding-bottom="0.168cm" fo:padding-left="0.293cm" fo:padding-right="0.293cm"/>
    </style:style>
    <style:style style:name="gr95" style:family="graphic" style:parent-style-name="objectwithoutfill">
      <style:graphic-properties svg:stroke-width="0.113cm" draw:marker-start-width="0.368cm" draw:marker-end="Arrow" draw:marker-end-width="0.468cm" draw:fill="none" draw:textarea-vertical-align="middle" fo:padding-top="0.18cm" fo:padding-bottom="0.18cm" fo:padding-left="0.305cm" fo:padding-right="0.305cm"/>
    </style:style>
    <style:style style:name="gr96" style:family="graphic" style:parent-style-name="objectwithoutfill">
      <style:graphic-properties svg:stroke-width="0.282cm" svg:stroke-color="#ff0000" draw:marker-start-width="0.622cm" draw:marker-end="Arrow" draw:marker-end-width="0.722cm" draw:fill="none" draw:textarea-vertical-align="middle" fo:padding-top="0.265cm" fo:padding-bottom="0.265cm" fo:padding-left="0.39cm" fo:padding-right="0.39cm"/>
    </style:style>
    <style:style style:name="gr97" style:family="graphic" style:parent-style-name="objectwithoutfill">
      <style:graphic-properties svg:stroke-width="0.353cm" svg:stroke-color="#000000" draw:marker-start-width="0.729cm" draw:marker-end="Arrow" draw:marker-end-width="0.829cm" draw:fill="none" draw:textarea-vertical-align="middle" fo:padding-top="0.301cm" fo:padding-bottom="0.301cm" fo:padding-left="0.426cm" fo:padding-right="0.426cm"/>
    </style:style>
    <style:style style:name="gr98" style:family="graphic" style:parent-style-name="objectwithoutfill">
      <style:graphic-properties svg:stroke-width="0.198cm" svg:stroke-color="#000000" draw:marker-start-width="0.496cm" draw:marker-end="Arrow" draw:marker-end-width="0.596cm" draw:fill="none" draw:textarea-vertical-align="middle" fo:padding-top="0.223cm" fo:padding-bottom="0.223cm" fo:padding-left="0.348cm" fo:padding-right="0.348cm"/>
    </style:style>
    <style:style style:name="gr99" style:family="graphic" style:parent-style-name="objectwithoutfill">
      <style:graphic-properties svg:stroke-width="0.353cm" svg:stroke-color="#ff0000" draw:marker-start-width="0.729cm" draw:marker-end="Arrow" draw:marker-end-width="0.829cm" draw:fill="none" draw:textarea-vertical-align="middle" fo:padding-top="0.301cm" fo:padding-bottom="0.301cm" fo:padding-left="0.426cm" fo:padding-right="0.426cm"/>
    </style:style>
    <style:style style:name="gr100" style:family="graphic" style:parent-style-name="standard">
      <style:graphic-properties draw:stroke="none" svg:stroke-width="0.053cm" draw:marker-start-width="0.279cm" draw:marker-end-width="0.279cm" draw:fill="none" fo:min-height="1.575cm"/>
    </style:style>
    <style:style style:name="gr101" style:family="graphic" style:parent-style-name="objectwithoutfill">
      <style:graphic-properties svg:stroke-width="0.155cm" svg:stroke-color="#ff0000" draw:marker-start-width="0.432cm" draw:marker-end="Arrow" draw:marker-end-width="0.532cm" draw:fill="none" draw:textarea-vertical-align="middle" fo:padding-top="0.202cm" fo:padding-bottom="0.202cm" fo:padding-left="0.327cm" fo:padding-right="0.327cm"/>
    </style:style>
    <style:style style:name="gr102" style:family="graphic" style:parent-style-name="objectwithoutfill">
      <style:graphic-properties svg:stroke-width="0.423cm" svg:stroke-color="#ff0000" draw:marker-start-width="0.836cm" draw:marker-end="Arrow" draw:marker-end-width="0.936cm" draw:fill="none" draw:textarea-vertical-align="middle" fo:padding-top="0.338cm" fo:padding-bottom="0.338cm" fo:padding-left="0.463cm" fo:padding-right="0.463cm"/>
    </style:style>
    <style:style style:name="gr103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1.188cm" fo:min-width="2.632cm" fo:padding-top="0.139cm" fo:padding-bottom="0.139cm" fo:padding-left="0.264cm" fo:padding-right="0.264cm"/>
    </style:style>
    <style:style style:name="gr104" style:family="graphic" style:parent-style-name="standard">
      <style:graphic-properties draw:stroke="none" draw:fill="none" fo:min-height="1.575cm"/>
    </style:style>
    <style:style style:name="gr105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0.985cm" fo:min-width="2.632cm" fo:padding-top="0.139cm" fo:padding-bottom="0.139cm" fo:padding-left="0.264cm" fo:padding-right="0.264cm"/>
    </style:style>
    <style:style style:name="gr106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1.132cm" fo:min-width="2.631cm" fo:padding-top="0.139cm" fo:padding-bottom="0.139cm" fo:padding-left="0.264cm" fo:padding-right="0.264cm"/>
    </style:style>
    <style:style style:name="gr107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0.984cm" fo:min-width="2.632cm" fo:padding-top="0.139cm" fo:padding-bottom="0.139cm" fo:padding-left="0.264cm" fo:padding-right="0.264cm"/>
    </style:style>
    <style:style style:name="gr108" style:family="graphic" style:parent-style-name="objectwithoutfill">
      <style:graphic-properties svg:stroke-width="0.081cm" svg:stroke-color="#ff0000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09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1.245cm" fo:min-width="2.86cm" fo:padding-top="0.139cm" fo:padding-bottom="0.139cm" fo:padding-left="0.264cm" fo:padding-right="0.264cm"/>
    </style:style>
    <style:style style:name="gr110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1.268cm" fo:min-width="2.632cm" fo:padding-top="0.139cm" fo:padding-bottom="0.139cm" fo:padding-left="0.264cm" fo:padding-right="0.264cm"/>
    </style:style>
    <style:style style:name="gr111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1.47cm" fo:min-width="2.874cm" fo:padding-top="0.139cm" fo:padding-bottom="0.139cm" fo:padding-left="0.264cm" fo:padding-right="0.264cm"/>
    </style:style>
    <style:style style:name="gr112" style:family="graphic" style:parent-style-name="objectwithoutfill">
      <style:graphic-properties svg:stroke-width="0.212cm" svg:stroke-color="#000000" draw:marker-start-width="0.518cm" draw:marker-end="Arrow" draw:marker-end-width="0.618cm" draw:fill="none" draw:textarea-vertical-align="middle" fo:padding-top="0.231cm" fo:padding-bottom="0.231cm" fo:padding-left="0.356cm" fo:padding-right="0.356cm"/>
    </style:style>
    <style:style style:name="gr113" style:family="graphic" style:parent-style-name="objectwithoutfill">
      <style:graphic-properties svg:stroke-width="0.074cm" svg:stroke-color="#ff0000" draw:marker-start-width="0.31cm" draw:marker-end="Arrow" draw:marker-end-width="0.41cm" draw:fill="none" draw:textarea-vertical-align="middle" fo:padding-top="0.161cm" fo:padding-bottom="0.161cm" fo:padding-left="0.286cm" fo:padding-right="0.286cm"/>
    </style:style>
    <style:style style:name="gr114" style:family="graphic" style:parent-style-name="objectwithoutfill">
      <style:graphic-properties draw:stroke="solid" draw:stroke-dash="_32__20_Dots_20_1_20_Dash" svg:stroke-width="0.018cm" svg:stroke-color="#000000" draw:marker-start-width="0.227cm" draw:marker-end="Arrow" draw:marker-end-width="0.327cm" svg:stroke-opacity="30%" draw:fill="none" draw:textarea-vertical-align="middle" fo:padding-top="0.134cm" fo:padding-bottom="0.134cm" fo:padding-left="0.259cm" fo:padding-right="0.259cm"/>
    </style:style>
    <style:style style:name="gr115" style:family="graphic" style:parent-style-name="objectwithoutfill">
      <style:graphic-properties draw:stroke="solid" draw:stroke-dash="_32__20_Dots_20_1_20_Dash" svg:stroke-width="0.064cm" svg:stroke-color="#000000" draw:marker-start-width="0.295cm" draw:marker-end="Arrow" draw:marker-end-width="0.395cm" svg:stroke-opacity="30%" draw:fill="none" draw:textarea-vertical-align="middle" fo:padding-top="0.156cm" fo:padding-bottom="0.156cm" fo:padding-left="0.281cm" fo:padding-right="0.281cm"/>
    </style:style>
    <style:style style:name="gr116" style:family="graphic" style:parent-style-name="objectwithoutfill">
      <style:graphic-properties svg:stroke-width="0.078cm" svg:stroke-color="#ff0000" draw:marker-start-width="0.317cm" draw:marker-end="Arrow" draw:marker-end-width="0.417cm" draw:fill="none" draw:textarea-vertical-align="middle" fo:padding-top="0.164cm" fo:padding-bottom="0.164cm" fo:padding-left="0.289cm" fo:padding-right="0.289cm"/>
    </style:style>
    <style:style style:name="gr117" style:family="graphic" style:parent-style-name="objectwithoutfill">
      <style:graphic-properties draw:stroke="solid" draw:stroke-dash="_32__20_Dots_20_1_20_Dash" svg:stroke-width="0.06cm" svg:stroke-color="#000000" draw:marker-start-width="0.289cm" draw:marker-end="Arrow" draw:marker-end-width="0.389cm" svg:stroke-opacity="30%" draw:fill="none" draw:textarea-vertical-align="middle" fo:padding-top="0.154cm" fo:padding-bottom="0.154cm" fo:padding-left="0.279cm" fo:padding-right="0.279cm"/>
    </style:style>
    <style:style style:name="gr118" style:family="graphic" style:parent-style-name="objectwithoutfill">
      <style:graphic-properties draw:stroke="solid" draw:stroke-dash="_32__20_Dots_20_1_20_Dash" svg:stroke-width="0.035cm" svg:stroke-color="#ff0000" draw:marker-start-width="0.252cm" draw:marker-end="Arrow" draw:marker-end-width="0.352cm" svg:stroke-opacity="30%" draw:fill="none" draw:textarea-vertical-align="middle" fo:padding-top="0.142cm" fo:padding-bottom="0.142cm" fo:padding-left="0.267cm" fo:padding-right="0.267cm"/>
    </style:style>
    <style:style style:name="gr119" style:family="graphic" style:parent-style-name="objectwithoutfill">
      <style:graphic-properties draw:stroke="solid" draw:stroke-dash="_32__20_Dots_20_1_20_Dash" svg:stroke-width="0.018cm" svg:stroke-color="#ff0000" draw:marker-start-width="0.227cm" draw:marker-end="Arrow" draw:marker-end-width="0.327cm" svg:stroke-opacity="30%" draw:fill="none" draw:textarea-vertical-align="middle" fo:padding-top="0.134cm" fo:padding-bottom="0.134cm" fo:padding-left="0.259cm" fo:padding-right="0.259cm"/>
    </style:style>
    <style:style style:name="gr120" style:family="graphic" style:parent-style-name="objectwithoutfill">
      <style:graphic-properties draw:stroke="solid" draw:stroke-dash="_32__20_Dots_20_1_20_Dash" svg:stroke-width="0.071cm" svg:stroke-color="#ff0000" draw:marker-start-width="0.306cm" draw:marker-end="Arrow" draw:marker-end-width="0.406cm" svg:stroke-opacity="30%" draw:fill="none" draw:textarea-vertical-align="middle" fo:padding-top="0.16cm" fo:padding-bottom="0.16cm" fo:padding-left="0.285cm" fo:padding-right="0.285cm"/>
    </style:style>
    <style:style style:name="gr121" style:family="graphic" style:parent-style-name="objectwithoutfill">
      <style:graphic-properties svg:stroke-width="0.032cm" svg:stroke-color="#000000" draw:marker-start-width="0.248cm" draw:marker-end="Arrow" draw:marker-end-width="0.348cm" svg:stroke-opacity="30%" draw:fill="none" draw:textarea-vertical-align="middle" fo:padding-top="0.141cm" fo:padding-bottom="0.141cm" fo:padding-left="0.266cm" fo:padding-right="0.266cm"/>
    </style:style>
    <style:style style:name="gr122" style:family="graphic" style:parent-style-name="objectwithoutfill">
      <style:graphic-properties draw:stroke="solid" draw:stroke-dash="_32__20_Dots_20_1_20_Dash" svg:stroke-width="0.056cm" svg:stroke-color="#ff0000" draw:marker-start-width="0.283cm" draw:marker-end="Arrow" draw:marker-end-width="0.383cm" svg:stroke-opacity="30%" draw:fill="none" draw:textarea-vertical-align="middle" fo:padding-top="0.152cm" fo:padding-bottom="0.152cm" fo:padding-left="0.277cm" fo:padding-right="0.277cm"/>
    </style:style>
    <style:style style:name="gr123" style:family="graphic" style:parent-style-name="objectwithoutfill">
      <style:graphic-properties svg:stroke-width="0.053cm" svg:stroke-color="#ff0000" draw:marker-start-width="0.279cm" draw:marker-end="Arrow" draw:marker-end-width="0.379cm" svg:stroke-opacity="30%" draw:fill="none" draw:textarea-vertical-align="middle" fo:padding-top="0.151cm" fo:padding-bottom="0.151cm" fo:padding-left="0.276cm" fo:padding-right="0.276cm"/>
    </style:style>
    <style:style style:name="gr124" style:family="graphic" style:parent-style-name="objectwithoutfill">
      <style:graphic-properties svg:stroke-width="0.194cm" svg:stroke-color="#000000" draw:marker-start-width="0.489cm" draw:marker-end="Arrow" draw:marker-end-width="0.589cm" draw:fill="none" draw:textarea-vertical-align="middle" fo:padding-top="0.22cm" fo:padding-bottom="0.22cm" fo:padding-left="0.345cm" fo:padding-right="0.345cm"/>
    </style:style>
    <style:style style:name="gr125" style:family="graphic" style:parent-style-name="objectwithoutfill">
      <style:graphic-properties svg:stroke-width="0.134cm" svg:stroke-color="#ff0000" draw:marker-start-width="0.4cm" draw:marker-end="Arrow" draw:marker-end-width="0.5cm" draw:fill="none" draw:textarea-vertical-align="middle" fo:padding-top="0.191cm" fo:padding-bottom="0.191cm" fo:padding-left="0.316cm" fo:padding-right="0.316cm"/>
    </style:style>
    <style:style style:name="gr126" style:family="graphic" style:parent-style-name="objectwithoutfill">
      <style:graphic-properties draw:stroke="solid" draw:stroke-dash="_32__20_Dots_20_1_20_Dash" svg:stroke-width="0.035cm" svg:stroke-color="#000000" draw:marker-start-width="0.252cm" draw:marker-end="Arrow" draw:marker-end-width="0.352cm" svg:stroke-opacity="30%" draw:fill="none" draw:textarea-vertical-align="middle" fo:padding-top="0.142cm" fo:padding-bottom="0.142cm" fo:padding-left="0.267cm" fo:padding-right="0.267cm"/>
    </style:style>
    <style:style style:name="gr127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1.245cm" fo:min-width="2.632cm" fo:padding-top="0.139cm" fo:padding-bottom="0.139cm" fo:padding-left="0.264cm" fo:padding-right="0.264cm"/>
    </style:style>
    <style:style style:name="gr128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1.232cm" fo:min-width="2.632cm" fo:padding-top="0.139cm" fo:padding-bottom="0.139cm" fo:padding-left="0.264cm" fo:padding-right="0.264cm"/>
    </style:style>
    <style:style style:name="gr129" style:family="graphic" style:parent-style-name="objectwithoutfill">
      <style:graphic-properties svg:stroke-width="0.162cm" svg:stroke-color="#000000" draw:marker-start-width="0.441cm" draw:marker-end="Arrow" draw:marker-end-width="0.541cm" draw:fill="none" draw:textarea-vertical-align="middle" fo:padding-top="0.204cm" fo:padding-bottom="0.204cm" fo:padding-left="0.329cm" fo:padding-right="0.329cm"/>
    </style:style>
    <style:style style:name="gr130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1.186cm" fo:min-width="2.632cm" fo:padding-top="0.139cm" fo:padding-bottom="0.139cm" fo:padding-left="0.264cm" fo:padding-right="0.264cm"/>
    </style:style>
    <style:style style:name="gr131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1.132cm" fo:min-width="2.632cm" fo:padding-top="0.139cm" fo:padding-bottom="0.139cm" fo:padding-left="0.264cm" fo:padding-right="0.264cm"/>
    </style:style>
    <style:style style:name="gr132" style:family="graphic" style:parent-style-name="objectwithoutfill">
      <style:graphic-properties draw:stroke="solid" draw:stroke-dash="_32__20_Dots_20_1_20_Dash" svg:stroke-color="#ff0000" draw:marker-end="Arrow" draw:marker-end-width="0.3cm" svg:stroke-opacity="30%" draw:fill="none" draw:textarea-vertical-align="middle"/>
    </style:style>
    <style:style style:name="gr133" style:family="graphic" style:parent-style-name="objectwithoutfill">
      <style:graphic-properties svg:stroke-width="0.247cm" svg:stroke-color="#000000" draw:marker-start-width="0.57cm" draw:marker-end="Arrow" draw:marker-end-width="0.67cm" draw:fill="none" draw:textarea-vertical-align="middle" fo:padding-top="0.248cm" fo:padding-bottom="0.248cm" fo:padding-left="0.373cm" fo:padding-right="0.373cm"/>
    </style:style>
    <style:style style:name="gr134" style:family="graphic" style:parent-style-name="objectwithoutfill">
      <style:graphic-properties draw:stroke="solid" draw:stroke-dash="_32__20_Dots_20_1_20_Dash" svg:stroke-color="#000000" draw:marker-end="Arrow" draw:marker-end-width="0.3cm" svg:stroke-opacity="30%" draw:fill="none" draw:textarea-vertical-align="middle"/>
    </style:style>
    <style:style style:name="gr135" style:family="graphic" style:parent-style-name="standard" style:list-style-name="L1">
      <style:graphic-properties draw:stroke="solid" draw:stroke-dash="Dashed_20__28_var_29__20_4" svg:stroke-width="0.028cm" svg:stroke-color="#000000" draw:marker-start="" draw:marker-start-width="0.242cm" draw:marker-start-center="false" draw:marker-end="" draw:marker-end-width="0.242cm" draw:marker-end-center="false" draw:fill="solid" draw:fill-color="#ffffff" draw:textarea-horizontal-align="justify" draw:textarea-vertical-align="middle" draw:auto-grow-height="false" fo:min-height="1.256cm" fo:min-width="2.971cm" fo:padding-top="0.139cm" fo:padding-bottom="0.139cm" fo:padding-left="0.264cm" fo:padding-right="0.264cm" draw:shadow="hidden" draw:shadow-offset-x="0.2cm" draw:shadow-offset-y="0.2cm" draw:shadow-color="#808080"/>
    </style:style>
    <style:style style:name="gr136" style:family="graphic" style:parent-style-name="objectwithoutfill">
      <style:graphic-properties draw:stroke="solid" draw:stroke-dash="_32__20_Dots_20_1_20_Dash" svg:stroke-width="0.021cm" svg:stroke-color="#ff0000" draw:marker-start-width="0.231cm" draw:marker-end="Arrow" draw:marker-end-width="0.331cm" svg:stroke-opacity="30%" draw:fill="none" draw:textarea-vertical-align="middle" fo:padding-top="0.135cm" fo:padding-bottom="0.135cm" fo:padding-left="0.26cm" fo:padding-right="0.26cm"/>
    </style:style>
    <style:style style:name="gr137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ffffff" draw:textarea-horizontal-align="justify" draw:textarea-vertical-align="middle" draw:auto-grow-height="false" fo:min-height="1.356cm" fo:min-width="3.185cm" fo:padding-top="0.139cm" fo:padding-bottom="0.139cm" fo:padding-left="0.264cm" fo:padding-right="0.264cm" draw:shadow="hidden" draw:shadow-offset-x="0.2cm" draw:shadow-offset-y="0.2cm" draw:shadow-color="#808080"/>
    </style:style>
    <style:style style:name="gr138" style:family="graphic" style:parent-style-name="objectwithoutfill">
      <style:graphic-properties svg:stroke-width="0.564cm" draw:marker-start-width="1.046cm" draw:marker-end="Arrow" draw:marker-end-width="1.146cm" draw:fill="none" draw:textarea-vertical-align="middle" fo:padding-top="0.407cm" fo:padding-bottom="0.407cm" fo:padding-left="0.532cm" fo:padding-right="0.532cm"/>
    </style:style>
    <style:style style:name="gr139" style:family="graphic" style:parent-style-name="objectwithoutfill">
      <style:graphic-properties svg:stroke-width="0.138cm" svg:stroke-color="#ff0000" draw:marker-start-width="0.407cm" draw:marker-end="Arrow" draw:marker-end-width="0.507cm" draw:fill="none" draw:textarea-vertical-align="middle" fo:padding-top="0.194cm" fo:padding-bottom="0.194cm" fo:padding-left="0.319cm" fo:padding-right="0.319cm"/>
    </style:style>
    <style:style style:name="gr140" style:family="graphic" style:parent-style-name="standard" style:list-style-name="L1">
      <style:graphic-properties draw:stroke="solid" draw:stroke-dash="Dashed_20__28_var_29__20_4" svg:stroke-width="0.028cm" svg:stroke-color="#000000" draw:marker-start="" draw:marker-start-width="0.242cm" draw:marker-start-center="false" draw:marker-end="" draw:marker-end-width="0.242cm" draw:marker-end-center="false" draw:fill="solid" draw:fill-color="#ffffff" draw:textarea-horizontal-align="justify" draw:textarea-vertical-align="middle" draw:auto-grow-height="false" fo:min-height="0.939cm" fo:min-width="2.631cm" fo:padding-top="0.139cm" fo:padding-bottom="0.139cm" fo:padding-left="0.264cm" fo:padding-right="0.264cm" draw:shadow="hidden" draw:shadow-offset-x="0.2cm" draw:shadow-offset-y="0.2cm" draw:shadow-color="#808080"/>
    </style:style>
    <style:style style:name="gr141" style:family="graphic" style:parent-style-name="objectwithoutfill">
      <style:graphic-properties svg:stroke-width="0.423cm" svg:stroke-color="#ff0000" draw:marker-start-width="0.836cm" draw:marker-end="Arrow" draw:marker-end-width="0.936cm" svg:stroke-opacity="10%" draw:fill="none" draw:textarea-vertical-align="middle" fo:padding-top="0.338cm" fo:padding-bottom="0.338cm" fo:padding-left="0.463cm" fo:padding-right="0.463cm"/>
    </style:style>
    <style:style style:name="gr142" style:family="graphic" style:parent-style-name="objectwithoutfill">
      <style:graphic-properties svg:stroke-width="0.081cm" svg:stroke-color="#ff0000" draw:marker-start-width="0.321cm" draw:marker-end="Arrow" draw:marker-end-width="0.421cm" svg:stroke-opacity="10%" draw:fill="none" draw:textarea-vertical-align="middle" fo:padding-top="0.165cm" fo:padding-bottom="0.165cm" fo:padding-left="0.29cm" fo:padding-right="0.29cm"/>
    </style:style>
    <style:style style:name="gr143" style:family="graphic" style:parent-style-name="standard">
      <style:graphic-properties svg:stroke-width="0.028cm" svg:stroke-color="#000000" draw:marker-start-width="0.242cm" draw:marker-end-width="0.242cm" svg:stroke-opacity="10%" draw:fill-color="#ffffff" draw:textarea-horizontal-align="justify" draw:textarea-vertical-align="middle" draw:auto-grow-height="false" fo:min-height="1.245cm" fo:min-width="2.86cm" fo:padding-top="0.139cm" fo:padding-bottom="0.139cm" fo:padding-left="0.264cm" fo:padding-right="0.264cm"/>
    </style:style>
    <style:style style:name="gr144" style:family="graphic" style:parent-style-name="standard">
      <style:graphic-properties svg:stroke-width="0.028cm" svg:stroke-color="#000000" draw:marker-start-width="0.242cm" draw:marker-end-width="0.242cm" svg:stroke-opacity="10%" draw:fill-color="#ffffff" draw:opacity="100%" draw:textarea-horizontal-align="justify" draw:textarea-vertical-align="middle" draw:auto-grow-height="false" fo:min-height="1.268cm" fo:min-width="2.632cm" fo:padding-top="0.139cm" fo:padding-bottom="0.139cm" fo:padding-left="0.264cm" fo:padding-right="0.264cm"/>
    </style:style>
    <style:style style:name="gr145" style:family="graphic" style:parent-style-name="standard" style:list-style-name="L1">
      <style:graphic-properties svg:stroke-width="0.028cm" svg:stroke-color="#000000" draw:marker-start-width="0.242cm" draw:marker-end-width="0.242cm" svg:stroke-opacity="10%" draw:fill-color="#ffffff" draw:textarea-horizontal-align="justify" draw:textarea-vertical-align="middle" draw:auto-grow-height="false" fo:min-height="1.47cm" fo:min-width="2.874cm" fo:padding-top="0.139cm" fo:padding-bottom="0.139cm" fo:padding-left="0.264cm" fo:padding-right="0.264cm"/>
    </style:style>
    <style:style style:name="gr146" style:family="graphic" style:parent-style-name="objectwithoutfill">
      <style:graphic-properties svg:stroke-width="0.212cm" svg:stroke-color="#000000" draw:marker-start-width="0.518cm" draw:marker-end="Arrow" draw:marker-end-width="0.618cm" svg:stroke-opacity="10%" draw:fill="none" draw:textarea-vertical-align="middle" fo:padding-top="0.231cm" fo:padding-bottom="0.231cm" fo:padding-left="0.356cm" fo:padding-right="0.356cm"/>
    </style:style>
    <style:style style:name="gr147" style:family="graphic" style:parent-style-name="objectwithoutfill">
      <style:graphic-properties svg:stroke-width="0.074cm" svg:stroke-color="#ff0000" draw:marker-start-width="0.31cm" draw:marker-end="Arrow" draw:marker-end-width="0.41cm" svg:stroke-opacity="10%" draw:fill="none" draw:textarea-vertical-align="middle" fo:padding-top="0.161cm" fo:padding-bottom="0.161cm" fo:padding-left="0.286cm" fo:padding-right="0.286cm"/>
    </style:style>
    <style:style style:name="gr148" style:family="graphic" style:parent-style-name="objectwithoutfill">
      <style:graphic-properties draw:stroke="solid" draw:stroke-dash="_32__20_Dots_20_1_20_Dash" svg:stroke-width="0.018cm" svg:stroke-color="#000000" draw:marker-start-width="0.227cm" draw:marker-end="Arrow" draw:marker-end-width="0.327cm" svg:stroke-opacity="10%" draw:fill="none" draw:textarea-vertical-align="middle" fo:padding-top="0.134cm" fo:padding-bottom="0.134cm" fo:padding-left="0.259cm" fo:padding-right="0.259cm"/>
    </style:style>
    <style:style style:name="gr149" style:family="graphic" style:parent-style-name="objectwithoutfill">
      <style:graphic-properties draw:stroke="solid" draw:stroke-dash="_32__20_Dots_20_1_20_Dash" svg:stroke-width="0.064cm" svg:stroke-color="#000000" draw:marker-start-width="0.295cm" draw:marker-end="Arrow" draw:marker-end-width="0.395cm" svg:stroke-opacity="10%" draw:fill="none" draw:textarea-vertical-align="middle" fo:padding-top="0.156cm" fo:padding-bottom="0.156cm" fo:padding-left="0.281cm" fo:padding-right="0.281cm"/>
    </style:style>
    <style:style style:name="gr150" style:family="graphic" style:parent-style-name="objectwithoutfill">
      <style:graphic-properties svg:stroke-width="0.078cm" svg:stroke-color="#ff0000" draw:marker-start-width="0.317cm" draw:marker-end="Arrow" draw:marker-end-width="0.417cm" svg:stroke-opacity="10%" draw:fill="none" draw:textarea-vertical-align="middle" fo:padding-top="0.164cm" fo:padding-bottom="0.164cm" fo:padding-left="0.289cm" fo:padding-right="0.289cm"/>
    </style:style>
    <style:style style:name="gr151" style:family="graphic" style:parent-style-name="objectwithoutfill">
      <style:graphic-properties draw:stroke="solid" draw:stroke-dash="_32__20_Dots_20_1_20_Dash" svg:stroke-width="0.06cm" svg:stroke-color="#000000" draw:marker-start-width="0.289cm" draw:marker-end="Arrow" draw:marker-end-width="0.389cm" svg:stroke-opacity="10%" draw:fill="none" draw:textarea-vertical-align="middle" fo:padding-top="0.154cm" fo:padding-bottom="0.154cm" fo:padding-left="0.279cm" fo:padding-right="0.279cm"/>
    </style:style>
    <style:style style:name="gr152" style:family="graphic" style:parent-style-name="objectwithoutfill">
      <style:graphic-properties svg:stroke-width="0.081cm" svg:stroke-color="#000000" draw:marker-start-width="0.321cm" draw:marker-end="Arrow" draw:marker-end-width="0.421cm" svg:stroke-opacity="10%" draw:fill="none" draw:textarea-vertical-align="middle" fo:padding-top="0.165cm" fo:padding-bottom="0.165cm" fo:padding-left="0.29cm" fo:padding-right="0.29cm"/>
    </style:style>
    <style:style style:name="gr153" style:family="graphic" style:parent-style-name="objectwithoutfill">
      <style:graphic-properties draw:stroke="solid" draw:stroke-dash="_32__20_Dots_20_1_20_Dash" svg:stroke-width="0.071cm" svg:stroke-color="#ff0000" draw:marker-start-width="0.306cm" draw:marker-end="Arrow" draw:marker-end-width="0.406cm" svg:stroke-opacity="10%" draw:fill="none" draw:textarea-vertical-align="middle" fo:padding-top="0.16cm" fo:padding-bottom="0.16cm" fo:padding-left="0.285cm" fo:padding-right="0.285cm"/>
    </style:style>
    <style:style style:name="gr154" style:family="graphic" style:parent-style-name="objectwithoutfill">
      <style:graphic-properties svg:stroke-width="0.032cm" svg:stroke-color="#000000" draw:marker-start-width="0.248cm" draw:marker-end="Arrow" draw:marker-end-width="0.348cm" svg:stroke-opacity="10%" draw:fill="none" draw:textarea-vertical-align="middle" fo:padding-top="0.141cm" fo:padding-bottom="0.141cm" fo:padding-left="0.266cm" fo:padding-right="0.266cm"/>
    </style:style>
    <style:style style:name="gr155" style:family="graphic" style:parent-style-name="objectwithoutfill">
      <style:graphic-properties draw:stroke="solid" draw:stroke-dash="_32__20_Dots_20_1_20_Dash" svg:stroke-width="0.056cm" svg:stroke-color="#ff0000" draw:marker-start-width="0.283cm" draw:marker-end="Arrow" draw:marker-end-width="0.383cm" svg:stroke-opacity="10%" draw:fill="none" draw:textarea-vertical-align="middle" fo:padding-top="0.152cm" fo:padding-bottom="0.152cm" fo:padding-left="0.277cm" fo:padding-right="0.277cm"/>
    </style:style>
    <style:style style:name="gr156" style:family="graphic" style:parent-style-name="objectwithoutfill">
      <style:graphic-properties svg:stroke-width="0.053cm" svg:stroke-color="#ff0000" draw:marker-start-width="0.279cm" draw:marker-end="Arrow" draw:marker-end-width="0.379cm" svg:stroke-opacity="10%" draw:fill="none" draw:textarea-vertical-align="middle" fo:padding-top="0.151cm" fo:padding-bottom="0.151cm" fo:padding-left="0.276cm" fo:padding-right="0.276cm"/>
    </style:style>
    <style:style style:name="gr157" style:family="graphic" style:parent-style-name="objectwithoutfill">
      <style:graphic-properties svg:stroke-width="0.194cm" svg:stroke-color="#000000" draw:marker-start-width="0.489cm" draw:marker-end="Arrow" draw:marker-end-width="0.589cm" svg:stroke-opacity="10%" draw:fill="none" draw:textarea-vertical-align="middle" fo:padding-top="0.22cm" fo:padding-bottom="0.22cm" fo:padding-left="0.345cm" fo:padding-right="0.345cm"/>
    </style:style>
    <style:style style:name="gr158" style:family="graphic" style:parent-style-name="standard">
      <style:graphic-properties svg:stroke-width="0.028cm" svg:stroke-color="#000000" draw:marker-start-width="0.242cm" draw:marker-end-width="0.242cm" svg:stroke-opacity="10%" draw:fill-color="#ffffff" draw:textarea-horizontal-align="justify" draw:textarea-vertical-align="middle" draw:auto-grow-height="false" fo:min-height="1.232cm" fo:min-width="2.632cm" fo:padding-top="0.139cm" fo:padding-bottom="0.139cm" fo:padding-left="0.264cm" fo:padding-right="0.264cm"/>
    </style:style>
    <style:style style:name="gr159" style:family="graphic" style:parent-style-name="objectwithoutfill">
      <style:graphic-properties svg:stroke-width="0.162cm" svg:stroke-color="#000000" draw:marker-start-width="0.441cm" draw:marker-end="Arrow" draw:marker-end-width="0.541cm" svg:stroke-opacity="10%" draw:fill="none" draw:textarea-vertical-align="middle" fo:padding-top="0.204cm" fo:padding-bottom="0.204cm" fo:padding-left="0.329cm" fo:padding-right="0.329cm"/>
    </style:style>
    <style:style style:name="gr160" style:family="graphic" style:parent-style-name="standard">
      <style:graphic-properties svg:stroke-width="0.028cm" svg:stroke-color="#000000" draw:marker-start-width="0.242cm" draw:marker-end-width="0.242cm" svg:stroke-opacity="10%" draw:fill-color="#ffffff" draw:textarea-horizontal-align="justify" draw:textarea-vertical-align="middle" draw:auto-grow-height="false" fo:min-height="1.186cm" fo:min-width="2.632cm" fo:padding-top="0.139cm" fo:padding-bottom="0.139cm" fo:padding-left="0.264cm" fo:padding-right="0.264cm"/>
    </style:style>
    <style:style style:name="gr161" style:family="graphic" style:parent-style-name="standard">
      <style:graphic-properties svg:stroke-width="0.028cm" svg:stroke-color="#000000" draw:marker-start-width="0.242cm" draw:marker-end-width="0.242cm" svg:stroke-opacity="100%" draw:fill-color="#ffffff" draw:textarea-horizontal-align="justify" draw:textarea-vertical-align="middle" draw:auto-grow-height="false" fo:min-height="1.132cm" fo:min-width="2.632cm" fo:padding-top="0.139cm" fo:padding-bottom="0.139cm" fo:padding-left="0.264cm" fo:padding-right="0.264cm"/>
    </style:style>
    <style:style style:name="gr162" style:family="graphic" style:parent-style-name="objectwithoutfill">
      <style:graphic-properties draw:stroke="solid" draw:stroke-dash="_32__20_Dots_20_1_20_Dash" svg:stroke-color="#ff0000" draw:marker-end="Arrow" draw:marker-end-width="0.3cm" svg:stroke-opacity="10%" draw:fill="none" draw:textarea-vertical-align="middle"/>
    </style:style>
    <style:style style:name="gr163" style:family="graphic" style:parent-style-name="objectwithoutfill">
      <style:graphic-properties svg:stroke-width="0.247cm" svg:stroke-color="#000000" draw:marker-start-width="0.57cm" draw:marker-end="Arrow" draw:marker-end-width="0.67cm" svg:stroke-opacity="100%" draw:fill="none" draw:textarea-vertical-align="middle" fo:padding-top="0.248cm" fo:padding-bottom="0.248cm" fo:padding-left="0.373cm" fo:padding-right="0.373cm"/>
    </style:style>
    <style:style style:name="gr164" style:family="graphic" style:parent-style-name="objectwithoutfill">
      <style:graphic-properties draw:stroke="solid" draw:stroke-dash="_32__20_Dots_20_1_20_Dash" svg:stroke-color="#000000" draw:marker-end="Arrow" draw:marker-end-width="0.3cm" svg:stroke-opacity="10%" draw:fill="none" draw:textarea-vertical-align="middle"/>
    </style:style>
    <style:style style:name="gr165" style:family="graphic" style:parent-style-name="standard" style:list-style-name="L1">
      <style:graphic-properties draw:stroke="solid" draw:stroke-dash="Dashed_20__28_var_29__20_4" svg:stroke-width="0.028cm" svg:stroke-color="#000000" draw:marker-start="" draw:marker-start-width="0.242cm" draw:marker-start-center="false" draw:marker-end="" draw:marker-end-width="0.242cm" draw:marker-end-center="false" draw:fill="solid" draw:fill-color="#ffffff" draw:textarea-horizontal-align="justify" draw:textarea-vertical-align="middle" draw:auto-grow-height="false" fo:min-height="1.256cm" fo:min-width="2.971cm" fo:padding-top="0.139cm" fo:padding-bottom="0.139cm" fo:padding-left="0.264cm" fo:padding-right="0.264cm" draw:shadow="hidden" draw:shadow-offset-x="0.2cm" draw:shadow-offset-y="0.2cm" draw:shadow-color="#808080"/>
    </style:style>
    <style:style style:name="gr166" style:family="graphic" style:parent-style-name="objectwithoutfill">
      <style:graphic-properties draw:stroke="solid" draw:stroke-dash="_32__20_Dots_20_1_20_Dash" svg:stroke-width="0.021cm" svg:stroke-color="#ff0000" draw:marker-start-width="0.231cm" draw:marker-end="Arrow" draw:marker-end-width="0.331cm" svg:stroke-opacity="10%" draw:fill="none" draw:textarea-vertical-align="middle" fo:padding-top="0.135cm" fo:padding-bottom="0.135cm" fo:padding-left="0.26cm" fo:padding-right="0.26cm"/>
    </style:style>
    <style:style style:name="gr167" style:family="graphic" style:parent-style-name="objectwithoutfill">
      <style:graphic-properties draw:stroke="solid" draw:stroke-dash="_32__20_Dots_20_1_20_Dash" svg:stroke-width="0.053cm" svg:stroke-color="#000000" draw:marker-start-width="0.279cm" draw:marker-end="Arrow" draw:marker-end-width="0.379cm" svg:stroke-opacity="10%" draw:fill="none" draw:textarea-vertical-align="middle" fo:padding-top="0.151cm" fo:padding-bottom="0.151cm" fo:padding-left="0.276cm" fo:padding-right="0.276cm"/>
    </style:style>
    <style:style style:name="gr168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svg:stroke-opacity="10%" draw:fill="solid" draw:fill-color="#ffffff" draw:textarea-horizontal-align="justify" draw:textarea-vertical-align="middle" draw:auto-grow-height="false" fo:min-height="1.356cm" fo:min-width="3.185cm" fo:padding-top="0.139cm" fo:padding-bottom="0.139cm" fo:padding-left="0.264cm" fo:padding-right="0.264cm" draw:shadow="hidden" draw:shadow-offset-x="0.2cm" draw:shadow-offset-y="0.2cm" draw:shadow-color="#808080"/>
    </style:style>
    <style:style style:name="gr169" style:family="graphic" style:parent-style-name="objectwithoutfill">
      <style:graphic-properties svg:stroke-width="0.564cm" draw:marker-start-width="1.046cm" draw:marker-end="Arrow" draw:marker-end-width="1.146cm" svg:stroke-opacity="10%" draw:fill="none" draw:textarea-vertical-align="middle" fo:padding-top="0.407cm" fo:padding-bottom="0.407cm" fo:padding-left="0.532cm" fo:padding-right="0.532cm"/>
    </style:style>
    <style:style style:name="gr170" style:family="graphic" style:parent-style-name="objectwithoutfill">
      <style:graphic-properties svg:stroke-width="0.138cm" svg:stroke-color="#ff0000" draw:marker-start-width="0.407cm" draw:marker-end="Arrow" draw:marker-end-width="0.507cm" svg:stroke-opacity="10%" draw:fill="none" draw:textarea-vertical-align="middle" fo:padding-top="0.194cm" fo:padding-bottom="0.194cm" fo:padding-left="0.319cm" fo:padding-right="0.319cm"/>
    </style:style>
    <style:style style:name="gr171" style:family="graphic" style:parent-style-name="standard" style:list-style-name="L1">
      <style:graphic-properties draw:stroke="solid" draw:stroke-dash="Dashed_20__28_var_29__20_4" svg:stroke-width="0.028cm" svg:stroke-color="#000000" draw:marker-start="" draw:marker-start-width="0.242cm" draw:marker-start-center="false" draw:marker-end="" draw:marker-end-width="0.242cm" draw:marker-end-center="false" svg:stroke-opacity="10%" draw:fill="solid" draw:fill-color="#ffffff" draw:textarea-horizontal-align="justify" draw:textarea-vertical-align="middle" draw:auto-grow-height="false" fo:min-height="0.939cm" fo:min-width="2.631cm" fo:padding-top="0.139cm" fo:padding-bottom="0.139cm" fo:padding-left="0.264cm" fo:padding-right="0.264cm" draw:shadow="hidden" draw:shadow-offset-x="0.2cm" draw:shadow-offset-y="0.2cm" draw:shadow-color="#808080"/>
    </style:style>
    <style:style style:name="gr172" style:family="graphic" style:parent-style-name="standard">
      <style:graphic-properties svg:stroke-width="0.028cm" svg:stroke-color="#000000" draw:marker-start-width="0.242cm" draw:marker-end-width="0.242cm" svg:stroke-opacity="10%" draw:fill-color="#ffffff" draw:textarea-horizontal-align="justify" draw:textarea-vertical-align="middle" draw:auto-grow-height="false" fo:min-height="1.188cm" fo:min-width="2.632cm" fo:padding-top="0.139cm" fo:padding-bottom="0.139cm" fo:padding-left="0.264cm" fo:padding-right="0.264cm"/>
    </style:style>
    <style:style style:name="gr173" style:family="graphic" style:parent-style-name="standard">
      <style:graphic-properties svg:stroke-width="0.028cm" svg:stroke-color="#000000" draw:marker-start-width="0.242cm" draw:marker-end-width="0.242cm" svg:stroke-opacity="10%" draw:fill-color="#ffffff" draw:textarea-horizontal-align="justify" draw:textarea-vertical-align="middle" draw:auto-grow-height="false" fo:min-height="0.985cm" fo:min-width="2.632cm" fo:padding-top="0.139cm" fo:padding-bottom="0.139cm" fo:padding-left="0.264cm" fo:padding-right="0.264cm"/>
    </style:style>
    <style:style style:name="gr174" style:family="graphic" style:parent-style-name="standard">
      <style:graphic-properties svg:stroke-width="0.028cm" svg:stroke-color="#000000" draw:marker-start-width="0.242cm" draw:marker-end-width="0.242cm" svg:stroke-opacity="10%" draw:fill-color="#ffffff" draw:textarea-horizontal-align="justify" draw:textarea-vertical-align="middle" draw:auto-grow-height="false" fo:min-height="1.132cm" fo:min-width="2.631cm" fo:padding-top="0.139cm" fo:padding-bottom="0.139cm" fo:padding-left="0.264cm" fo:padding-right="0.264cm"/>
    </style:style>
    <style:style style:name="gr175" style:family="graphic" style:parent-style-name="standard">
      <style:graphic-properties svg:stroke-width="0.028cm" svg:stroke-color="#000000" draw:marker-start-width="0.242cm" draw:marker-end-width="0.242cm" svg:stroke-opacity="10%" draw:fill-color="#ffffff" draw:textarea-horizontal-align="justify" draw:textarea-vertical-align="middle" draw:auto-grow-height="false" fo:min-height="0.984cm" fo:min-width="2.632cm" fo:padding-top="0.139cm" fo:padding-bottom="0.139cm" fo:padding-left="0.264cm" fo:padding-right="0.264cm"/>
    </style:style>
    <style:style style:name="gr176" style:family="graphic" style:parent-style-name="standard">
      <style:graphic-properties svg:stroke-width="0.028cm" svg:stroke-color="#000000" draw:marker-start-width="0.242cm" draw:marker-end-width="0.242cm" svg:stroke-opacity="10%" draw:fill-color="#ffffff" draw:textarea-horizontal-align="justify" draw:textarea-vertical-align="middle" draw:auto-grow-height="false" fo:min-height="1.268cm" fo:min-width="2.632cm" fo:padding-top="0.139cm" fo:padding-bottom="0.139cm" fo:padding-left="0.264cm" fo:padding-right="0.264cm"/>
    </style:style>
    <style:style style:name="gr177" style:family="graphic" style:parent-style-name="standard" style:list-style-name="L1">
      <style:graphic-properties svg:stroke-width="0.028cm" svg:stroke-color="#000000" draw:marker-start-width="0.242cm" draw:marker-end-width="0.242cm" svg:stroke-opacity="10%" draw:fill-color="#ffffff" draw:textarea-horizontal-align="justify" draw:textarea-vertical-align="middle" draw:auto-grow-height="false" fo:min-height="1.47cm" fo:min-width="2.874cm" fo:padding-top="0.139cm" fo:padding-bottom="0.139cm" fo:padding-left="0.264cm" fo:padding-right="0.264cm"/>
    </style:style>
    <style:style style:name="gr178" style:family="graphic" style:parent-style-name="objectwithoutfill">
      <style:graphic-properties draw:stroke="solid" draw:stroke-dash="_32__20_Dots_20_1_20_Dash" svg:stroke-width="0.035cm" svg:stroke-color="#ff0000" draw:marker-start-width="0.252cm" draw:marker-end="Arrow" draw:marker-end-width="0.352cm" svg:stroke-opacity="10%" draw:fill="none" draw:textarea-vertical-align="middle" fo:padding-top="0.142cm" fo:padding-bottom="0.142cm" fo:padding-left="0.267cm" fo:padding-right="0.267cm"/>
    </style:style>
    <style:style style:name="gr179" style:family="graphic" style:parent-style-name="objectwithoutfill">
      <style:graphic-properties draw:stroke="solid" draw:stroke-dash="_32__20_Dots_20_1_20_Dash" svg:stroke-width="0.018cm" svg:stroke-color="#ff0000" draw:marker-start-width="0.227cm" draw:marker-end="Arrow" draw:marker-end-width="0.327cm" svg:stroke-opacity="10%" draw:fill="none" draw:textarea-vertical-align="middle" fo:padding-top="0.134cm" fo:padding-bottom="0.134cm" fo:padding-left="0.259cm" fo:padding-right="0.259cm"/>
    </style:style>
    <style:style style:name="gr180" style:family="graphic" style:parent-style-name="objectwithoutfill">
      <style:graphic-properties svg:stroke-width="0.134cm" svg:stroke-color="#ff0000" draw:marker-start-width="0.4cm" draw:marker-end="Arrow" draw:marker-end-width="0.5cm" svg:stroke-opacity="10%" draw:fill="none" draw:textarea-vertical-align="middle" fo:padding-top="0.191cm" fo:padding-bottom="0.191cm" fo:padding-left="0.316cm" fo:padding-right="0.316cm"/>
    </style:style>
    <style:style style:name="gr181" style:family="graphic" style:parent-style-name="objectwithoutfill">
      <style:graphic-properties svg:stroke-width="0.191cm" svg:stroke-color="#000000" draw:marker-start-width="0.485cm" draw:marker-end="Arrow" draw:marker-end-width="0.585cm" svg:stroke-opacity="10%" draw:fill="none" draw:textarea-vertical-align="middle" fo:padding-top="0.219cm" fo:padding-bottom="0.219cm" fo:padding-left="0.344cm" fo:padding-right="0.344cm"/>
    </style:style>
    <style:style style:name="gr182" style:family="graphic" style:parent-style-name="objectwithoutfill">
      <style:graphic-properties draw:stroke="solid" draw:stroke-dash="_32__20_Dots_20_1_20_Dash" svg:stroke-width="0.035cm" svg:stroke-color="#000000" draw:marker-start-width="0.252cm" draw:marker-end="Arrow" draw:marker-end-width="0.352cm" svg:stroke-opacity="10%" draw:fill="none" draw:textarea-vertical-align="middle" fo:padding-top="0.142cm" fo:padding-bottom="0.142cm" fo:padding-left="0.267cm" fo:padding-right="0.267cm"/>
    </style:style>
    <style:style style:name="gr183" style:family="graphic" style:parent-style-name="standard">
      <style:graphic-properties svg:stroke-width="0.028cm" svg:stroke-color="#000000" draw:marker-start-width="0.242cm" draw:marker-end-width="0.242cm" svg:stroke-opacity="100%" draw:fill-color="#ffffff" draw:textarea-horizontal-align="justify" draw:textarea-vertical-align="middle" draw:auto-grow-height="false" fo:min-height="1.245cm" fo:min-width="2.632cm" fo:padding-top="0.139cm" fo:padding-bottom="0.139cm" fo:padding-left="0.264cm" fo:padding-right="0.264cm"/>
    </style:style>
    <style:style style:name="gr184" style:family="graphic" style:parent-style-name="objectwithoutfill">
      <style:graphic-properties svg:stroke-width="0.247cm" svg:stroke-color="#000000" draw:marker-start-width="0.57cm" draw:marker-end="Arrow" draw:marker-end-width="0.67cm" svg:stroke-opacity="10%" draw:fill="none" draw:textarea-vertical-align="middle" fo:padding-top="0.248cm" fo:padding-bottom="0.248cm" fo:padding-left="0.373cm" fo:padding-right="0.373cm"/>
    </style:style>
    <style:style style:name="gr185" style:family="graphic" style:parent-style-name="standard" style:list-style-name="L1">
      <style:graphic-properties draw:stroke="solid" draw:stroke-dash="Dashed_20__28_var_29__20_4" svg:stroke-width="0.028cm" svg:stroke-color="#000000" draw:marker-start="" draw:marker-start-width="0.242cm" draw:marker-start-center="false" draw:marker-end="" draw:marker-end-width="0.242cm" draw:marker-end-center="false" svg:stroke-opacity="10%" draw:fill="solid" draw:fill-color="#ffffff" draw:textarea-horizontal-align="justify" draw:textarea-vertical-align="middle" draw:auto-grow-height="false" fo:min-height="1.256cm" fo:min-width="2.971cm" fo:padding-top="0.139cm" fo:padding-bottom="0.139cm" fo:padding-left="0.264cm" fo:padding-right="0.264cm" draw:shadow="hidden" draw:shadow-offset-x="0.2cm" draw:shadow-offset-y="0.2cm" draw:shadow-color="#808080"/>
    </style:style>
    <style:style style:name="gr186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svg:stroke-opacity="10%" draw:fill="solid" draw:fill-color="#ffffff" draw:textarea-horizontal-align="justify" draw:textarea-vertical-align="middle" draw:auto-grow-height="false" fo:min-height="1.356cm" fo:min-width="3.185cm" fo:padding-top="0.139cm" fo:padding-bottom="0.139cm" fo:padding-left="0.264cm" fo:padding-right="0.264cm" draw:shadow="hidden" draw:shadow-offset-x="0.2cm" draw:shadow-offset-y="0.2cm" draw:shadow-color="#808080"/>
    </style:style>
    <style:style style:name="gr187" style:family="graphic" style:parent-style-name="standard" style:list-style-name="L1">
      <style:graphic-properties draw:stroke="solid" draw:stroke-dash="Dashed_20__28_var_29__20_4" svg:stroke-width="0.028cm" svg:stroke-color="#000000" draw:marker-start="" draw:marker-start-width="0.242cm" draw:marker-start-center="false" draw:marker-end="" draw:marker-end-width="0.242cm" draw:marker-end-center="false" svg:stroke-opacity="10%" draw:fill="solid" draw:fill-color="#ffffff" draw:textarea-horizontal-align="justify" draw:textarea-vertical-align="middle" draw:auto-grow-height="false" fo:min-height="0.939cm" fo:min-width="2.631cm" fo:padding-top="0.139cm" fo:padding-bottom="0.139cm" fo:padding-left="0.264cm" fo:padding-right="0.264cm" draw:shadow="hidden" draw:shadow-offset-x="0.2cm" draw:shadow-offset-y="0.2cm" draw:shadow-color="#808080"/>
    </style:style>
    <style:style style:name="gr188" style:family="graphic" style:parent-style-name="standard">
      <style:graphic-properties svg:stroke-width="0.028cm" svg:stroke-color="#000000" draw:marker-start-width="0.242cm" draw:marker-end-width="0.242cm" svg:stroke-opacity="10%" draw:fill-color="#ffffff" draw:textarea-horizontal-align="justify" draw:textarea-vertical-align="middle" draw:auto-grow-height="false" fo:min-height="1.245cm" fo:min-width="2.632cm" fo:padding-top="0.139cm" fo:padding-bottom="0.139cm" fo:padding-left="0.264cm" fo:padding-right="0.264cm"/>
    </style:style>
    <style:style style:name="gr189" style:family="graphic" style:parent-style-name="standard">
      <style:graphic-properties svg:stroke-width="0.028cm" svg:stroke-color="#000000" draw:marker-start-width="0.242cm" draw:marker-end-width="0.242cm" svg:stroke-opacity="10%" draw:fill-color="#ffffff" draw:textarea-horizontal-align="justify" draw:textarea-vertical-align="middle" draw:auto-grow-height="false" fo:min-height="1.132cm" fo:min-width="2.632cm" fo:padding-top="0.139cm" fo:padding-bottom="0.139cm" fo:padding-left="0.264cm" fo:padding-right="0.264cm"/>
    </style:style>
    <style:style style:name="gr190" style:family="graphic" style:parent-style-name="standard" style:list-style-name="L1">
      <style:graphic-properties draw:stroke="solid" draw:stroke-dash="Dashed_20__28_var_29__20_4" svg:stroke-width="0.028cm" svg:stroke-color="#000000" draw:marker-start="" draw:marker-start-width="0.242cm" draw:marker-start-center="false" draw:marker-end="" draw:marker-end-width="0.242cm" draw:marker-end-center="false" svg:stroke-opacity="10%" draw:fill="solid" draw:fill-color="#ffffff" draw:textarea-horizontal-align="justify" draw:textarea-vertical-align="middle" draw:auto-grow-height="false" fo:min-height="1.256cm" fo:min-width="2.971cm" fo:padding-top="0.139cm" fo:padding-bottom="0.139cm" fo:padding-left="0.264cm" fo:padding-right="0.264cm" draw:shadow="hidden" draw:shadow-offset-x="0.2cm" draw:shadow-offset-y="0.2cm" draw:shadow-color="#808080"/>
    </style:style>
    <style:style style:name="gr191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ffffff" draw:textarea-horizontal-align="justify" draw:textarea-vertical-align="middle" draw:auto-grow-height="false" fo:min-height="1.356cm" fo:min-width="3.185cm" fo:padding-top="0.139cm" fo:padding-bottom="0.139cm" fo:padding-left="0.264cm" fo:padding-right="0.264cm" draw:shadow="hidden" draw:shadow-offset-x="0.2cm" draw:shadow-offset-y="0.2cm" draw:shadow-color="#808080"/>
    </style:style>
    <style:style style:name="gr192" style:family="graphic" style:parent-style-name="standard" style:list-style-name="L1">
      <style:graphic-properties draw:stroke="solid" draw:stroke-dash="Dashed_20__28_var_29__20_4" svg:stroke-width="0.028cm" svg:stroke-color="#000000" draw:marker-start="" draw:marker-start-width="0.242cm" draw:marker-start-center="false" draw:marker-end="" draw:marker-end-width="0.242cm" draw:marker-end-center="false" draw:fill="solid" draw:fill-color="#ffffff" draw:textarea-horizontal-align="justify" draw:textarea-vertical-align="middle" draw:auto-grow-height="false" fo:min-height="0.939cm" fo:min-width="2.631cm" fo:padding-top="0.139cm" fo:padding-bottom="0.139cm" fo:padding-left="0.264cm" fo:padding-right="0.264cm" draw:shadow="hidden" draw:shadow-offset-x="0.2cm" draw:shadow-offset-y="0.2cm" draw:shadow-color="#808080"/>
    </style:style>
    <style:style style:name="gr193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0.886cm" fo:min-width="2cm" fo:padding-top="0.139cm" fo:padding-bottom="0.139cm" fo:padding-left="0.264cm" fo:padding-right="0.264cm"/>
    </style:style>
    <style:style style:name="gr194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0.885cm" fo:min-width="2cm" fo:padding-top="0.139cm" fo:padding-bottom="0.139cm" fo:padding-left="0.264cm" fo:padding-right="0.264cm"/>
    </style:style>
    <style:style style:name="gr195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882cm" fo:min-width="1.834cm"/>
    </style:style>
    <style:style style:name="gr196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1.486cm" fo:min-width="2.5cm" fo:padding-top="0.139cm" fo:padding-bottom="0.139cm" fo:padding-left="0.264cm" fo:padding-right="0.264cm"/>
    </style:style>
    <style:style style:name="gr197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1.122cm" fo:min-width="2cm" fo:padding-top="0.139cm" fo:padding-bottom="0.139cm" fo:padding-left="0.264cm" fo:padding-right="0.264cm"/>
    </style:style>
    <style:style style:name="gr198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1.522cm" fo:min-width="2.172cm" fo:padding-top="0.139cm" fo:padding-bottom="0.139cm" fo:padding-left="0.264cm" fo:padding-right="0.264cm"/>
    </style:style>
    <style:style style:name="gr199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2.122cm" fo:min-width="2.172cm" fo:padding-top="0.139cm" fo:padding-bottom="0.139cm" fo:padding-left="0.264cm" fo:padding-right="0.264cm"/>
    </style:style>
    <style:style style:name="gr200" style:family="graphic" style:parent-style-name="standard">
      <style:graphic-properties draw:stroke="dash" draw:stroke-dash="Fine_20_Dashed" svg:stroke-width="0.106cm" svg:stroke-color="#000000" draw:marker-start-width="0.359cm" draw:marker-end-width="0.359cm" draw:fill="none" draw:textarea-horizontal-align="justify" draw:textarea-vertical-align="middle" draw:auto-grow-height="false" fo:min-height="15.798cm" fo:min-width="15.848cm" fo:padding-top="0.178cm" fo:padding-bottom="0.178cm" fo:padding-left="0.303cm" fo:padding-right="0.303cm"/>
    </style:style>
    <style:style style:name="gr201" style:family="graphic" style:parent-style-name="standard">
      <style:graphic-properties draw:stroke="dash" draw:stroke-dash="Fine_20_Dashed" svg:stroke-width="0.106cm" svg:stroke-color="#000000" draw:marker-start-width="0.359cm" draw:marker-end-width="0.359cm" draw:fill="none" draw:textarea-horizontal-align="justify" draw:textarea-vertical-align="middle" draw:auto-grow-height="false" fo:min-height="17.096cm" fo:min-width="3.546cm" fo:padding-top="0.178cm" fo:padding-bottom="0.178cm" fo:padding-left="0.303cm" fo:padding-right="0.303cm"/>
    </style:style>
    <style:style style:name="gr202" style:family="graphic" style:parent-style-name="standard">
      <style:graphic-properties draw:stroke="none" draw:fill="none" fo:min-height="0.788cm"/>
    </style:style>
    <style:style style:name="gr203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1.486cm" fo:min-width="2.272cm" fo:padding-top="0.139cm" fo:padding-bottom="0.139cm" fo:padding-left="0.264cm" fo:padding-right="0.264cm"/>
    </style:style>
    <style:style style:name="gr204" style:family="graphic" style:parent-style-name="objectwithoutfill">
      <style:graphic-properties svg:stroke-width="0.064cm" draw:marker-start-width="0.295cm" draw:marker-end="Arrow" draw:marker-end-width="0.395cm" draw:fill="none" draw:textarea-vertical-align="middle" fo:padding-top="0.156cm" fo:padding-bottom="0.156cm" fo:padding-left="0.281cm" fo:padding-right="0.281cm"/>
    </style:style>
    <style:style style:name="gr205" style:family="graphic" style:parent-style-name="objectwithoutfill">
      <style:graphic-properties svg:stroke-width="0.529cm" draw:marker-start-width="0.993cm" draw:marker-end="Arrow" draw:marker-end-width="1.093cm" draw:fill="none" draw:textarea-vertical-align="middle" fo:padding-top="0.389cm" fo:padding-bottom="0.389cm" fo:padding-left="0.514cm" fo:padding-right="0.514cm"/>
    </style:style>
    <style:style style:name="gr206" style:family="graphic" style:parent-style-name="objectwithoutfill">
      <style:graphic-properties svg:stroke-width="0.141cm" draw:marker-start-width="0.411cm" draw:marker-end="Arrow" draw:marker-end-width="0.511cm" draw:fill="none" draw:textarea-vertical-align="middle" fo:padding-top="0.195cm" fo:padding-bottom="0.195cm" fo:padding-left="0.32cm" fo:padding-right="0.32cm"/>
    </style:style>
    <style:style style:name="gr207" style:family="graphic" style:parent-style-name="objectwithoutfill">
      <style:graphic-properties svg:stroke-width="0.106cm" svg:stroke-color="#ff0000" draw:marker-start-width="0.358cm" draw:marker-end="Arrow" draw:marker-end-width="0.458cm" draw:fill="none" draw:textarea-vertical-align="middle" fo:padding-top="0.177cm" fo:padding-bottom="0.177cm" fo:padding-left="0.302cm" fo:padding-right="0.302cm"/>
    </style:style>
    <style:style style:name="gr208" style:family="graphic" style:parent-style-name="objectwithoutfill">
      <style:graphic-properties svg:stroke-width="0.187cm" svg:stroke-color="#ff0000" draw:marker-start-width="0.479cm" draw:marker-end="Arrow" draw:marker-end-width="0.579cm" draw:fill="none" draw:textarea-vertical-align="middle" fo:padding-top="0.217cm" fo:padding-bottom="0.217cm" fo:padding-left="0.342cm" fo:padding-right="0.342cm"/>
    </style:style>
    <style:style style:name="gr209" style:family="graphic" style:parent-style-name="objectwithoutfill">
      <style:graphic-properties svg:stroke-width="0.138cm" svg:stroke-color="#000000" draw:marker-start-width="0.406cm" draw:marker-end="Arrow" draw:marker-end-width="0.506cm" draw:fill="none" draw:textarea-vertical-align="middle" fo:padding-top="0.193cm" fo:padding-bottom="0.193cm" fo:padding-left="0.318cm" fo:padding-right="0.318cm"/>
    </style:style>
    <style:style style:name="gr210" style:family="graphic" style:parent-style-name="objectwithoutfill">
      <style:graphic-properties svg:stroke-width="0.092cm" svg:stroke-color="#000000" draw:marker-start-width="0.337cm" draw:marker-end="Arrow" draw:marker-end-width="0.437cm" draw:fill="none" draw:textarea-vertical-align="middle" fo:padding-top="0.17cm" fo:padding-bottom="0.17cm" fo:padding-left="0.295cm" fo:padding-right="0.295cm"/>
    </style:style>
    <style:style style:name="gr211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1.286cm" fo:min-width="2cm" fo:padding-top="0.139cm" fo:padding-bottom="0.139cm" fo:padding-left="0.264cm" fo:padding-right="0.264cm"/>
    </style:style>
    <style:style style:name="gr212" style:family="graphic" style:parent-style-name="objectwithoutfill">
      <style:graphic-properties svg:stroke-width="0.159cm" svg:stroke-color="#ff0000" draw:marker-start-width="0.438cm" draw:marker-end="Arrow" draw:marker-end-width="0.538cm" draw:fill="none" draw:textarea-vertical-align="middle" fo:padding-top="0.204cm" fo:padding-bottom="0.204cm" fo:padding-left="0.329cm" fo:padding-right="0.329cm"/>
    </style:style>
    <style:style style:name="gr213" style:family="graphic" style:parent-style-name="objectwithoutfill">
      <style:graphic-properties draw:stroke="solid" draw:stroke-dash="Ultrafine_20_Dashed" svg:stroke-width="0.035cm" svg:stroke-color="#ff0000" draw:marker-start-width="0.252cm" draw:marker-end="Arrow" draw:marker-end-width="0.352cm" svg:stroke-opacity="30%" draw:fill="none" draw:textarea-vertical-align="middle" fo:padding-top="0.142cm" fo:padding-bottom="0.142cm" fo:padding-left="0.267cm" fo:padding-right="0.267cm"/>
    </style:style>
    <style:style style:name="gr214" style:family="graphic" style:parent-style-name="objectwithoutfill">
      <style:graphic-properties svg:stroke-width="0.176cm" svg:stroke-color="#000000" draw:marker-start-width="0.463cm" draw:marker-end="Arrow" draw:marker-end-width="0.563cm" draw:fill="none" draw:textarea-vertical-align="middle" fo:padding-top="0.212cm" fo:padding-bottom="0.212cm" fo:padding-left="0.337cm" fo:padding-right="0.337cm"/>
    </style:style>
    <style:style style:name="gr215" style:family="graphic" style:parent-style-name="objectwithoutfill">
      <style:graphic-properties svg:stroke-width="0.127cm" svg:stroke-color="#000000" draw:marker-start-width="0.389cm" draw:marker-end="Arrow" draw:marker-end-width="0.489cm" draw:fill="none" draw:textarea-vertical-align="middle" fo:padding-top="0.187cm" fo:padding-bottom="0.187cm" fo:padding-left="0.312cm" fo:padding-right="0.312cm"/>
    </style:style>
    <style:style style:name="gr216" style:family="graphic" style:parent-style-name="objectwithoutfill">
      <style:graphic-properties draw:stroke="solid" svg:stroke-width="0.191cm" svg:stroke-color="#000000" draw:marker-start-width="0.485cm" draw:marker-end="Arrow" draw:marker-end-width="0.585cm" draw:fill="none" draw:textarea-vertical-align="middle" fo:padding-top="0.219cm" fo:padding-bottom="0.219cm" fo:padding-left="0.344cm" fo:padding-right="0.344cm"/>
    </style:style>
    <style:style style:name="gr217" style:family="graphic" style:parent-style-name="objectwithoutfill">
      <style:graphic-properties svg:stroke-width="0.318cm" svg:stroke-color="#000000" draw:marker-start-width="0.676cm" draw:marker-end="Arrow" draw:marker-end-width="0.776cm" draw:fill="none" draw:textarea-vertical-align="middle" fo:padding-top="0.283cm" fo:padding-bottom="0.283cm" fo:padding-left="0.408cm" fo:padding-right="0.408cm"/>
    </style:style>
    <style:style style:name="gr218" style:family="graphic" style:parent-style-name="objectwithoutfill">
      <style:graphic-properties svg:stroke-width="0.282cm" svg:stroke-color="#000000" draw:marker-start-width="0.623cm" draw:marker-end="Arrow" draw:marker-end-width="0.723cm" draw:fill="none" draw:textarea-vertical-align="middle" fo:padding-top="0.266cm" fo:padding-bottom="0.266cm" fo:padding-left="0.391cm" fo:padding-right="0.391cm"/>
    </style:style>
    <style:style style:name="gr219" style:family="graphic" style:parent-style-name="standard" style:list-style-name="L1">
      <style:graphic-properties draw:stroke="solid" draw:stroke-dash="Dashed_20__28_var_29__20_4" svg:stroke-width="0.028cm" svg:stroke-color="#000000" draw:marker-start="" draw:marker-start-width="0.242cm" draw:marker-start-center="false" draw:marker-end="" draw:marker-end-width="0.242cm" draw:marker-end-center="false" draw:fill="solid" draw:fill-color="#ffffff" draw:textarea-horizontal-align="justify" draw:textarea-vertical-align="middle" draw:auto-grow-height="false" fo:min-height="1.222cm" fo:min-width="2.272cm" fo:padding-top="0.139cm" fo:padding-bottom="0.139cm" fo:padding-left="0.264cm" fo:padding-right="0.264cm" draw:shadow="hidden" draw:shadow-offset-x="0.2cm" draw:shadow-offset-y="0.2cm" draw:shadow-color="#808080"/>
    </style:style>
    <style:style style:name="gr220" style:family="graphic" style:parent-style-name="objectwithoutfill">
      <style:graphic-properties draw:stroke="solid" svg:stroke-width="0.159cm" svg:stroke-color="#000000" draw:marker-start-width="0.438cm" draw:marker-end="Arrow" draw:marker-end-width="0.538cm" draw:fill="none" draw:textarea-vertical-align="middle" fo:padding-top="0.204cm" fo:padding-bottom="0.204cm" fo:padding-left="0.329cm" fo:padding-right="0.329cm"/>
    </style:style>
    <style:style style:name="gr221" style:family="graphic" style:parent-style-name="objectwithoutfill">
      <style:graphic-properties svg:stroke-width="0.113cm" svg:stroke-color="#000000" draw:marker-start-width="0.368cm" draw:marker-end="Arrow" draw:marker-end-width="0.468cm" draw:fill="none" draw:textarea-vertical-align="middle" fo:padding-top="0.18cm" fo:padding-bottom="0.18cm" fo:padding-left="0.305cm" fo:padding-right="0.305cm"/>
    </style:style>
    <style:style style:name="gr222" style:family="graphic" style:parent-style-name="objectwithoutfill">
      <style:graphic-properties svg:stroke-width="0.141cm" svg:stroke-color="#ff0000" draw:marker-start-width="0.411cm" draw:marker-end="Arrow" draw:marker-end-width="0.511cm" draw:fill="none" draw:textarea-vertical-align="middle" fo:padding-top="0.195cm" fo:padding-bottom="0.195cm" fo:padding-left="0.32cm" fo:padding-right="0.32cm"/>
    </style:style>
    <style:style style:name="gr223" style:family="graphic" style:parent-style-name="objectwithoutfill">
      <style:graphic-properties svg:stroke-width="0.113cm" svg:stroke-color="#ff0000" draw:marker-start-width="0.368cm" draw:marker-end="Arrow" draw:marker-end-width="0.468cm" draw:fill="none" draw:textarea-vertical-align="middle" fo:padding-top="0.18cm" fo:padding-bottom="0.18cm" fo:padding-left="0.305cm" fo:padding-right="0.305cm"/>
    </style:style>
    <style:style style:name="gr224" style:family="graphic" style:parent-style-name="objectwithoutfill">
      <style:graphic-properties svg:stroke-width="0.212cm" svg:stroke-color="#000000" draw:marker-start-width="0.517cm" draw:marker-end="Arrow" draw:marker-end-width="0.617cm" draw:fill="none" draw:textarea-vertical-align="middle" fo:padding-top="0.23cm" fo:padding-bottom="0.23cm" fo:padding-left="0.355cm" fo:padding-right="0.355cm"/>
    </style:style>
    <style:style style:name="gr225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1.147cm" fo:min-width="2.527cm" fo:padding-top="0.139cm" fo:padding-bottom="0.139cm" fo:padding-left="0.264cm" fo:padding-right="0.264cm"/>
    </style:style>
    <style:style style:name="gr226" style:family="graphic" style:parent-style-name="objectwithoutfill">
      <style:graphic-properties svg:stroke-width="0.159cm" svg:stroke-color="#ff0000" draw:marker-start-width="0.438cm" draw:marker-end="Arrow" draw:marker-end-width="0.538cm" draw:fill="none" draw:textarea-vertical-align="middle" fo:padding-top="0.204cm" fo:padding-bottom="0.204cm" fo:padding-left="0.329cm" fo:padding-right="0.329cm"/>
    </style:style>
    <style:style style:name="gr227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1.135cm" fo:min-width="2.08cm" fo:padding-top="0.139cm" fo:padding-bottom="0.139cm" fo:padding-left="0.264cm" fo:padding-right="0.264cm"/>
    </style:style>
    <style:style style:name="gr228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1.042cm" fo:min-width="2.252cm" fo:padding-top="0.139cm" fo:padding-bottom="0.139cm" fo:padding-left="0.264cm" fo:padding-right="0.264cm"/>
    </style:style>
    <style:style style:name="gr229" style:family="graphic" style:parent-style-name="objectwithoutfill">
      <style:graphic-properties draw:stroke="solid" svg:stroke-width="0.159cm" svg:stroke-color="#ff0000" draw:marker-start-width="0.438cm" draw:marker-end="Arrow" draw:marker-end-width="0.538cm" draw:fill="none" draw:textarea-vertical-align="middle" fo:padding-top="0.204cm" fo:padding-bottom="0.204cm" fo:padding-left="0.329cm" fo:padding-right="0.329cm"/>
    </style:style>
    <style:style style:name="gr230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1.122cm" fo:min-width="2.201cm" fo:padding-top="0.139cm" fo:padding-bottom="0.139cm" fo:padding-left="0.264cm" fo:padding-right="0.264cm"/>
    </style:style>
    <style:style style:name="gr231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1.186cm" fo:min-width="2.472cm" fo:padding-top="0.139cm" fo:padding-bottom="0.139cm" fo:padding-left="0.264cm" fo:padding-right="0.264cm"/>
    </style:style>
    <style:style style:name="gr232" style:family="graphic" style:parent-style-name="standard" style:list-style-name="L1">
      <style:graphic-properties draw:stroke="solid" draw:stroke-dash="Dashed_20__28_var_29__20_4" svg:stroke-width="0.028cm" svg:stroke-color="#000000" draw:marker-start="" draw:marker-start-width="0.242cm" draw:marker-start-center="false" draw:marker-end="" draw:marker-end-width="0.242cm" draw:marker-end-center="false" draw:fill="solid" draw:fill-color="#ffffff" draw:textarea-horizontal-align="justify" draw:textarea-vertical-align="middle" draw:auto-grow-height="false" fo:min-height="1.522cm" fo:min-width="2.772cm" fo:padding-top="0.139cm" fo:padding-bottom="0.139cm" fo:padding-left="0.264cm" fo:padding-right="0.264cm" draw:shadow="hidden" draw:shadow-offset-x="0.2cm" draw:shadow-offset-y="0.2cm" draw:shadow-color="#808080"/>
    </style:style>
    <style:style style:name="gr233" style:family="graphic" style:parent-style-name="standard" style:list-style-name="L1">
      <style:graphic-properties draw:stroke="solid" draw:stroke-dash="Dashed_20__28_var_29__20_4" svg:stroke-width="0.028cm" svg:stroke-color="#000000" draw:marker-start="" draw:marker-start-width="0.242cm" draw:marker-start-center="false" draw:marker-end="" draw:marker-end-width="0.242cm" draw:marker-end-center="false" draw:fill="solid" draw:fill-color="#ffffff" draw:textarea-horizontal-align="justify" draw:textarea-vertical-align="middle" draw:auto-grow-height="false" fo:min-height="1.522cm" fo:min-width="2.772cm" fo:padding-top="0.139cm" fo:padding-bottom="0.139cm" fo:padding-left="0.264cm" fo:padding-right="0.264cm" draw:shadow="hidden" draw:shadow-offset-x="0.2cm" draw:shadow-offset-y="0.2cm" draw:shadow-color="#808080"/>
    </style:style>
    <style:style style:name="gr234" style:family="graphic" style:parent-style-name="standard" style:list-style-name="L1">
      <style:graphic-properties draw:stroke="solid" draw:stroke-dash="Dashed_20__28_var_29__20_4" svg:stroke-width="0.028cm" svg:stroke-color="#000000" draw:marker-start="" draw:marker-start-width="0.242cm" draw:marker-start-center="false" draw:marker-end="" draw:marker-end-width="0.242cm" draw:marker-end-center="false" draw:fill="solid" draw:fill-color="#ffffff" draw:textarea-horizontal-align="justify" draw:textarea-vertical-align="middle" draw:auto-grow-height="false" fo:min-height="1.522cm" fo:min-width="2.772cm" fo:padding-top="0.139cm" fo:padding-bottom="0.139cm" fo:padding-left="0.264cm" fo:padding-right="0.264cm" draw:shadow="hidden" draw:shadow-offset-x="0.2cm" draw:shadow-offset-y="0.2cm" draw:shadow-color="#808080"/>
    </style:style>
    <style:style style:name="gr235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1.222cm" fo:min-width="2.872cm" fo:padding-top="0.139cm" fo:padding-bottom="0.139cm" fo:padding-left="0.264cm" fo:padding-right="0.264cm"/>
    </style:style>
    <style:style style:name="gr236" style:family="graphic" style:parent-style-name="objectwithoutfill">
      <style:graphic-properties svg:stroke-width="0.423cm" svg:stroke-color="#ff0000" draw:marker-start-width="0.834cm" draw:marker-end="Arrow" draw:marker-end-width="0.934cm" draw:fill="none" draw:textarea-vertical-align="middle" fo:padding-top="0.336cm" fo:padding-bottom="0.336cm" fo:padding-left="0.461cm" fo:padding-right="0.461cm"/>
    </style:style>
    <style:style style:name="gr237" style:family="graphic" style:parent-style-name="standard" style:list-style-name="L1">
      <style:graphic-properties draw:stroke="solid" draw:stroke-dash="Dashed_20__28_var_29__20_4" svg:stroke-width="0.028cm" svg:stroke-color="#000000" draw:marker-start="" draw:marker-start-width="0.242cm" draw:marker-start-center="false" draw:marker-end="" draw:marker-end-width="0.242cm" draw:marker-end-center="false" draw:fill="solid" draw:fill-color="#ffffff" draw:textarea-horizontal-align="justify" draw:textarea-vertical-align="middle" draw:auto-grow-height="false" fo:min-height="0.886cm" fo:min-width="2.372cm" fo:padding-top="0.139cm" fo:padding-bottom="0.139cm" fo:padding-left="0.264cm" fo:padding-right="0.264cm" draw:shadow="hidden" draw:shadow-offset-x="0.2cm" draw:shadow-offset-y="0.2cm" draw:shadow-color="#808080"/>
    </style:style>
    <style:style style:name="gr238" style:family="graphic" style:parent-style-name="standard" style:list-style-name="L1">
      <style:graphic-properties draw:stroke="solid" draw:stroke-dash="Dashed_20__28_var_29__20_4" svg:stroke-width="0.028cm" svg:stroke-color="#000000" draw:marker-start="" draw:marker-start-width="0.242cm" draw:marker-start-center="false" draw:marker-end="" draw:marker-end-width="0.242cm" draw:marker-end-center="false" draw:fill="solid" draw:fill-color="#ffffff" draw:textarea-horizontal-align="justify" draw:textarea-vertical-align="middle" draw:auto-grow-height="false" fo:min-height="1.122cm" fo:min-width="2cm" fo:padding-top="0.139cm" fo:padding-bottom="0.139cm" fo:padding-left="0.264cm" fo:padding-right="0.264cm" draw:shadow="hidden" draw:shadow-offset-x="0.2cm" draw:shadow-offset-y="0.2cm" draw:shadow-color="#808080"/>
    </style:style>
    <style:style style:name="gr239" style:family="graphic" style:parent-style-name="objectwithoutfill">
      <style:graphic-properties draw:marker-end="Arrow" draw:marker-end-width="0.3cm" svg:stroke-opacity="30%" draw:fill="none" draw:textarea-vertical-align="middle"/>
    </style:style>
    <style:style style:name="gr240" style:family="graphic" style:parent-style-name="objectwithoutfill">
      <style:graphic-properties svg:stroke-width="0.529cm" draw:marker-start-width="0.993cm" draw:marker-end="Arrow" draw:marker-end-width="1.093cm" svg:stroke-opacity="100%" draw:fill="none" draw:opacity="10%" draw:textarea-vertical-align="middle" fo:padding-top="0.389cm" fo:padding-bottom="0.389cm" fo:padding-left="0.514cm" fo:padding-right="0.514cm"/>
    </style:style>
    <style:style style:name="gr241" style:family="graphic" style:parent-style-name="objectwithoutfill">
      <style:graphic-properties svg:stroke-width="0.141cm" draw:marker-start-width="0.411cm" draw:marker-end="Arrow" draw:marker-end-width="0.511cm" svg:stroke-opacity="100%" draw:fill="none" draw:opacity="10%" draw:textarea-vertical-align="middle" fo:padding-top="0.195cm" fo:padding-bottom="0.195cm" fo:padding-left="0.32cm" fo:padding-right="0.32cm"/>
    </style:style>
    <style:style style:name="gr242" style:family="graphic" style:parent-style-name="objectwithoutfill">
      <style:graphic-properties svg:stroke-width="0.106cm" svg:stroke-color="#ff0000" draw:marker-start-width="0.358cm" draw:marker-end="Arrow" draw:marker-end-width="0.458cm" svg:stroke-opacity="10%" draw:fill="none" draw:opacity="10%" draw:textarea-vertical-align="middle" fo:padding-top="0.177cm" fo:padding-bottom="0.177cm" fo:padding-left="0.302cm" fo:padding-right="0.302cm"/>
    </style:style>
    <style:style style:name="gr243" style:family="graphic" style:parent-style-name="objectwithoutfill">
      <style:graphic-properties svg:stroke-width="0.187cm" svg:stroke-color="#ff0000" draw:marker-start-width="0.479cm" draw:marker-end="Arrow" draw:marker-end-width="0.579cm" svg:stroke-opacity="100%" draw:fill="none" draw:opacity="10%" draw:textarea-vertical-align="middle" fo:padding-top="0.217cm" fo:padding-bottom="0.217cm" fo:padding-left="0.342cm" fo:padding-right="0.342cm"/>
    </style:style>
    <style:style style:name="gr244" style:family="graphic" style:parent-style-name="standard">
      <style:graphic-properties svg:stroke-width="0.028cm" svg:stroke-color="#000000" draw:marker-start-width="0.242cm" draw:marker-end-width="0.242cm" svg:stroke-opacity="100%" draw:fill-color="#ffffff" draw:opacity="100%" draw:textarea-horizontal-align="justify" draw:textarea-vertical-align="middle" draw:auto-grow-height="false" fo:min-height="1.122cm" fo:min-width="2cm" fo:padding-top="0.139cm" fo:padding-bottom="0.139cm" fo:padding-left="0.264cm" fo:padding-right="0.264cm"/>
    </style:style>
    <style:style style:name="gr245" style:family="graphic" style:parent-style-name="objectwithoutfill">
      <style:graphic-properties svg:stroke-width="0.138cm" svg:stroke-color="#000000" draw:marker-start-width="0.406cm" draw:marker-end="Arrow" draw:marker-end-width="0.506cm" svg:stroke-opacity="10%" draw:fill="none" draw:opacity="10%" draw:textarea-vertical-align="middle" fo:padding-top="0.193cm" fo:padding-bottom="0.193cm" fo:padding-left="0.318cm" fo:padding-right="0.318cm"/>
    </style:style>
    <style:style style:name="gr246" style:family="graphic" style:parent-style-name="objectwithoutfill">
      <style:graphic-properties svg:stroke-width="0.092cm" svg:stroke-color="#000000" draw:marker-start-width="0.337cm" draw:marker-end="Arrow" draw:marker-end-width="0.437cm" svg:stroke-opacity="10%" draw:fill="none" draw:opacity="10%" draw:textarea-vertical-align="middle" fo:padding-top="0.17cm" fo:padding-bottom="0.17cm" fo:padding-left="0.295cm" fo:padding-right="0.295cm"/>
    </style:style>
    <style:style style:name="gr247" style:family="graphic" style:parent-style-name="standard">
      <style:graphic-properties svg:stroke-width="0.028cm" svg:stroke-color="#000000" draw:marker-start-width="0.242cm" draw:marker-end-width="0.242cm" svg:stroke-opacity="100%" draw:fill-color="#ffffff" draw:opacity="100%" draw:textarea-horizontal-align="justify" draw:textarea-vertical-align="middle" draw:auto-grow-height="false" fo:min-height="1.286cm" fo:min-width="2cm" fo:padding-top="0.139cm" fo:padding-bottom="0.139cm" fo:padding-left="0.264cm" fo:padding-right="0.264cm"/>
    </style:style>
    <style:style style:name="gr248" style:family="graphic" style:parent-style-name="objectwithoutfill">
      <style:graphic-properties svg:stroke-width="0.159cm" svg:stroke-color="#ff0000" draw:marker-start-width="0.438cm" draw:marker-end="Arrow" draw:marker-end-width="0.538cm" svg:stroke-opacity="10%" draw:fill="none" draw:opacity="10%" draw:textarea-vertical-align="middle" fo:padding-top="0.204cm" fo:padding-bottom="0.204cm" fo:padding-left="0.329cm" fo:padding-right="0.329cm"/>
    </style:style>
    <style:style style:name="gr249" style:family="graphic" style:parent-style-name="objectwithoutfill">
      <style:graphic-properties svg:stroke-width="0.081cm" svg:stroke-color="#ff0000" draw:marker-start-width="0.321cm" draw:marker-end="Arrow" draw:marker-end-width="0.421cm" svg:stroke-opacity="10%" draw:fill="none" draw:opacity="10%" draw:textarea-vertical-align="middle" fo:padding-top="0.165cm" fo:padding-bottom="0.165cm" fo:padding-left="0.29cm" fo:padding-right="0.29cm"/>
    </style:style>
    <style:style style:name="gr250" style:family="graphic" style:parent-style-name="objectwithoutfill">
      <style:graphic-properties draw:stroke="solid" draw:stroke-dash="_32__20_Dots_20_1_20_Dash" svg:stroke-color="#000000" draw:marker-end="Arrow" draw:marker-end-width="0.3cm" svg:stroke-opacity="10%" draw:fill="none" draw:opacity="10%" draw:textarea-vertical-align="middle"/>
    </style:style>
    <style:style style:name="gr251" style:family="graphic" style:parent-style-name="objectwithoutfill">
      <style:graphic-properties draw:stroke="solid" draw:stroke-dash="_32__20_Dots_20_1_20_Dash" svg:stroke-width="0.018cm" svg:stroke-color="#000000" draw:marker-start-width="0.227cm" draw:marker-end="Arrow" draw:marker-end-width="0.327cm" svg:stroke-opacity="10%" draw:fill="none" draw:opacity="10%" draw:textarea-vertical-align="middle" fo:padding-top="0.134cm" fo:padding-bottom="0.134cm" fo:padding-left="0.259cm" fo:padding-right="0.259cm"/>
    </style:style>
    <style:style style:name="gr252" style:family="graphic" style:parent-style-name="objectwithoutfill">
      <style:graphic-properties draw:stroke="solid" draw:stroke-dash="Ultrafine_20_Dashed" svg:stroke-width="0.035cm" svg:stroke-color="#ff0000" draw:marker-start-width="0.252cm" draw:marker-end="Arrow" draw:marker-end-width="0.352cm" svg:stroke-opacity="40%" draw:fill="none" draw:opacity="10%" draw:textarea-vertical-align="middle" fo:padding-top="0.142cm" fo:padding-bottom="0.142cm" fo:padding-left="0.267cm" fo:padding-right="0.267cm"/>
    </style:style>
    <style:style style:name="gr253" style:family="graphic" style:parent-style-name="objectwithoutfill">
      <style:graphic-properties svg:stroke-width="0.353cm" svg:stroke-color="#ff0000" draw:marker-start-width="0.729cm" draw:marker-end="Arrow" draw:marker-end-width="0.829cm" svg:stroke-opacity="10%" draw:fill="none" draw:opacity="100%" draw:textarea-vertical-align="middle" fo:padding-top="0.301cm" fo:padding-bottom="0.301cm" fo:padding-left="0.426cm" fo:padding-right="0.426cm"/>
    </style:style>
    <style:style style:name="gr254" style:family="graphic" style:parent-style-name="objectwithoutfill">
      <style:graphic-properties svg:stroke-width="0.176cm" svg:stroke-color="#000000" draw:marker-start-width="0.463cm" draw:marker-end="Arrow" draw:marker-end-width="0.563cm" svg:stroke-opacity="10%" draw:fill="none" draw:opacity="100%" draw:textarea-vertical-align="middle" fo:padding-top="0.212cm" fo:padding-bottom="0.212cm" fo:padding-left="0.337cm" fo:padding-right="0.337cm"/>
    </style:style>
    <style:style style:name="gr255" style:family="graphic" style:parent-style-name="objectwithoutfill">
      <style:graphic-properties svg:stroke-width="0.127cm" svg:stroke-color="#000000" draw:marker-start-width="0.389cm" draw:marker-end="Arrow" draw:marker-end-width="0.489cm" svg:stroke-opacity="10%" draw:fill="none" draw:opacity="10%" draw:textarea-vertical-align="middle" fo:padding-top="0.187cm" fo:padding-bottom="0.187cm" fo:padding-left="0.312cm" fo:padding-right="0.312cm"/>
    </style:style>
    <style:style style:name="gr256" style:family="graphic" style:parent-style-name="objectwithoutfill">
      <style:graphic-properties draw:stroke="solid" svg:stroke-width="0.191cm" svg:stroke-color="#000000" draw:marker-start-width="0.485cm" draw:marker-end="Arrow" draw:marker-end-width="0.585cm" svg:stroke-opacity="10%" draw:fill="none" draw:opacity="100%" draw:textarea-vertical-align="middle" fo:padding-top="0.219cm" fo:padding-bottom="0.219cm" fo:padding-left="0.344cm" fo:padding-right="0.344cm"/>
    </style:style>
    <style:style style:name="gr257" style:family="graphic" style:parent-style-name="standard">
      <style:graphic-properties svg:stroke-width="0.028cm" svg:stroke-color="#000000" draw:marker-start-width="0.242cm" draw:marker-end-width="0.242cm" svg:stroke-opacity="10%" draw:fill-color="#ffffff" draw:opacity="10%" draw:textarea-horizontal-align="justify" draw:textarea-vertical-align="middle" draw:auto-grow-height="false" fo:min-height="0.886cm" fo:min-width="2cm" fo:padding-top="0.139cm" fo:padding-bottom="0.139cm" fo:padding-left="0.264cm" fo:padding-right="0.264cm"/>
    </style:style>
    <style:style style:name="gr258" style:family="graphic" style:parent-style-name="objectwithoutfill">
      <style:graphic-properties svg:stroke-width="0.318cm" svg:stroke-color="#000000" draw:marker-start-width="0.676cm" draw:marker-end="Arrow" draw:marker-end-width="0.776cm" svg:stroke-opacity="10%" draw:fill="none" draw:opacity="10%" draw:textarea-vertical-align="middle" fo:padding-top="0.283cm" fo:padding-bottom="0.283cm" fo:padding-left="0.408cm" fo:padding-right="0.408cm"/>
    </style:style>
    <style:style style:name="gr259" style:family="graphic" style:parent-style-name="objectwithoutfill">
      <style:graphic-properties svg:stroke-width="0.081cm" svg:stroke-color="#000000" draw:marker-start-width="0.321cm" draw:marker-end="Arrow" draw:marker-end-width="0.421cm" svg:stroke-opacity="10%" draw:fill="none" draw:opacity="10%" draw:textarea-vertical-align="middle" fo:padding-top="0.165cm" fo:padding-bottom="0.165cm" fo:padding-left="0.29cm" fo:padding-right="0.29cm"/>
    </style:style>
    <style:style style:name="gr260" style:family="graphic" style:parent-style-name="objectwithoutfill">
      <style:graphic-properties svg:stroke-width="0.282cm" svg:stroke-color="#000000" draw:marker-start-width="0.623cm" draw:marker-end="Arrow" draw:marker-end-width="0.723cm" svg:stroke-opacity="100%" draw:fill="none" draw:opacity="10%" draw:textarea-vertical-align="middle" fo:padding-top="0.266cm" fo:padding-bottom="0.266cm" fo:padding-left="0.391cm" fo:padding-right="0.391cm"/>
    </style:style>
    <style:style style:name="gr261" style:family="graphic" style:parent-style-name="standard" style:list-style-name="L1">
      <style:graphic-properties draw:stroke="solid" draw:stroke-dash="Dashed_20__28_var_29__20_4" svg:stroke-width="0.028cm" svg:stroke-color="#000000" draw:marker-start="" draw:marker-start-width="0.242cm" draw:marker-start-center="false" draw:marker-end="" draw:marker-end-width="0.242cm" draw:marker-end-center="false" svg:stroke-opacity="10%" draw:fill="solid" draw:fill-color="#ffffff" draw:opacity="10%" draw:textarea-horizontal-align="justify" draw:textarea-vertical-align="middle" draw:auto-grow-height="false" fo:min-height="1.222cm" fo:min-width="2.272cm" fo:padding-top="0.139cm" fo:padding-bottom="0.139cm" fo:padding-left="0.264cm" fo:padding-right="0.264cm" draw:shadow="hidden" draw:shadow-offset-x="0.2cm" draw:shadow-offset-y="0.2cm" draw:shadow-color="#808080"/>
    </style:style>
    <style:style style:name="gr262" style:family="graphic" style:parent-style-name="objectwithoutfill">
      <style:graphic-properties svg:stroke-width="0.198cm" svg:stroke-color="#000000" draw:marker-start-width="0.496cm" draw:marker-end="Arrow" draw:marker-end-width="0.596cm" svg:stroke-opacity="100%" draw:fill="none" draw:opacity="10%" draw:textarea-vertical-align="middle" fo:padding-top="0.223cm" fo:padding-bottom="0.223cm" fo:padding-left="0.348cm" fo:padding-right="0.348cm"/>
    </style:style>
    <style:style style:name="gr263" style:family="graphic" style:parent-style-name="objectwithoutfill">
      <style:graphic-properties draw:stroke="solid" svg:stroke-width="0.159cm" svg:stroke-color="#000000" draw:marker-start-width="0.438cm" draw:marker-end="Arrow" draw:marker-end-width="0.538cm" svg:stroke-opacity="100%" draw:fill="none" draw:opacity="10%" draw:textarea-vertical-align="middle" fo:padding-top="0.204cm" fo:padding-bottom="0.204cm" fo:padding-left="0.329cm" fo:padding-right="0.329cm"/>
    </style:style>
    <style:style style:name="gr264" style:family="graphic" style:parent-style-name="objectwithoutfill">
      <style:graphic-properties svg:stroke-width="0.106cm" svg:stroke-color="#000000" draw:marker-start-width="0.358cm" draw:marker-end="Arrow" draw:marker-end-width="0.458cm" svg:stroke-opacity="100%" draw:fill="none" draw:opacity="10%" draw:textarea-vertical-align="middle" fo:padding-top="0.177cm" fo:padding-bottom="0.177cm" fo:padding-left="0.302cm" fo:padding-right="0.302cm"/>
    </style:style>
    <style:style style:name="gr265" style:family="graphic" style:parent-style-name="objectwithoutfill">
      <style:graphic-properties svg:stroke-width="0.113cm" svg:stroke-color="#000000" draw:marker-start-width="0.368cm" draw:marker-end="Arrow" draw:marker-end-width="0.468cm" svg:stroke-opacity="10%" draw:fill="none" draw:opacity="10%" draw:textarea-vertical-align="middle" fo:padding-top="0.18cm" fo:padding-bottom="0.18cm" fo:padding-left="0.305cm" fo:padding-right="0.305cm"/>
    </style:style>
    <style:style style:name="gr266" style:family="graphic" style:parent-style-name="objectwithoutfill">
      <style:graphic-properties svg:stroke-width="0.141cm" svg:stroke-color="#ff0000" draw:marker-start-width="0.411cm" draw:marker-end="Arrow" draw:marker-end-width="0.511cm" svg:stroke-opacity="100%" draw:fill="none" draw:opacity="10%" draw:textarea-vertical-align="middle" fo:padding-top="0.195cm" fo:padding-bottom="0.195cm" fo:padding-left="0.32cm" fo:padding-right="0.32cm"/>
    </style:style>
    <style:style style:name="gr267" style:family="graphic" style:parent-style-name="objectwithoutfill">
      <style:graphic-properties svg:stroke-width="0.113cm" svg:stroke-color="#ff0000" draw:marker-start-width="0.368cm" draw:marker-end="Arrow" draw:marker-end-width="0.468cm" svg:stroke-opacity="100%" draw:fill="none" draw:opacity="10%" draw:textarea-vertical-align="middle" fo:padding-top="0.18cm" fo:padding-bottom="0.18cm" fo:padding-left="0.305cm" fo:padding-right="0.305cm"/>
    </style:style>
    <style:style style:name="gr268" style:family="graphic" style:parent-style-name="objectwithoutfill">
      <style:graphic-properties svg:stroke-width="0.212cm" svg:stroke-color="#000000" draw:marker-start-width="0.517cm" draw:marker-end="Arrow" draw:marker-end-width="0.617cm" svg:stroke-opacity="100%" draw:fill="none" draw:opacity="10%" draw:textarea-vertical-align="middle" fo:padding-top="0.23cm" fo:padding-bottom="0.23cm" fo:padding-left="0.355cm" fo:padding-right="0.355cm"/>
    </style:style>
    <style:style style:name="gr269" style:family="graphic" style:parent-style-name="standard">
      <style:graphic-properties svg:stroke-width="0.028cm" svg:stroke-color="#000000" draw:marker-start-width="0.242cm" draw:marker-end-width="0.242cm" svg:stroke-opacity="100%" draw:fill-color="#ffffff" draw:opacity="100%" draw:textarea-horizontal-align="justify" draw:textarea-vertical-align="middle" draw:auto-grow-height="false" fo:min-height="1.135cm" fo:min-width="2.08cm" fo:padding-top="0.139cm" fo:padding-bottom="0.139cm" fo:padding-left="0.264cm" fo:padding-right="0.264cm"/>
    </style:style>
    <style:style style:name="gr270" style:family="graphic" style:parent-style-name="objectwithoutfill">
      <style:graphic-properties svg:stroke-width="0.159cm" svg:stroke-color="#ff0000" draw:marker-start-width="0.438cm" draw:marker-end="Arrow" draw:marker-end-width="0.538cm" svg:stroke-opacity="100%" draw:fill="none" draw:opacity="10%" draw:textarea-vertical-align="middle" fo:padding-top="0.204cm" fo:padding-bottom="0.204cm" fo:padding-left="0.329cm" fo:padding-right="0.329cm"/>
    </style:style>
    <style:style style:name="gr271" style:family="graphic" style:parent-style-name="objectwithoutfill">
      <style:graphic-properties svg:stroke-width="0.353cm" svg:stroke-color="#ff0000" draw:marker-start-width="0.729cm" draw:marker-end="Arrow" draw:marker-end-width="0.829cm" svg:stroke-opacity="100%" draw:fill="none" draw:opacity="10%" draw:textarea-vertical-align="middle" fo:padding-top="0.301cm" fo:padding-bottom="0.301cm" fo:padding-left="0.426cm" fo:padding-right="0.426cm"/>
    </style:style>
    <style:style style:name="gr272" style:family="graphic" style:parent-style-name="standard">
      <style:graphic-properties svg:stroke-width="0.028cm" svg:stroke-color="#000000" draw:marker-start-width="0.242cm" draw:marker-end-width="0.242cm" svg:stroke-opacity="100%" draw:fill-color="#ffffff" draw:opacity="100%" draw:textarea-horizontal-align="justify" draw:textarea-vertical-align="middle" draw:auto-grow-height="false" fo:min-height="1.042cm" fo:min-width="2.252cm" fo:padding-top="0.139cm" fo:padding-bottom="0.139cm" fo:padding-left="0.264cm" fo:padding-right="0.264cm"/>
    </style:style>
    <style:style style:name="gr273" style:family="graphic" style:parent-style-name="objectwithoutfill">
      <style:graphic-properties svg:stroke-width="0.353cm" svg:stroke-color="#ff0000" draw:marker-start-width="0.729cm" draw:marker-end="Arrow" draw:marker-end-width="0.829cm" svg:stroke-opacity="10%" draw:fill="none" draw:opacity="10%" draw:textarea-vertical-align="middle" fo:padding-top="0.301cm" fo:padding-bottom="0.301cm" fo:padding-left="0.426cm" fo:padding-right="0.426cm"/>
    </style:style>
    <style:style style:name="gr274" style:family="graphic" style:parent-style-name="objectwithoutfill">
      <style:graphic-properties svg:stroke-width="0.088cm" svg:stroke-color="#ff0000" draw:marker-start-width="0.331cm" draw:marker-end="Arrow" draw:marker-end-width="0.431cm" svg:stroke-opacity="10%" draw:fill="none" draw:opacity="10%" draw:textarea-vertical-align="middle" fo:padding-top="0.168cm" fo:padding-bottom="0.168cm" fo:padding-left="0.293cm" fo:padding-right="0.293cm"/>
    </style:style>
    <style:style style:name="gr275" style:family="graphic" style:parent-style-name="objectwithoutfill">
      <style:graphic-properties draw:stroke="solid" svg:stroke-width="0.159cm" svg:stroke-color="#ff0000" draw:marker-start-width="0.438cm" draw:marker-end="Arrow" draw:marker-end-width="0.538cm" svg:stroke-opacity="10%" draw:fill="none" draw:opacity="10%" draw:textarea-vertical-align="middle" fo:padding-top="0.204cm" fo:padding-bottom="0.204cm" fo:padding-left="0.329cm" fo:padding-right="0.329cm"/>
    </style:style>
    <style:style style:name="gr276" style:family="graphic" style:parent-style-name="objectwithoutfill">
      <style:graphic-properties svg:stroke-width="0.081cm" svg:stroke-color="#000000" draw:marker-start-width="0.321cm" draw:marker-end="Arrow" draw:marker-end-width="0.421cm" svg:stroke-opacity="100%" draw:fill="none" draw:opacity="10%" draw:textarea-vertical-align="middle" fo:padding-top="0.165cm" fo:padding-bottom="0.165cm" fo:padding-left="0.29cm" fo:padding-right="0.29cm"/>
    </style:style>
    <style:style style:name="gr277" style:family="graphic" style:parent-style-name="standard">
      <style:graphic-properties svg:stroke-width="0.028cm" svg:stroke-color="#000000" draw:marker-start-width="0.242cm" draw:marker-end-width="0.242cm" svg:stroke-opacity="100%" draw:fill-color="#ffffff" draw:opacity="100%" draw:textarea-horizontal-align="justify" draw:textarea-vertical-align="middle" draw:auto-grow-height="false" fo:min-height="0.886cm" fo:min-width="2.372cm" fo:padding-top="0.139cm" fo:padding-bottom="0.139cm" fo:padding-left="0.264cm" fo:padding-right="0.264cm"/>
    </style:style>
    <style:style style:name="gr278" style:family="graphic" style:parent-style-name="standard">
      <style:graphic-properties svg:stroke-width="0.028cm" svg:stroke-color="#000000" draw:marker-start-width="0.242cm" draw:marker-end-width="0.242cm" svg:stroke-opacity="100%" draw:fill-color="#ffffff" draw:opacity="100%" draw:textarea-horizontal-align="justify" draw:textarea-vertical-align="middle" draw:auto-grow-height="false" fo:min-height="1.122cm" fo:min-width="2.201cm" fo:padding-top="0.139cm" fo:padding-bottom="0.139cm" fo:padding-left="0.264cm" fo:padding-right="0.264cm"/>
    </style:style>
    <style:style style:name="gr279" style:family="graphic" style:parent-style-name="standard">
      <style:graphic-properties svg:stroke-width="0.028cm" svg:stroke-color="#000000" draw:marker-start-width="0.242cm" draw:marker-end-width="0.242cm" svg:stroke-opacity="100%" draw:fill-color="#ffffff" draw:opacity="100%" draw:textarea-horizontal-align="justify" draw:textarea-vertical-align="middle" draw:auto-grow-height="false" fo:min-height="1.186cm" fo:min-width="2.472cm" fo:padding-top="0.139cm" fo:padding-bottom="0.139cm" fo:padding-left="0.264cm" fo:padding-right="0.264cm"/>
    </style:style>
    <style:style style:name="gr280" style:family="graphic" style:parent-style-name="standard" style:list-style-name="L1">
      <style:graphic-properties draw:stroke="solid" draw:stroke-dash="Dashed_20__28_var_29__20_4" svg:stroke-width="0.028cm" svg:stroke-color="#000000" draw:marker-start="" draw:marker-start-width="0.242cm" draw:marker-start-center="false" draw:marker-end="" draw:marker-end-width="0.242cm" draw:marker-end-center="false" svg:stroke-opacity="10%" draw:fill="solid" draw:fill-color="#ffffff" draw:opacity="10%" draw:textarea-horizontal-align="justify" draw:textarea-vertical-align="middle" draw:auto-grow-height="false" fo:min-height="1.522cm" fo:min-width="2.772cm" fo:padding-top="0.139cm" fo:padding-bottom="0.139cm" fo:padding-left="0.264cm" fo:padding-right="0.264cm" draw:shadow="hidden" draw:shadow-offset-x="0.2cm" draw:shadow-offset-y="0.2cm" draw:shadow-color="#808080"/>
    </style:style>
    <style:style style:name="gr281" style:family="graphic" style:parent-style-name="standard" style:list-style-name="L1">
      <style:graphic-properties draw:stroke="solid" draw:stroke-dash="Dashed_20__28_var_29__20_4" svg:stroke-width="0.028cm" svg:stroke-color="#000000" draw:marker-start="" draw:marker-start-width="0.242cm" draw:marker-start-center="false" draw:marker-end="" draw:marker-end-width="0.242cm" draw:marker-end-center="false" svg:stroke-opacity="10%" draw:fill="solid" draw:fill-color="#ffffff" draw:opacity="10%" draw:textarea-horizontal-align="justify" draw:textarea-vertical-align="middle" draw:auto-grow-height="false" fo:min-height="1.522cm" fo:min-width="2.772cm" fo:padding-top="0.139cm" fo:padding-bottom="0.139cm" fo:padding-left="0.264cm" fo:padding-right="0.264cm" draw:shadow="hidden" draw:shadow-offset-x="0.2cm" draw:shadow-offset-y="0.2cm" draw:shadow-color="#808080"/>
    </style:style>
    <style:style style:name="gr282" style:family="graphic" style:parent-style-name="standard" style:list-style-name="L1">
      <style:graphic-properties draw:stroke="solid" draw:stroke-dash="Dashed_20__28_var_29__20_4" svg:stroke-width="0.028cm" svg:stroke-color="#000000" draw:marker-start="" draw:marker-start-width="0.242cm" draw:marker-start-center="false" draw:marker-end="" draw:marker-end-width="0.242cm" draw:marker-end-center="false" svg:stroke-opacity="100%" draw:fill="solid" draw:fill-color="#ffffff" draw:opacity="100%" draw:textarea-horizontal-align="justify" draw:textarea-vertical-align="middle" draw:auto-grow-height="false" fo:min-height="1.522cm" fo:min-width="2.772cm" fo:padding-top="0.139cm" fo:padding-bottom="0.139cm" fo:padding-left="0.264cm" fo:padding-right="0.264cm" draw:shadow="hidden" draw:shadow-offset-x="0.2cm" draw:shadow-offset-y="0.2cm" draw:shadow-color="#808080"/>
    </style:style>
    <style:style style:name="gr283" style:family="graphic" style:parent-style-name="objectwithoutfill">
      <style:graphic-properties svg:stroke-width="0.053cm" svg:stroke-color="#ff0000" draw:marker-start-width="0.279cm" draw:marker-end="Arrow" draw:marker-end-width="0.379cm" svg:stroke-opacity="10%" draw:fill="none" draw:opacity="10%" draw:textarea-vertical-align="middle" fo:padding-top="0.151cm" fo:padding-bottom="0.151cm" fo:padding-left="0.276cm" fo:padding-right="0.276cm"/>
    </style:style>
    <style:style style:name="gr284" style:family="graphic" style:parent-style-name="standard">
      <style:graphic-properties svg:stroke-width="0.028cm" svg:stroke-color="#000000" draw:marker-start-width="0.242cm" draw:marker-end-width="0.242cm" svg:stroke-opacity="100%" draw:fill-color="#ffffff" draw:opacity="10%" draw:textarea-horizontal-align="justify" draw:textarea-vertical-align="middle" draw:auto-grow-height="false" fo:min-height="1.222cm" fo:min-width="2.872cm" fo:padding-top="0.139cm" fo:padding-bottom="0.139cm" fo:padding-left="0.264cm" fo:padding-right="0.264cm"/>
    </style:style>
    <style:style style:name="gr285" style:family="graphic" style:parent-style-name="objectwithoutfill">
      <style:graphic-properties svg:stroke-width="0.423cm" draw:marker-start-width="0.834cm" draw:marker-end="Arrow" draw:marker-end-width="0.934cm" svg:stroke-opacity="100%" draw:fill="none" draw:opacity="10%" draw:textarea-vertical-align="middle" fo:padding-top="0.336cm" fo:padding-bottom="0.336cm" fo:padding-left="0.461cm" fo:padding-right="0.461cm"/>
    </style:style>
    <style:style style:name="gr286" style:family="graphic" style:parent-style-name="objectwithoutfill">
      <style:graphic-properties svg:stroke-width="0.529cm" draw:marker-start-width="0.993cm" draw:marker-end="Arrow" draw:marker-end-width="1.093cm" svg:stroke-opacity="10%" draw:fill="none" draw:opacity="10%" draw:textarea-vertical-align="middle" fo:padding-top="0.389cm" fo:padding-bottom="0.389cm" fo:padding-left="0.514cm" fo:padding-right="0.514cm"/>
    </style:style>
    <style:style style:name="gr287" style:family="graphic" style:parent-style-name="objectwithoutfill">
      <style:graphic-properties svg:stroke-width="0.141cm" draw:marker-start-width="0.411cm" draw:marker-end="Arrow" draw:marker-end-width="0.511cm" svg:stroke-opacity="10%" draw:fill="none" draw:opacity="10%" draw:textarea-vertical-align="middle" fo:padding-top="0.195cm" fo:padding-bottom="0.195cm" fo:padding-left="0.32cm" fo:padding-right="0.32cm"/>
    </style:style>
    <style:style style:name="gr288" style:family="graphic" style:parent-style-name="objectwithoutfill">
      <style:graphic-properties svg:stroke-width="0.187cm" svg:stroke-color="#ff0000" draw:marker-start-width="0.479cm" draw:marker-end="Arrow" draw:marker-end-width="0.579cm" svg:stroke-opacity="10%" draw:fill="none" draw:opacity="10%" draw:textarea-vertical-align="middle" fo:padding-top="0.217cm" fo:padding-bottom="0.217cm" fo:padding-left="0.342cm" fo:padding-right="0.342cm"/>
    </style:style>
    <style:style style:name="gr289" style:family="graphic" style:parent-style-name="standard">
      <style:graphic-properties svg:stroke-width="0.028cm" svg:stroke-color="#000000" draw:marker-start-width="0.242cm" draw:marker-end-width="0.242cm" svg:stroke-opacity="10%" draw:fill-color="#ffffff" draw:opacity="10%" draw:textarea-horizontal-align="justify" draw:textarea-vertical-align="middle" draw:auto-grow-height="false" fo:min-height="1.286cm" fo:min-width="2cm" fo:padding-top="0.139cm" fo:padding-bottom="0.139cm" fo:padding-left="0.264cm" fo:padding-right="0.264cm"/>
    </style:style>
    <style:style style:name="gr290" style:family="graphic" style:parent-style-name="objectwithoutfill">
      <style:graphic-properties draw:stroke="solid" draw:stroke-dash="_32__20_Dots_20_1_20_Dash" svg:stroke-width="0.018cm" svg:stroke-color="#000000" draw:marker-start-width="0.227cm" draw:marker-end="Arrow" draw:marker-end-width="0.327cm" svg:stroke-opacity="40%" draw:fill="none" draw:opacity="10%" draw:textarea-vertical-align="middle" fo:padding-top="0.134cm" fo:padding-bottom="0.134cm" fo:padding-left="0.259cm" fo:padding-right="0.259cm"/>
    </style:style>
    <style:style style:name="gr291" style:family="graphic" style:parent-style-name="objectwithoutfill">
      <style:graphic-properties draw:stroke="solid" draw:stroke-dash="Ultrafine_20_Dashed" svg:stroke-width="0.035cm" svg:stroke-color="#ff0000" draw:marker-start-width="0.252cm" draw:marker-end="Arrow" draw:marker-end-width="0.352cm" svg:stroke-opacity="10%" draw:fill="none" draw:opacity="10%" draw:textarea-vertical-align="middle" fo:padding-top="0.142cm" fo:padding-bottom="0.142cm" fo:padding-left="0.267cm" fo:padding-right="0.267cm"/>
    </style:style>
    <style:style style:name="gr292" style:family="graphic" style:parent-style-name="objectwithoutfill">
      <style:graphic-properties svg:stroke-width="0.176cm" svg:stroke-color="#000000" draw:marker-start-width="0.463cm" draw:marker-end="Arrow" draw:marker-end-width="0.563cm" svg:stroke-opacity="10%" draw:fill="none" draw:opacity="10%" draw:textarea-vertical-align="middle" fo:padding-top="0.212cm" fo:padding-bottom="0.212cm" fo:padding-left="0.337cm" fo:padding-right="0.337cm"/>
    </style:style>
    <style:style style:name="gr293" style:family="graphic" style:parent-style-name="objectwithoutfill">
      <style:graphic-properties draw:stroke="solid" svg:stroke-width="0.191cm" svg:stroke-color="#000000" draw:marker-start-width="0.485cm" draw:marker-end="Arrow" draw:marker-end-width="0.585cm" svg:stroke-opacity="10%" draw:fill="none" draw:opacity="10%" draw:textarea-vertical-align="middle" fo:padding-top="0.219cm" fo:padding-bottom="0.219cm" fo:padding-left="0.344cm" fo:padding-right="0.344cm"/>
    </style:style>
    <style:style style:name="gr294" style:family="graphic" style:parent-style-name="objectwithoutfill">
      <style:graphic-properties svg:stroke-width="0.159cm" svg:stroke-color="#ff0000" draw:marker-start-width="0.438cm" draw:marker-end="Arrow" draw:marker-end-width="0.538cm" svg:stroke-opacity="100%" draw:fill="none" draw:opacity="10%" draw:textarea-vertical-align="middle" fo:padding-top="0.204cm" fo:padding-bottom="0.204cm" fo:padding-left="0.329cm" fo:padding-right="0.329cm"/>
    </style:style>
    <style:style style:name="gr295" style:family="graphic" style:parent-style-name="objectwithoutfill">
      <style:graphic-properties svg:stroke-width="0.282cm" svg:stroke-color="#000000" draw:marker-start-width="0.623cm" draw:marker-end="Arrow" draw:marker-end-width="0.723cm" svg:stroke-opacity="10%" draw:fill="none" draw:opacity="10%" draw:textarea-vertical-align="middle" fo:padding-top="0.266cm" fo:padding-bottom="0.266cm" fo:padding-left="0.391cm" fo:padding-right="0.391cm"/>
    </style:style>
    <style:style style:name="gr296" style:family="graphic" style:parent-style-name="standard" style:list-style-name="L1">
      <style:graphic-properties draw:stroke="solid" draw:stroke-dash="Dashed_20__28_var_29__20_4" svg:stroke-width="0.028cm" svg:stroke-color="#000000" draw:marker-start="" draw:marker-start-width="0.242cm" draw:marker-start-center="false" draw:marker-end="" draw:marker-end-width="0.242cm" draw:marker-end-center="false" svg:stroke-opacity="10%" draw:fill="solid" draw:fill-color="#ffffff" draw:opacity="10%" draw:textarea-horizontal-align="justify" draw:textarea-vertical-align="middle" draw:auto-grow-height="false" fo:min-height="1.222cm" fo:min-width="2.272cm" fo:padding-top="0.139cm" fo:padding-bottom="0.139cm" fo:padding-left="0.264cm" fo:padding-right="0.264cm" draw:shadow="hidden" draw:shadow-offset-x="0.2cm" draw:shadow-offset-y="0.2cm" draw:shadow-color="#808080"/>
    </style:style>
    <style:style style:name="gr297" style:family="graphic" style:parent-style-name="objectwithoutfill">
      <style:graphic-properties svg:stroke-width="0.198cm" svg:stroke-color="#000000" draw:marker-start-width="0.496cm" draw:marker-end="Arrow" draw:marker-end-width="0.596cm" svg:stroke-opacity="10%" draw:fill="none" draw:opacity="10%" draw:textarea-vertical-align="middle" fo:padding-top="0.223cm" fo:padding-bottom="0.223cm" fo:padding-left="0.348cm" fo:padding-right="0.348cm"/>
    </style:style>
    <style:style style:name="gr298" style:family="graphic" style:parent-style-name="objectwithoutfill">
      <style:graphic-properties draw:stroke="solid" svg:stroke-width="0.159cm" svg:stroke-color="#000000" draw:marker-start-width="0.438cm" draw:marker-end="Arrow" draw:marker-end-width="0.538cm" svg:stroke-opacity="10%" draw:fill="none" draw:opacity="10%" draw:textarea-vertical-align="middle" fo:padding-top="0.204cm" fo:padding-bottom="0.204cm" fo:padding-left="0.329cm" fo:padding-right="0.329cm"/>
    </style:style>
    <style:style style:name="gr299" style:family="graphic" style:parent-style-name="objectwithoutfill">
      <style:graphic-properties svg:stroke-width="0.106cm" svg:stroke-color="#000000" draw:marker-start-width="0.358cm" draw:marker-end="Arrow" draw:marker-end-width="0.458cm" svg:stroke-opacity="10%" draw:fill="none" draw:opacity="10%" draw:textarea-vertical-align="middle" fo:padding-top="0.177cm" fo:padding-bottom="0.177cm" fo:padding-left="0.302cm" fo:padding-right="0.302cm"/>
    </style:style>
    <style:style style:name="gr300" style:family="graphic" style:parent-style-name="objectwithoutfill">
      <style:graphic-properties svg:stroke-width="0.113cm" svg:stroke-color="#000000" draw:marker-start-width="0.368cm" draw:marker-end="Arrow" draw:marker-end-width="0.468cm" svg:stroke-opacity="100%" draw:fill="none" draw:opacity="10%" draw:textarea-vertical-align="middle" fo:padding-top="0.18cm" fo:padding-bottom="0.18cm" fo:padding-left="0.305cm" fo:padding-right="0.305cm"/>
    </style:style>
    <style:style style:name="gr301" style:family="graphic" style:parent-style-name="objectwithoutfill">
      <style:graphic-properties svg:stroke-width="0.141cm" svg:stroke-color="#ff0000" draw:marker-start-width="0.411cm" draw:marker-end="Arrow" draw:marker-end-width="0.511cm" svg:stroke-opacity="10%" draw:fill="none" draw:opacity="10%" draw:textarea-vertical-align="middle" fo:padding-top="0.195cm" fo:padding-bottom="0.195cm" fo:padding-left="0.32cm" fo:padding-right="0.32cm"/>
    </style:style>
    <style:style style:name="gr302" style:family="graphic" style:parent-style-name="objectwithoutfill">
      <style:graphic-properties svg:stroke-width="0.113cm" svg:stroke-color="#ff0000" draw:marker-start-width="0.368cm" draw:marker-end="Arrow" draw:marker-end-width="0.468cm" svg:stroke-opacity="10%" draw:fill="none" draw:opacity="10%" draw:textarea-vertical-align="middle" fo:padding-top="0.18cm" fo:padding-bottom="0.18cm" fo:padding-left="0.305cm" fo:padding-right="0.305cm"/>
    </style:style>
    <style:style style:name="gr303" style:family="graphic" style:parent-style-name="objectwithoutfill">
      <style:graphic-properties svg:stroke-width="0.212cm" svg:stroke-color="#000000" draw:marker-start-width="0.517cm" draw:marker-end="Arrow" draw:marker-end-width="0.617cm" svg:stroke-opacity="10%" draw:fill="none" draw:opacity="10%" draw:textarea-vertical-align="middle" fo:padding-top="0.23cm" fo:padding-bottom="0.23cm" fo:padding-left="0.355cm" fo:padding-right="0.355cm"/>
    </style:style>
    <style:style style:name="gr304" style:family="graphic" style:parent-style-name="standard">
      <style:graphic-properties svg:stroke-width="0.028cm" svg:stroke-color="#000000" draw:marker-start-width="0.242cm" draw:marker-end-width="0.242cm" svg:stroke-opacity="10%" draw:fill-color="#ffffff" draw:opacity="10%" draw:textarea-horizontal-align="justify" draw:textarea-vertical-align="middle" draw:auto-grow-height="false" fo:min-height="1.135cm" fo:min-width="2.08cm" fo:padding-top="0.139cm" fo:padding-bottom="0.139cm" fo:padding-left="0.264cm" fo:padding-right="0.264cm"/>
    </style:style>
    <style:style style:name="gr305" style:family="graphic" style:parent-style-name="objectwithoutfill">
      <style:graphic-properties svg:stroke-width="0.159cm" svg:stroke-color="#ff0000" draw:marker-start-width="0.438cm" draw:marker-end="Arrow" draw:marker-end-width="0.538cm" svg:stroke-opacity="10%" draw:fill="none" draw:opacity="10%" draw:textarea-vertical-align="middle" fo:padding-top="0.204cm" fo:padding-bottom="0.204cm" fo:padding-left="0.329cm" fo:padding-right="0.329cm"/>
    </style:style>
    <style:style style:name="gr306" style:family="graphic" style:parent-style-name="standard">
      <style:graphic-properties svg:stroke-width="0.028cm" svg:stroke-color="#000000" draw:marker-start-width="0.242cm" draw:marker-end-width="0.242cm" svg:stroke-opacity="10%" draw:fill-color="#ffffff" draw:opacity="10%" draw:textarea-horizontal-align="justify" draw:textarea-vertical-align="middle" draw:auto-grow-height="false" fo:min-height="1.042cm" fo:min-width="2.252cm" fo:padding-top="0.139cm" fo:padding-bottom="0.139cm" fo:padding-left="0.264cm" fo:padding-right="0.264cm"/>
    </style:style>
    <style:style style:name="gr307" style:family="graphic" style:parent-style-name="objectwithoutfill">
      <style:graphic-properties draw:stroke="solid" svg:stroke-width="0.159cm" svg:stroke-color="#ff0000" draw:marker-start-width="0.438cm" draw:marker-end="Arrow" draw:marker-end-width="0.538cm" svg:stroke-opacity="100%" draw:fill="none" draw:opacity="10%" draw:textarea-vertical-align="middle" fo:padding-top="0.204cm" fo:padding-bottom="0.204cm" fo:padding-left="0.329cm" fo:padding-right="0.329cm"/>
    </style:style>
    <style:style style:name="gr308" style:family="graphic" style:parent-style-name="standard">
      <style:graphic-properties svg:stroke-width="0.028cm" svg:stroke-color="#000000" draw:marker-start-width="0.242cm" draw:marker-end-width="0.242cm" svg:stroke-opacity="10%" draw:fill-color="#ffffff" draw:opacity="10%" draw:textarea-horizontal-align="justify" draw:textarea-vertical-align="middle" draw:auto-grow-height="false" fo:min-height="0.886cm" fo:min-width="2.372cm" fo:padding-top="0.139cm" fo:padding-bottom="0.139cm" fo:padding-left="0.264cm" fo:padding-right="0.264cm"/>
    </style:style>
    <style:style style:name="gr309" style:family="graphic" style:parent-style-name="standard">
      <style:graphic-properties svg:stroke-width="0.028cm" svg:stroke-color="#000000" draw:marker-start-width="0.242cm" draw:marker-end-width="0.242cm" svg:stroke-opacity="10%" draw:fill-color="#ffffff" draw:opacity="10%" draw:textarea-horizontal-align="justify" draw:textarea-vertical-align="middle" draw:auto-grow-height="false" fo:min-height="1.122cm" fo:min-width="2.201cm" fo:padding-top="0.139cm" fo:padding-bottom="0.139cm" fo:padding-left="0.264cm" fo:padding-right="0.264cm"/>
    </style:style>
    <style:style style:name="gr310" style:family="graphic" style:parent-style-name="standard" style:list-style-name="L1">
      <style:graphic-properties draw:stroke="solid" draw:stroke-dash="Dashed_20__28_var_29__20_4" svg:stroke-width="0.028cm" svg:stroke-color="#000000" draw:marker-start="" draw:marker-start-width="0.242cm" draw:marker-start-center="false" draw:marker-end="" draw:marker-end-width="0.242cm" draw:marker-end-center="false" svg:stroke-opacity="100%" draw:fill="solid" draw:fill-color="#ffffff" draw:opacity="100%" draw:textarea-horizontal-align="justify" draw:textarea-vertical-align="middle" draw:auto-grow-height="false" fo:min-height="1.522cm" fo:min-width="2.772cm" fo:padding-top="0.139cm" fo:padding-bottom="0.139cm" fo:padding-left="0.264cm" fo:padding-right="0.264cm" draw:shadow="hidden" draw:shadow-offset-x="0.2cm" draw:shadow-offset-y="0.2cm" draw:shadow-color="#808080"/>
    </style:style>
    <style:style style:name="gr311" style:family="graphic" style:parent-style-name="standard" style:list-style-name="L1">
      <style:graphic-properties draw:stroke="solid" draw:stroke-dash="Dashed_20__28_var_29__20_4" svg:stroke-width="0.028cm" svg:stroke-color="#000000" draw:marker-start="" draw:marker-start-width="0.242cm" draw:marker-start-center="false" draw:marker-end="" draw:marker-end-width="0.242cm" draw:marker-end-center="false" svg:stroke-opacity="100%" draw:fill="solid" draw:fill-color="#ffffff" draw:opacity="100%" draw:textarea-horizontal-align="justify" draw:textarea-vertical-align="middle" draw:auto-grow-height="false" fo:min-height="1.522cm" fo:min-width="2.772cm" fo:padding-top="0.139cm" fo:padding-bottom="0.139cm" fo:padding-left="0.264cm" fo:padding-right="0.264cm" draw:shadow="hidden" draw:shadow-offset-x="0.2cm" draw:shadow-offset-y="0.2cm" draw:shadow-color="#808080"/>
    </style:style>
    <style:style style:name="gr312" style:family="graphic" style:parent-style-name="standard" style:list-style-name="L1">
      <style:graphic-properties draw:stroke="solid" draw:stroke-dash="Dashed_20__28_var_29__20_4" svg:stroke-width="0.028cm" svg:stroke-color="#000000" draw:marker-start="" draw:marker-start-width="0.242cm" draw:marker-start-center="false" draw:marker-end="" draw:marker-end-width="0.242cm" draw:marker-end-center="false" svg:stroke-opacity="100%" draw:fill="solid" draw:fill-color="#ffffff" draw:opacity="100%" draw:textarea-horizontal-align="justify" draw:textarea-vertical-align="middle" draw:auto-grow-height="false" fo:min-height="1.522cm" fo:min-width="2.772cm" fo:padding-top="0.139cm" fo:padding-bottom="0.139cm" fo:padding-left="0.264cm" fo:padding-right="0.264cm" draw:shadow="hidden" draw:shadow-offset-x="0.2cm" draw:shadow-offset-y="0.2cm" draw:shadow-color="#808080"/>
    </style:style>
    <style:style style:name="gr313" style:family="graphic" style:parent-style-name="standard">
      <style:graphic-properties svg:stroke-width="0.028cm" svg:stroke-color="#000000" draw:marker-start-width="0.242cm" draw:marker-end-width="0.242cm" svg:stroke-opacity="10%" draw:fill-color="#ffffff" draw:opacity="10%" draw:textarea-horizontal-align="justify" draw:textarea-vertical-align="middle" draw:auto-grow-height="false" fo:min-height="1.222cm" fo:min-width="2.872cm" fo:padding-top="0.139cm" fo:padding-bottom="0.139cm" fo:padding-left="0.264cm" fo:padding-right="0.264cm"/>
    </style:style>
    <style:style style:name="gr314" style:family="graphic" style:parent-style-name="objectwithoutfill">
      <style:graphic-properties svg:stroke-width="0.423cm" draw:marker-start-width="0.834cm" draw:marker-end="Arrow" draw:marker-end-width="0.934cm" svg:stroke-opacity="10%" draw:fill="none" draw:opacity="10%" draw:textarea-vertical-align="middle" fo:padding-top="0.336cm" fo:padding-bottom="0.336cm" fo:padding-left="0.461cm" fo:padding-right="0.461cm"/>
    </style:style>
    <style:style style:name="gr315" style:family="graphic" style:parent-style-name="standard">
      <style:graphic-properties svg:stroke-width="0.028cm" svg:stroke-color="#000000" draw:marker-start-width="0.242cm" draw:marker-end-width="0.242cm" svg:stroke-opacity="10%" draw:fill-color="#ffffff" draw:opacity="10%" draw:textarea-horizontal-align="justify" draw:textarea-vertical-align="middle" draw:auto-grow-height="false" fo:min-height="1.122cm" fo:min-width="2cm" fo:padding-top="0.139cm" fo:padding-bottom="0.139cm" fo:padding-left="0.264cm" fo:padding-right="0.264cm"/>
    </style:style>
    <style:style style:name="gr316" style:family="graphic" style:parent-style-name="objectwithoutfill">
      <style:graphic-properties svg:stroke-width="0.138cm" svg:stroke-color="#000000" draw:marker-start-width="0.406cm" draw:marker-end="Arrow" draw:marker-end-width="0.506cm" svg:stroke-opacity="100%" draw:fill="none" draw:opacity="10%" draw:textarea-vertical-align="middle" fo:padding-top="0.193cm" fo:padding-bottom="0.193cm" fo:padding-left="0.318cm" fo:padding-right="0.318cm"/>
    </style:style>
    <style:style style:name="gr317" style:family="graphic" style:parent-style-name="objectwithoutfill">
      <style:graphic-properties svg:stroke-width="0.092cm" svg:stroke-color="#000000" draw:marker-start-width="0.337cm" draw:marker-end="Arrow" draw:marker-end-width="0.437cm" svg:stroke-opacity="100%" draw:fill="none" draw:opacity="10%" draw:textarea-vertical-align="middle" fo:padding-top="0.17cm" fo:padding-bottom="0.17cm" fo:padding-left="0.295cm" fo:padding-right="0.295cm"/>
    </style:style>
    <style:style style:name="gr318" style:family="graphic" style:parent-style-name="objectwithoutfill">
      <style:graphic-properties draw:stroke="solid" draw:stroke-dash="_32__20_Dots_20_1_20_Dash" svg:stroke-color="#000000" draw:marker-end="Arrow" draw:marker-end-width="0.3cm" svg:stroke-opacity="40%" draw:fill="none" draw:opacity="10%" draw:textarea-vertical-align="middle"/>
    </style:style>
    <style:style style:name="gr319" style:family="graphic" style:parent-style-name="objectwithoutfill">
      <style:graphic-properties svg:stroke-width="0.127cm" svg:stroke-color="#000000" draw:marker-start-width="0.389cm" draw:marker-end="Arrow" draw:marker-end-width="0.489cm" svg:stroke-opacity="100%" draw:fill="none" draw:opacity="10%" draw:textarea-vertical-align="middle" fo:padding-top="0.187cm" fo:padding-bottom="0.187cm" fo:padding-left="0.312cm" fo:padding-right="0.312cm"/>
    </style:style>
    <style:style style:name="gr320" style:family="graphic" style:parent-style-name="objectwithoutfill">
      <style:graphic-properties svg:stroke-width="0.081cm" svg:stroke-color="#ff0000" draw:marker-start-width="0.321cm" draw:marker-end="Arrow" draw:marker-end-width="0.421cm" svg:stroke-opacity="100%" draw:fill="none" draw:opacity="10%" draw:textarea-vertical-align="middle" fo:padding-top="0.165cm" fo:padding-bottom="0.165cm" fo:padding-left="0.29cm" fo:padding-right="0.29cm"/>
    </style:style>
    <style:style style:name="gr321" style:family="graphic" style:parent-style-name="objectwithoutfill">
      <style:graphic-properties svg:stroke-width="0.318cm" svg:stroke-color="#000000" draw:marker-start-width="0.676cm" draw:marker-end="Arrow" draw:marker-end-width="0.776cm" svg:stroke-opacity="100%" draw:fill="none" draw:opacity="10%" draw:textarea-vertical-align="middle" fo:padding-top="0.283cm" fo:padding-bottom="0.283cm" fo:padding-left="0.408cm" fo:padding-right="0.408cm"/>
    </style:style>
    <style:style style:name="gr322" style:family="graphic" style:parent-style-name="standard" style:list-style-name="L1">
      <style:graphic-properties draw:stroke="solid" draw:stroke-dash="Dashed_20__28_var_29__20_4" svg:stroke-width="0.028cm" svg:stroke-color="#000000" draw:marker-start="" draw:marker-start-width="0.242cm" draw:marker-start-center="false" draw:marker-end="" draw:marker-end-width="0.242cm" draw:marker-end-center="false" svg:stroke-opacity="100%" draw:fill="solid" draw:fill-color="#ffffff" draw:opacity="100%" draw:textarea-horizontal-align="justify" draw:textarea-vertical-align="middle" draw:auto-grow-height="false" fo:min-height="1.222cm" fo:min-width="2.272cm" fo:padding-top="0.139cm" fo:padding-bottom="0.139cm" fo:padding-left="0.264cm" fo:padding-right="0.264cm" draw:shadow="hidden" draw:shadow-offset-x="0.2cm" draw:shadow-offset-y="0.2cm" draw:shadow-color="#808080"/>
    </style:style>
    <style:style style:name="gr323" style:family="graphic" style:parent-style-name="objectwithoutfill">
      <style:graphic-properties svg:stroke-width="0.088cm" svg:stroke-color="#ff0000" draw:marker-start-width="0.331cm" draw:marker-end="Arrow" draw:marker-end-width="0.431cm" svg:stroke-opacity="100%" draw:fill="none" draw:opacity="10%" draw:textarea-vertical-align="middle" fo:padding-top="0.168cm" fo:padding-bottom="0.168cm" fo:padding-left="0.293cm" fo:padding-right="0.293cm"/>
    </style:style>
    <style:style style:name="gr324" style:family="graphic" style:parent-style-name="standard" style:list-style-name="L1">
      <style:graphic-properties draw:stroke="solid" draw:stroke-dash="Dashed_20__28_var_29__20_4" svg:stroke-width="0.028cm" svg:stroke-color="#000000" draw:marker-start="" draw:marker-start-width="0.242cm" draw:marker-start-center="false" draw:marker-end="" draw:marker-end-width="0.242cm" draw:marker-end-center="false" svg:stroke-opacity="100%" draw:fill="solid" draw:fill-color="#ffffff" draw:opacity="100%" draw:textarea-horizontal-align="justify" draw:textarea-vertical-align="middle" draw:auto-grow-height="false" fo:min-height="1.522cm" fo:min-width="2.772cm" fo:padding-top="0.139cm" fo:padding-bottom="0.139cm" fo:padding-left="0.264cm" fo:padding-right="0.264cm" draw:shadow="hidden" draw:shadow-offset-x="0.2cm" draw:shadow-offset-y="0.2cm" draw:shadow-color="#808080"/>
    </style:style>
    <style:style style:name="gr325" style:family="graphic" style:parent-style-name="standard" style:list-style-name="L1">
      <style:graphic-properties draw:stroke="solid" draw:stroke-dash="Dashed_20__28_var_29__20_4" svg:stroke-width="0.028cm" svg:stroke-color="#000000" draw:marker-start="" draw:marker-start-width="0.242cm" draw:marker-start-center="false" draw:marker-end="" draw:marker-end-width="0.242cm" draw:marker-end-center="false" svg:stroke-opacity="100%" draw:fill="solid" draw:fill-color="#ffffff" draw:opacity="100%" draw:textarea-horizontal-align="justify" draw:textarea-vertical-align="middle" draw:auto-grow-height="false" fo:min-height="1.522cm" fo:min-width="2.772cm" fo:padding-top="0.139cm" fo:padding-bottom="0.139cm" fo:padding-left="0.264cm" fo:padding-right="0.264cm" draw:shadow="hidden" draw:shadow-offset-x="0.2cm" draw:shadow-offset-y="0.2cm" draw:shadow-color="#808080"/>
    </style:style>
    <style:style style:name="gr326" style:family="graphic" style:parent-style-name="standard" style:list-style-name="L1">
      <style:graphic-properties draw:stroke="solid" draw:stroke-dash="Dashed_20__28_var_29__20_4" svg:stroke-width="0.028cm" svg:stroke-color="#000000" draw:marker-start="" draw:marker-start-width="0.242cm" draw:marker-start-center="false" draw:marker-end="" draw:marker-end-width="0.242cm" draw:marker-end-center="false" svg:stroke-opacity="10%" draw:fill="solid" draw:fill-color="#ffffff" draw:opacity="10%" draw:textarea-horizontal-align="justify" draw:textarea-vertical-align="middle" draw:auto-grow-height="false" fo:min-height="1.522cm" fo:min-width="2.772cm" fo:padding-top="0.139cm" fo:padding-bottom="0.139cm" fo:padding-left="0.264cm" fo:padding-right="0.264cm" draw:shadow="hidden" draw:shadow-offset-x="0.2cm" draw:shadow-offset-y="0.2cm" draw:shadow-color="#808080"/>
    </style:style>
    <style:style style:name="gr327" style:family="graphic" style:parent-style-name="objectwithoutfill">
      <style:graphic-properties svg:stroke-width="0.053cm" svg:stroke-color="#ff0000" draw:marker-start-width="0.279cm" draw:marker-end="Arrow" draw:marker-end-width="0.379cm" svg:stroke-opacity="40%" draw:fill="none" draw:opacity="10%" draw:textarea-vertical-align="middle" fo:padding-top="0.151cm" fo:padding-bottom="0.151cm" fo:padding-left="0.276cm" fo:padding-right="0.276cm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loext:graphic-properties draw:fill="none"/>
      <style:paragraph-properties fo:text-align="center"/>
      <style:text-properties fo:font-size="12pt"/>
    </style:style>
    <style:style style:name="P2" style:family="paragraph">
      <loext:graphic-properties draw:fill="none" draw:fill-color="#ffffff"/>
      <style:paragraph-properties fo:text-align="center"/>
      <style:text-properties fo:font-size="12pt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paragraph-properties fo:text-align="center"/>
      <style:text-properties fo:font-size="12pt"/>
    </style:style>
    <style:style style:name="P5" style:family="paragraph">
      <loext:graphic-properties draw:fill-color="#ffffff"/>
      <style:paragraph-properties fo:text-align="center"/>
      <style:text-properties fo:font-size="12pt" style:font-size-asian="12pt" style:font-size-complex="12pt"/>
    </style:style>
    <style:style style:name="P6" style:family="paragraph">
      <loext:graphic-properties draw:fill="none" draw:fill-color="#ffffff"/>
      <style:text-properties fo:font-size="12pt" style:text-underline-style="solid" style:text-underline-width="auto" style:text-underline-color="font-color"/>
    </style:style>
    <style:style style:name="P7" style:family="paragraph">
      <loext:graphic-properties draw:fill="none"/>
      <style:text-properties fo:font-size="12pt"/>
    </style:style>
    <style:style style:name="P8" style:family="paragraph">
      <loext:graphic-properties draw:fill="solid" draw:fill-color="#ffffff"/>
      <style:paragraph-properties fo:text-align="center"/>
      <style:text-properties fo:font-size="12pt" style:font-size-asian="14pt" style:font-size-complex="14pt"/>
    </style:style>
    <style:style style:name="P9" style:family="paragraph">
      <loext:graphic-properties draw:fill="none" draw:fill-color="#ffffff"/>
      <style:text-properties fo:font-size="12pt"/>
    </style:style>
    <style:style style:name="P10" style:family="paragraph">
      <loext:graphic-properties draw:fill="none" draw:fill-color="#ffffff"/>
      <style:text-properties fo:font-size="12pt" style:font-size-asian="14pt" style:font-size-complex="14pt"/>
    </style:style>
    <style:style style:name="P11" style:family="paragraph">
      <loext:graphic-properties draw:fill="solid" draw:fill-color="#ffffff"/>
      <style:paragraph-properties fo:text-align="center"/>
      <style:text-properties fo:font-size="12pt" style:font-size-asian="10pt" style:font-size-complex="10pt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-color="#ffffff"/>
    </style:style>
    <style:style style:name="P14" style:family="paragraph">
      <loext:graphic-properties draw:fill-color="#000080"/>
      <style:paragraph-properties fo:text-align="center"/>
      <style:text-properties fo:font-size="12pt"/>
    </style:style>
    <style:style style:name="P15" style:family="paragraph">
      <loext:graphic-properties draw:fill="solid" draw:fill-color="#ffff00"/>
      <style:paragraph-properties fo:text-align="center"/>
      <style:text-properties fo:font-size="12pt" style:font-size-asian="14pt" style:font-size-complex="14pt"/>
    </style:style>
    <style:style style:name="P16" style:family="paragraph">
      <loext:graphic-properties draw:fill-color="#008000"/>
      <style:paragraph-properties fo:text-align="center"/>
      <style:text-properties fo:color="#ffffff" fo:font-size="12pt"/>
    </style:style>
    <style:style style:name="P17" style:family="paragraph">
      <loext:graphic-properties draw:fill="none" draw:fill-color="#ffffff"/>
    </style:style>
    <style:style style:name="P18" style:family="paragraph">
      <loext:graphic-properties draw:fill="none" draw:fill-color="#ffffff"/>
      <style:text-properties fo:font-size="10pt" style:font-size-asian="10pt" style:font-size-complex="10pt"/>
    </style:style>
    <style:style style:name="P19" style:family="paragraph">
      <loext:graphic-properties draw:fill="solid" draw:fill-color="#ffffff"/>
      <style:paragraph-properties fo:text-align="center"/>
      <style:text-properties fo:font-size="12pt" fo:font-style="normal" style:font-size-asian="14pt" style:font-style-asian="normal" style:font-size-complex="14pt" style:font-style-complex="normal"/>
    </style:style>
    <style:style style:name="P20" style:family="paragraph">
      <loext:graphic-properties draw:fill-color="#ffffff"/>
      <style:paragraph-properties fo:text-align="center"/>
      <style:text-properties fo:font-size="20pt"/>
    </style:style>
    <style:style style:name="P21" style:family="paragraph">
      <loext:graphic-properties draw:fill="none"/>
      <style:paragraph-properties fo:text-align="center"/>
      <style:text-properties fo:font-size="20pt"/>
    </style:style>
    <style:style style:name="P22" style:family="paragraph">
      <loext:graphic-properties draw:fill="none" draw:fill-color="#ffffff"/>
      <style:text-properties fo:color="#ff0000" fo:background-color="#ffffff"/>
    </style:style>
    <style:style style:name="P23" style:family="paragraph">
      <loext:graphic-properties draw:fill="none" draw:fill-color="#ffffff"/>
      <style:text-properties fo:background-color="#ffffff"/>
    </style:style>
    <style:style style:name="P24" style:family="paragraph">
      <loext:graphic-properties draw:fill="none" draw:fill-color="#ffffff"/>
      <style:text-properties fo:color="#0000ff"/>
    </style:style>
    <style:style style:name="P25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P26" style:family="paragraph">
      <loext:graphic-properties draw:fill="none"/>
    </style:style>
    <style:style style:name="P27" style:family="paragraph">
      <loext:graphic-properties draw:fill="none"/>
      <style:paragraph-properties fo:text-align="center"/>
      <style:text-properties fo:font-size="20pt" fo:background-color="#ffffff" style:font-size-asian="12pt" style:font-size-complex="12pt"/>
    </style:style>
    <style:style style:name="P28" style:family="paragraph">
      <loext:graphic-properties draw:fill="none"/>
      <style:paragraph-properties fo:text-align="center"/>
      <style:text-properties fo:font-size="12pt" fo:background-color="#ffffff" style:font-size-asian="12pt" style:font-size-complex="12pt"/>
    </style:style>
    <style:style style:name="P29" style:family="paragraph">
      <loext:graphic-properties draw:fill="none"/>
      <style:paragraph-properties fo:text-align="center"/>
      <style:text-properties fo:font-size="20pt" fo:font-weight="bold" fo:background-color="#ffffff" style:font-size-asian="20pt" style:font-weight-asian="bold" style:font-size-complex="20pt" style:font-weight-complex="bold"/>
    </style:style>
    <style:style style:name="P30" style:family="paragraph">
      <loext:graphic-properties draw:fill="none"/>
      <style:paragraph-properties fo:text-align="center"/>
      <style:text-properties fo:font-size="20pt" fo:background-color="#ffffff"/>
    </style:style>
    <style:style style:name="P31" style:family="paragraph">
      <loext:graphic-properties draw:fill="none"/>
      <style:paragraph-properties fo:text-align="center"/>
      <style:text-properties fo:font-size="20pt" fo:font-weight="bold" fo:background-color="#ffffff" style:font-weight-asian="bold" style:font-weight-complex="bold"/>
    </style:style>
    <style:style style:name="P32" style:family="paragraph">
      <loext:graphic-properties draw:fill="none"/>
      <style:paragraph-properties fo:text-align="center"/>
      <style:text-properties fo:font-weight="bold" fo:background-color="#ffffff" style:font-weight-asian="bold" style:font-weight-complex="bold"/>
    </style:style>
    <style:style style:name="P33" style:family="paragraph">
      <loext:graphic-properties draw:fill="none" draw:fill-color="#ffffff"/>
      <style:text-properties fo:color="#0000ff" fo:background-color="#ffffff"/>
    </style:style>
    <style:style style:name="P34" style:family="paragraph">
      <loext:graphic-properties draw:fill-color="#ffffff"/>
      <style:paragraph-properties fo:text-align="center"/>
      <style:text-properties fo:font-size="18pt"/>
    </style:style>
    <style:style style:name="P35" style:family="paragraph">
      <loext:graphic-properties draw:fill="none"/>
      <style:text-properties fo:font-size="18pt"/>
    </style:style>
    <style:style style:name="P36" style:family="paragraph">
      <loext:graphic-properties draw:fill="none"/>
      <style:paragraph-properties fo:text-align="center"/>
      <style:text-properties fo:font-size="18pt" fo:background-color="#ffffff"/>
    </style:style>
    <style:style style:name="P37" style:family="paragraph">
      <loext:graphic-properties draw:fill="none"/>
      <style:paragraph-properties fo:text-align="center"/>
      <style:text-properties fo:font-size="18pt" fo:background-color="#ffffff" style:font-size-asian="12pt" style:font-size-complex="12pt"/>
    </style:style>
    <style:style style:name="P38" style:family="paragraph">
      <loext:graphic-properties draw:fill="none"/>
      <style:paragraph-properties fo:text-align="center"/>
      <style:text-properties fo:font-size="18pt" fo:background-color="#ffffff" style:font-size-asian="13pt" style:font-size-complex="13pt"/>
    </style:style>
    <style:style style:name="P39" style:family="paragraph">
      <loext:graphic-properties draw:fill="none"/>
      <style:paragraph-properties fo:text-align="center"/>
      <style:text-properties fo:font-size="18pt" style:font-size-asian="13pt" style:font-size-complex="13pt"/>
    </style:style>
    <style:style style:name="P40" style:family="paragraph">
      <loext:graphic-properties draw:fill="none"/>
      <style:paragraph-properties fo:text-align="center"/>
      <style:text-properties fo:font-size="18pt"/>
    </style:style>
    <style:style style:name="P41" style:family="paragraph">
      <style:paragraph-properties fo:margin-left="0cm" fo:margin-right="0cm" fo:margin-top="0cm" fo:margin-bottom="0cm" fo:line-height="100%" fo:text-align="center" fo:text-indent="0cm"/>
    </style:style>
    <style:style style:name="P42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43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000000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44" style:family="paragraph">
      <loext:graphic-properties draw:fill-color="#ffffff"/>
      <style:text-properties fo:font-size="20pt"/>
    </style:style>
    <style:style style:name="P45" style:family="paragraph">
      <loext:graphic-properties draw:fill="none"/>
      <style:paragraph-properties fo:text-align="center"/>
      <style:text-properties fo:color="#e6e6e6"/>
    </style:style>
    <style:style style:name="P46" style:family="paragraph">
      <loext:graphic-properties draw:fill-color="#ffffff"/>
      <style:paragraph-properties fo:text-align="center"/>
      <style:text-properties fo:color="#e6e6e6" fo:font-size="18pt"/>
    </style:style>
    <style:style style:name="P47" style:family="paragraph">
      <loext:graphic-properties draw:fill-color="#ffffff" draw:opacity="100%"/>
      <style:paragraph-properties fo:text-align="center"/>
      <style:text-properties fo:color="#e6e6e6" fo:font-size="18pt"/>
    </style:style>
    <style:style style:name="P48" style:family="paragraph">
      <loext:graphic-properties draw:fill-color="#ffffff"/>
      <style:paragraph-properties fo:margin-left="0cm" fo:margin-right="0cm" fo:margin-top="0cm" fo:margin-bottom="0cm" fo:line-height="100%" fo:text-align="center" fo:text-indent="0cm"/>
      <style:text-properties fo:color="#e6e6e6" fo:font-size="18pt"/>
    </style:style>
    <style:style style:name="P49" style:family="paragraph">
      <loext:graphic-properties draw:fill="none"/>
      <style:paragraph-properties fo:text-align="center"/>
      <style:text-properties fo:color="#e6e6e6" fo:font-size="18pt" fo:background-color="#ffffff"/>
    </style:style>
    <style:style style:name="P50" style:family="paragraph">
      <loext:graphic-properties draw:fill="none"/>
      <style:paragraph-properties fo:text-align="center"/>
      <style:text-properties fo:color="#e6e6e6" fo:font-size="18pt" fo:background-color="#ffffff" style:font-size-asian="12pt" style:font-size-complex="12pt"/>
    </style:style>
    <style:style style:name="P51" style:family="paragraph">
      <loext:graphic-properties draw:fill-color="#ffffff"/>
      <style:paragraph-properties fo:text-align="center"/>
      <style:text-properties fo:color="#000000" fo:font-size="18pt"/>
    </style:style>
    <style:style style:name="P52" style:family="paragraph">
      <loext:graphic-properties draw:fill="none"/>
      <style:paragraph-properties fo:text-align="center"/>
      <style:text-properties fo:color="#e6e6e6" fo:font-size="18pt" style:font-size-asian="13pt" style:font-size-complex="13pt"/>
    </style:style>
    <style:style style:name="P53" style:family="paragraph">
      <loext:graphic-properties draw:fill="none"/>
      <style:paragraph-properties fo:text-align="center"/>
      <style:text-properties fo:color="#e6e6e6" fo:font-size="18pt"/>
    </style:style>
    <style:style style:name="P54" style:family="paragraph">
      <loext:graphic-properties draw:fill="none"/>
      <style:paragraph-properties fo:text-align="center"/>
      <style:text-properties fo:color="#e6e6e6" fo:font-size="18pt" fo:background-color="#ffffff" style:font-size-asian="13pt" style:font-size-complex="13pt"/>
    </style:style>
    <style:style style:name="P55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e6e6e6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56" style:family="paragraph">
      <loext:graphic-properties draw:fill-color="#ffffff"/>
      <style:paragraph-properties fo:text-align="center"/>
      <style:text-properties fo:font-size="14pt"/>
    </style:style>
    <style:style style:name="P57" style:family="paragraph">
      <loext:graphic-properties draw:fill="solid" draw:fill-color="#ffffff"/>
      <style:paragraph-properties fo:text-align="center"/>
      <style:text-properties fo:font-size="14pt" fo:font-style="normal" style:font-size-asian="14pt" style:font-style-asian="normal" style:font-size-complex="14pt" style:font-style-complex="normal"/>
    </style:style>
    <style:style style:name="P58" style:family="paragraph">
      <loext:graphic-properties draw:fill="none" draw:opacity="10%"/>
      <style:paragraph-properties fo:text-align="center"/>
      <style:text-properties fo:color="#000000"/>
    </style:style>
    <style:style style:name="P59" style:family="paragraph">
      <loext:graphic-properties draw:fill="none" draw:opacity="10%"/>
      <style:paragraph-properties fo:text-align="center"/>
      <style:text-properties fo:color="#e6e6e6" fo:font-size="18pt" fo:background-color="#ffffff"/>
    </style:style>
    <style:style style:name="P60" style:family="paragraph">
      <loext:graphic-properties draw:fill-color="#ffffff" draw:opacity="100%"/>
      <style:paragraph-properties fo:text-align="center"/>
      <style:text-properties fo:color="#000000" fo:font-size="18pt"/>
    </style:style>
    <style:style style:name="P61" style:family="paragraph">
      <loext:graphic-properties draw:fill="none" draw:opacity="10%"/>
      <style:paragraph-properties fo:text-align="center"/>
      <style:text-properties fo:color="#e6e6e6" fo:font-size="18pt" fo:background-color="#ffffff" style:font-size-asian="13pt" style:font-size-complex="13pt"/>
    </style:style>
    <style:style style:name="P62" style:family="paragraph">
      <loext:graphic-properties draw:fill="none" draw:opacity="100%"/>
      <style:paragraph-properties fo:text-align="center"/>
      <style:text-properties fo:color="#000000" fo:font-size="18pt" fo:background-color="#ffffff"/>
    </style:style>
    <style:style style:name="P63" style:family="paragraph">
      <loext:graphic-properties draw:fill-color="#ffffff" draw:opacity="10%"/>
      <style:paragraph-properties fo:text-align="center"/>
      <style:text-properties fo:color="#e6e6e6" fo:font-size="18pt"/>
    </style:style>
    <style:style style:name="P64" style:family="paragraph">
      <loext:graphic-properties draw:fill="solid" draw:fill-color="#ffffff" draw:opacity="10%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e6e6e6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65" style:family="paragraph">
      <loext:graphic-properties draw:fill="solid" draw:fill-color="#ffffff" draw:opacity="100%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000000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66" style:family="paragraph">
      <loext:graphic-properties draw:fill="none" draw:opacity="10%"/>
      <style:paragraph-properties fo:text-align="center"/>
      <style:text-properties fo:color="#e6e6e6"/>
    </style:style>
    <style:style style:name="P67" style:family="paragraph">
      <loext:graphic-properties draw:fill-color="#ffffff" draw:opacity="10%"/>
      <style:paragraph-properties fo:text-align="center"/>
      <style:text-properties fo:color="#000000" fo:font-size="18pt"/>
    </style:style>
    <style:style style:name="T1" style:family="text">
      <style:text-properties fo:font-size="12pt"/>
    </style:style>
    <style:style style:name="T2" style:family="text">
      <style:text-properties fo:font-size="12pt" fo:font-style="italic" style:font-style-asian="italic" style:font-style-complex="italic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fo:font-style="italic" style:font-size-asian="12pt" style:font-style-asian="italic" style:font-size-complex="12pt" style:font-style-complex="italic"/>
    </style:style>
    <style:style style:name="T5" style:family="text">
      <style:text-properties fo:font-size="12pt" style:text-underline-style="solid" style:text-underline-width="auto" style:text-underline-color="font-color"/>
    </style:style>
    <style:style style:name="T6" style:family="text">
      <style:text-properties fo:font-size="12pt" style:font-size-asian="14pt" style:font-size-complex="14pt"/>
    </style:style>
    <style:style style:name="T7" style:family="text">
      <style:text-properties fo:font-size="12pt" fo:font-style="italic" style:font-size-asian="14pt" style:font-style-asian="italic" style:font-size-complex="14pt" style:font-style-complex="italic"/>
    </style:style>
    <style:style style:name="T8" style:family="text">
      <style:text-properties fo:font-size="12pt" style:font-size-asian="10pt" style:font-size-complex="10pt"/>
    </style:style>
    <style:style style:name="T9" style:family="text">
      <style:text-properties fo:color="#ffffff" fo:font-size="12pt"/>
    </style:style>
    <style:style style:name="T10" style:family="text">
      <style:text-properties fo:font-size="12pt" fo:font-style="italic" style:font-size-asian="10pt" style:font-style-asian="italic" style:font-size-complex="10pt" style:font-style-complex="italic"/>
    </style:style>
    <style:style style:name="T11" style:family="text">
      <style:text-properties fo:font-size="10pt" style:font-size-asian="10pt" style:font-size-complex="10pt"/>
    </style:style>
    <style:style style:name="T12" style:family="text">
      <style:text-properties fo:font-size="12pt" fo:font-style="normal" style:font-size-asian="14pt" style:font-style-asian="normal" style:font-size-complex="14pt" style:font-style-complex="normal"/>
    </style:style>
    <style:style style:name="T13" style:family="text">
      <style:text-properties fo:font-size="20pt"/>
    </style:style>
    <style:style style:name="T14" style:family="text">
      <style:text-properties fo:color="#ff0000" fo:background-color="#ffffff"/>
    </style:style>
    <style:style style:name="T15" style:family="text">
      <style:text-properties fo:background-color="#ffffff"/>
    </style:style>
    <style:style style:name="T16" style:family="text">
      <style:text-properties fo:color="#0000ff"/>
    </style:style>
    <style:style style:name="T17" style:family="text">
      <style:text-properties fo:font-size="20pt" fo:font-weight="bold" style:font-size-asian="20pt" style:font-weight-asian="bold" style:font-size-complex="20pt" style:font-weight-complex="bold"/>
    </style:style>
    <style:style style:name="T18" style:family="text">
      <style:text-properties fo:color="#0000ff" fo:background-color="#ffffff"/>
    </style:style>
    <style:style style:name="T19" style:family="text">
      <style:text-properties fo:font-size="18pt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000000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color="#e6e6e6" fo:font-size="18pt"/>
    </style:style>
    <style:style style:name="T23" style:family="text">
      <style:text-properties fo:color="#000000" fo:font-size="18pt"/>
    </style:style>
    <style:style style:name="T24" style:family="text">
      <style:text-properties fo:font-variant="normal" fo:text-transform="none" fo:color="#e6e6e6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size="14pt"/>
    </style:style>
    <style:style style:name="T26" style:family="text">
      <style:text-properties fo:font-size="14pt" fo:font-style="normal" style:font-size-asian="14pt" style:font-style-asian="normal" style:font-size-complex="14pt" style:font-style-complex="normal"/>
    </style:style>
    <style:style style:name="T27" style:family="text">
      <style:text-properties fo:font-size="18pt" fo:background-color="#ffffff"/>
    </style:style>
    <style:style style:name="T28" style:family="text">
      <style:text-properties fo:color="#e6e6e6" fo:font-size="18pt" fo:background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onnector draw:style-name="gr1" draw:text-style-name="P1" draw:layer="layout" draw:type="line" svg:x1="9.3cm" svg:y1="11.5cm" svg:x2="12.4cm" svg:y2="13cm" draw:start-shape="id1" draw:start-glue-point="10" draw:end-shape="id2" draw:end-glue-point="6" svg:d="M9300 11500l3100 1500" svg:viewBox="0 0 3101 1501">
          <text:p/>
        </draw:connector>
        <draw:connector draw:style-name="gr1" draw:text-style-name="P1" draw:layer="layout" draw:type="line" svg:x1="15.2cm" svg:y1="7.096cm" svg:x2="14.4cm" svg:y2="7.5cm" draw:start-shape="id3" draw:start-glue-point="3" draw:end-shape="id4" svg:d="M15200 7096l-800 404" svg:viewBox="0 0 801 405">
          <text:p/>
        </draw:connector>
        <draw:connector draw:style-name="gr1" draw:text-style-name="P1" draw:layer="layout" draw:type="line" svg:x1="19.9cm" svg:y1="15.95cm" svg:x2="24.142cm" svg:y2="12.3cm" draw:start-shape="id5" draw:start-glue-point="1" draw:end-shape="id6" draw:end-glue-point="2" svg:d="M19900 15950l4242-3650" svg:viewBox="0 0 4243 3651">
          <text:p/>
        </draw:connector>
        <draw:connector draw:style-name="gr2" draw:text-style-name="P1" draw:layer="layout" draw:type="line" svg:x1="12.95cm" svg:y1="8.4cm" svg:x2="18.509cm" svg:y2="15.2cm" draw:start-shape="id4" draw:start-glue-point="8" draw:end-shape="id5" draw:end-glue-point="0" svg:d="M12950 8400l5559 6800" svg:viewBox="0 0 5560 6801">
          <text:p/>
        </draw:connector>
        <draw:custom-shape draw:style-name="gr3" draw:text-style-name="P2" draw:layer="layout" svg:width="9.6cm" svg:height="5.3cm" svg:x="11.7cm" svg:y="8.9cm">
          <text:p/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type="line" svg:x1="7.058cm" svg:y1="3.004cm" svg:x2="13.935cm" svg:y2="9.905cm" draw:start-shape="id7" draw:start-glue-point="1" draw:end-shape="id8" draw:end-glue-point="5" svg:d="M7058 3004l6877 6901" svg:viewBox="0 0 6878 6902">
          <text:p/>
        </draw:connector>
        <draw:connector draw:style-name="gr1" draw:text-style-name="P1" draw:layer="layout" draw:type="line" svg:x1="6.828cm" svg:y1="6.7cm" svg:x2="2.971cm" svg:y2="12.2cm" draw:start-shape="id9" draw:start-glue-point="2" draw:end-shape="id10" draw:end-glue-point="0" svg:d="M6828 6700l-3857 5500" svg:viewBox="0 0 3858 5501">
          <text:p/>
        </draw:connector>
        <draw:connector draw:style-name="gr4" draw:text-style-name="P1" draw:layer="layout" draw:type="line" svg:x1="9.093cm" svg:y1="3.54cm" svg:x2="7.85cm" svg:y2="10.6cm" draw:start-shape="id11" draw:start-glue-point="2" draw:end-shape="id1" draw:end-glue-point="4" svg:d="M9093 3540l-1243 7060" svg:viewBox="0 0 1244 7061">
          <text:p/>
        </draw:connector>
        <draw:custom-shape draw:style-name="gr5" draw:text-style-name="P4" xml:id="id3" draw:id="id3" draw:layer="layout" svg:width="1.986cm" svg:height="1.008cm" svg:x="15.2cm" svg:y="6.592cm">
          <text:p text:style-name="P3"><text:span text:style-name="T1">Pollen</text:span></text:p>
          <text:p text:style-name="P3"><text:span text:style-name="T1">Count</text:span></text:p>
          <draw:enhanced-geometry svg:viewBox="0 0 21600 21600" draw:type="rectangle" draw:enhanced-path="M 0 0 L 21600 0 21600 21600 0 21600 0 0 Z N"/>
        </draw:custom-shape>
        <draw:custom-shape draw:style-name="gr6" draw:text-style-name="P4" xml:id="id11" draw:id="id11" draw:layer="layout" svg:width="2.613cm" svg:height="1.04cm" svg:x="7.787cm" svg:y="2.5cm">
          <text:p text:style-name="P3"><text:span text:style-name="T1">Irrigation</text:span></text:p>
          <draw:enhanced-geometry svg:viewBox="0 0 21600 21600" draw:type="rectangle" draw:enhanced-path="M 0 0 L 21600 0 21600 21600 0 21600 0 0 Z N"/>
        </draw:custom-shape>
        <draw:custom-shape draw:style-name="gr7" draw:text-style-name="P4" xml:id="id17" draw:id="id17" draw:layer="layout" svg:width="2.782cm" svg:height="1.543cm" svg:x="8.818cm" svg:y="15.2cm">
          <text:p text:style-name="P3"><text:span text:style-name="T1">Number of </text:span></text:p>
          <text:p text:style-name="P3"><text:span text:style-name="T1">Flowers</text:span></text:p>
          <text:p text:style-name="P3"><text:span text:style-name="T2">Poisson</text:span></text:p>
          <draw:enhanced-geometry svg:viewBox="0 0 21600 21600" draw:type="rectangle" draw:enhanced-path="M 0 0 L 21600 0 21600 21600 0 21600 0 0 Z N"/>
        </draw:custom-shape>
        <draw:custom-shape draw:style-name="gr8" draw:text-style-name="P5" xml:id="id18" draw:id="id18" draw:layer="layout" svg:width="2.084cm" svg:height="1.555cm" svg:x="17.9cm" svg:y="9.945cm">
          <text:p text:style-name="P3"><text:span text:style-name="T3">Seed #</text:span></text:p>
          <text:p text:style-name="P3"><text:span text:style-name="T4">Bin(ov,pol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4" xml:id="id10" draw:id="id10" draw:layer="layout" svg:width="2.058cm" svg:height="1.509cm" svg:x="1.942cm" svg:y="12.2cm">
          <text:p text:style-name="P3"><text:span text:style-name="T1">Plant </text:span></text:p>
          <text:p text:style-name="P3"><text:span text:style-name="T1">Weight</text:span></text:p>
          <text:p text:style-name="P3"><text:span text:style-name="T2">logNorm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xml:id="id9" draw:id="id9" draw:layer="layout" svg:width="2.457cm" svg:height="1.22cm" svg:x="5.6cm" svg:y="5.48cm">
          <text:p text:style-name="P3"><text:span text:style-name="T1">Plant </text:span></text:p>
          <text:p text:style-name="P3"><text:span text:style-name="T1">Densit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4" xml:id="id20" draw:id="id20" draw:layer="layout" svg:width="2.751cm" svg:height="1.543cm" svg:x="17.549cm" svg:y="12.4cm">
          <text:p text:style-name="P3"><text:span text:style-name="T1">Pod weight</text:span></text:p>
          <text:p text:style-name="P3"><text:span text:style-name="T2">logNorm(?)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6" draw:id="id6" draw:layer="layout" svg:width="3.285cm" svg:height="2.269cm" svg:x="22.5cm" svg:y="10.031cm">
          <text:p text:style-name="P3"><text:span text:style-name="T1">Seed weight</text:span>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25.94cm" svg:height="17.1cm" svg:x="1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6" draw:layer="layout" svg:width="2.509cm" svg:height="0.954cm" svg:x="1.292cm" svg:y="1.2cm">
          <draw:text-box>
            <text:p><text:span text:style-name="T5">Overall</text:span></text:p>
          </draw:text-box>
        </draw:frame>
        <draw:custom-shape draw:style-name="gr15" draw:text-style-name="P2" draw:layer="layout" svg:width="25.4cm" svg:height="15.6cm" svg:x="1.3cm" svg:y="2.2cm">
          <text:p/>
          <draw:enhanced-geometry svg:viewBox="0 0 21600 21600" draw:type="rectangle" draw:enhanced-path="M 0 0 L 21600 0 21600 21600 0 21600 0 0 Z N"/>
        </draw:custom-shape>
        <draw:frame draw:style-name="gr16" draw:text-style-name="P7" draw:layer="layout" svg:width="3.529cm" svg:height="0.955cm" svg:x="1.7cm" svg:y="2.5cm">
          <draw:text-box>
            <text:p><text:span text:style-name="T5">Field (site)</text:span></text:p>
          </draw:text-box>
        </draw:frame>
        <draw:custom-shape draw:style-name="gr17" draw:text-style-name="P2" draw:layer="layout" svg:width="24.9cm" svg:height="13.5cm" svg:x="1.5cm" svg:y="3.9cm">
          <text:p/>
          <draw:enhanced-geometry svg:viewBox="0 0 21600 21600" draw:type="rectangle" draw:enhanced-path="M 0 0 L 21600 0 21600 21600 0 21600 0 0 Z N"/>
        </draw:custom-shape>
        <draw:frame draw:style-name="gr16" draw:text-style-name="P7" draw:layer="layout" svg:width="1.78cm" svg:height="0.955cm" svg:x="1.9cm" svg:y="4.245cm">
          <draw:text-box>
            <text:p><text:span text:style-name="T5">Plot</text:span></text:p>
          </draw:text-box>
        </draw:frame>
        <draw:custom-shape draw:style-name="gr18" draw:text-style-name="P1" draw:layer="layout" svg:width="24.3cm" svg:height="8.5cm" svg:x="1.8cm" svg:y="8.6cm">
          <text:p/>
          <draw:enhanced-geometry svg:viewBox="0 0 21600 21600" draw:type="rectangle" draw:enhanced-path="M 0 0 L 21600 0 21600 21600 0 21600 0 0 Z N"/>
        </draw:custom-shape>
        <draw:frame draw:style-name="gr19" draw:text-style-name="P7" draw:layer="layout" svg:width="2.1cm" svg:height="0.855cm" svg:x="2.1cm" svg:y="8.945cm">
          <draw:text-box>
            <text:p><text:span text:style-name="T5">Plant</text:span></text:p>
          </draw:text-box>
        </draw:frame>
        <draw:custom-shape draw:style-name="gr20" draw:text-style-name="P4" xml:id="id12" draw:id="id12" draw:layer="layout" svg:width="2.613cm" svg:height="1.34cm" svg:x="18.187cm" svg:y="4.36cm">
          <text:p text:style-name="P3"><text:span text:style-name="T1">Distance</text:span></text:p>
          <text:p text:style-name="P3"><text:span text:style-name="T1">from edge</text:span></text:p>
          <draw:enhanced-geometry svg:viewBox="0 0 21600 21600" draw:type="rectangle" draw:enhanced-path="M 0 0 L 21600 0 21600 21600 0 21600 0 0 Z N"/>
        </draw:custom-shape>
        <draw:custom-shape draw:style-name="gr21" draw:text-style-name="P4" xml:id="id15" draw:id="id15" draw:layer="layout" svg:width="4.713cm" svg:height="1.04cm" svg:x="12.8cm" svg:y="2.56cm">
          <text:p text:style-name="P3"><text:span text:style-name="T1">Number of Beehives</text:span></text:p>
          <draw:enhanced-geometry svg:viewBox="0 0 21600 21600" draw:type="rectangle" draw:enhanced-path="M 0 0 L 21600 0 21600 21600 0 21600 0 0 Z N"/>
        </draw:custom-shape>
        <draw:custom-shape draw:style-name="gr22" draw:text-style-name="P4" xml:id="id16" draw:id="id16" draw:layer="layout" svg:width="3.3cm" svg:height="2.3cm" svg:x="22.2cm" svg:y="5cm">
          <text:p text:style-name="P3"><text:span text:style-name="T1">Yield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" draw:text-style-name="P1" draw:layer="layout" draw:type="line" svg:x1="18.187cm" svg:y1="5.03cm" svg:x2="16.514cm" svg:y2="5cm" draw:start-shape="id12" draw:end-shape="id13" svg:d="M18187 5030l-1673-30" svg:viewBox="0 0 1674 31">
          <text:p/>
        </draw:connector>
        <draw:custom-shape draw:style-name="gr9" draw:text-style-name="P4" xml:id="id14" draw:id="id14" draw:layer="layout" svg:width="2.058cm" svg:height="1.509cm" svg:x="3.242cm" svg:y="15.191cm">
          <text:p text:style-name="P3"><text:span text:style-name="T1">Branch</text:span></text:p>
          <text:p text:style-name="P3"><text:span text:style-name="T1">Number</text:span></text:p>
          <text:p text:style-name="P3"><text:span text:style-name="T2">Poisson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type="line" svg:x1="2.971cm" svg:y1="13.709cm" svg:x2="3.242cm" svg:y2="15.945cm" draw:start-shape="id10" draw:start-glue-point="2" draw:end-shape="id14" svg:d="M2971 13709l271 2236" svg:viewBox="0 0 272 2237">
          <text:p/>
        </draw:connector>
        <draw:custom-shape draw:style-name="gr23" draw:text-style-name="P8" xml:id="id4" draw:id="id4" draw:layer="layout" svg:width="2.9cm" svg:height="1.8cm" svg:x="11.5cm" svg:y="6.6cm">
          <text:p text:style-name="P3"><text:span text:style-name="T6">Pollination</text:span></text:p>
          <text:p text:style-name="P3"><text:span text:style-name="T6">Success</text:span></text:p>
          <text:p text:style-name="P3"><text:span text:style-name="T7">Beta(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4" xml:id="id13" draw:id="id13" draw:layer="layout" svg:width="2.8cm" svg:height="1.4cm" svg:x="13.714cm" svg:y="4.3cm">
          <text:p text:style-name="P3"><text:span text:style-name="T1">Honey bee</text:span></text:p>
          <text:p text:style-name="P3"><text:span text:style-name="T1">Visit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" draw:text-style-name="P1" draw:layer="layout" draw:type="line" svg:x1="15.114cm" svg:y1="5.7cm" svg:x2="16.193cm" svg:y2="6.592cm" draw:start-shape="id13" draw:start-glue-point="2" draw:end-shape="id3" draw:end-glue-point="0" svg:d="M15114 5700l1079 892" svg:viewBox="0 0 1080 893">
          <text:p/>
        </draw:connector>
        <draw:connector draw:style-name="gr1" draw:text-style-name="P1" draw:layer="layout" draw:type="line" svg:x1="15.156cm" svg:y1="3.6cm" svg:x2="15.114cm" svg:y2="4.3cm" draw:start-shape="id15" draw:start-glue-point="2" draw:end-shape="id13" draw:end-glue-point="0" svg:d="M15156 3600l-42 700" svg:viewBox="0 0 43 701">
          <text:p/>
        </draw:connector>
        <draw:connector draw:style-name="gr1" draw:text-style-name="P1" draw:layer="layout" draw:type="line" svg:x1="24.142cm" svg:y1="10.031cm" svg:x2="23.85cm" svg:y2="7.3cm" draw:start-shape="id6" draw:start-glue-point="0" draw:end-shape="id16" draw:end-glue-point="6" svg:d="M24142 10031l-292-2731" svg:viewBox="0 0 293 2732">
          <text:p/>
        </draw:connector>
        <draw:custom-shape draw:style-name="gr25" draw:text-style-name="P4" xml:id="id5" draw:id="id5" draw:layer="layout" svg:width="2.782cm" svg:height="1.5cm" svg:x="17.118cm" svg:y="15.2cm">
          <text:p text:style-name="P3"><text:span text:style-name="T1">Number of </text:span></text:p>
          <text:p text:style-name="P3"><text:span text:style-name="T1">Pods</text:span></text:p>
          <text:p text:style-name="P3"><text:span text:style-name="T2">Bin(#fls,pol)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type="line" svg:x1="11.6cm" svg:y1="15.971cm" svg:x2="17.118cm" svg:y2="15.95cm" draw:start-shape="id17" draw:start-glue-point="1" draw:end-shape="id5" svg:d="M11600 15971l5518-21" svg:viewBox="0 0 5519 22">
          <text:p/>
        </draw:connector>
        <draw:connector draw:style-name="gr1" draw:text-style-name="P1" draw:layer="layout" draw:type="line" svg:x1="5.3cm" svg:y1="15.945cm" svg:x2="8.818cm" svg:y2="15.971cm" draw:start-shape="id14" draw:start-glue-point="1" draw:end-shape="id17" svg:d="M5300 15945l3518 26" svg:viewBox="0 0 3519 27">
          <text:p/>
        </draw:connector>
        <draw:connector draw:style-name="gr2" draw:text-style-name="P1" draw:layer="layout" draw:type="line" svg:x1="11.924cm" svg:y1="8.137cm" svg:x2="5.3cm" svg:y2="15.945cm" draw:start-shape="id4" draw:start-glue-point="7" draw:end-shape="id14" svg:d="M11924 8137l-6624 7808" svg:viewBox="0 0 6625 7809">
          <text:p/>
        </draw:connector>
        <draw:connector draw:style-name="gr1" draw:text-style-name="P1" draw:layer="layout" draw:type="line" svg:x1="13.976cm" svg:y1="8.137cm" svg:x2="17.9cm" svg:y2="10.722cm" draw:start-shape="id4" draw:start-glue-point="9" draw:end-shape="id18" draw:end-glue-point="3" svg:d="M13976 8137l3924 2585" svg:viewBox="0 0 3925 2586">
          <text:p/>
        </draw:connector>
        <draw:connector draw:style-name="gr1" draw:text-style-name="P1" draw:layer="layout" draw:type="line" svg:x1="4cm" svg:y1="12.954cm" svg:x2="10.209cm" svg:y2="15.2cm" draw:start-shape="id10" draw:start-glue-point="1" draw:end-shape="id17" draw:end-glue-point="0" svg:d="M4000 12954l6209 2246" svg:viewBox="0 0 6210 2247">
          <text:p/>
        </draw:connector>
        <draw:custom-shape draw:style-name="gr23" draw:text-style-name="P8" xml:id="id1" draw:id="id1" draw:layer="layout" svg:width="2.9cm" svg:height="1.8cm" svg:x="6.4cm" svg:y="10.6cm">
          <text:p text:style-name="P3"><text:span text:style-name="T6">Plant </text:span></text:p>
          <text:p text:style-name="P3"><text:span text:style-name="T6">Resources</text:span></text:p>
          <text:p text:style-name="P3"><text:span text:style-name="T6">(1/Density)?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6" draw:text-style-name="P1" draw:layer="layout" draw:type="line" svg:x1="6.4cm" svg:y1="11.5cm" svg:x2="4cm" svg:y2="12.954cm" draw:start-shape="id1" draw:start-glue-point="6" draw:end-shape="id10" svg:d="M6400 11500l-2400 1454" svg:viewBox="0 0 2401 1455">
          <text:p/>
        </draw:connector>
        <draw:frame draw:style-name="gr27" draw:text-style-name="P7" draw:layer="layout" svg:width="3.132cm" svg:height="0.9cm" svg:x="17.5cm" svg:y="9.2cm">
          <draw:text-box>
            <text:p><text:span text:style-name="T5">Pod/Flower</text:span></text:p>
          </draw:text-box>
        </draw:frame>
        <draw:custom-shape draw:style-name="gr28" draw:text-style-name="P4" xml:id="id7" draw:id="id7" draw:layer="layout" svg:width="2.058cm" svg:height="1.009cm" svg:x="5cm" svg:y="2.5cm">
          <text:p text:style-name="P3"><text:span text:style-name="T1">Variety</text:span></text:p>
          <draw:enhanced-geometry svg:viewBox="0 0 21600 21600" draw:type="rectangle" draw:enhanced-path="M 0 0 L 21600 0 21600 21600 0 21600 0 0 Z N"/>
        </draw:custom-shape>
        <draw:connector draw:style-name="gr29" draw:text-style-name="P1" draw:layer="layout" draw:type="line" svg:x1="6.029cm" svg:y1="3.509cm" svg:x2="2.971cm" svg:y2="12.2cm" draw:start-shape="id7" draw:start-glue-point="2" draw:end-shape="id10" draw:end-glue-point="0" svg:d="M6029 3509l-3058 8691" svg:viewBox="0 0 3059 8692">
          <text:p/>
        </draw:connector>
        <draw:custom-shape draw:style-name="gr30" draw:text-style-name="P4" xml:id="id19" draw:id="id19" draw:layer="layout" svg:width="2cm" svg:height="0.9cm" svg:x="18.4cm" svg:y="6.4cm">
          <text:p text:style-name="P3"><text:span text:style-name="T1">Other</text:span></text:p>
          <text:p text:style-name="P3"><text:span text:style-name="T1">Visit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" draw:text-style-name="P1" draw:layer="layout" draw:type="line" svg:x1="18.4cm" svg:y1="6.85cm" svg:x2="17.186cm" svg:y2="7.096cm" draw:start-shape="id19" draw:start-glue-point="3" draw:end-shape="id3" draw:end-glue-point="1" svg:d="M18400 6850l-1214 246" svg:viewBox="0 0 1215 247">
          <text:p/>
        </draw:connector>
        <draw:custom-shape draw:style-name="gr31" draw:text-style-name="P8" xml:id="id8" draw:id="id8" draw:layer="layout" svg:width="2.974cm" svg:height="1.4cm" svg:x="13.5cm" svg:y="9.7cm">
          <text:p text:style-name="P3"><text:span text:style-name="T6">Ovule Number</text:span></text:p>
          <text:p text:style-name="P3"><text:span text:style-name="T7">Poisson(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line" svg:x1="16.474cm" svg:y1="10.4cm" svg:x2="17.9cm" svg:y2="10.722cm" draw:start-shape="id8" draw:start-glue-point="10" draw:end-shape="id18" draw:end-glue-point="3" svg:d="M16474 10400l1426 322" svg:viewBox="0 0 1427 323">
          <text:p/>
        </draw:connector>
        <draw:connector draw:style-name="gr1" draw:text-style-name="P1" draw:layer="layout" draw:type="line" svg:x1="14.5cm" svg:y1="13cm" svg:x2="17.549cm" svg:y2="13.171cm" draw:start-shape="id2" draw:start-glue-point="10" draw:end-shape="id20" draw:end-glue-point="3" svg:d="M14500 13000l3049 171" svg:viewBox="0 0 3050 172">
          <text:p/>
        </draw:connector>
        <draw:connector draw:style-name="gr1" draw:text-style-name="P1" draw:layer="layout" draw:type="line" svg:x1="18.942cm" svg:y1="11.5cm" svg:x2="18.924cm" svg:y2="12.4cm" draw:start-shape="id18" draw:start-glue-point="2" draw:end-shape="id20" draw:end-glue-point="0" svg:d="M18942 11500l-18 900" svg:viewBox="0 0 19 901">
          <text:p/>
        </draw:connector>
        <draw:connector draw:style-name="gr1" draw:text-style-name="P1" draw:layer="layout" draw:type="line" svg:x1="8.057cm" svg:y1="6.09cm" svg:x2="22.2cm" svg:y2="6.15cm" draw:start-shape="id9" draw:start-glue-point="1" draw:end-shape="id16" svg:d="M8057 6090l14143 60" svg:viewBox="0 0 14144 61">
          <text:p/>
        </draw:connector>
        <draw:connector draw:style-name="gr1" draw:text-style-name="P1" draw:layer="layout" draw:type="line" svg:x1="19.493cm" svg:y1="5.7cm" svg:x2="19.4cm" svg:y2="6.4cm" draw:start-shape="id12" draw:start-glue-point="2" draw:end-shape="id19" draw:end-glue-point="0" svg:d="M19493 5700l-93 700" svg:viewBox="0 0 94 701">
          <text:p/>
        </draw:connector>
        <draw:frame draw:style-name="gr32" draw:text-style-name="P9" draw:layer="layout" svg:width="2.547cm" svg:height="0.954cm" svg:x="2.501cm" svg:y="19.301cm">
          <draw:text-box>
            <text:p><text:span text:style-name="T1">Where:</text:span></text:p>
          </draw:text-box>
        </draw:frame>
        <draw:custom-shape draw:style-name="gr33" draw:text-style-name="P4" draw:layer="layout" svg:width="3.2cm" svg:height="1.59cm" svg:x="5.601cm" svg:y="19.001cm">
          <text:p text:style-name="P3"><text:span text:style-name="T1">Measured</text:span></text:p>
          <text:p text:style-name="P3"><text:span text:style-name="T1">Variable</text:span></text:p>
          <draw:enhanced-geometry svg:viewBox="0 0 21600 21600" draw:type="rectangle" draw:enhanced-path="M 0 0 L 21600 0 21600 21600 0 21600 0 0 Z N"/>
        </draw:custom-shape>
        <draw:custom-shape draw:style-name="gr34" draw:text-style-name="P4" draw:layer="layout" svg:width="3.7cm" svg:height="2cm" svg:x="15.401cm" svg:y="18.801cm">
          <text:p text:style-name="P3"><text:span text:style-name="T1">Latent</text:span></text:p>
          <text:p text:style-name="P3"><text:span text:style-name="T1">Variab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5" draw:text-style-name="P9" draw:layer="layout" svg:width="1.455cm" svg:height="0.954cm" svg:x="19.701cm" svg:y="19.347cm">
          <draw:text-box>
            <text:p><text:span text:style-name="T1">OR</text:span></text:p>
          </draw:text-box>
        </draw:frame>
        <draw:frame draw:style-name="gr36" draw:text-style-name="P10" draw:layer="layout" svg:width="5.519cm" svg:height="1.657cm" svg:x="21.301cm" svg:y="19.001cm">
          <draw:text-box>
            <text:p><text:span text:style-name="T1">Modelled Variable</text:span></text:p>
            <text:p><text:span text:style-name="T1">(Hyperparameter)</text:span></text:p>
          </draw:text-box>
        </draw:frame>
        <draw:custom-shape draw:style-name="gr37" draw:text-style-name="P4" draw:layer="layout" svg:width="4.6cm" svg:height="3.1cm" svg:x="10.001cm" svg:y="18.301cm">
          <text:p text:style-name="P3"><text:span text:style-name="T1">Calculated</text:span></text:p>
          <text:p text:style-name="P3"><text:span text:style-name="T1">Variabl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" draw:text-style-name="P1" draw:layer="layout" draw:type="line" svg:x1="13.714cm" svg:y1="5cm" svg:x2="13.976cm" svg:y2="6.863cm" draw:start-shape="id13" draw:start-glue-point="3" draw:end-shape="id4" draw:end-glue-point="11" svg:d="M13714 5000l262 1863" svg:viewBox="0 0 263 1864">
          <text:p/>
        </draw:connector>
        <draw:connector draw:style-name="gr29" draw:text-style-name="P1" draw:layer="layout" draw:type="curve" svg:x1="5cm" svg:y1="3.004cm" svg:x2="4.271cm" svg:y2="15.191cm" draw:start-shape="id7" draw:start-glue-point="3" draw:end-shape="id14" draw:end-glue-point="0" svg:d="M5000 3004c-486 0-729 4062-729 12187" svg:viewBox="0 0 730 12188">
          <text:p/>
        </draw:connector>
        <draw:connector draw:style-name="gr29" draw:text-style-name="P1" draw:layer="layout" draw:type="curve" draw:line-skew="0.432cm" svg:x1="5cm" svg:y1="3.004cm" svg:x2="8.818cm" svg:y2="15.971cm" draw:start-shape="id7" draw:start-glue-point="3" draw:end-shape="id17" draw:end-glue-point="3" svg:d="M5000 3004c-129 0-2038 12967 3818 12967" svg:viewBox="0 0 4218 12968">
          <text:p/>
        </draw:connector>
        <draw:connector draw:style-name="gr1" draw:text-style-name="P1" draw:layer="layout" draw:type="curve" draw:line-skew="0.164cm" svg:x1="20.3cm" svg:y1="13.171cm" svg:x2="22.5cm" svg:y2="11.165cm" draw:start-shape="id20" draw:start-glue-point="1" draw:end-shape="id6" draw:end-glue-point="3" svg:d="M20300 13171c1894 0 795-2006 2200-2006" svg:viewBox="0 0 2201 2007">
          <text:p/>
        </draw:connector>
        <draw:custom-shape draw:style-name="gr38" draw:text-style-name="P11" xml:id="id2" draw:id="id2" draw:layer="layout" svg:width="2.1cm" svg:height="1.4cm" svg:x="12.4cm" svg:y="12.3cm">
          <text:p text:style-name="P3"><text:span text:style-name="T8">Flower </text:span></text:p>
          <text:p text:style-name="P3"><text:span text:style-name="T8">Resourc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2" draw:layer="layout" draw:type="line" svg:x1="14.193cm" svg:y1="12.505cm" svg:x2="17.9cm" svg:y2="10.722cm" draw:start-shape="id2" draw:start-glue-point="11" draw:end-shape="id18" svg:d="M14193 12505l3707-1783" svg:viewBox="0 0 3708 1784">
          <text:p/>
        </draw:connector>
        <draw:connector draw:style-name="gr1" draw:text-style-name="P12" draw:layer="layout" draw:type="line" svg:x1="6.828cm" svg:y1="6.7cm" svg:x2="4.271cm" svg:y2="15.191cm" draw:start-shape="id9" draw:start-glue-point="2" draw:end-shape="id14" draw:end-glue-point="0" svg:d="M6828 6700l-2557 8491" svg:viewBox="0 0 2558 8492">
          <text:p/>
        </draw:connector>
        <draw:custom-shape draw:style-name="gr5" draw:text-style-name="P4" xml:id="id21" draw:id="id21" draw:layer="layout" svg:width="1.986cm" svg:height="1.008cm" svg:x="9.114cm" svg:y="7.292cm">
          <text:p text:style-name="P3"><text:span text:style-name="T1">Nectar</text:span></text:p>
          <text:p text:style-name="P3"><text:span text:style-name="T1">Volume</text:span></text:p>
          <draw:enhanced-geometry svg:viewBox="0 0 21600 21600" draw:type="rectangle" draw:enhanced-path="M 0 0 L 21600 0 21600 21600 0 21600 0 0 Z N"/>
        </draw:custom-shape>
        <draw:connector draw:style-name="gr1" draw:text-style-name="P12" draw:layer="layout" draw:type="line" svg:x1="15.114cm" svg:y1="5.7cm" svg:x2="10.107cm" svg:y2="7.292cm" draw:start-shape="id13" draw:start-glue-point="2" draw:end-shape="id21" draw:end-glue-point="0" svg:d="M15114 5700l-5007 1592" svg:viewBox="0 0 5008 1593">
          <text:p/>
        </draw:connector>
        <draw:connector draw:style-name="gr4" draw:text-style-name="P12" draw:layer="layout" draw:type="line" svg:x1="9.093cm" svg:y1="3.54cm" svg:x2="10.107cm" svg:y2="7.292cm" draw:start-shape="id11" draw:start-glue-point="2" draw:end-shape="id21" draw:end-glue-point="0" svg:d="M9093 3540l1014 3752" svg:viewBox="0 0 1015 3753">
          <text:p/>
        </draw:connector>
        <draw:connector draw:style-name="gr1" draw:text-style-name="P12" draw:layer="layout" draw:type="line" svg:x1="6.029cm" svg:y1="3.509cm" svg:x2="10.107cm" svg:y2="7.292cm" draw:start-shape="id7" draw:start-glue-point="2" draw:end-shape="id21" draw:end-glue-point="0" svg:d="M6029 3509l4078 3783" svg:viewBox="0 0 4079 3784">
          <text:p/>
        </draw:connector>
        <presentation:notes draw:style-name="dp2">
          <draw:page-thumbnail draw:style-name="gr39" draw:layer="layout" svg:width="18.624cm" svg:height="10.476cm" svg:x="1.482cm" svg:y="2.123cm" draw:page-number="1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connector draw:style-name="gr1" draw:text-style-name="P1" draw:layer="layout" draw:type="line" svg:x1="7.858cm" svg:y1="11.345cm" svg:x2="12.3cm" svg:y2="13cm" draw:start-shape="id22" draw:start-glue-point="1" draw:end-shape="id23" draw:end-glue-point="6" svg:d="M7858 11345l4442 1655" svg:viewBox="0 0 4443 1656">
          <text:p/>
        </draw:connector>
        <draw:connector draw:style-name="gr1" draw:text-style-name="P1" draw:layer="layout" draw:type="line" svg:x1="13.514cm" svg:y1="7.396cm" svg:x2="11.7cm" svg:y2="7.4cm" draw:start-shape="id24" draw:start-glue-point="3" draw:end-shape="id25" svg:d="M13514 7396l-1814 4" svg:viewBox="0 0 1815 5">
          <text:p/>
        </draw:connector>
        <draw:connector draw:style-name="gr1" draw:text-style-name="P1" draw:layer="layout" draw:type="line" svg:x1="19.9cm" svg:y1="15.95cm" svg:x2="24.142cm" svg:y2="12.3cm" draw:start-shape="id26" draw:start-glue-point="1" draw:end-shape="id27" draw:end-glue-point="2" svg:d="M19900 15950l4242-3650" svg:viewBox="0 0 4243 3651">
          <text:p/>
        </draw:connector>
        <draw:connector draw:style-name="gr2" draw:text-style-name="P1" draw:layer="layout" draw:type="line" svg:x1="11.276cm" svg:y1="8.037cm" svg:x2="18.509cm" svg:y2="15.2cm" draw:start-shape="id25" draw:start-glue-point="9" draw:end-shape="id26" draw:end-glue-point="0" svg:d="M11276 8037l7233 7163" svg:viewBox="0 0 7234 7164">
          <text:p/>
        </draw:connector>
        <draw:custom-shape draw:style-name="gr3" draw:text-style-name="P2" draw:layer="layout" svg:width="9.6cm" svg:height="5.3cm" svg:x="11.7cm" svg:y="8.9cm">
          <text:p/>
          <draw:enhanced-geometry svg:viewBox="0 0 21600 21600" draw:type="rectangle" draw:enhanced-path="M 0 0 L 21600 0 21600 21600 0 21600 0 0 Z N"/>
        </draw:custom-shape>
        <draw:connector draw:style-name="gr29" draw:text-style-name="P1" draw:layer="layout" draw:type="line" svg:x1="6.558cm" svg:y1="3.104cm" svg:x2="12.439cm" svg:y2="10.305cm" draw:start-shape="id28" draw:start-glue-point="1" draw:end-shape="id29" draw:end-glue-point="5" svg:d="M6558 3104l5881 7201" svg:viewBox="0 0 5882 7202">
          <text:p/>
        </draw:connector>
        <draw:connector draw:style-name="gr1" draw:text-style-name="P1" draw:layer="layout" draw:type="line" svg:x1="6.128cm" svg:y1="6.8cm" svg:x2="6.829cm" svg:y2="10.591cm" draw:start-shape="id30" draw:start-glue-point="2" draw:end-shape="id22" draw:end-glue-point="0" svg:d="M6128 6800l701 3791" svg:viewBox="0 0 702 3792">
          <text:p/>
        </draw:connector>
        <draw:connector draw:style-name="gr4" draw:text-style-name="P1" draw:layer="layout" draw:type="line" svg:x1="9.093cm" svg:y1="3.54cm" svg:x2="6.829cm" svg:y2="10.591cm" draw:start-shape="id31" draw:start-glue-point="2" draw:end-shape="id22" draw:end-glue-point="0" svg:d="M9093 3540l-2264 7051" svg:viewBox="0 0 2265 7052">
          <text:p/>
        </draw:connector>
        <draw:custom-shape draw:style-name="gr40" draw:text-style-name="P4" xml:id="id24" draw:id="id24" draw:layer="layout" svg:width="3.086cm" svg:height="1.608cm" svg:x="13.514cm" svg:y="6.592cm">
          <text:p text:style-name="P3"><text:span text:style-name="T1">Pollen</text:span></text:p>
          <text:p text:style-name="P3"><text:span text:style-name="T1">Count</text:span></text:p>
          <text:p text:style-name="P3"><text:span text:style-name="T2">Negbin?</text:span></text:p>
          <draw:enhanced-geometry svg:viewBox="0 0 21600 21600" draw:type="rectangle" draw:enhanced-path="M 0 0 L 21600 0 21600 21600 0 21600 0 0 Z N"/>
        </draw:custom-shape>
        <draw:custom-shape draw:style-name="gr41" draw:text-style-name="P14" xml:id="id31" draw:id="id31" draw:layer="layout" svg:width="2.613cm" svg:height="1.04cm" svg:x="7.787cm" svg:y="2.5cm">
          <text:p text:style-name="P3"><text:span text:style-name="T1">Irrigation</text:span></text:p>
          <draw:enhanced-geometry svg:viewBox="0 0 21600 21600" draw:type="rectangle" draw:enhanced-path="M 0 0 L 21600 0 21600 21600 0 21600 0 0 Z N"/>
        </draw:custom-shape>
        <draw:custom-shape draw:style-name="gr7" draw:text-style-name="P4" xml:id="id37" draw:id="id37" draw:layer="layout" svg:width="2.782cm" svg:height="1.543cm" svg:x="8.818cm" svg:y="15.2cm">
          <text:p text:style-name="P3"><text:span text:style-name="T1">Number of </text:span></text:p>
          <text:p text:style-name="P3"><text:span text:style-name="T1">Flowers</text:span></text:p>
          <text:p text:style-name="P3"><text:span text:style-name="T2">Poisson()</text:span></text:p>
          <draw:enhanced-geometry svg:viewBox="0 0 21600 21600" draw:type="rectangle" draw:enhanced-path="M 0 0 L 21600 0 21600 21600 0 21600 0 0 Z N"/>
        </draw:custom-shape>
        <draw:custom-shape draw:style-name="gr8" draw:text-style-name="P5" xml:id="id38" draw:id="id38" draw:layer="layout" svg:width="2.084cm" svg:height="1.555cm" svg:x="17.9cm" svg:y="9.945cm">
          <text:p text:style-name="P3"><text:span text:style-name="T3">Seed #</text:span></text:p>
          <text:p text:style-name="P3"><text:span text:style-name="T4">Bin(ov,pol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4" xml:id="id30" draw:id="id30" draw:layer="layout" svg:width="2.457cm" svg:height="1.22cm" svg:x="4.9cm" svg:y="5.58cm">
          <text:p text:style-name="P3"><text:span text:style-name="T1">Plant </text:span></text:p>
          <text:p text:style-name="P3"><text:span text:style-name="T1">Densit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4" xml:id="id40" draw:id="id40" draw:layer="layout" svg:width="2.751cm" svg:height="1.543cm" svg:x="17.549cm" svg:y="12.4cm">
          <text:p text:style-name="P3"><text:span text:style-name="T1">Pod weight</text:span></text:p>
          <text:p text:style-name="P3"><text:span text:style-name="T2">logNorm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27" draw:id="id27" draw:layer="layout" svg:width="3.285cm" svg:height="2.269cm" svg:x="22.5cm" svg:y="10.031cm">
          <text:p text:style-name="P3"><text:span text:style-name="T1">Seed weight</text:span></text:p>
          <text:p text:style-name="P3"><text:span text:style-name="T2">logNorm</text:span>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25.94cm" svg:height="17.1cm" svg:x="1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6" draw:layer="layout" svg:width="2.509cm" svg:height="0.954cm" svg:x="1.292cm" svg:y="1.2cm">
          <draw:text-box>
            <text:p><text:span text:style-name="T5">Overall</text:span></text:p>
          </draw:text-box>
        </draw:frame>
        <draw:custom-shape draw:style-name="gr15" draw:text-style-name="P2" draw:layer="layout" svg:width="25.4cm" svg:height="15.6cm" svg:x="1.3cm" svg:y="2.2cm">
          <text:p/>
          <draw:enhanced-geometry svg:viewBox="0 0 21600 21600" draw:type="rectangle" draw:enhanced-path="M 0 0 L 21600 0 21600 21600 0 21600 0 0 Z N"/>
        </draw:custom-shape>
        <draw:frame draw:style-name="gr16" draw:text-style-name="P7" draw:layer="layout" svg:width="3.529cm" svg:height="0.955cm" svg:x="1.7cm" svg:y="2.5cm">
          <draw:text-box>
            <text:p><text:span text:style-name="T5">Field (site)</text:span></text:p>
          </draw:text-box>
        </draw:frame>
        <draw:custom-shape draw:style-name="gr17" draw:text-style-name="P2" draw:layer="layout" svg:width="24.9cm" svg:height="13.5cm" svg:x="1.5cm" svg:y="3.9cm">
          <text:p/>
          <draw:enhanced-geometry svg:viewBox="0 0 21600 21600" draw:type="rectangle" draw:enhanced-path="M 0 0 L 21600 0 21600 21600 0 21600 0 0 Z N"/>
        </draw:custom-shape>
        <draw:frame draw:style-name="gr16" draw:text-style-name="P7" draw:layer="layout" svg:width="1.78cm" svg:height="0.955cm" svg:x="1.9cm" svg:y="4.245cm">
          <draw:text-box>
            <text:p><text:span text:style-name="T5">Plot</text:span></text:p>
          </draw:text-box>
        </draw:frame>
        <draw:custom-shape draw:style-name="gr18" draw:text-style-name="P1" draw:layer="layout" svg:width="24.3cm" svg:height="8.5cm" svg:x="1.8cm" svg:y="8.6cm">
          <text:p/>
          <draw:enhanced-geometry svg:viewBox="0 0 21600 21600" draw:type="rectangle" draw:enhanced-path="M 0 0 L 21600 0 21600 21600 0 21600 0 0 Z N"/>
        </draw:custom-shape>
        <draw:frame draw:style-name="gr19" draw:text-style-name="P7" draw:layer="layout" svg:width="2.1cm" svg:height="0.855cm" svg:x="2.1cm" svg:y="8.945cm">
          <draw:text-box>
            <text:p><text:span text:style-name="T5">Plant</text:span></text:p>
          </draw:text-box>
        </draw:frame>
        <draw:custom-shape draw:style-name="gr20" draw:text-style-name="P4" xml:id="id32" draw:id="id32" draw:layer="layout" svg:width="2.613cm" svg:height="1.34cm" svg:x="18.187cm" svg:y="4.36cm">
          <text:p text:style-name="P3"><text:span text:style-name="T1">Distance</text:span></text:p>
          <text:p text:style-name="P3"><text:span text:style-name="T1">from edge</text:span></text:p>
          <draw:enhanced-geometry svg:viewBox="0 0 21600 21600" draw:type="rectangle" draw:enhanced-path="M 0 0 L 21600 0 21600 21600 0 21600 0 0 Z N"/>
        </draw:custom-shape>
        <draw:custom-shape draw:style-name="gr21" draw:text-style-name="P4" xml:id="id35" draw:id="id35" draw:layer="layout" svg:width="4.713cm" svg:height="1.04cm" svg:x="12.787cm" svg:y="2.4cm">
          <text:p text:style-name="P3"><text:span text:style-name="T1">Number of Beehives</text:span></text:p>
          <draw:enhanced-geometry svg:viewBox="0 0 21600 21600" draw:type="rectangle" draw:enhanced-path="M 0 0 L 21600 0 21600 21600 0 21600 0 0 Z N"/>
        </draw:custom-shape>
        <draw:custom-shape draw:style-name="gr22" draw:text-style-name="P4" xml:id="id36" draw:id="id36" draw:layer="layout" svg:width="3.3cm" svg:height="2.3cm" svg:x="22.5cm" svg:y="4.9cm">
          <text:p text:style-name="P3"><text:span text:style-name="T1">Yield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" draw:text-style-name="P1" draw:layer="layout" draw:type="line" svg:x1="18.187cm" svg:y1="5.03cm" svg:x2="16.514cm" svg:y2="5cm" draw:start-shape="id32" draw:end-shape="id33" svg:d="M18187 5030l-1673-30" svg:viewBox="0 0 1674 31">
          <text:p/>
        </draw:connector>
        <draw:custom-shape draw:style-name="gr9" draw:text-style-name="P4" xml:id="id34" draw:id="id34" draw:layer="layout" svg:width="2.058cm" svg:height="1.509cm" svg:x="2.2cm" svg:y="15.2cm">
          <text:p text:style-name="P3"><text:span text:style-name="T1">Branch</text:span></text:p>
          <text:p text:style-name="P3"><text:span text:style-name="T1">Number</text:span></text:p>
          <text:p text:style-name="P3"><text:span text:style-name="T2">Poisson()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type="line" svg:x1="6.829cm" svg:y1="12.1cm" svg:x2="4.258cm" svg:y2="15.954cm" draw:start-shape="id22" draw:start-glue-point="2" draw:end-shape="id34" svg:d="M6829 12100l-2571 3854" svg:viewBox="0 0 2572 3855">
          <text:p/>
        </draw:connector>
        <draw:custom-shape draw:style-name="gr42" draw:text-style-name="P15" xml:id="id25" draw:id="id25" draw:layer="layout" svg:width="2.9cm" svg:height="1.8cm" svg:x="8.8cm" svg:y="6.5cm">
          <text:p text:style-name="P3"><text:span text:style-name="T6">Pollination</text:span></text:p>
          <text:p text:style-name="P3"><text:span text:style-name="T6">Success</text:span></text:p>
          <text:p text:style-name="P3"><text:span text:style-name="T7">Beta(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4" xml:id="id33" draw:id="id33" draw:layer="layout" svg:width="2.8cm" svg:height="1.4cm" svg:x="13.714cm" svg:y="4.3cm">
          <text:p text:style-name="P3"><text:span text:style-name="T1">Honey bee</text:span></text:p>
          <text:p text:style-name="P3"><text:span text:style-name="T1">Visitation</text:span></text:p>
          <text:p text:style-name="P3"><text:span text:style-name="T2">Negbin?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" draw:text-style-name="P1" draw:layer="layout" draw:type="line" svg:x1="15.114cm" svg:y1="5.7cm" svg:x2="15.057cm" svg:y2="6.592cm" draw:start-shape="id33" draw:start-glue-point="2" draw:end-shape="id24" draw:end-glue-point="0" svg:d="M15114 5700l-57 892" svg:viewBox="0 0 58 893">
          <text:p/>
        </draw:connector>
        <draw:connector draw:style-name="gr1" draw:text-style-name="P1" draw:layer="layout" draw:type="line" svg:x1="15.143cm" svg:y1="3.44cm" svg:x2="15.114cm" svg:y2="4.3cm" draw:start-shape="id35" draw:start-glue-point="2" draw:end-shape="id33" draw:end-glue-point="0" svg:d="M15143 3440l-29 860" svg:viewBox="0 0 30 861">
          <text:p/>
        </draw:connector>
        <draw:connector draw:style-name="gr1" draw:text-style-name="P1" draw:layer="layout" draw:type="line" svg:x1="24.142cm" svg:y1="10.031cm" svg:x2="24.15cm" svg:y2="7.2cm" draw:start-shape="id27" draw:start-glue-point="0" draw:end-shape="id36" draw:end-glue-point="6" svg:d="M24142 10031l8-2831" svg:viewBox="0 0 9 2832">
          <text:p/>
        </draw:connector>
        <draw:custom-shape draw:style-name="gr25" draw:text-style-name="P4" xml:id="id26" draw:id="id26" draw:layer="layout" svg:width="2.782cm" svg:height="1.5cm" svg:x="17.118cm" svg:y="15.2cm">
          <text:p text:style-name="P3"><text:span text:style-name="T1">Number of </text:span></text:p>
          <text:p text:style-name="P3"><text:span text:style-name="T1">Pods</text:span></text:p>
          <text:p text:style-name="P3"><text:span text:style-name="T2">Bin(#fls,pol)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type="line" svg:x1="11.6cm" svg:y1="15.971cm" svg:x2="17.118cm" svg:y2="15.95cm" draw:start-shape="id37" draw:start-glue-point="1" draw:end-shape="id26" svg:d="M11600 15971l5518-21" svg:viewBox="0 0 5519 22">
          <text:p/>
        </draw:connector>
        <draw:connector draw:style-name="gr1" draw:text-style-name="P1" draw:layer="layout" draw:type="line" svg:x1="4.258cm" svg:y1="15.954cm" svg:x2="8.818cm" svg:y2="15.971cm" draw:start-shape="id34" draw:start-glue-point="1" draw:end-shape="id37" svg:d="M4258 15954l4560 17" svg:viewBox="0 0 4561 18">
          <text:p/>
        </draw:connector>
        <draw:connector draw:style-name="gr2" draw:text-style-name="P1" draw:layer="layout" draw:type="line" svg:x1="9.224cm" svg:y1="8.037cm" svg:x2="4.258cm" svg:y2="15.954cm" draw:start-shape="id25" draw:start-glue-point="7" draw:end-shape="id34" svg:d="M9224 8037l-4966 7917" svg:viewBox="0 0 4967 7918">
          <text:p/>
        </draw:connector>
        <draw:connector draw:style-name="gr2" draw:text-style-name="P1" draw:layer="layout" draw:type="line" svg:x1="11.7cm" svg:y1="7.4cm" svg:x2="17.9cm" svg:y2="10.722cm" draw:start-shape="id25" draw:start-glue-point="10" draw:end-shape="id38" draw:end-glue-point="3" svg:d="M11700 7400l6200 3322" svg:viewBox="0 0 6201 3323">
          <text:p/>
        </draw:connector>
        <draw:connector draw:style-name="gr1" draw:text-style-name="P1" draw:layer="layout" draw:type="line" svg:x1="7.858cm" svg:y1="11.345cm" svg:x2="10.209cm" svg:y2="15.2cm" draw:start-shape="id22" draw:start-glue-point="1" draw:end-shape="id37" draw:end-glue-point="0" svg:d="M7858 11345l2351 3855" svg:viewBox="0 0 2352 3856">
          <text:p/>
        </draw:connector>
        <draw:frame draw:style-name="gr27" draw:text-style-name="P7" draw:layer="layout" svg:width="3.132cm" svg:height="0.9cm" svg:x="17.5cm" svg:y="9.2cm">
          <draw:text-box>
            <text:p><text:span text:style-name="T5">Pod/Flower</text:span></text:p>
          </draw:text-box>
        </draw:frame>
        <draw:custom-shape draw:style-name="gr43" draw:text-style-name="P16" xml:id="id28" draw:id="id28" draw:layer="layout" svg:width="2.058cm" svg:height="1.009cm" svg:x="4.5cm" svg:y="2.6cm">
          <text:p text:style-name="P3"><text:span text:style-name="T9">Variety</text:span></text:p>
          <draw:enhanced-geometry svg:viewBox="0 0 21600 21600" draw:type="rectangle" draw:enhanced-path="M 0 0 L 21600 0 21600 21600 0 21600 0 0 Z N"/>
        </draw:custom-shape>
        <draw:custom-shape draw:style-name="gr24" draw:text-style-name="P4" xml:id="id39" draw:id="id39" draw:layer="layout" svg:width="2.8cm" svg:height="1.4cm" svg:x="18.1cm" svg:y="6.7cm">
          <text:p text:style-name="P3"><text:span text:style-name="T1">Other</text:span></text:p>
          <text:p text:style-name="P3"><text:span text:style-name="T1">Visitation</text:span></text:p>
          <text:p text:style-name="P3"><text:span text:style-name="T2">Negbin?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" draw:text-style-name="P1" draw:layer="layout" draw:type="line" svg:x1="18.1cm" svg:y1="7.4cm" svg:x2="16.6cm" svg:y2="7.396cm" draw:start-shape="id39" draw:start-glue-point="3" draw:end-shape="id24" draw:end-glue-point="1" svg:d="M18100 7400l-1500-4" svg:viewBox="0 0 1501 5">
          <text:p/>
        </draw:connector>
        <draw:custom-shape draw:style-name="gr44" draw:text-style-name="P8" xml:id="id29" draw:id="id29" draw:layer="layout" svg:width="3cm" svg:height="1.4cm" svg:x="12cm" svg:y="10.1cm">
          <text:p text:style-name="P3"><text:span text:style-name="T6">Ovule Number</text:span></text:p>
          <text:p text:style-name="P3"><text:span text:style-name="T7">Poisson(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line" svg:x1="15cm" svg:y1="10.8cm" svg:x2="17.9cm" svg:y2="10.722cm" draw:start-shape="id29" draw:start-glue-point="10" draw:end-shape="id38" draw:end-glue-point="3" svg:d="M15000 10800l2900-78" svg:viewBox="0 0 2901 79">
          <text:p/>
        </draw:connector>
        <draw:connector draw:style-name="gr1" draw:text-style-name="P1" draw:layer="layout" draw:type="line" svg:x1="14.7cm" svg:y1="13cm" svg:x2="17.549cm" svg:y2="13.171cm" draw:start-shape="id23" draw:start-glue-point="10" draw:end-shape="id40" draw:end-glue-point="3" svg:d="M14700 13000l2849 171" svg:viewBox="0 0 2850 172">
          <text:p/>
        </draw:connector>
        <draw:connector draw:style-name="gr1" draw:text-style-name="P1" draw:layer="layout" draw:type="line" svg:x1="18.942cm" svg:y1="11.5cm" svg:x2="18.924cm" svg:y2="12.4cm" draw:start-shape="id38" draw:start-glue-point="2" draw:end-shape="id40" draw:end-glue-point="0" svg:d="M18942 11500l-18 900" svg:viewBox="0 0 19 901">
          <text:p/>
        </draw:connector>
        <draw:connector draw:style-name="gr1" draw:text-style-name="P1" draw:layer="layout" draw:type="line" svg:x1="7.357cm" svg:y1="6.19cm" svg:x2="22.5cm" svg:y2="6.05cm" draw:start-shape="id30" draw:start-glue-point="1" draw:end-shape="id36" svg:d="M7357 6190l15143-140" svg:viewBox="0 0 15144 141">
          <text:p/>
        </draw:connector>
        <draw:connector draw:style-name="gr1" draw:text-style-name="P1" draw:layer="layout" draw:type="line" svg:x1="19.493cm" svg:y1="5.7cm" svg:x2="19.5cm" svg:y2="6.7cm" draw:start-shape="id32" draw:start-glue-point="2" draw:end-shape="id39" draw:end-glue-point="0" svg:d="M19493 5700l7 1000" svg:viewBox="0 0 8 1001">
          <text:p/>
        </draw:connector>
        <draw:frame draw:style-name="gr32" draw:text-style-name="P9" draw:layer="layout" svg:width="2.547cm" svg:height="0.954cm" svg:x="2.501cm" svg:y="19.301cm">
          <draw:text-box>
            <text:p><text:span text:style-name="T1">Where:</text:span></text:p>
          </draw:text-box>
        </draw:frame>
        <draw:custom-shape draw:style-name="gr33" draw:text-style-name="P4" draw:layer="layout" svg:width="3.2cm" svg:height="1.59cm" svg:x="5.601cm" svg:y="19.001cm">
          <text:p text:style-name="P3"><text:span text:style-name="T1">Measured</text:span></text:p>
          <text:p text:style-name="P3"><text:span text:style-name="T1">Variable</text:span></text:p>
          <draw:enhanced-geometry svg:viewBox="0 0 21600 21600" draw:type="rectangle" draw:enhanced-path="M 0 0 L 21600 0 21600 21600 0 21600 0 0 Z N"/>
        </draw:custom-shape>
        <draw:custom-shape draw:style-name="gr34" draw:text-style-name="P4" draw:layer="layout" svg:width="3.7cm" svg:height="2cm" svg:x="15.401cm" svg:y="18.801cm">
          <text:p text:style-name="P3"><text:span text:style-name="T1">Latent</text:span></text:p>
          <text:p text:style-name="P3"><text:span text:style-name="T1">Variab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5" draw:text-style-name="P9" draw:layer="layout" svg:width="1.455cm" svg:height="0.954cm" svg:x="19.701cm" svg:y="19.347cm">
          <draw:text-box>
            <text:p><text:span text:style-name="T1">OR</text:span></text:p>
          </draw:text-box>
        </draw:frame>
        <draw:frame draw:style-name="gr36" draw:text-style-name="P10" draw:layer="layout" svg:width="5.519cm" svg:height="1.657cm" svg:x="21.301cm" svg:y="19.001cm">
          <draw:text-box>
            <text:p><text:span text:style-name="T1">Modelled Variable</text:span></text:p>
            <text:p><text:span text:style-name="T1">(Hyperparameter)</text:span></text:p>
          </draw:text-box>
        </draw:frame>
        <draw:custom-shape draw:style-name="gr37" draw:text-style-name="P4" draw:layer="layout" svg:width="4.6cm" svg:height="3.1cm" svg:x="10.001cm" svg:y="18.301cm">
          <text:p text:style-name="P3"><text:span text:style-name="T1">Calculated</text:span></text:p>
          <text:p text:style-name="P3"><text:span text:style-name="T1">Variabl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" draw:text-style-name="P1" draw:layer="layout" draw:type="line" svg:x1="13.714cm" svg:y1="5cm" svg:x2="11.276cm" svg:y2="6.763cm" draw:start-shape="id33" draw:start-glue-point="3" draw:end-shape="id25" draw:end-glue-point="11" svg:d="M13714 5000l-2438 1763" svg:viewBox="0 0 2439 1764">
          <text:p/>
        </draw:connector>
        <draw:connector draw:style-name="gr29" draw:text-style-name="P1" draw:layer="layout" draw:type="curve" svg:x1="4.5cm" svg:y1="3.104cm" svg:x2="3.229cm" svg:y2="15.2cm" draw:start-shape="id28" draw:start-glue-point="3" draw:end-shape="id34" draw:end-glue-point="0" svg:d="M4500 3104c-848 0-1271 4032-1271 12096" svg:viewBox="0 0 1272 12097">
          <text:p/>
        </draw:connector>
        <draw:connector draw:style-name="gr29" draw:text-style-name="P1" draw:layer="layout" draw:type="curve" draw:line-skew="0.432cm" svg:x1="4.5cm" svg:y1="3.104cm" svg:x2="8.818cm" svg:y2="15.971cm" draw:start-shape="id28" draw:start-glue-point="3" draw:end-shape="id37" draw:end-glue-point="3" svg:d="M4500 3104c-129 0-2288 12867 4318 12867" svg:viewBox="0 0 4758 12868">
          <text:p/>
        </draw:connector>
        <draw:connector draw:style-name="gr1" draw:text-style-name="P1" draw:layer="layout" draw:type="curve" draw:line-skew="0.164cm" svg:x1="20.3cm" svg:y1="13.171cm" svg:x2="22.5cm" svg:y2="11.165cm" draw:start-shape="id40" draw:start-glue-point="1" draw:end-shape="id27" draw:end-glue-point="3" svg:d="M20300 13171c1894 0 795-2006 2200-2006" svg:viewBox="0 0 2201 2007">
          <text:p/>
        </draw:connector>
        <draw:custom-shape draw:style-name="gr45" draw:text-style-name="P11" xml:id="id23" draw:id="id23" draw:layer="layout" svg:width="2.4cm" svg:height="1.6cm" svg:x="12.3cm" svg:y="12.2cm">
          <text:p text:style-name="P3"><text:span text:style-name="T8">Flower </text:span></text:p>
          <text:p text:style-name="P3"><text:span text:style-name="T8">Resources</text:span></text:p>
          <text:p text:style-name="P3"><text:span text:style-name="T10">Normal?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2" draw:layer="layout" draw:type="line" svg:x1="14.349cm" svg:y1="12.434cm" svg:x2="17.9cm" svg:y2="10.722cm" draw:start-shape="id23" draw:start-glue-point="11" draw:end-shape="id38" svg:d="M14349 12434l3551-1712" svg:viewBox="0 0 3552 1713">
          <text:p/>
        </draw:connector>
        <draw:connector draw:style-name="gr1" draw:text-style-name="P12" draw:layer="layout" draw:type="line" svg:x1="6.128cm" svg:y1="6.8cm" svg:x2="3.229cm" svg:y2="15.2cm" draw:start-shape="id30" draw:start-glue-point="2" draw:end-shape="id34" draw:end-glue-point="0" svg:d="M6128 6800l-2899 8400" svg:viewBox="0 0 2900 8401">
          <text:p/>
        </draw:connector>
        <draw:frame draw:style-name="gr46" draw:text-style-name="P17" draw:layer="layout" svg:width="14.7cm" svg:height="1.657cm" svg:x="3.9cm" svg:y="0.1cm">
          <draw:text-box>
            <text:p>Alternative Model (George &amp; Ralph's additions)</text:p>
          </draw:text-box>
        </draw:frame>
        <draw:custom-shape draw:style-name="gr9" draw:text-style-name="P4" xml:id="id22" draw:id="id22" draw:layer="layout" svg:width="2.058cm" svg:height="1.509cm" svg:x="5.8cm" svg:y="10.591cm">
          <text:p text:style-name="P3"><text:span text:style-name="T1">Plant </text:span></text:p>
          <text:p text:style-name="P3"><text:span text:style-name="T1">Weight</text:span></text:p>
          <text:p text:style-name="P3"><text:span text:style-name="T2">logNorm</text:span></text:p>
          <draw:enhanced-geometry svg:viewBox="0 0 21600 21600" draw:type="rectangle" draw:enhanced-path="M 0 0 L 21600 0 21600 21600 0 21600 0 0 Z N"/>
        </draw:custom-shape>
        <draw:connector draw:style-name="gr29" draw:text-style-name="P12" draw:layer="layout" draw:type="curve" draw:line-skew="-3.342cm -0.388cm" svg:x1="5.529cm" svg:y1="3.609cm" svg:x2="5.8cm" svg:y2="11.345cm" draw:start-shape="id28" draw:start-glue-point="2" draw:end-shape="id22" draw:end-glue-point="3" svg:d="M5529 3609c0 222-318 184-590 2063s-498 5673 861 5673" svg:viewBox="0 0 1068 7737">
          <text:p/>
        </draw:connector>
        <draw:frame draw:style-name="gr47" draw:text-style-name="P18" draw:layer="layout" svg:width="4.488cm" svg:height="1.031cm" draw:transform="rotate (0.648738882966292) translate (10.101cm 6.412cm)">
          <draw:text-box>
            <text:p><text:span text:style-name="T11">Indirect effect of visitation</text:span></text:p>
          </draw:text-box>
        </draw:frame>
        <draw:custom-shape draw:style-name="gr48" draw:text-style-name="P4" xml:id="id41" draw:id="id41" draw:layer="layout" svg:width="1.8cm" svg:height="1.22cm" svg:x="9.7cm" svg:y="4.18cm">
          <text:p text:style-name="P3"><text:span text:style-name="T1">Nectar</text:span></text:p>
          <text:p text:style-name="P3"><text:span text:style-name="T1">Volu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2" draw:layer="layout" draw:type="line" svg:x1="9.093cm" svg:y1="3.54cm" svg:x2="10.6cm" svg:y2="4.18cm" draw:start-shape="id31" draw:start-glue-point="2" draw:end-shape="id41" draw:end-glue-point="0" svg:d="M9093 3540l1507 640" svg:viewBox="0 0 1508 641">
          <text:p/>
        </draw:connector>
        <draw:connector draw:style-name="gr29" draw:text-style-name="P12" draw:layer="layout" draw:type="line" svg:x1="6.558cm" svg:y1="3.104cm" svg:x2="9.7cm" svg:y2="4.79cm" draw:start-shape="id28" draw:start-glue-point="1" draw:end-shape="id41" draw:end-glue-point="3" svg:d="M6558 3104l3142 1686" svg:viewBox="0 0 3143 1687">
          <text:p/>
        </draw:connector>
        <draw:connector draw:style-name="gr1" draw:text-style-name="P12" draw:layer="layout" draw:type="line" svg:x1="13.714cm" svg:y1="5cm" svg:x2="11.5cm" svg:y2="4.79cm" draw:start-shape="id33" draw:end-shape="id41" draw:end-glue-point="1" svg:d="M13714 5000l-2214-210" svg:viewBox="0 0 2215 211">
          <text:p/>
        </draw:connector>
        <presentation:notes draw:style-name="dp2">
          <draw:page-thumbnail draw:style-name="gr39" draw:layer="layout" svg:width="18.624cm" svg:height="10.476cm" svg:x="1.482cm" svg:y="2.123cm" draw:page-number="2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custom-shape draw:style-name="gr40" draw:text-style-name="P4" xml:id="id44" draw:id="id44" draw:layer="layout" svg:width="3.086cm" svg:height="1.608cm" svg:x="12.8cm" svg:y="14.792cm">
          <text:p text:style-name="P3"><text:span text:style-name="T1">Pollen</text:span></text:p>
          <text:p text:style-name="P3"><text:span text:style-name="T1">Count</text:span></text:p>
          <text:p text:style-name="P3"><text:span text:style-name="T2">Negbin?</text:span></text:p>
          <draw:enhanced-geometry svg:viewBox="0 0 21600 21600" draw:type="rectangle" draw:enhanced-path="M 0 0 L 21600 0 21600 21600 0 21600 0 0 Z N"/>
        </draw:custom-shape>
        <draw:custom-shape draw:style-name="gr41" draw:text-style-name="P14" xml:id="id46" draw:id="id46" draw:layer="layout" svg:width="2.613cm" svg:height="1.04cm" svg:x="7.987cm" svg:y="6.96cm">
          <text:p text:style-name="P3"><text:span text:style-name="T1">Irrigation</text:span>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25.94cm" svg:height="17.1cm" svg:x="1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6" draw:layer="layout" svg:width="2.509cm" svg:height="0.954cm" svg:x="1.292cm" svg:y="1.2cm">
          <draw:text-box>
            <text:p><text:span text:style-name="T5">Overall</text:span></text:p>
          </draw:text-box>
        </draw:frame>
        <draw:custom-shape draw:style-name="gr49" draw:text-style-name="P2" draw:layer="layout" svg:width="25.4cm" svg:height="11.2cm" svg:x="1.3cm" svg:y="6.6cm">
          <text:p/>
          <draw:enhanced-geometry svg:viewBox="0 0 21600 21600" draw:type="rectangle" draw:enhanced-path="M 0 0 L 21600 0 21600 21600 0 21600 0 0 Z N"/>
        </draw:custom-shape>
        <draw:frame draw:style-name="gr16" draw:text-style-name="P7" draw:layer="layout" svg:width="3.529cm" svg:height="0.955cm" svg:x="1.571cm" svg:y="7.1cm">
          <draw:text-box>
            <text:p><text:span text:style-name="T5">Field (site)</text:span></text:p>
          </draw:text-box>
        </draw:frame>
        <draw:custom-shape draw:style-name="gr50" draw:text-style-name="P2" draw:layer="layout" svg:width="24.9cm" svg:height="6.2cm" svg:x="1.5cm" svg:y="11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" draw:text-style-name="P7" draw:layer="layout" svg:width="1.78cm" svg:height="0.955cm" svg:x="2.02cm" svg:y="11.6cm">
          <draw:text-box>
            <text:p><text:span text:style-name="T5">Plot</text:span></text:p>
          </draw:text-box>
        </draw:frame>
        <draw:custom-shape draw:style-name="gr20" draw:text-style-name="P4" xml:id="id42" draw:id="id42" draw:layer="layout" svg:width="2.613cm" svg:height="1.34cm" svg:x="17.387cm" svg:y="12.28cm">
          <text:p text:style-name="P3"><text:span text:style-name="T1">Distance</text:span></text:p>
          <text:p text:style-name="P3"><text:span text:style-name="T1">from edge</text:span></text:p>
          <draw:enhanced-geometry svg:viewBox="0 0 21600 21600" draw:type="rectangle" draw:enhanced-path="M 0 0 L 21600 0 21600 21600 0 21600 0 0 Z N"/>
        </draw:custom-shape>
        <draw:custom-shape draw:style-name="gr21" draw:text-style-name="P4" xml:id="id45" draw:id="id45" draw:layer="layout" svg:width="4.713cm" svg:height="1.04cm" svg:x="15.987cm" svg:y="7.56cm">
          <text:p text:style-name="P3"><text:span text:style-name="T1">Number of Beehives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type="line" svg:x1="17.387cm" svg:y1="12.95cm" svg:x2="15.714cm" svg:y2="12.92cm" draw:start-shape="id42" draw:end-shape="id43" svg:d="M17387 12950l-1673-30" svg:viewBox="0 0 1674 31">
          <text:p/>
        </draw:connector>
        <draw:custom-shape draw:style-name="gr24" draw:text-style-name="P4" xml:id="id43" draw:id="id43" draw:layer="layout" svg:width="2.8cm" svg:height="1.4cm" svg:x="12.914cm" svg:y="12.22cm">
          <text:p text:style-name="P3"><text:span text:style-name="T1">Honey bee</text:span></text:p>
          <text:p text:style-name="P3"><text:span text:style-name="T1">Visitation</text:span></text:p>
          <text:p text:style-name="P3"><text:span text:style-name="T2">Negbin?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" draw:text-style-name="P1" draw:layer="layout" draw:type="line" svg:x1="14.314cm" svg:y1="13.62cm" svg:x2="14.343cm" svg:y2="14.792cm" draw:start-shape="id43" draw:start-glue-point="2" draw:end-shape="id44" draw:end-glue-point="0" svg:d="M14314 13620l29 1172" svg:viewBox="0 0 30 1173">
          <text:p/>
        </draw:connector>
        <draw:connector draw:style-name="gr1" draw:text-style-name="P1" draw:layer="layout" draw:type="line" svg:x1="18.343cm" svg:y1="8.6cm" svg:x2="14.314cm" svg:y2="12.22cm" draw:start-shape="id45" draw:start-glue-point="2" draw:end-shape="id43" draw:end-glue-point="0" svg:d="M18343 8600l-4029 3620" svg:viewBox="0 0 4030 3621">
          <text:p/>
        </draw:connector>
        <draw:custom-shape draw:style-name="gr43" draw:text-style-name="P16" xml:id="id48" draw:id="id48" draw:layer="layout" svg:width="2.058cm" svg:height="1.009cm" svg:x="4.942cm" svg:y="6.9cm">
          <text:p text:style-name="P3"><text:span text:style-name="T9">Variety</text:span></text:p>
          <draw:enhanced-geometry svg:viewBox="0 0 21600 21600" draw:type="rectangle" draw:enhanced-path="M 0 0 L 21600 0 21600 21600 0 21600 0 0 Z N"/>
        </draw:custom-shape>
        <draw:frame draw:style-name="gr32" draw:text-style-name="P9" draw:layer="layout" svg:width="2.547cm" svg:height="0.954cm" svg:x="2.501cm" svg:y="19.301cm">
          <draw:text-box>
            <text:p><text:span text:style-name="T1">Where:</text:span></text:p>
          </draw:text-box>
        </draw:frame>
        <draw:custom-shape draw:style-name="gr33" draw:text-style-name="P4" draw:layer="layout" svg:width="3.2cm" svg:height="1.59cm" svg:x="5.601cm" svg:y="19.001cm">
          <text:p text:style-name="P3"><text:span text:style-name="T1">Measured</text:span></text:p>
          <text:p text:style-name="P3"><text:span text:style-name="T1">Variable</text:span></text:p>
          <draw:enhanced-geometry svg:viewBox="0 0 21600 21600" draw:type="rectangle" draw:enhanced-path="M 0 0 L 21600 0 21600 21600 0 21600 0 0 Z N"/>
        </draw:custom-shape>
        <draw:custom-shape draw:style-name="gr34" draw:text-style-name="P4" draw:layer="layout" svg:width="3.7cm" svg:height="2cm" svg:x="15.401cm" svg:y="18.801cm">
          <text:p text:style-name="P3"><text:span text:style-name="T1">Latent</text:span></text:p>
          <text:p text:style-name="P3"><text:span text:style-name="T1">Variab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5" draw:text-style-name="P9" draw:layer="layout" svg:width="1.455cm" svg:height="0.954cm" svg:x="19.701cm" svg:y="19.347cm">
          <draw:text-box>
            <text:p><text:span text:style-name="T1">OR</text:span></text:p>
          </draw:text-box>
        </draw:frame>
        <draw:frame draw:style-name="gr36" draw:text-style-name="P10" draw:layer="layout" svg:width="5.519cm" svg:height="1.657cm" svg:x="21.301cm" svg:y="19.001cm">
          <draw:text-box>
            <text:p><text:span text:style-name="T1">Modelled Variable</text:span></text:p>
            <text:p><text:span text:style-name="T1">(Hyperparameter)</text:span></text:p>
          </draw:text-box>
        </draw:frame>
        <draw:custom-shape draw:style-name="gr37" draw:text-style-name="P4" draw:layer="layout" svg:width="4.6cm" svg:height="3.1cm" svg:x="10.001cm" svg:y="18.301cm">
          <text:p text:style-name="P3"><text:span text:style-name="T1">Calculated</text:span></text:p>
          <text:p text:style-name="P3"><text:span text:style-name="T1">Variabl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46" draw:text-style-name="P17" draw:layer="layout" svg:width="14.7cm" svg:height="1.657cm" svg:x="3.9cm" svg:y="0.1cm">
          <draw:text-box>
            <text:p>Model for beekeepers meeting (Nov 2017)</text:p>
          </draw:text-box>
        </draw:frame>
        <draw:custom-shape draw:style-name="gr48" draw:text-style-name="P4" xml:id="id49" draw:id="id49" draw:layer="layout" svg:width="1.8cm" svg:height="1.22cm" svg:x="8.7cm" svg:y="13.18cm">
          <text:p text:style-name="P3"><text:span text:style-name="T1">Nectar</text:span></text:p>
          <text:p text:style-name="P3"><text:span text:style-name="T1">Volu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2" draw:layer="layout" draw:type="line" svg:x1="9.293cm" svg:y1="8cm" svg:x2="9.3cm" svg:y2="9.6cm" draw:start-shape="id46" draw:start-glue-point="2" draw:end-shape="id47" draw:end-glue-point="4" svg:d="M9293 8000l7 1600" svg:viewBox="0 0 8 1601">
          <text:p/>
        </draw:connector>
        <draw:connector draw:style-name="gr29" draw:text-style-name="P12" draw:layer="layout" draw:type="line" svg:x1="5.971cm" svg:y1="7.909cm" svg:x2="8.239cm" svg:y2="9.805cm" draw:start-shape="id48" draw:start-glue-point="2" draw:end-shape="id47" draw:end-glue-point="5" svg:d="M5971 7909l2268 1896" svg:viewBox="0 0 2269 1897">
          <text:p/>
        </draw:connector>
        <draw:connector draw:style-name="gr1" draw:text-style-name="P12" draw:layer="layout" draw:type="line" svg:x1="12.914cm" svg:y1="12.92cm" svg:x2="10.5cm" svg:y2="13.79cm" draw:start-shape="id43" draw:end-shape="id49" draw:end-glue-point="1" svg:d="M12914 12920l-2414 870" svg:viewBox="0 0 2415 871">
          <text:p/>
        </draw:connector>
        <draw:custom-shape draw:style-name="gr51" draw:text-style-name="P4" xml:id="id50" draw:id="id50" draw:layer="layout" svg:width="2.013cm" svg:height="1.1cm" svg:x="12.487cm" svg:y="7cm">
          <text:p text:style-name="P3"><text:span text:style-name="T1">Air Temp</text:span></text:p>
          <draw:enhanced-geometry svg:viewBox="0 0 21600 21600" draw:type="rectangle" draw:enhanced-path="M 0 0 L 21600 0 21600 21600 0 21600 0 0 Z N"/>
        </draw:custom-shape>
        <draw:connector draw:style-name="gr1" draw:text-style-name="P12" draw:layer="layout" draw:type="line" svg:x1="13.493cm" svg:y1="8.1cm" svg:x2="10.361cm" svg:y2="9.805cm" draw:start-shape="id50" draw:start-glue-point="2" draw:end-shape="id47" draw:end-glue-point="11" svg:d="M13493 8100l-3132 1705" svg:viewBox="0 0 3133 1706">
          <text:p/>
        </draw:connector>
        <draw:connector draw:style-name="gr1" draw:text-style-name="P12" draw:layer="layout" draw:type="line" svg:x1="13.493cm" svg:y1="8.1cm" svg:x2="14.314cm" svg:y2="12.22cm" draw:start-shape="id50" draw:start-glue-point="2" draw:end-shape="id43" draw:end-glue-point="0" svg:d="M13493 8100l821 4120" svg:viewBox="0 0 822 4121">
          <text:p/>
        </draw:connector>
        <draw:custom-shape draw:style-name="gr51" draw:text-style-name="P4" xml:id="id51" draw:id="id51" draw:layer="layout" svg:width="2.013cm" svg:height="1.1cm" svg:x="3.587cm" svg:y="12.2cm">
          <text:p text:style-name="P3"><text:span text:style-name="T1">Soilwater</text:span></text:p>
          <draw:enhanced-geometry svg:viewBox="0 0 21600 21600" draw:type="rectangle" draw:enhanced-path="M 0 0 L 21600 0 21600 21600 0 21600 0 0 Z N"/>
        </draw:custom-shape>
        <draw:custom-shape draw:style-name="gr52" draw:text-style-name="P4" draw:layer="layout" svg:width="2.1cm" svg:height="1.04cm" svg:x="15cm" svg:y="3cm">
          <text:p text:style-name="P3"><text:span text:style-name="T1">Year</text:span></text:p>
          <draw:enhanced-geometry svg:viewBox="0 0 21600 21600" draw:type="rectangle" draw:enhanced-path="M 0 0 L 21600 0 21600 21600 0 21600 0 0 Z N"/>
        </draw:custom-shape>
        <draw:custom-shape draw:style-name="gr53" draw:text-style-name="P4" xml:id="id52" draw:id="id52" draw:layer="layout" svg:width="3.313cm" svg:height="1.7cm" svg:x="2.3cm" svg:y="2.8cm">
          <text:p text:style-name="P3"><text:span text:style-name="T1">Locality</text:span></text:p>
          <text:p text:style-name="P3"><text:span text:style-name="T1">(GP/Lethbridge)</text:span></text:p>
          <draw:enhanced-geometry svg:viewBox="0 0 21600 21600" draw:type="rectangle" draw:enhanced-path="M 0 0 L 21600 0 21600 21600 0 21600 0 0 Z N"/>
        </draw:custom-shape>
        <draw:connector draw:style-name="gr4" draw:text-style-name="P12" draw:layer="layout" draw:type="line" svg:x1="9.293cm" svg:y1="8cm" svg:x2="4.593cm" svg:y2="12.2cm" draw:start-shape="id46" draw:start-glue-point="2" draw:end-shape="id51" draw:end-glue-point="0" svg:d="M9293 8000l-4700 4200" svg:viewBox="0 0 4701 4201">
          <text:p/>
        </draw:connector>
        <draw:connector draw:style-name="gr1" draw:text-style-name="P12" draw:layer="layout" draw:type="line" svg:x1="5.6cm" svg:y1="12.75cm" svg:x2="8.239cm" svg:y2="10.795cm" draw:start-shape="id51" draw:start-glue-point="1" draw:end-shape="id47" draw:end-glue-point="7" svg:d="M5600 12750l2639-1955" svg:viewBox="0 0 2640 1956">
          <text:p/>
        </draw:connector>
        <draw:connector draw:style-name="gr1" draw:text-style-name="P12" draw:layer="layout" draw:type="line" svg:x1="3.956cm" svg:y1="4.5cm" svg:x2="4.593cm" svg:y2="12.2cm" draw:start-shape="id52" draw:start-glue-point="2" draw:end-shape="id51" draw:end-glue-point="0" svg:d="M3956 4500l637 7700" svg:viewBox="0 0 638 7701">
          <text:p/>
        </draw:connector>
        <draw:custom-shape draw:style-name="gr44" draw:text-style-name="P19" xml:id="id47" draw:id="id47" draw:layer="layout" svg:width="3cm" svg:height="1.4cm" svg:x="7.8cm" svg:y="9.6cm">
          <text:p text:style-name="P3"><text:span text:style-name="T12">Nectar</text:span></text:p>
          <text:p text:style-name="P3"><text:span text:style-name="T12">Produc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2" draw:layer="layout" draw:type="line" svg:x1="9.3cm" svg:y1="11cm" svg:x2="9.6cm" svg:y2="13.18cm" draw:start-shape="id47" draw:start-glue-point="8" draw:end-shape="id49" draw:end-glue-point="0" svg:d="M9300 11000l300 2180" svg:viewBox="0 0 301 2181">
          <text:p/>
        </draw:connector>
        <presentation:notes draw:style-name="dp2">
          <draw:page-thumbnail draw:style-name="gr39" draw:layer="layout" svg:width="18.624cm" svg:height="10.476cm" svg:x="1.482cm" svg:y="2.123cm" draw:page-number="3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custom-shape draw:style-name="gr54" draw:text-style-name="P12" draw:layer="layout" svg:width="10.7cm" svg:height="9.9cm" svg:x="2.5cm" svg:y="2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5" draw:text-style-name="P17" draw:layer="layout" svg:width="14.7cm" svg:height="1.673cm" svg:x="3.9cm" svg:y="0.102cm">
          <draw:text-box>
            <text:p>Model for CSEE (Jul 2018) – Commodity Canola</text:p>
            <text:p/>
          </draw:text-box>
        </draw:frame>
        <draw:custom-shape draw:style-name="gr56" draw:text-style-name="P20" xml:id="id53" draw:id="id53" draw:layer="layout" svg:width="4.19cm" svg:height="2cm" svg:x="5.881cm" svg:y="6.699cm">
          <text:p text:style-name="P3"><text:span text:style-name="T13">Honey bee</text:span></text:p>
          <text:p text:style-name="P3"><text:span text:style-name="T13">Visits</text:span></text:p>
          <draw:enhanced-geometry svg:viewBox="0 0 21600 21600" draw:type="rectangle" draw:enhanced-path="M 0 0 L 21600 0 21600 21600 0 21600 0 0 Z N"/>
        </draw:custom-shape>
        <draw:custom-shape draw:style-name="gr57" draw:text-style-name="P20" xml:id="id54" draw:id="id54" draw:layer="layout" svg:width="4.19cm" svg:height="1.999cm" svg:x="5.881cm" svg:y="10.008cm">
          <text:p text:style-name="P3"><text:span text:style-name="T13">Pollen</text:span></text:p>
          <text:p text:style-name="P3"><text:span text:style-name="T13">Deposition</text:span></text:p>
          <draw:enhanced-geometry svg:viewBox="0 0 21600 21600" draw:type="rectangle" draw:enhanced-path="M 0 0 L 21600 0 21600 21600 0 21600 0 0 Z N"/>
        </draw:custom-shape>
        <draw:connector draw:style-name="gr58" draw:text-style-name="P21" draw:layer="layout" draw:type="line" svg:x1="7.976cm" svg:y1="8.699cm" svg:x2="7.976cm" svg:y2="10.008cm" draw:start-shape="id53" draw:start-glue-point="2" draw:end-shape="id54" svg:d="M7976 8699v1309" svg:viewBox="0 0 1 1310">
          <text:p/>
        </draw:connector>
        <draw:custom-shape draw:style-name="gr59" draw:text-style-name="P20" xml:id="id57" draw:id="id57" draw:layer="layout" svg:width="4.19cm" svg:height="2.001cm" svg:x="20.81cm" svg:y="6.911cm">
          <text:p text:style-name="P3"><text:span text:style-name="T13">Seeds per</text:span></text:p>
          <text:p text:style-name="P3"><text:span text:style-name="T13">Pod</text:span></text:p>
          <draw:enhanced-geometry svg:viewBox="0 0 21600 21600" draw:type="rectangle" draw:enhanced-path="M 0 0 L 21600 0 21600 21600 0 21600 0 0 Z N"/>
        </draw:custom-shape>
        <draw:custom-shape draw:style-name="gr57" draw:text-style-name="P20" xml:id="id56" draw:id="id56" draw:layer="layout" svg:width="4.19cm" svg:height="1.999cm" svg:x="20.81cm" svg:y="10.321cm">
          <text:p text:style-name="P3"><text:span text:style-name="T13">Weight per</text:span></text:p>
          <text:p text:style-name="P3"><text:span text:style-name="T13">Seed</text:span></text:p>
          <draw:enhanced-geometry svg:viewBox="0 0 21600 21600" draw:type="rectangle" draw:enhanced-path="M 0 0 L 21600 0 21600 21600 0 21600 0 0 Z N"/>
        </draw:custom-shape>
        <draw:custom-shape draw:style-name="gr59" draw:text-style-name="P20" xml:id="id55" draw:id="id55" draw:layer="layout" svg:width="4.19cm" svg:height="2.001cm" svg:x="20.81cm" svg:y="13.955cm">
          <text:p text:style-name="P3"><text:span text:style-name="T13">Number of </text:span></text:p>
          <text:p text:style-name="P3"><text:span text:style-name="T13">Pods</text:span></text:p>
          <draw:enhanced-geometry svg:viewBox="0 0 21600 21600" draw:type="rectangle" draw:enhanced-path="M 0 0 L 21600 0 21600 21600 0 21600 0 0 Z N"/>
        </draw:custom-shape>
        <draw:custom-shape draw:style-name="gr60" draw:text-style-name="P20" xml:id="id60" draw:id="id60" draw:layer="layout" svg:width="4.192cm" svg:height="2cm" svg:x="11.511cm" svg:y="17.1cm">
          <text:p text:style-name="P3"><text:span text:style-name="T13">Plant Size</text:span></text:p>
          <draw:enhanced-geometry svg:viewBox="0 0 21600 21600" draw:type="rectangle" draw:enhanced-path="M 0 0 L 21600 0 21600 21600 0 21600 0 0 Z N"/>
        </draw:custom-shape>
        <draw:connector draw:style-name="gr58" draw:text-style-name="P21" draw:layer="layout" draw:type="line" svg:x1="10.071cm" svg:y1="11.007cm" svg:x2="20.81cm" svg:y2="14.955cm" draw:start-shape="id54" draw:start-glue-point="1" draw:end-shape="id55" svg:d="M10071 11007l10739 3948" svg:viewBox="0 0 10740 3949">
          <text:p/>
        </draw:connector>
        <draw:connector draw:style-name="gr61" draw:text-style-name="P21" draw:layer="layout" draw:type="line" svg:x1="10.071cm" svg:y1="7.699cm" svg:x2="20.81cm" svg:y2="14.955cm" draw:start-shape="id53" draw:start-glue-point="1" draw:end-shape="id55" draw:end-glue-point="3" svg:d="M10071 7699l10739 7256" svg:viewBox="0 0 10740 7257">
          <text:p/>
        </draw:connector>
        <draw:connector draw:style-name="gr61" draw:text-style-name="P21" draw:layer="layout" draw:type="line" svg:x1="10.071cm" svg:y1="7.699cm" svg:x2="20.81cm" svg:y2="11.32cm" draw:start-shape="id53" draw:start-glue-point="1" draw:end-shape="id56" svg:d="M10071 7699l10739 3621" svg:viewBox="0 0 10740 3622">
          <text:p/>
        </draw:connector>
        <draw:connector draw:style-name="gr58" draw:text-style-name="P21" draw:layer="layout" draw:type="line" svg:x1="10.071cm" svg:y1="11.007cm" svg:x2="20.81cm" svg:y2="11.32cm" draw:start-shape="id54" draw:start-glue-point="1" draw:end-shape="id56" draw:end-glue-point="3" svg:d="M10071 11007l10739 313" svg:viewBox="0 0 10740 314">
          <text:p/>
        </draw:connector>
        <draw:connector draw:style-name="gr61" draw:text-style-name="P21" draw:layer="layout" draw:type="line" svg:x1="10.071cm" svg:y1="7.699cm" svg:x2="20.81cm" svg:y2="7.911cm" draw:start-shape="id53" draw:start-glue-point="1" draw:end-shape="id57" draw:end-glue-point="3" svg:d="M10071 7699l10739 212" svg:viewBox="0 0 10740 213">
          <text:p/>
        </draw:connector>
        <draw:connector draw:style-name="gr58" draw:text-style-name="P21" draw:layer="layout" draw:type="line" svg:x1="10.071cm" svg:y1="11.007cm" svg:x2="20.81cm" svg:y2="7.911cm" draw:start-shape="id54" draw:start-glue-point="1" draw:end-shape="id57" svg:d="M10071 11007l10739-3096" svg:viewBox="0 0 10740 3097">
          <text:p/>
        </draw:connector>
        <draw:custom-shape draw:style-name="gr62" draw:text-style-name="P20" xml:id="id59" draw:id="id59" draw:layer="layout" svg:width="4.189cm" svg:height="2cm" svg:x="8.37cm" svg:y="3.2cm">
          <text:p text:style-name="P3"><text:span text:style-name="T13">Distance</text:span></text:p>
          <draw:enhanced-geometry svg:viewBox="0 0 21600 21600" draw:type="rectangle" draw:enhanced-path="M 0 0 L 21600 0 21600 21600 0 21600 0 0 Z N"/>
        </draw:custom-shape>
        <draw:custom-shape draw:style-name="gr63" draw:text-style-name="P20" xml:id="id58" draw:id="id58" draw:layer="layout" svg:width="4.19cm" svg:height="2cm" svg:x="3cm" svg:y="3.2cm">
          <text:p text:style-name="P3"><text:span text:style-name="T13">Stocking</text:span></text:p>
          <text:p text:style-name="P3"><text:span text:style-name="T13">Rate</text:span></text:p>
          <draw:enhanced-geometry svg:viewBox="0 0 21600 21600" draw:type="rectangle" draw:enhanced-path="M 0 0 L 21600 0 21600 21600 0 21600 0 0 Z N"/>
        </draw:custom-shape>
        <draw:connector draw:style-name="gr58" draw:text-style-name="P21" draw:layer="layout" draw:type="line" svg:x1="5.095cm" svg:y1="5.2cm" svg:x2="7.976cm" svg:y2="6.699cm" draw:start-shape="id58" draw:start-glue-point="2" draw:end-shape="id53" draw:end-glue-point="0" svg:d="M5095 5200l2881 1499" svg:viewBox="0 0 2882 1500">
          <text:p/>
        </draw:connector>
        <draw:connector draw:style-name="gr58" draw:text-style-name="P21" draw:layer="layout" draw:type="line" svg:x1="10.464cm" svg:y1="5.2cm" svg:x2="7.976cm" svg:y2="6.699cm" draw:start-shape="id59" draw:start-glue-point="2" draw:end-shape="id53" draw:end-glue-point="0" svg:d="M10464 5200l-2488 1499" svg:viewBox="0 0 2489 1500">
          <text:p/>
        </draw:connector>
        <draw:connector draw:style-name="gr64" draw:text-style-name="P21" draw:layer="layout" draw:type="line" svg:x1="13.607cm" svg:y1="17.1cm" svg:x2="20.81cm" svg:y2="14.955cm" draw:start-shape="id60" draw:start-glue-point="0" draw:end-shape="id55" svg:d="M13607 17100l7203-2145" svg:viewBox="0 0 7204 2146">
          <text:p/>
        </draw:connector>
        <draw:connector draw:style-name="gr64" draw:text-style-name="P21" draw:layer="layout" draw:type="line" svg:x1="13.607cm" svg:y1="17.1cm" svg:x2="20.81cm" svg:y2="11.32cm" draw:start-shape="id60" draw:start-glue-point="0" draw:end-shape="id56" svg:d="M13607 17100l7203-5780" svg:viewBox="0 0 7204 5781">
          <text:p/>
        </draw:connector>
        <draw:connector draw:style-name="gr64" draw:text-style-name="P21" draw:layer="layout" draw:type="line" svg:x1="13.607cm" svg:y1="17.1cm" svg:x2="20.81cm" svg:y2="7.911cm" draw:start-shape="id60" draw:start-glue-point="0" draw:end-shape="id57" svg:d="M13607 17100l7203-9189" svg:viewBox="0 0 7204 9190">
          <text:p/>
        </draw:connector>
        <draw:frame draw:style-name="gr65" draw:text-style-name="P22" draw:layer="controls" svg:width="10.281cm" svg:height="1.1cm" svg:x="10.186cm" svg:y="6.2cm">
          <draw:text-box>
            <text:p><text:span text:style-name="T14">Direct Effect (better deposition)</text:span></text:p>
          </draw:text-box>
        </draw:frame>
        <draw:frame draw:style-name="gr66" draw:text-style-name="P23" draw:layer="controls" svg:width="6.08cm" svg:height="1.8cm" svg:x="11.92cm" svg:y="11.7cm">
          <draw:text-box>
            <text:p><text:span text:style-name="T15">Indirect effect</text:span></text:p>
            <text:p><text:span text:style-name="T15">(more pollen)</text:span></text:p>
          </draw:text-box>
        </draw:frame>
        <draw:frame draw:style-name="gr67" draw:text-style-name="P24" draw:layer="controls" svg:width="5.071cm" svg:height="1.673cm" svg:x="16.045cm" svg:y="16.4cm">
          <draw:text-box>
            <text:p><text:span text:style-name="T16">Plant resource</text:span></text:p>
            <text:p><text:span text:style-name="T16">effect</text:span></text:p>
          </draw:text-box>
        </draw:frame>
        <draw:frame draw:style-name="gr68" draw:text-style-name="P25" draw:layer="layout" svg:width="5.3cm" svg:height="1.825cm" svg:x="7cm" svg:y="17.3cm">
          <draw:text-box>
            <text:p><text:span text:style-name="T17">Plant Level</text:span></text:p>
          </draw:text-box>
        </draw:frame>
        <draw:custom-shape draw:style-name="gr69" draw:text-style-name="P12" draw:layer="layout" svg:width="5.4cm" svg:height="6.3cm" svg:x="20.1cm" svg:y="6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0" draw:text-style-name="P12" draw:layer="layout" svg:width="14.1cm" svg:height="5.7cm" svg:x="11.2cm" svg:y="13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1" draw:text-style-name="P26" draw:layer="layout" svg:width="4.232cm" svg:height="1.039cm" svg:x="13.468cm" svg:y="3.4cm">
          <draw:text-box>
            <text:p><text:span text:style-name="T17">Plot Level</text:span></text:p>
          </draw:text-box>
        </draw:frame>
        <draw:frame draw:style-name="gr71" draw:text-style-name="P26" draw:layer="layout" svg:width="4.232cm" svg:height="1.039cm" svg:x="20.5cm" svg:y="5.261cm">
          <draw:text-box>
            <text:p><text:span text:style-name="T17">Pod Level</text:span></text:p>
          </draw:text-box>
        </draw:frame>
        <presentation:notes draw:style-name="dp2">
          <draw:page-thumbnail draw:style-name="gr39" draw:layer="layout" svg:width="18.624cm" svg:height="10.476cm" svg:x="1.482cm" svg:y="2.123cm" draw:page-number="4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custom-shape draw:style-name="gr69" draw:text-style-name="P12" draw:layer="layout" svg:width="5.4cm" svg:height="6.3cm" svg:x="20.101cm" svg:y="6.5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0" draw:text-style-name="P12" draw:layer="layout" svg:width="14.1cm" svg:height="5.7cm" svg:x="11.201cm" svg:y="13.7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5" draw:text-style-name="P17" draw:layer="layout" svg:width="14.7cm" svg:height="1.673cm" svg:x="3.9cm" svg:y="0.102cm">
          <draw:text-box>
            <text:p>Model for CSEE (Jul 2018) – Commodity Canola</text:p>
            <text:p/>
          </draw:text-box>
        </draw:frame>
        <draw:custom-shape draw:style-name="gr63" draw:text-style-name="P20" xml:id="id61" draw:id="id61" draw:layer="layout" svg:width="4.19cm" svg:height="2cm" svg:x="5.854cm" svg:y="6.692cm">
          <text:p text:style-name="P3"><text:span text:style-name="T13">Honey bee</text:span></text:p>
          <text:p text:style-name="P3"><text:span text:style-name="T13">Visi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" draw:text-style-name="P20" xml:id="id62" draw:id="id62" draw:layer="layout" svg:width="4.19cm" svg:height="1.999cm" svg:x="5.85cm" svg:y="10.001cm">
          <text:p text:style-name="P3"><text:span text:style-name="T13">Pollen</text:span></text:p>
          <text:p text:style-name="P3"><text:span text:style-name="T13">Deposi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2" draw:text-style-name="P27" draw:layer="layout" draw:type="line" svg:x1="7.949cm" svg:y1="8.692cm" svg:x2="7.945cm" svg:y2="10.001cm" draw:start-shape="id61" draw:start-glue-point="2" draw:end-shape="id62" draw:end-glue-point="0" svg:d="M7949 8692l-4 1309" svg:viewBox="0 0 5 1310">
          <text:p/>
        </draw:connector>
        <draw:custom-shape draw:style-name="gr59" draw:text-style-name="P20" xml:id="id65" draw:id="id65" draw:layer="layout" svg:width="4.19cm" svg:height="2.001cm" svg:x="20.81cm" svg:y="6.911cm">
          <text:p text:style-name="P3"><text:span text:style-name="T13">Seeds per</text:span></text:p>
          <text:p text:style-name="P3"><text:span text:style-name="T13">Pod</text:span></text:p>
          <draw:enhanced-geometry svg:viewBox="0 0 21600 21600" draw:type="rectangle" draw:enhanced-path="M 0 0 L 21600 0 21600 21600 0 21600 0 0 Z N"/>
        </draw:custom-shape>
        <draw:custom-shape draw:style-name="gr57" draw:text-style-name="P20" xml:id="id64" draw:id="id64" draw:layer="layout" svg:width="4.19cm" svg:height="1.999cm" svg:x="20.81cm" svg:y="10.321cm">
          <text:p text:style-name="P3"><text:span text:style-name="T13">Weight per</text:span></text:p>
          <text:p text:style-name="P3"><text:span text:style-name="T13">Seed</text:span></text:p>
          <draw:enhanced-geometry svg:viewBox="0 0 21600 21600" draw:type="rectangle" draw:enhanced-path="M 0 0 L 21600 0 21600 21600 0 21600 0 0 Z N"/>
        </draw:custom-shape>
        <draw:custom-shape draw:style-name="gr59" draw:text-style-name="P20" xml:id="id63" draw:id="id63" draw:layer="layout" svg:width="4.19cm" svg:height="2.001cm" svg:x="20.81cm" svg:y="13.955cm">
          <text:p text:style-name="P3"><text:span text:style-name="T13">Number of </text:span></text:p>
          <text:p text:style-name="P3"><text:span text:style-name="T13">Pods</text:span></text:p>
          <draw:enhanced-geometry svg:viewBox="0 0 21600 21600" draw:type="rectangle" draw:enhanced-path="M 0 0 L 21600 0 21600 21600 0 21600 0 0 Z N"/>
        </draw:custom-shape>
        <draw:connector draw:style-name="gr72" draw:text-style-name="P28" draw:layer="layout" draw:type="line" svg:x1="10.04cm" svg:y1="11cm" svg:x2="20.81cm" svg:y2="14.955cm" draw:start-shape="id62" draw:start-glue-point="1" draw:end-shape="id63" svg:d="M10040 11000l10770 3955" svg:viewBox="0 0 10771 3956">
          <text:p/>
        </draw:connector>
        <draw:connector draw:style-name="gr72" draw:text-style-name="P28" draw:layer="layout" draw:type="line" svg:x1="10.044cm" svg:y1="7.692cm" svg:x2="20.81cm" svg:y2="14.955cm" draw:start-shape="id61" draw:start-glue-point="1" draw:end-shape="id63" draw:end-glue-point="3" svg:d="M10044 7692l10766 7263" svg:viewBox="0 0 10767 7264">
          <text:p/>
        </draw:connector>
        <draw:connector draw:style-name="gr73" draw:text-style-name="P29" draw:layer="layout" draw:type="line" svg:x1="10.044cm" svg:y1="7.692cm" svg:x2="20.81cm" svg:y2="11.32cm" draw:start-shape="id61" draw:start-glue-point="1" draw:end-shape="id64" svg:d="M10044 7692l10766 3628" svg:viewBox="0 0 10767 3629">
          <text:p/>
        </draw:connector>
        <draw:connector draw:style-name="gr72" draw:text-style-name="P27" draw:layer="layout" draw:type="line" svg:x1="10.04cm" svg:y1="11cm" svg:x2="20.81cm" svg:y2="11.32cm" draw:start-shape="id62" draw:start-glue-point="1" draw:end-shape="id64" draw:end-glue-point="3" svg:d="M10040 11000l10770 320" svg:viewBox="0 0 10771 321">
          <text:p/>
        </draw:connector>
        <draw:connector draw:style-name="gr74" draw:text-style-name="P28" draw:layer="layout" draw:type="line" svg:x1="10.044cm" svg:y1="7.692cm" svg:x2="20.81cm" svg:y2="7.911cm" draw:start-shape="id61" draw:start-glue-point="1" draw:end-shape="id65" draw:end-glue-point="3" svg:d="M10044 7692l10766 219" svg:viewBox="0 0 10767 220">
          <text:p/>
        </draw:connector>
        <draw:connector draw:style-name="gr72" draw:text-style-name="P27" draw:layer="layout" draw:type="line" svg:x1="10.04cm" svg:y1="11cm" svg:x2="20.81cm" svg:y2="7.911cm" draw:start-shape="id62" draw:start-glue-point="1" draw:end-shape="id65" svg:d="M10040 11000l10770-3089" svg:viewBox="0 0 10771 3090">
          <text:p/>
        </draw:connector>
        <draw:custom-shape draw:style-name="gr62" draw:text-style-name="P20" xml:id="id67" draw:id="id67" draw:layer="layout" svg:width="4.189cm" svg:height="2cm" svg:x="8.37cm" svg:y="3.2cm">
          <text:p text:style-name="P3"><text:span text:style-name="T13">Distan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5" draw:text-style-name="P30" draw:layer="layout" draw:type="line" svg:x1="5.095cm" svg:y1="5.2cm" svg:x2="7.949cm" svg:y2="6.692cm" draw:start-shape="id66" draw:start-glue-point="2" draw:end-shape="id61" draw:end-glue-point="0" svg:d="M5095 5200l2854 1492" svg:viewBox="0 0 2855 1493">
          <text:p/>
        </draw:connector>
        <draw:connector draw:style-name="gr76" draw:text-style-name="P31" draw:layer="layout" draw:type="line" svg:x1="10.464cm" svg:y1="5.2cm" svg:x2="7.949cm" svg:y2="6.692cm" draw:start-shape="id67" draw:start-glue-point="2" draw:end-shape="id61" draw:end-glue-point="0" svg:d="M10464 5200l-2515 1492" svg:viewBox="0 0 2516 1493">
          <text:p/>
        </draw:connector>
        <draw:connector draw:style-name="gr77" draw:text-style-name="P31" draw:layer="layout" draw:type="line" svg:x1="13.607cm" svg:y1="17.1cm" svg:x2="20.81cm" svg:y2="14.955cm" draw:start-shape="id68" draw:start-glue-point="0" draw:end-shape="id63" svg:d="M13607 17100l7203-2145" svg:viewBox="0 0 7204 2146">
          <text:p/>
        </draw:connector>
        <draw:connector draw:style-name="gr72" draw:text-style-name="P28" draw:layer="layout" draw:type="line" svg:x1="13.607cm" svg:y1="17.1cm" svg:x2="20.81cm" svg:y2="11.32cm" draw:start-shape="id68" draw:start-glue-point="0" draw:end-shape="id64" svg:d="M13607 17100l7203-5780" svg:viewBox="0 0 7204 5781">
          <text:p/>
        </draw:connector>
        <draw:connector draw:style-name="gr78" draw:text-style-name="P31" draw:layer="layout" draw:type="line" svg:x1="13.607cm" svg:y1="17.1cm" svg:x2="20.81cm" svg:y2="7.911cm" draw:start-shape="id68" draw:start-glue-point="0" draw:end-shape="id65" svg:d="M13607 17100l7203-9189" svg:viewBox="0 0 7204 9190">
          <text:p/>
        </draw:connector>
        <draw:connector draw:style-name="gr79" draw:text-style-name="P32" draw:layer="layout" svg:x1="22.905cm" svg:y1="8.912cm" svg:x2="22.905cm" svg:y2="10.321cm" draw:start-shape="id65" draw:start-glue-point="2" draw:end-shape="id64" draw:end-glue-point="0" svg:d="M22905 8912v1409" svg:viewBox="0 0 1 1410">
          <text:p/>
        </draw:connector>
        <draw:frame draw:style-name="gr80" draw:text-style-name="P26" draw:layer="layout" svg:width="4.232cm" svg:height="1.039cm" svg:x="20.5cm" svg:y="5.262cm">
          <draw:text-box>
            <text:p><text:span text:style-name="T17">Pod Level</text:span></text:p>
          </draw:text-box>
        </draw:frame>
        <draw:frame draw:style-name="gr68" draw:text-style-name="P25" draw:layer="layout" svg:width="5.3cm" svg:height="1.825cm" svg:x="7cm" svg:y="17.301cm">
          <draw:text-box>
            <text:p><text:span text:style-name="T17">Plant Level</text:span></text:p>
          </draw:text-box>
        </draw:frame>
        <draw:custom-shape draw:style-name="gr81" draw:text-style-name="P12" draw:layer="layout" svg:width="10.7cm" svg:height="9.9cm" svg:x="2.501cm" svg:y="2.5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0" draw:text-style-name="P26" draw:layer="layout" svg:width="4.232cm" svg:height="1.039cm" svg:x="13.468cm" svg:y="3.401cm">
          <draw:text-box>
            <text:p><text:span text:style-name="T17">Plot Level</text:span></text:p>
          </draw:text-box>
        </draw:frame>
        <draw:custom-shape draw:style-name="gr63" draw:text-style-name="P20" xml:id="id66" draw:id="id66" draw:layer="layout" svg:width="4.19cm" svg:height="2cm" svg:x="3cm" svg:y="3.2cm">
          <text:p text:style-name="P3"><text:span text:style-name="T13">Stocking</text:span></text:p>
          <text:p text:style-name="P3"><text:span text:style-name="T13">Ra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0" draw:text-style-name="P20" xml:id="id68" draw:id="id68" draw:layer="layout" svg:width="4.192cm" svg:height="2cm" svg:x="11.511cm" svg:y="17.1cm">
          <text:p text:style-name="P3"><text:span text:style-name="T13">Plant Siz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9" draw:layer="layout" svg:width="18.624cm" svg:height="10.476cm" svg:x="1.482cm" svg:y="2.123cm" draw:page-number="5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55" draw:text-style-name="P17" draw:layer="layout" svg:width="14.7cm" svg:height="1.673cm" svg:x="3.9cm" svg:y="0.102cm">
          <draw:text-box>
            <text:p>Model for CSEE (Jul 2018) – Seed Canola</text:p>
            <text:p/>
          </draw:text-box>
        </draw:frame>
        <draw:custom-shape draw:style-name="gr82" draw:text-style-name="P20" xml:id="id72" draw:id="id72" draw:layer="layout" svg:width="4.822cm" svg:height="2.048cm" svg:x="20.178cm" svg:y="6.619cm">
          <text:p text:style-name="P3"><text:span text:style-name="T13">Seeds per</text:span></text:p>
          <text:p text:style-name="P3"><text:span text:style-name="T13">Pod</text:span></text:p>
          <draw:enhanced-geometry svg:viewBox="0 0 21600 21600" draw:type="rectangle" draw:enhanced-path="M 0 0 L 21600 0 21600 21600 0 21600 0 0 Z N"/>
        </draw:custom-shape>
        <draw:custom-shape draw:style-name="gr82" draw:text-style-name="P20" xml:id="id71" draw:id="id71" draw:layer="layout" svg:width="4.822cm" svg:height="2.048cm" svg:x="20.178cm" svg:y="10.11cm">
          <text:p text:style-name="P3"><text:span text:style-name="T13">Weight per</text:span></text:p>
          <text:p text:style-name="P3"><text:span text:style-name="T13">Seed</text:span></text:p>
          <draw:enhanced-geometry svg:viewBox="0 0 21600 21600" draw:type="rectangle" draw:enhanced-path="M 0 0 L 21600 0 21600 21600 0 21600 0 0 Z N"/>
        </draw:custom-shape>
        <draw:custom-shape draw:style-name="gr82" draw:text-style-name="P20" xml:id="id70" draw:id="id70" draw:layer="layout" svg:width="4.822cm" svg:height="2.048cm" svg:x="20.178cm" svg:y="13.832cm">
          <text:p text:style-name="P3"><text:span text:style-name="T13">Number of </text:span></text:p>
          <text:p text:style-name="P3"><text:span text:style-name="T13">Pods</text:span></text:p>
          <draw:enhanced-geometry svg:viewBox="0 0 21600 21600" draw:type="rectangle" draw:enhanced-path="M 0 0 L 21600 0 21600 21600 0 21600 0 0 Z N"/>
        </draw:custom-shape>
        <draw:custom-shape draw:style-name="gr83" draw:text-style-name="P20" xml:id="id73" draw:id="id73" draw:layer="layout" svg:width="4.823cm" svg:height="2.048cm" svg:x="9.479cm" svg:y="17.052cm">
          <text:p text:style-name="P3"><text:span text:style-name="T13">Plant Size</text:span></text:p>
          <draw:enhanced-geometry svg:viewBox="0 0 21600 21600" draw:type="rectangle" draw:enhanced-path="M 0 0 L 21600 0 21600 21600 0 21600 0 0 Z N"/>
        </draw:custom-shape>
        <draw:connector draw:style-name="gr58" draw:text-style-name="P21" draw:layer="layout" draw:type="line" svg:x1="15.714cm" svg:y1="9.925cm" svg:x2="20.178cm" svg:y2="14.856cm" draw:start-shape="id69" draw:start-glue-point="1" draw:end-shape="id70" svg:d="M15714 9925l4464 4931" svg:viewBox="0 0 4465 4932">
          <text:p/>
        </draw:connector>
        <draw:connector draw:style-name="gr58" draw:text-style-name="P21" draw:layer="layout" draw:type="line" svg:x1="15.714cm" svg:y1="9.925cm" svg:x2="20.178cm" svg:y2="11.134cm" draw:start-shape="id69" draw:start-glue-point="1" draw:end-shape="id71" draw:end-glue-point="3" svg:d="M15714 9925l4464 1209" svg:viewBox="0 0 4465 1210">
          <text:p/>
        </draw:connector>
        <draw:connector draw:style-name="gr58" draw:text-style-name="P21" draw:layer="layout" draw:type="line" svg:x1="15.714cm" svg:y1="9.925cm" svg:x2="20.178cm" svg:y2="7.643cm" draw:start-shape="id69" draw:start-glue-point="1" draw:end-shape="id72" svg:d="M15714 9925l4464-2282" svg:viewBox="0 0 4465 2283">
          <text:p/>
        </draw:connector>
        <draw:connector draw:style-name="gr64" draw:text-style-name="P21" draw:layer="layout" draw:type="line" svg:x1="11.89cm" svg:y1="17.052cm" svg:x2="20.178cm" svg:y2="14.856cm" draw:start-shape="id73" draw:start-glue-point="0" draw:end-shape="id70" svg:d="M11890 17052l8288-2196" svg:viewBox="0 0 8289 2197">
          <text:p/>
        </draw:connector>
        <draw:connector draw:style-name="gr64" draw:text-style-name="P21" draw:layer="layout" draw:type="line" svg:x1="11.89cm" svg:y1="17.052cm" svg:x2="20.178cm" svg:y2="11.134cm" draw:start-shape="id73" draw:start-glue-point="0" draw:end-shape="id71" svg:d="M11890 17052l8288-5918" svg:viewBox="0 0 8289 5919">
          <text:p/>
        </draw:connector>
        <draw:connector draw:style-name="gr64" draw:text-style-name="P21" draw:layer="layout" draw:type="line" svg:x1="11.89cm" svg:y1="17.052cm" svg:x2="20.178cm" svg:y2="7.643cm" draw:start-shape="id73" draw:start-glue-point="0" draw:end-shape="id72" svg:d="M11890 17052l8288-9409" svg:viewBox="0 0 8289 9410">
          <text:p/>
        </draw:connector>
        <draw:custom-shape draw:style-name="gr84" draw:text-style-name="P12" draw:layer="layout" svg:width="16.6cm" svg:height="6cm" svg:x="8.9cm" svg:y="13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5" draw:text-style-name="P12" draw:layer="layout" svg:width="6.4cm" svg:height="6.235cm" svg:x="19.2cm" svg:y="6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1" draw:text-style-name="P26" draw:layer="layout" svg:width="4.232cm" svg:height="1.039cm" svg:x="20.368cm" svg:y="5cm">
          <draw:text-box>
            <text:p><text:span text:style-name="T17">Pod Level</text:span></text:p>
          </draw:text-box>
        </draw:frame>
        <draw:frame draw:style-name="gr71" draw:text-style-name="P26" draw:layer="layout" svg:width="4.232cm" svg:height="1.039cm" svg:x="3.921cm" svg:y="17.559cm">
          <draw:text-box>
            <text:p><text:span text:style-name="T17">Plant Level</text:span></text:p>
          </draw:text-box>
        </draw:frame>
        <draw:connector draw:style-name="gr58" draw:text-style-name="P12" draw:layer="layout" draw:type="line" svg:x1="7.214cm" svg:y1="3.177cm" svg:x2="10.901cm" svg:y2="6.777cm" draw:start-shape="id74" draw:start-glue-point="1" draw:end-shape="id75" draw:end-glue-point="3" svg:d="M7214 3177l3687 3600" svg:viewBox="0 0 3688 3601">
          <text:p/>
        </draw:connector>
        <draw:custom-shape draw:style-name="gr86" draw:text-style-name="P12" draw:layer="layout" svg:width="14.398cm" svg:height="10.8cm" svg:x="1.903cm" svg:y="1.5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7" draw:text-style-name="P20" xml:id="id75" draw:id="id75" draw:layer="layout" svg:width="4.813cm" svg:height="2.048cm" svg:x="10.901cm" svg:y="5.753cm">
          <text:p text:style-name="P3"><text:span text:style-name="T13">Honey bee</text:span></text:p>
          <text:p text:style-name="P3"><text:span text:style-name="T13">Visits</text:span></text:p>
          <draw:enhanced-geometry svg:viewBox="0 0 21600 21600" draw:type="rectangle" draw:enhanced-path="M 0 0 L 21600 0 21600 21600 0 21600 0 0 Z N"/>
        </draw:custom-shape>
        <draw:custom-shape draw:style-name="gr87" draw:text-style-name="P20" xml:id="id69" draw:id="id69" draw:layer="layout" svg:width="4.813cm" svg:height="2.048cm" svg:x="10.901cm" svg:y="8.901cm">
          <text:p text:style-name="P3"><text:span text:style-name="T13">Pollen</text:span></text:p>
          <text:p text:style-name="P3"><text:span text:style-name="T13">Deposition</text:span></text:p>
          <draw:enhanced-geometry svg:viewBox="0 0 21600 21600" draw:type="rectangle" draw:enhanced-path="M 0 0 L 21600 0 21600 21600 0 21600 0 0 Z N"/>
        </draw:custom-shape>
        <draw:connector draw:style-name="gr88" draw:text-style-name="P28" draw:layer="layout" draw:type="line" svg:x1="13.307cm" svg:y1="7.801cm" svg:x2="13.307cm" svg:y2="8.901cm" draw:start-shape="id75" draw:start-glue-point="2" draw:end-shape="id69" svg:d="M13307 7801v1100" svg:viewBox="0 0 1 1101">
          <text:p/>
        </draw:connector>
        <draw:custom-shape draw:style-name="gr87" draw:text-style-name="P20" xml:id="id76" draw:id="id76" draw:layer="layout" svg:width="4.813cm" svg:height="2.048cm" svg:x="10.901cm" svg:y="2.147cm">
          <text:p text:style-name="P3"><text:span text:style-name="T13">Hive</text:span></text:p>
          <text:p text:style-name="P3"><text:span text:style-name="T13">Distance</text:span></text:p>
          <draw:enhanced-geometry svg:viewBox="0 0 21600 21600" draw:type="rectangle" draw:enhanced-path="M 0 0 L 21600 0 21600 21600 0 21600 0 0 Z N"/>
        </draw:custom-shape>
        <draw:connector draw:style-name="gr58" draw:text-style-name="P31" draw:layer="layout" draw:type="line" svg:x1="13.307cm" svg:y1="4.195cm" svg:x2="13.307cm" svg:y2="5.753cm" draw:start-shape="id76" draw:start-glue-point="2" draw:end-shape="id75" draw:end-glue-point="0" svg:d="M13307 4195v1558" svg:viewBox="0 0 1 1559">
          <text:p/>
        </draw:connector>
        <draw:custom-shape draw:style-name="gr87" draw:text-style-name="P20" xml:id="id77" draw:id="id77" draw:layer="layout" svg:width="4.813cm" svg:height="2.048cm" svg:x="2.401cm" svg:y="5.801cm">
          <text:p text:style-name="P3"><text:span text:style-name="T13">Leafcutter bee</text:span></text:p>
          <text:p text:style-name="P3"><text:span text:style-name="T13">Visits</text:span></text:p>
          <draw:enhanced-geometry svg:viewBox="0 0 21600 21600" draw:type="rectangle" draw:enhanced-path="M 0 0 L 21600 0 21600 21600 0 21600 0 0 Z N"/>
        </draw:custom-shape>
        <draw:connector draw:style-name="gr58" draw:text-style-name="P31" draw:layer="layout" draw:type="line" svg:x1="4.807cm" svg:y1="7.849cm" svg:x2="10.901cm" svg:y2="9.925cm" draw:start-shape="id77" draw:start-glue-point="2" draw:end-shape="id69" draw:end-glue-point="3" svg:d="M4807 7849l6094 2076" svg:viewBox="0 0 6095 2077">
          <text:p/>
        </draw:connector>
        <draw:custom-shape draw:style-name="gr87" draw:text-style-name="P20" xml:id="id74" draw:id="id74" draw:layer="layout" svg:width="4.813cm" svg:height="2.048cm" svg:x="2.401cm" svg:y="2.153cm">
          <text:p text:style-name="P3"><text:span text:style-name="T13">Shelter</text:span></text:p>
          <text:p text:style-name="P3"><text:span text:style-name="T13">Distance</text:span></text:p>
          <draw:enhanced-geometry svg:viewBox="0 0 21600 21600" draw:type="rectangle" draw:enhanced-path="M 0 0 L 21600 0 21600 21600 0 21600 0 0 Z N"/>
        </draw:custom-shape>
        <draw:connector draw:style-name="gr58" draw:text-style-name="P31" draw:layer="layout" draw:type="line" svg:x1="4.807cm" svg:y1="4.201cm" svg:x2="4.807cm" svg:y2="5.801cm" draw:start-shape="id74" draw:start-glue-point="2" draw:end-shape="id77" draw:end-glue-point="0" svg:d="M4807 4201v1600" svg:viewBox="0 0 1 1601">
          <text:p/>
        </draw:connector>
        <draw:connector draw:style-name="gr58" draw:text-style-name="P29" draw:layer="layout" draw:type="line" svg:x1="10.901cm" svg:y1="3.171cm" svg:x2="7.214cm" svg:y2="6.825cm" draw:start-shape="id76" draw:start-glue-point="3" draw:end-shape="id77" draw:end-glue-point="1" svg:d="M10901 3171l-3687 3654" svg:viewBox="0 0 3688 3655">
          <text:p/>
        </draw:connector>
        <draw:frame draw:style-name="gr66" draw:text-style-name="P23" draw:layer="layout" svg:width="6.08cm" svg:height="1.8cm" svg:x="15.714cm" svg:y="6.333cm">
          <draw:text-box>
            <text:p><text:span text:style-name="T15">Indirect effect</text:span></text:p>
            <text:p><text:span text:style-name="T15">(more pollen)</text:span></text:p>
          </draw:text-box>
        </draw:frame>
        <draw:frame draw:style-name="gr67" draw:text-style-name="P33" draw:layer="layout" svg:width="5.071cm" svg:height="1.673cm" svg:x="14.937cm" svg:y="16.079cm">
          <draw:text-box>
            <text:p><text:span text:style-name="T18">Plant resource</text:span></text:p>
            <text:p><text:span text:style-name="T18">effect</text:span></text:p>
          </draw:text-box>
        </draw:frame>
        <presentation:notes draw:style-name="dp2">
          <draw:page-thumbnail draw:style-name="gr39" draw:layer="layout" svg:width="18.624cm" svg:height="10.476cm" svg:x="1.482cm" svg:y="2.123cm" draw:page-number="6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draw:connector draw:style-name="gr89" draw:text-style-name="P31" draw:layer="layout" draw:type="line" svg:x1="11.915cm" svg:y1="17.099cm" svg:x2="20.187cm" svg:y2="11.181cm" draw:start-shape="id78" draw:start-glue-point="0" draw:end-shape="id79" svg:d="M11915 17099l8272-5918" svg:viewBox="0 0 8273 5919">
          <text:p/>
        </draw:connector>
        <draw:connector draw:style-name="gr90" draw:text-style-name="P12" draw:layer="layout" draw:type="line" svg:x1="7.213cm" svg:y1="3.176cm" svg:x2="10.9cm" svg:y2="6.776cm" draw:start-shape="id80" draw:start-glue-point="1" draw:end-shape="id81" draw:end-glue-point="3" svg:d="M7213 3176l3687 3600" svg:viewBox="0 0 3688 3601">
          <text:p/>
        </draw:connector>
        <draw:custom-shape draw:style-name="gr86" draw:text-style-name="P12" draw:layer="layout" svg:width="14.398cm" svg:height="10.8cm" svg:x="1.902cm" svg:y="1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4" draw:text-style-name="P12" draw:layer="layout" svg:width="16.6cm" svg:height="6cm" svg:x="8.901cm" svg:y="13.4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5" draw:text-style-name="P12" draw:layer="layout" svg:width="6.4cm" svg:height="6.235cm" svg:x="19.201cm" svg:y="6.2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5" draw:text-style-name="P17" draw:layer="layout" svg:width="14.7cm" svg:height="1.673cm" svg:x="3.9cm" svg:y="0.102cm">
          <draw:text-box>
            <text:p>Model for CSEE (Jul 2018) – Seed Canola</text:p>
            <text:p/>
          </draw:text-box>
        </draw:frame>
        <draw:custom-shape draw:style-name="gr87" draw:text-style-name="P20" xml:id="id81" draw:id="id81" draw:layer="layout" svg:width="4.813cm" svg:height="2.048cm" svg:x="10.9cm" svg:y="5.752cm">
          <text:p text:style-name="P3"><text:span text:style-name="T13">Honey bee</text:span></text:p>
          <text:p text:style-name="P3"><text:span text:style-name="T13">Visits</text:span></text:p>
          <draw:enhanced-geometry svg:viewBox="0 0 21600 21600" draw:type="rectangle" draw:enhanced-path="M 0 0 L 21600 0 21600 21600 0 21600 0 0 Z N"/>
        </draw:custom-shape>
        <draw:custom-shape draw:style-name="gr87" draw:text-style-name="P20" xml:id="id82" draw:id="id82" draw:layer="layout" svg:width="4.813cm" svg:height="2.048cm" svg:x="10.9cm" svg:y="8.9cm">
          <text:p text:style-name="P3"><text:span text:style-name="T13">Pollen</text:span></text:p>
          <text:p text:style-name="P3"><text:span text:style-name="T13">Deposition</text:span></text:p>
          <draw:enhanced-geometry svg:viewBox="0 0 21600 21600" draw:type="rectangle" draw:enhanced-path="M 0 0 L 21600 0 21600 21600 0 21600 0 0 Z N"/>
        </draw:custom-shape>
        <draw:connector draw:style-name="gr91" draw:text-style-name="P28" draw:layer="layout" draw:type="line" svg:x1="13.306cm" svg:y1="7.8cm" svg:x2="13.306cm" svg:y2="8.9cm" draw:start-shape="id81" draw:start-glue-point="2" draw:end-shape="id82" svg:d="M13306 7800v1100" svg:viewBox="0 0 1 1101">
          <text:p/>
        </draw:connector>
        <draw:custom-shape draw:style-name="gr87" draw:text-style-name="P20" xml:id="id84" draw:id="id84" draw:layer="layout" svg:width="4.813cm" svg:height="2.048cm" svg:x="20.187cm" svg:y="6.666cm">
          <text:p text:style-name="P3"><text:span text:style-name="T13">Seeds per</text:span></text:p>
          <text:p text:style-name="P3"><text:span text:style-name="T13">Pod</text:span></text:p>
          <draw:enhanced-geometry svg:viewBox="0 0 21600 21600" draw:type="rectangle" draw:enhanced-path="M 0 0 L 21600 0 21600 21600 0 21600 0 0 Z N"/>
        </draw:custom-shape>
        <draw:custom-shape draw:style-name="gr87" draw:text-style-name="P20" xml:id="id79" draw:id="id79" draw:layer="layout" svg:width="4.813cm" svg:height="2.048cm" svg:x="20.187cm" svg:y="10.157cm">
          <text:p text:style-name="P3"><text:span text:style-name="T13">Weight per</text:span></text:p>
          <text:p text:style-name="P3"><text:span text:style-name="T13">Seed</text:span></text:p>
          <draw:enhanced-geometry svg:viewBox="0 0 21600 21600" draw:type="rectangle" draw:enhanced-path="M 0 0 L 21600 0 21600 21600 0 21600 0 0 Z N"/>
        </draw:custom-shape>
        <draw:custom-shape draw:style-name="gr87" draw:text-style-name="P20" xml:id="id83" draw:id="id83" draw:layer="layout" svg:width="4.813cm" svg:height="2.048cm" svg:x="20.187cm" svg:y="13.879cm">
          <text:p text:style-name="P3"><text:span text:style-name="T13">Number of</text:span></text:p>
          <text:p text:style-name="P3"><text:span text:style-name="T13">Pods</text:span></text:p>
          <draw:enhanced-geometry svg:viewBox="0 0 21600 21600" draw:type="rectangle" draw:enhanced-path="M 0 0 L 21600 0 21600 21600 0 21600 0 0 Z N"/>
        </draw:custom-shape>
        <draw:connector draw:style-name="gr92" draw:text-style-name="P31" draw:layer="layout" draw:type="line" svg:x1="15.713cm" svg:y1="9.924cm" svg:x2="20.187cm" svg:y2="14.903cm" draw:start-shape="id82" draw:start-glue-point="1" draw:end-shape="id83" svg:d="M15713 9924l4474 4979" svg:viewBox="0 0 4475 4980">
          <text:p/>
        </draw:connector>
        <draw:connector draw:style-name="gr91" draw:text-style-name="P28" draw:layer="layout" draw:type="line" svg:x1="15.713cm" svg:y1="9.924cm" svg:x2="20.187cm" svg:y2="11.181cm" draw:start-shape="id82" draw:start-glue-point="1" draw:end-shape="id79" draw:end-glue-point="3" svg:d="M15713 9924l4474 1257" svg:viewBox="0 0 4475 1258">
          <text:p/>
        </draw:connector>
        <draw:connector draw:style-name="gr93" draw:text-style-name="P31" draw:layer="layout" draw:type="line" svg:x1="15.713cm" svg:y1="9.924cm" svg:x2="20.187cm" svg:y2="7.69cm" draw:start-shape="id82" draw:start-glue-point="1" draw:end-shape="id84" svg:d="M15713 9924l4474-2234" svg:viewBox="0 0 4475 2235">
          <text:p/>
        </draw:connector>
        <draw:custom-shape draw:style-name="gr87" draw:text-style-name="P20" xml:id="id85" draw:id="id85" draw:layer="layout" svg:width="4.813cm" svg:height="2.048cm" svg:x="10.9cm" svg:y="2.146cm">
          <text:p text:style-name="P3"><text:span text:style-name="T13">Hive</text:span></text:p>
          <text:p text:style-name="P3"><text:span text:style-name="T13">Distance</text:span></text:p>
          <draw:enhanced-geometry svg:viewBox="0 0 21600 21600" draw:type="rectangle" draw:enhanced-path="M 0 0 L 21600 0 21600 21600 0 21600 0 0 Z N"/>
        </draw:custom-shape>
        <draw:connector draw:style-name="gr94" draw:text-style-name="P31" draw:layer="layout" draw:type="line" svg:x1="13.306cm" svg:y1="4.194cm" svg:x2="13.306cm" svg:y2="5.752cm" draw:start-shape="id85" draw:start-glue-point="2" draw:end-shape="id81" draw:end-glue-point="0" svg:d="M13306 4194v1558" svg:viewBox="0 0 1 1559">
          <text:p/>
        </draw:connector>
        <draw:custom-shape draw:style-name="gr87" draw:text-style-name="P20" xml:id="id86" draw:id="id86" draw:layer="layout" svg:width="4.813cm" svg:height="2.048cm" svg:x="2.4cm" svg:y="5.8cm">
          <text:p text:style-name="P3"><text:span text:style-name="T13">Leafcutter bee</text:span></text:p>
          <text:p text:style-name="P3"><text:span text:style-name="T13">Visits</text:span></text:p>
          <draw:enhanced-geometry svg:viewBox="0 0 21600 21600" draw:type="rectangle" draw:enhanced-path="M 0 0 L 21600 0 21600 21600 0 21600 0 0 Z N"/>
        </draw:custom-shape>
        <draw:connector draw:style-name="gr95" draw:text-style-name="P31" draw:layer="layout" draw:type="line" svg:x1="4.806cm" svg:y1="7.848cm" svg:x2="10.9cm" svg:y2="9.924cm" draw:start-shape="id86" draw:start-glue-point="2" draw:end-shape="id82" draw:end-glue-point="3" svg:d="M4806 7848l6094 2076" svg:viewBox="0 0 6095 2077">
          <text:p/>
        </draw:connector>
        <draw:custom-shape draw:style-name="gr87" draw:text-style-name="P20" xml:id="id80" draw:id="id80" draw:layer="layout" svg:width="4.813cm" svg:height="2.048cm" svg:x="2.4cm" svg:y="2.152cm">
          <text:p text:style-name="P3"><text:span text:style-name="T13">Shelter</text:span></text:p>
          <text:p text:style-name="P3"><text:span text:style-name="T13">Distance</text:span></text:p>
          <draw:enhanced-geometry svg:viewBox="0 0 21600 21600" draw:type="rectangle" draw:enhanced-path="M 0 0 L 21600 0 21600 21600 0 21600 0 0 Z N"/>
        </draw:custom-shape>
        <draw:connector draw:style-name="gr96" draw:text-style-name="P31" draw:layer="layout" draw:type="line" svg:x1="4.806cm" svg:y1="4.2cm" svg:x2="4.806cm" svg:y2="5.8cm" draw:start-shape="id80" draw:start-glue-point="2" draw:end-shape="id86" draw:end-glue-point="0" svg:d="M4806 4200v1600" svg:viewBox="0 0 1 1601">
          <text:p/>
        </draw:connector>
        <draw:connector draw:style-name="gr97" draw:text-style-name="P31" draw:layer="layout" draw:type="line" svg:x1="11.915cm" svg:y1="17.099cm" svg:x2="20.187cm" svg:y2="14.903cm" draw:start-shape="id78" draw:start-glue-point="0" draw:end-shape="id83" svg:d="M11915 17099l8272-2196" svg:viewBox="0 0 8273 2197">
          <text:p/>
        </draw:connector>
        <draw:connector draw:style-name="gr98" draw:text-style-name="P31" draw:layer="layout" draw:type="line" svg:x1="11.915cm" svg:y1="17.099cm" svg:x2="20.187cm" svg:y2="7.69cm" draw:start-shape="id78" draw:start-glue-point="0" draw:end-shape="id84" svg:d="M11915 17099l8272-9409" svg:viewBox="0 0 8273 9410">
          <text:p/>
        </draw:connector>
        <draw:connector draw:style-name="gr99" draw:text-style-name="P32" draw:layer="layout" svg:x1="22.593cm" svg:y1="8.714cm" svg:x2="22.593cm" svg:y2="10.157cm" draw:start-shape="id84" draw:start-glue-point="2" draw:end-shape="id79" draw:end-glue-point="0" svg:d="M22593 8714v1443" svg:viewBox="0 0 1 1444">
          <text:p/>
        </draw:connector>
        <draw:frame draw:style-name="gr100" draw:text-style-name="P26" draw:layer="layout" svg:width="3.132cm" svg:height="1.825cm" svg:x="16.468cm" svg:y="1.9cm">
          <draw:text-box>
            <text:p><text:span text:style-name="T17">Plot Level</text:span></text:p>
          </draw:text-box>
        </draw:frame>
        <draw:frame draw:style-name="gr71" draw:text-style-name="P26" draw:layer="layout" svg:width="4.232cm" svg:height="1.039cm" svg:x="20.368cm" svg:y="5.001cm">
          <draw:text-box>
            <text:p><text:span text:style-name="T17">Pod Level</text:span></text:p>
          </draw:text-box>
        </draw:frame>
        <draw:frame draw:style-name="gr71" draw:text-style-name="P26" draw:layer="layout" svg:width="4.232cm" svg:height="1.039cm" svg:x="3.921cm" svg:y="17.61cm">
          <draw:text-box>
            <text:p><text:span text:style-name="T17">Plant Level</text:span></text:p>
          </draw:text-box>
        </draw:frame>
        <draw:connector draw:style-name="gr101" draw:text-style-name="P29" draw:layer="layout" draw:type="line" svg:x1="10.9cm" svg:y1="3.17cm" svg:x2="7.213cm" svg:y2="6.824cm" draw:start-shape="id85" draw:start-glue-point="3" draw:end-shape="id86" draw:end-glue-point="1" svg:d="M10900 3170l-3687 3654" svg:viewBox="0 0 3688 3655">
          <text:p/>
        </draw:connector>
        <draw:custom-shape draw:style-name="gr87" draw:text-style-name="P20" xml:id="id78" draw:id="id78" draw:layer="layout" svg:width="4.813cm" svg:height="2.048cm" svg:x="9.509cm" svg:y="17.099cm">
          <text:p text:style-name="P3"><text:span text:style-name="T13">Plant Siz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9" draw:layer="layout" svg:width="18.624cm" svg:height="10.476cm" svg:x="1.482cm" svg:y="2.123cm" draw:page-number="7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draw:connector draw:style-name="gr102" draw:text-style-name="P12" draw:layer="layout" draw:type="line" svg:x1="25.114cm" svg:y1="9.479cm" svg:x2="22.15cm" svg:y2="6.07cm" draw:start-shape="id87" draw:start-glue-point="0" draw:end-shape="id88" draw:end-glue-point="2" svg:d="M25114 9479l-2964-3409" svg:viewBox="0 0 2965 3410">
          <text:p/>
        </draw:connector>
        <draw:custom-shape draw:style-name="gr103" draw:text-style-name="P34" xml:id="id101" draw:id="id101" draw:layer="layout" svg:width="3.16cm" svg:height="1.466cm" svg:x="2.243cm" svg:y="2.217cm">
          <text:p text:style-name="P3"><text:span text:style-name="T19">Hive</text:span></text:p>
          <text:p text:style-name="P3"><text:span text:style-name="T19">Stock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4" draw:text-style-name="P35" draw:layer="layout" svg:width="12.732cm" svg:height="1.825cm" svg:x="0.768cm" svg:y="0.1cm">
          <draw:text-box>
            <text:p><text:span text:style-name="T17">Commodity Canola Piecewise SEM</text:span></text:p>
          </draw:text-box>
        </draw:frame>
        <draw:custom-shape draw:style-name="gr105" draw:text-style-name="P34" xml:id="id93" draw:id="id93" draw:layer="layout" svg:width="3.16cm" svg:height="1.263cm" svg:x="1.906cm" svg:y="11.904cm">
          <text:p text:style-name="P3"><text:span text:style-name="T19">Irrig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6" draw:text-style-name="P34" xml:id="id89" draw:id="id89" draw:layer="layout" svg:width="3.159cm" svg:height="1.41cm" svg:x="8.636cm" svg:y="18.791cm">
          <text:p text:style-name="P3"><text:span text:style-name="T19">Grand </text:span></text:p>
          <text:p text:style-name="P3"><text:span text:style-name="T19">Prairi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7" draw:text-style-name="P34" xml:id="id94" draw:id="id94" draw:layer="layout" svg:width="3.16cm" svg:height="1.262cm" svg:x="1.081cm" svg:y="17.018cm">
          <text:p text:style-name="P3"><text:span text:style-name="T19">Yea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8" draw:text-style-name="P36" draw:layer="layout" draw:type="line" svg:x1="11.795cm" svg:y1="19.496cm" svg:x2="25.22cm" svg:y2="16.861cm" draw:start-shape="id89" draw:start-glue-point="1" draw:end-shape="id90" draw:end-glue-point="2" svg:d="M11795 19496l13425-2635" svg:viewBox="0 0 13426 2636">
          <text:p/>
        </draw:connector>
        <draw:custom-shape draw:style-name="gr109" draw:text-style-name="P34" xml:id="id92" draw:id="id92" draw:layer="layout" svg:width="3.388cm" svg:height="1.523cm" svg:x="7.651cm" svg:y="1.1cm">
          <text:p text:style-name="P3"><text:span text:style-name="T19">Weight</text:span></text:p>
          <text:p text:style-name="P3"><text:span text:style-name="T19">Per se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0" draw:text-style-name="P34" xml:id="id91" draw:id="id91" draw:layer="layout" svg:width="3.16cm" svg:height="1.546cm" svg:x="15.907cm" svg:y="2.116cm">
          <text:p text:style-name="P3"><text:span text:style-name="T19">Seeds per</text:span></text:p>
          <text:p text:style-name="P3"><text:span text:style-name="T19">Po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1" draw:text-style-name="P34" xml:id="id87" draw:id="id87" draw:layer="layout" svg:width="3.402cm" svg:height="1.748cm" svg:x="23.413cm" svg:y="9.479cm">
          <text:p text:style-name="P3"><text:span text:style-name="T19">Fruit s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2" draw:text-style-name="P36" draw:layer="layout" draw:type="line" svg:x1="15.907cm" svg:y1="2.889cm" svg:x2="11.039cm" svg:y2="1.861cm" draw:start-shape="id91" draw:start-glue-point="3" draw:end-shape="id92" draw:end-glue-point="1" svg:d="M15907 2889l-4868-1028" svg:viewBox="0 0 4869 1029">
          <text:p/>
        </draw:connector>
        <draw:connector draw:style-name="gr113" draw:text-style-name="P36" draw:layer="layout" draw:type="line" svg:x1="3.486cm" svg:y1="11.904cm" svg:x2="9.345cm" svg:y2="2.623cm" draw:start-shape="id93" draw:start-glue-point="0" draw:end-shape="id92" draw:end-glue-point="2" svg:d="M3486 11904l5859-9281" svg:viewBox="0 0 5860 9282">
          <text:p/>
        </draw:connector>
        <draw:connector draw:style-name="gr114" draw:text-style-name="P37" draw:layer="layout" draw:type="line" svg:x1="4.241cm" svg:y1="17.649cm" svg:x2="16.397cm" svg:y2="15.078cm" draw:start-shape="id94" draw:start-glue-point="1" draw:end-shape="id95" draw:end-glue-point="2" svg:d="M4241 17649l12156-2571" svg:viewBox="0 0 12157 2572">
          <text:p/>
        </draw:connector>
        <draw:connector draw:style-name="gr115" draw:text-style-name="P37" draw:layer="layout" draw:type="line" svg:x1="5.066cm" svg:y1="12.535cm" svg:x2="16.397cm" svg:y2="15.078cm" draw:start-shape="id93" draw:start-glue-point="1" draw:end-shape="id95" draw:end-glue-point="2" svg:d="M5066 12535l11331 2543" svg:viewBox="0 0 11332 2544">
          <text:p/>
        </draw:connector>
        <draw:connector draw:style-name="gr116" draw:text-style-name="P36" xml:id="id95" draw:id="id95" draw:layer="layout" draw:type="line" svg:x1="16.397cm" svg:y1="15.078cm" svg:x2="23.64cm" svg:y2="16.129cm" draw:end-shape="id90" draw:end-glue-point="3" svg:d="M16397 15078l7243 1051" svg:viewBox="0 0 7244 1052">
          <text:p/>
        </draw:connector>
        <draw:connector draw:style-name="gr117" draw:text-style-name="P37" draw:layer="layout" draw:type="line" svg:x1="20.822cm" svg:y1="19.053cm" svg:x2="25.22cm" svg:y2="16.861cm" draw:start-shape="id96" draw:start-glue-point="0" draw:end-shape="id90" draw:end-glue-point="2" svg:d="M20822 19053l4398-2192" svg:viewBox="0 0 4399 2193">
          <text:p/>
        </draw:connector>
        <draw:connector draw:style-name="gr93" draw:text-style-name="P36" draw:layer="layout" draw:type="line" svg:x1="4.241cm" svg:y1="17.649cm" svg:x2="17.771cm" svg:y2="12.622cm" draw:start-shape="id94" draw:start-glue-point="1" draw:end-shape="id97" draw:end-glue-point="3" svg:d="M4241 17649l13530-5027" svg:viewBox="0 0 13531 5028">
          <text:p/>
        </draw:connector>
        <draw:connector draw:style-name="gr118" draw:text-style-name="P37" draw:layer="layout" draw:type="line" svg:x1="10.215cm" svg:y1="18.791cm" svg:x2="6.853cm" svg:y2="14.425cm" draw:start-shape="id89" draw:start-glue-point="0" draw:end-shape="id98" draw:end-glue-point="2" svg:d="M10215 18791l-3362-4366" svg:viewBox="0 0 3363 4367">
          <text:p/>
        </draw:connector>
        <draw:connector draw:style-name="gr119" draw:text-style-name="P37" draw:layer="layout" draw:type="line" svg:x1="2.661cm" svg:y1="17.018cm" svg:x2="6.853cm" svg:y2="14.425cm" draw:start-shape="id94" draw:start-glue-point="0" draw:end-shape="id98" draw:end-glue-point="2" svg:d="M2661 17018l4192-2593" svg:viewBox="0 0 4193 2594">
          <text:p/>
        </draw:connector>
        <draw:connector draw:style-name="gr120" draw:text-style-name="P37" draw:layer="layout" draw:type="line" svg:x1="20.822cm" svg:y1="19.053cm" svg:x2="10.011cm" svg:y2="6.673cm" draw:start-shape="id96" draw:start-glue-point="0" draw:end-shape="id99" draw:end-glue-point="2" svg:d="M20822 19053l-10811-12380" svg:viewBox="0 0 10812 12381">
          <text:p/>
        </draw:connector>
        <draw:connector draw:style-name="gr121" draw:text-style-name="P36" draw:layer="layout" draw:type="line" svg:x1="9.264cm" svg:y1="8.667cm" svg:x2="23.413cm" svg:y2="10.353cm" draw:start-shape="id100" draw:start-glue-point="1" draw:end-shape="id87" draw:end-glue-point="3" svg:d="M9264 8667l14149 1686" svg:viewBox="0 0 14150 1687">
          <text:p/>
        </draw:connector>
        <draw:connector draw:style-name="gr122" draw:text-style-name="P37" draw:layer="layout" draw:type="line" svg:x1="11.591cm" svg:y1="5.918cm" svg:x2="23.413cm" svg:y2="10.353cm" draw:start-shape="id99" draw:start-glue-point="1" draw:end-shape="id87" draw:end-glue-point="3" svg:d="M11591 5918l11822 4435" svg:viewBox="0 0 11823 4436">
          <text:p/>
        </draw:connector>
        <draw:connector draw:style-name="gr123" draw:text-style-name="P36" draw:layer="layout" draw:type="line" svg:x1="25.22cm" svg:y1="15.397cm" svg:x2="25.114cm" svg:y2="11.227cm" draw:start-shape="id90" draw:start-glue-point="0" draw:end-shape="id87" draw:end-glue-point="2" svg:d="M25220 15397l-106-4170" svg:viewBox="0 0 107 4171">
          <text:p/>
        </draw:connector>
        <draw:connector draw:style-name="gr124" draw:text-style-name="P36" draw:layer="layout" draw:type="line" svg:x1="17.771cm" svg:y1="12.622cm" svg:x2="23.413cm" svg:y2="10.353cm" draw:start-shape="id97" draw:start-glue-point="3" draw:end-shape="id87" draw:end-glue-point="3" svg:d="M17771 12622l5642-2269" svg:viewBox="0 0 5643 2270">
          <text:p/>
        </draw:connector>
        <draw:connector draw:style-name="gr108" draw:text-style-name="P36" draw:layer="layout" draw:type="line" svg:x1="3.486cm" svg:y1="11.904cm" svg:x2="7.684cm" svg:y2="9.429cm" draw:start-shape="id93" draw:start-glue-point="0" draw:end-shape="id100" draw:end-glue-point="2" svg:d="M3486 11904l4198-2475" svg:viewBox="0 0 4199 2476">
          <text:p/>
        </draw:connector>
        <draw:connector draw:style-name="gr125" draw:text-style-name="P36" draw:layer="layout" draw:type="line" svg:x1="19.242cm" svg:y1="19.758cm" svg:x2="7.684cm" svg:y2="9.429cm" draw:start-shape="id96" draw:start-glue-point="3" draw:end-shape="id100" draw:end-glue-point="2" svg:d="M19242 19758l-11558-10329" svg:viewBox="0 0 11559 10330">
          <text:p/>
        </draw:connector>
        <draw:connector draw:style-name="gr77" draw:text-style-name="P36" draw:layer="layout" draw:type="line" svg:x1="3.823cm" svg:y1="3.683cm" svg:x2="7.684cm" svg:y2="7.906cm" draw:start-shape="id101" draw:start-glue-point="2" draw:end-shape="id100" draw:end-glue-point="0" svg:d="M3823 3683l3861 4223" svg:viewBox="0 0 3862 4224">
          <text:p/>
        </draw:connector>
        <draw:connector draw:style-name="gr93" draw:text-style-name="P36" xml:id="id98" draw:id="id98" draw:layer="layout" draw:type="line" svg:x1="6.853cm" svg:y1="14.425cm" svg:x2="7.684cm" svg:y2="9.429cm" draw:end-shape="id100" draw:end-glue-point="2" svg:d="M6853 14425l831-4996" svg:viewBox="0 0 832 4997">
          <text:p/>
        </draw:connector>
        <draw:connector draw:style-name="gr126" draw:text-style-name="P38" draw:layer="layout" draw:type="line" svg:x1="12.318cm" svg:y1="16.336cm" svg:x2="7.684cm" svg:y2="9.429cm" draw:start-shape="id102" draw:start-glue-point="0" draw:end-shape="id100" draw:end-glue-point="2" svg:d="M12318 16336l-4634-6907" svg:viewBox="0 0 4635 6908">
          <text:p/>
        </draw:connector>
        <draw:custom-shape draw:style-name="gr127" draw:text-style-name="P34" xml:id="id100" draw:id="id100" draw:layer="layout" svg:width="3.16cm" svg:height="1.523cm" svg:x="6.104cm" svg:y="7.906cm">
          <text:p text:style-name="P3"><text:span text:style-name="T19">Honey bee</text:span></text:p>
          <text:p text:style-name="P3"><text:span text:style-name="T19">visit ra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8" draw:text-style-name="P34" xml:id="id99" draw:id="id99" draw:layer="layout" svg:width="3.16cm" svg:height="1.51cm" svg:x="8.431cm" svg:y="5.163cm">
          <text:p text:style-name="P3"><text:span text:style-name="T19">Pollen</text:span></text:p>
          <text:p text:style-name="P3"><text:span text:style-name="T19">cou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36" draw:layer="layout" draw:type="line" svg:x1="2.661cm" svg:y1="17.018cm" svg:x2="17.487cm" svg:y2="3.662cm" draw:start-shape="id94" draw:start-glue-point="0" draw:end-shape="id91" draw:end-glue-point="2" svg:d="M2661 17018l14826-13356" svg:viewBox="0 0 14827 13357">
          <text:p/>
        </draw:connector>
        <draw:custom-shape draw:style-name="gr130" draw:text-style-name="P34" xml:id="id90" draw:id="id90" draw:layer="layout" svg:width="3.16cm" svg:height="1.464cm" svg:x="23.64cm" svg:y="15.397cm">
          <text:p text:style-name="P3"><text:span text:style-name="T19">Plant </text:span></text:p>
          <text:p text:style-name="P3"><text:span text:style-name="T19">Densit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1" draw:text-style-name="P34" xml:id="id96" draw:id="id96" draw:layer="layout" svg:width="3.16cm" svg:height="1.41cm" svg:x="19.242cm" svg:y="19.053cm">
          <text:p text:style-name="P3"><text:span text:style-name="T19">Distance</text:span></text:p>
          <text:p text:style-name="P3"><text:span text:style-name="T19">from Ed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2" draw:text-style-name="P38" draw:layer="layout" draw:type="line" svg:x1="7.684cm" svg:y1="7.906cm" svg:x2="10.011cm" svg:y2="6.673cm" draw:start-shape="id100" draw:start-glue-point="0" draw:end-shape="id99" draw:end-glue-point="2" svg:d="M7684 7906l2327-1233" svg:viewBox="0 0 2328 1234">
          <text:p/>
        </draw:connector>
        <draw:connector draw:style-name="gr133" draw:text-style-name="P36" draw:layer="layout" draw:type="line" svg:x1="19.242cm" svg:y1="19.758cm" svg:x2="14.068cm" svg:y2="17.103cm" draw:start-shape="id96" draw:start-glue-point="3" draw:end-shape="id102" draw:end-glue-point="1" svg:d="M19242 19758l-5174-2655" svg:viewBox="0 0 5175 2656">
          <text:p/>
        </draw:connector>
        <draw:connector draw:style-name="gr134" draw:text-style-name="P39" draw:layer="layout" draw:type="line" svg:x1="10.011cm" svg:y1="5.163cm" svg:x2="9.345cm" svg:y2="2.623cm" draw:start-shape="id99" draw:start-glue-point="0" draw:end-shape="id92" draw:end-glue-point="2" svg:d="M10011 5163l-666-2540" svg:viewBox="0 0 667 2541">
          <text:p/>
        </draw:connector>
        <draw:connector draw:style-name="gr134" draw:text-style-name="P40" draw:layer="layout" draw:type="line" svg:x1="11.591cm" svg:y1="5.918cm" svg:x2="17.487cm" svg:y2="3.662cm" draw:start-shape="id99" draw:start-glue-point="1" draw:end-shape="id91" draw:end-glue-point="2" svg:d="M11591 5918l5896-2256" svg:viewBox="0 0 5897 2257">
          <text:p/>
        </draw:connector>
        <draw:custom-shape draw:style-name="gr135" draw:text-style-name="P42" xml:id="id102" draw:id="id102" draw:layer="layout" svg:width="3.499cm" svg:height="1.534cm" svg:x="10.569cm" svg:y="16.336cm">
          <text:p text:style-name="P41"><text:span text:style-name="T20">Flower </text:span></text:p>
          <text:p text:style-name="P41"><text:span text:style-name="T20">Densit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6" draw:text-style-name="P38" draw:layer="layout" draw:type="line" svg:x1="19.35cm" svg:y1="12.014cm" svg:x2="17.487cm" svg:y2="3.662cm" draw:start-shape="id97" draw:start-glue-point="0" draw:end-shape="id91" draw:end-glue-point="2" svg:d="M19350 12014l-1863-8352" svg:viewBox="0 0 1864 8353">
          <text:p/>
        </draw:connector>
        <draw:connector draw:style-name="gr91" draw:text-style-name="P39" draw:layer="layout" draw:type="line" svg:x1="17.771cm" svg:y1="12.622cm" svg:x2="11.039cm" svg:y2="1.861cm" draw:start-shape="id97" draw:end-shape="id92" svg:d="M17771 12622l-6732-10761" svg:viewBox="0 0 6733 10762">
          <text:p/>
        </draw:connector>
        <draw:connector draw:style-name="gr122" draw:text-style-name="P38" draw:layer="layout" draw:type="line" svg:x1="25.22cm" svg:y1="15.397cm" svg:x2="19.35cm" svg:y2="13.231cm" draw:start-shape="id90" draw:start-glue-point="0" draw:end-shape="id97" draw:end-glue-point="2" svg:d="M25220 15397l-5870-2166" svg:viewBox="0 0 5871 2167">
          <text:p/>
        </draw:connector>
        <draw:connector draw:style-name="gr132" draw:text-style-name="P39" draw:layer="layout" draw:type="line" svg:x1="20.822cm" svg:y1="19.053cm" svg:x2="19.35cm" svg:y2="13.231cm" draw:start-shape="id96" draw:start-glue-point="0" draw:end-shape="id97" draw:end-glue-point="2" svg:d="M20822 19053l-1472-5822" svg:viewBox="0 0 1473 5823">
          <text:p/>
        </draw:connector>
        <draw:custom-shape draw:style-name="gr137" draw:text-style-name="P43" xml:id="id88" draw:id="id88" draw:layer="layout" svg:width="3.713cm" svg:height="1.634cm" svg:x="20.294cm" svg:y="4.436cm">
          <text:p text:style-name="P41"><text:span text:style-name="T21">Flowers per</text:span></text:p>
          <text:p text:style-name="P41"><text:span text:style-name="T21">Pla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8" draw:text-style-name="P12" draw:layer="layout" draw:type="line" svg:x1="19.35cm" svg:y1="12.014cm" svg:x2="22.15cm" svg:y2="6.07cm" draw:start-shape="id97" draw:start-glue-point="0" draw:end-shape="id88" draw:end-glue-point="2" svg:d="M19350 12014l2800-5944" svg:viewBox="0 0 2801 5945">
          <text:p/>
        </draw:connector>
        <draw:connector draw:style-name="gr139" draw:text-style-name="P12" draw:layer="layout" draw:type="line" svg:x1="4.241cm" svg:y1="17.649cm" svg:x2="20.294cm" svg:y2="5.253cm" draw:start-shape="id94" draw:start-glue-point="1" draw:end-shape="id88" draw:end-glue-point="3" svg:d="M4241 17649l16053-12396" svg:viewBox="0 0 16054 12397">
          <text:p/>
        </draw:connector>
        <draw:custom-shape draw:style-name="gr140" draw:text-style-name="P42" xml:id="id97" draw:id="id97" draw:layer="layout" svg:width="3.159cm" svg:height="1.217cm" svg:x="17.771cm" svg:y="12.014cm">
          <text:p text:style-name="P41"><text:span text:style-name="T20">Plant Size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9" draw:layer="layout" svg:width="18.624cm" svg:height="10.476cm" svg:x="1.482cm" svg:y="2.123cm" draw:page-number="8" presentation:class="page"/>
          <draw:frame presentation:style-name="pr1" draw:text-style-name="P4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draw:connector draw:style-name="gr141" draw:text-style-name="P45" draw:layer="layout" draw:type="line" svg:x1="25.114cm" svg:y1="9.479cm" svg:x2="22.15cm" svg:y2="6.07cm" draw:start-shape="id103" draw:start-glue-point="0" draw:end-shape="id104" draw:end-glue-point="2" svg:d="M25114 9479l-2964-3409" svg:viewBox="0 0 2965 3410">
          <text:p/>
        </draw:connector>
        <draw:custom-shape draw:style-name="gr103" draw:text-style-name="P34" xml:id="id117" draw:id="id117" draw:layer="layout" svg:width="3.16cm" svg:height="1.466cm" svg:x="2.243cm" svg:y="2.217cm">
          <text:p text:style-name="P3"><text:span text:style-name="T19">Hive</text:span></text:p>
          <text:p text:style-name="P3"><text:span text:style-name="T19">Stock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5" draw:text-style-name="P34" xml:id="id109" draw:id="id109" draw:layer="layout" svg:width="3.16cm" svg:height="1.263cm" svg:x="1.906cm" svg:y="11.904cm">
          <text:p text:style-name="P3"><text:span text:style-name="T19">Irrig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6" draw:text-style-name="P34" xml:id="id105" draw:id="id105" draw:layer="layout" svg:width="3.159cm" svg:height="1.41cm" svg:x="8.636cm" svg:y="18.791cm">
          <text:p text:style-name="P3"><text:span text:style-name="T19">Grand </text:span></text:p>
          <text:p text:style-name="P3"><text:span text:style-name="T19">Prairi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7" draw:text-style-name="P34" xml:id="id110" draw:id="id110" draw:layer="layout" svg:width="3.16cm" svg:height="1.262cm" svg:x="1.081cm" svg:y="17.018cm">
          <text:p text:style-name="P3"><text:span text:style-name="T19">Yea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42" draw:text-style-name="P36" draw:layer="layout" draw:type="line" svg:x1="11.795cm" svg:y1="19.496cm" svg:x2="25.22cm" svg:y2="16.861cm" draw:start-shape="id105" draw:start-glue-point="1" draw:end-shape="id106" draw:end-glue-point="2" svg:d="M11795 19496l13425-2635" svg:viewBox="0 0 13426 2636">
          <text:p/>
        </draw:connector>
        <draw:custom-shape draw:style-name="gr143" draw:text-style-name="P46" xml:id="id108" draw:id="id108" draw:layer="layout" svg:width="3.388cm" svg:height="1.523cm" svg:x="7.651cm" svg:y="1.1cm">
          <text:p text:style-name="P3"><text:span text:style-name="T22">Weight</text:span></text:p>
          <text:p text:style-name="P3"><text:span text:style-name="T22">Per se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4" draw:text-style-name="P47" xml:id="id107" draw:id="id107" draw:layer="layout" svg:width="3.16cm" svg:height="1.546cm" svg:x="15.907cm" svg:y="2.116cm">
          <text:p text:style-name="P3"><text:span text:style-name="T22">Seeds per</text:span></text:p>
          <text:p text:style-name="P3"><text:span text:style-name="T22">Po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5" draw:text-style-name="P48" xml:id="id103" draw:id="id103" draw:layer="layout" svg:width="3.402cm" svg:height="1.748cm" svg:x="23.413cm" svg:y="9.479cm">
          <text:p text:style-name="P41"><text:span text:style-name="T22">Pod</text:span></text:p>
          <text:p text:style-name="P3"><text:span text:style-name="T22">Surviv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46" draw:text-style-name="P49" draw:layer="layout" draw:type="line" svg:x1="15.907cm" svg:y1="2.889cm" svg:x2="11.039cm" svg:y2="1.861cm" draw:start-shape="id107" draw:start-glue-point="3" draw:end-shape="id108" draw:end-glue-point="1" svg:d="M15907 2889l-4868-1028" svg:viewBox="0 0 4869 1029">
          <text:p/>
        </draw:connector>
        <draw:connector draw:style-name="gr147" draw:text-style-name="P36" draw:layer="layout" draw:type="line" svg:x1="3.486cm" svg:y1="11.904cm" svg:x2="9.345cm" svg:y2="2.623cm" draw:start-shape="id109" draw:start-glue-point="0" draw:end-shape="id108" draw:end-glue-point="2" svg:d="M3486 11904l5859-9281" svg:viewBox="0 0 5860 9282">
          <text:p/>
        </draw:connector>
        <draw:connector draw:style-name="gr148" draw:text-style-name="P37" draw:layer="layout" draw:type="line" svg:x1="4.241cm" svg:y1="17.649cm" svg:x2="16.397cm" svg:y2="15.078cm" draw:start-shape="id110" draw:start-glue-point="1" draw:end-shape="id111" draw:end-glue-point="2" svg:d="M4241 17649l12156-2571" svg:viewBox="0 0 12157 2572">
          <text:p/>
        </draw:connector>
        <draw:connector draw:style-name="gr149" draw:text-style-name="P37" draw:layer="layout" draw:type="line" svg:x1="5.066cm" svg:y1="12.535cm" svg:x2="16.397cm" svg:y2="15.078cm" draw:start-shape="id109" draw:start-glue-point="1" draw:end-shape="id111" draw:end-glue-point="2" svg:d="M5066 12535l11331 2543" svg:viewBox="0 0 11332 2544">
          <text:p/>
        </draw:connector>
        <draw:connector draw:style-name="gr150" draw:text-style-name="P49" xml:id="id111" draw:id="id111" draw:layer="layout" draw:type="line" svg:x1="16.397cm" svg:y1="15.078cm" svg:x2="23.64cm" svg:y2="16.129cm" draw:end-shape="id106" draw:end-glue-point="3" svg:d="M16397 15078l7243 1051" svg:viewBox="0 0 7244 1052">
          <text:p/>
        </draw:connector>
        <draw:connector draw:style-name="gr151" draw:text-style-name="P50" draw:layer="layout" draw:type="line" svg:x1="20.822cm" svg:y1="19.053cm" svg:x2="25.22cm" svg:y2="16.861cm" draw:start-shape="id112" draw:start-glue-point="0" draw:end-shape="id106" draw:end-glue-point="2" svg:d="M20822 19053l4398-2192" svg:viewBox="0 0 4399 2193">
          <text:p/>
        </draw:connector>
        <draw:connector draw:style-name="gr152" draw:text-style-name="P36" draw:layer="layout" draw:type="line" svg:x1="4.241cm" svg:y1="17.649cm" svg:x2="17.771cm" svg:y2="12.622cm" draw:start-shape="id110" draw:start-glue-point="1" draw:end-shape="id113" draw:end-glue-point="3" svg:d="M4241 17649l13530-5027" svg:viewBox="0 0 13531 5028">
          <text:p/>
        </draw:connector>
        <draw:connector draw:style-name="gr118" draw:text-style-name="P37" draw:layer="layout" draw:type="line" svg:x1="10.215cm" svg:y1="18.791cm" svg:x2="6.853cm" svg:y2="14.425cm" draw:start-shape="id105" draw:start-glue-point="0" draw:end-shape="id114" draw:end-glue-point="2" svg:d="M10215 18791l-3362-4366" svg:viewBox="0 0 3363 4367">
          <text:p/>
        </draw:connector>
        <draw:connector draw:style-name="gr119" draw:text-style-name="P37" draw:layer="layout" draw:type="line" svg:x1="2.661cm" svg:y1="17.018cm" svg:x2="6.853cm" svg:y2="14.425cm" draw:start-shape="id110" draw:start-glue-point="0" draw:end-shape="id114" draw:end-glue-point="2" svg:d="M2661 17018l4192-2593" svg:viewBox="0 0 4193 2594">
          <text:p/>
        </draw:connector>
        <draw:connector draw:style-name="gr153" draw:text-style-name="P37" draw:layer="layout" draw:type="line" svg:x1="20.822cm" svg:y1="19.053cm" svg:x2="10.011cm" svg:y2="6.673cm" draw:start-shape="id112" draw:start-glue-point="0" draw:end-shape="id115" draw:end-glue-point="2" svg:d="M20822 19053l-10811-12380" svg:viewBox="0 0 10812 12381">
          <text:p/>
        </draw:connector>
        <draw:connector draw:style-name="gr154" draw:text-style-name="P36" draw:layer="layout" draw:type="line" svg:x1="9.264cm" svg:y1="8.667cm" svg:x2="23.413cm" svg:y2="10.353cm" draw:start-shape="id116" draw:start-glue-point="1" draw:end-shape="id103" draw:end-glue-point="3" svg:d="M9264 8667l14149 1686" svg:viewBox="0 0 14150 1687">
          <text:p/>
        </draw:connector>
        <draw:connector draw:style-name="gr155" draw:text-style-name="P37" draw:layer="layout" draw:type="line" svg:x1="11.591cm" svg:y1="5.918cm" svg:x2="23.413cm" svg:y2="10.353cm" draw:start-shape="id115" draw:start-glue-point="1" draw:end-shape="id103" draw:end-glue-point="3" svg:d="M11591 5918l11822 4435" svg:viewBox="0 0 11823 4436">
          <text:p/>
        </draw:connector>
        <draw:connector draw:style-name="gr156" draw:text-style-name="P49" draw:layer="layout" draw:type="line" svg:x1="25.22cm" svg:y1="15.397cm" svg:x2="25.114cm" svg:y2="11.227cm" draw:start-shape="id106" draw:start-glue-point="0" draw:end-shape="id103" draw:end-glue-point="2" svg:d="M25220 15397l-106-4170" svg:viewBox="0 0 107 4171">
          <text:p/>
        </draw:connector>
        <draw:connector draw:style-name="gr157" draw:text-style-name="P49" draw:layer="layout" draw:type="line" svg:x1="17.771cm" svg:y1="12.622cm" svg:x2="23.413cm" svg:y2="10.353cm" draw:start-shape="id113" draw:start-glue-point="3" draw:end-shape="id103" draw:end-glue-point="3" svg:d="M17771 12622l5642-2269" svg:viewBox="0 0 5643 2270">
          <text:p/>
        </draw:connector>
        <draw:connector draw:style-name="gr108" draw:text-style-name="P36" draw:layer="layout" draw:type="line" svg:x1="3.486cm" svg:y1="11.904cm" svg:x2="7.684cm" svg:y2="9.429cm" draw:start-shape="id109" draw:start-glue-point="0" draw:end-shape="id116" draw:end-glue-point="2" svg:d="M3486 11904l4198-2475" svg:viewBox="0 0 4199 2476">
          <text:p/>
        </draw:connector>
        <draw:connector draw:style-name="gr125" draw:text-style-name="P36" draw:layer="layout" draw:type="line" svg:x1="19.242cm" svg:y1="19.758cm" svg:x2="7.684cm" svg:y2="9.429cm" draw:start-shape="id112" draw:start-glue-point="3" draw:end-shape="id116" draw:end-glue-point="2" svg:d="M19242 19758l-11558-10329" svg:viewBox="0 0 11559 10330">
          <text:p/>
        </draw:connector>
        <draw:connector draw:style-name="gr77" draw:text-style-name="P36" draw:layer="layout" draw:type="line" svg:x1="3.823cm" svg:y1="3.683cm" svg:x2="7.684cm" svg:y2="7.906cm" draw:start-shape="id117" draw:start-glue-point="2" draw:end-shape="id116" draw:end-glue-point="0" svg:d="M3823 3683l3861 4223" svg:viewBox="0 0 3862 4224">
          <text:p/>
        </draw:connector>
        <draw:connector draw:style-name="gr93" draw:text-style-name="P36" xml:id="id114" draw:id="id114" draw:layer="layout" draw:type="line" svg:x1="6.853cm" svg:y1="14.425cm" svg:x2="7.684cm" svg:y2="9.429cm" draw:end-shape="id116" draw:end-glue-point="2" svg:d="M6853 14425l831-4996" svg:viewBox="0 0 832 4997">
          <text:p/>
        </draw:connector>
        <draw:connector draw:style-name="gr126" draw:text-style-name="P38" draw:layer="layout" draw:type="line" svg:x1="12.318cm" svg:y1="16.336cm" svg:x2="7.684cm" svg:y2="9.429cm" draw:start-shape="id118" draw:start-glue-point="0" draw:end-shape="id116" draw:end-glue-point="2" svg:d="M12318 16336l-4634-6907" svg:viewBox="0 0 4635 6908">
          <text:p/>
        </draw:connector>
        <draw:custom-shape draw:style-name="gr127" draw:text-style-name="P34" xml:id="id116" draw:id="id116" draw:layer="layout" svg:width="3.16cm" svg:height="1.523cm" svg:x="6.104cm" svg:y="7.906cm">
          <text:p text:style-name="P3"><text:span text:style-name="T19">Honey bee</text:span></text:p>
          <text:p text:style-name="P3"><text:span text:style-name="T19">visit ra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8" draw:text-style-name="P46" xml:id="id115" draw:id="id115" draw:layer="layout" svg:width="3.16cm" svg:height="1.51cm" svg:x="8.431cm" svg:y="5.163cm">
          <text:p text:style-name="P3"><text:span text:style-name="T22">Pollen</text:span></text:p>
          <text:p text:style-name="P3"><text:span text:style-name="T22">cou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9" draw:text-style-name="P36" draw:layer="layout" draw:type="line" svg:x1="2.661cm" svg:y1="17.018cm" svg:x2="17.487cm" svg:y2="3.662cm" draw:start-shape="id110" draw:start-glue-point="0" draw:end-shape="id107" draw:end-glue-point="2" svg:d="M2661 17018l14826-13356" svg:viewBox="0 0 14827 13357">
          <text:p/>
        </draw:connector>
        <draw:custom-shape draw:style-name="gr160" draw:text-style-name="P46" xml:id="id106" draw:id="id106" draw:layer="layout" svg:width="3.16cm" svg:height="1.464cm" svg:x="23.64cm" svg:y="15.397cm">
          <text:p text:style-name="P3"><text:span text:style-name="T22">Plant </text:span></text:p>
          <text:p text:style-name="P3"><text:span text:style-name="T22">Densit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1" draw:text-style-name="P51" xml:id="id112" draw:id="id112" draw:layer="layout" svg:width="3.16cm" svg:height="1.41cm" svg:x="19.242cm" svg:y="19.053cm">
          <text:p text:style-name="P3"><text:span text:style-name="T23">Distance</text:span></text:p>
          <text:p text:style-name="P3"><text:span text:style-name="T23">from Ed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2" draw:text-style-name="P38" draw:layer="layout" draw:type="line" svg:x1="7.684cm" svg:y1="7.906cm" svg:x2="10.011cm" svg:y2="6.673cm" draw:start-shape="id116" draw:start-glue-point="0" draw:end-shape="id115" draw:end-glue-point="2" svg:d="M7684 7906l2327-1233" svg:viewBox="0 0 2328 1234">
          <text:p/>
        </draw:connector>
        <draw:connector draw:style-name="gr163" draw:text-style-name="P49" draw:layer="layout" draw:type="line" svg:x1="19.242cm" svg:y1="19.758cm" svg:x2="14.068cm" svg:y2="17.103cm" draw:start-shape="id112" draw:start-glue-point="3" draw:end-shape="id118" draw:end-glue-point="1" svg:d="M19242 19758l-5174-2655" svg:viewBox="0 0 5175 2656">
          <text:p/>
        </draw:connector>
        <draw:connector draw:style-name="gr164" draw:text-style-name="P52" draw:layer="layout" draw:type="line" svg:x1="10.011cm" svg:y1="5.163cm" svg:x2="9.345cm" svg:y2="2.623cm" draw:start-shape="id115" draw:start-glue-point="0" draw:end-shape="id108" draw:end-glue-point="2" svg:d="M10011 5163l-666-2540" svg:viewBox="0 0 667 2541">
          <text:p/>
        </draw:connector>
        <draw:connector draw:style-name="gr164" draw:text-style-name="P53" draw:layer="layout" draw:type="line" svg:x1="11.591cm" svg:y1="5.918cm" svg:x2="17.487cm" svg:y2="3.662cm" draw:start-shape="id115" draw:start-glue-point="1" draw:end-shape="id107" draw:end-glue-point="2" svg:d="M11591 5918l5896-2256" svg:viewBox="0 0 5897 2257">
          <text:p/>
        </draw:connector>
        <draw:custom-shape draw:style-name="gr165" draw:text-style-name="P42" xml:id="id118" draw:id="id118" draw:layer="layout" svg:width="3.499cm" svg:height="1.534cm" svg:x="10.569cm" svg:y="16.336cm">
          <text:p text:style-name="P41"><text:span text:style-name="T20">Flower </text:span></text:p>
          <text:p text:style-name="P41"><text:span text:style-name="T20">Densit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6" draw:text-style-name="P54" draw:layer="layout" draw:type="line" svg:x1="19.35cm" svg:y1="12.014cm" svg:x2="17.487cm" svg:y2="3.662cm" draw:start-shape="id113" draw:start-glue-point="0" draw:end-shape="id107" draw:end-glue-point="2" svg:d="M19350 12014l-1863-8352" svg:viewBox="0 0 1864 8353">
          <text:p/>
        </draw:connector>
        <draw:connector draw:style-name="gr167" draw:text-style-name="P39" draw:layer="layout" draw:type="line" svg:x1="17.771cm" svg:y1="12.622cm" svg:x2="11.039cm" svg:y2="1.861cm" draw:start-shape="id113" draw:end-shape="id108" svg:d="M17771 12622l-6732-10761" svg:viewBox="0 0 6733 10762">
          <text:p/>
        </draw:connector>
        <draw:connector draw:style-name="gr155" draw:text-style-name="P54" draw:layer="layout" draw:type="line" svg:x1="25.22cm" svg:y1="15.397cm" svg:x2="19.35cm" svg:y2="13.231cm" draw:start-shape="id106" draw:start-glue-point="0" draw:end-shape="id113" draw:end-glue-point="2" svg:d="M25220 15397l-5870-2166" svg:viewBox="0 0 5871 2167">
          <text:p/>
        </draw:connector>
        <draw:connector draw:style-name="gr162" draw:text-style-name="P52" draw:layer="layout" draw:type="line" svg:x1="20.822cm" svg:y1="19.053cm" svg:x2="19.35cm" svg:y2="13.231cm" draw:start-shape="id112" draw:start-glue-point="0" draw:end-shape="id113" draw:end-glue-point="2" svg:d="M20822 19053l-1472-5822" svg:viewBox="0 0 1473 5823">
          <text:p/>
        </draw:connector>
        <draw:custom-shape draw:style-name="gr168" draw:text-style-name="P55" xml:id="id104" draw:id="id104" draw:layer="layout" svg:width="3.713cm" svg:height="1.634cm" svg:x="20.294cm" svg:y="4.436cm">
          <text:p text:style-name="P41"><text:span text:style-name="T24">Flowers per</text:span></text:p>
          <text:p text:style-name="P41"><text:span text:style-name="T24">Pla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9" draw:text-style-name="P45" draw:layer="layout" draw:type="line" svg:x1="19.35cm" svg:y1="12.014cm" svg:x2="22.15cm" svg:y2="6.07cm" draw:start-shape="id113" draw:start-glue-point="0" draw:end-shape="id104" draw:end-glue-point="2" svg:d="M19350 12014l2800-5944" svg:viewBox="0 0 2801 5945">
          <text:p/>
        </draw:connector>
        <draw:connector draw:style-name="gr170" draw:text-style-name="P12" draw:layer="layout" draw:type="line" svg:x1="4.241cm" svg:y1="17.649cm" svg:x2="20.294cm" svg:y2="5.253cm" draw:start-shape="id110" draw:start-glue-point="1" draw:end-shape="id104" draw:end-glue-point="3" svg:d="M4241 17649l16053-12396" svg:viewBox="0 0 16054 12397">
          <text:p/>
        </draw:connector>
        <draw:custom-shape draw:style-name="gr171" draw:text-style-name="P55" xml:id="id113" draw:id="id113" draw:layer="layout" svg:width="3.159cm" svg:height="1.217cm" svg:x="17.771cm" svg:y="12.014cm">
          <text:p text:style-name="P41"><text:span text:style-name="T24">Plant Siz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4" draw:text-style-name="P35" draw:layer="layout" svg:width="12.732cm" svg:height="1.825cm" svg:x="0.768cm" svg:y="0.101cm">
          <draw:text-box>
            <text:p><text:span text:style-name="T17">Visitation component</text:span></text:p>
          </draw:text-box>
        </draw:frame>
        <presentation:notes draw:style-name="dp2">
          <draw:page-thumbnail draw:style-name="gr39" draw:layer="layout" svg:width="18.624cm" svg:height="10.476cm" svg:x="1.482cm" svg:y="2.123cm" draw:page-number="9" presentation:class="page"/>
          <draw:frame presentation:style-name="pr1" draw:text-style-name="P4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draw:connector draw:style-name="gr141" draw:text-style-name="P45" draw:layer="layout" draw:type="line" svg:x1="25.114cm" svg:y1="9.479cm" svg:x2="22.15cm" svg:y2="6.07cm" draw:start-shape="id119" draw:start-glue-point="0" draw:end-shape="id120" draw:end-glue-point="2" svg:d="M25114 9479l-2964-3409" svg:viewBox="0 0 2965 3410">
          <text:p/>
        </draw:connector>
        <draw:custom-shape draw:style-name="gr172" draw:text-style-name="P46" xml:id="id133" draw:id="id133" draw:layer="layout" svg:width="3.16cm" svg:height="1.466cm" svg:x="2.243cm" svg:y="2.217cm">
          <text:p text:style-name="P3"><text:span text:style-name="T22">Hive</text:span></text:p>
          <text:p text:style-name="P3"><text:span text:style-name="T22">Stock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3" draw:text-style-name="P46" xml:id="id125" draw:id="id125" draw:layer="layout" svg:width="3.16cm" svg:height="1.263cm" svg:x="1.906cm" svg:y="11.904cm">
          <text:p text:style-name="P3"><text:span text:style-name="T22">Irrig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4" draw:text-style-name="P46" xml:id="id121" draw:id="id121" draw:layer="layout" svg:width="3.159cm" svg:height="1.41cm" svg:x="8.636cm" svg:y="18.791cm">
          <text:p text:style-name="P3"><text:span text:style-name="T22">Grand </text:span></text:p>
          <text:p text:style-name="P3"><text:span text:style-name="T22">Prairi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5" draw:text-style-name="P46" xml:id="id126" draw:id="id126" draw:layer="layout" svg:width="3.16cm" svg:height="1.262cm" svg:x="1.081cm" svg:y="17.018cm">
          <text:p text:style-name="P3"><text:span text:style-name="T22">Yea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42" draw:text-style-name="P36" draw:layer="layout" draw:type="line" svg:x1="11.795cm" svg:y1="19.496cm" svg:x2="25.22cm" svg:y2="16.861cm" draw:start-shape="id121" draw:start-glue-point="1" draw:end-shape="id122" draw:end-glue-point="2" svg:d="M11795 19496l13425-2635" svg:viewBox="0 0 13426 2636">
          <text:p/>
        </draw:connector>
        <draw:custom-shape draw:style-name="gr143" draw:text-style-name="P46" xml:id="id124" draw:id="id124" draw:layer="layout" svg:width="3.388cm" svg:height="1.523cm" svg:x="7.651cm" svg:y="1.1cm">
          <text:p text:style-name="P3"><text:span text:style-name="T22">Weight</text:span></text:p>
          <text:p text:style-name="P3"><text:span text:style-name="T22">Per se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6" draw:text-style-name="P46" xml:id="id123" draw:id="id123" draw:layer="layout" svg:width="3.16cm" svg:height="1.546cm" svg:x="15.907cm" svg:y="2.116cm">
          <text:p text:style-name="P3"><text:span text:style-name="T22">Seeds per</text:span></text:p>
          <text:p text:style-name="P3"><text:span text:style-name="T22">Po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7" draw:text-style-name="P48" xml:id="id119" draw:id="id119" draw:layer="layout" svg:width="3.402cm" svg:height="1.748cm" svg:x="23.413cm" svg:y="9.479cm">
          <text:p text:style-name="P41"><text:span text:style-name="T22">Pod</text:span></text:p>
          <text:p text:style-name="P3"><text:span text:style-name="T22">Surviv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46" draw:text-style-name="P49" draw:layer="layout" draw:type="line" svg:x1="15.907cm" svg:y1="2.889cm" svg:x2="11.039cm" svg:y2="1.861cm" draw:start-shape="id123" draw:start-glue-point="3" draw:end-shape="id124" draw:end-glue-point="1" svg:d="M15907 2889l-4868-1028" svg:viewBox="0 0 4869 1029">
          <text:p/>
        </draw:connector>
        <draw:connector draw:style-name="gr147" draw:text-style-name="P49" draw:layer="layout" draw:type="line" svg:x1="3.486cm" svg:y1="11.904cm" svg:x2="9.345cm" svg:y2="2.623cm" draw:start-shape="id125" draw:start-glue-point="0" draw:end-shape="id124" draw:end-glue-point="2" svg:d="M3486 11904l5859-9281" svg:viewBox="0 0 5860 9282">
          <text:p/>
        </draw:connector>
        <draw:connector draw:style-name="gr148" draw:text-style-name="P50" draw:layer="layout" draw:type="line" svg:x1="4.241cm" svg:y1="17.649cm" svg:x2="16.397cm" svg:y2="15.078cm" draw:start-shape="id126" draw:start-glue-point="1" draw:end-shape="id127" draw:end-glue-point="2" svg:d="M4241 17649l12156-2571" svg:viewBox="0 0 12157 2572">
          <text:p/>
        </draw:connector>
        <draw:connector draw:style-name="gr149" draw:text-style-name="P50" draw:layer="layout" draw:type="line" svg:x1="5.066cm" svg:y1="12.535cm" svg:x2="16.397cm" svg:y2="15.078cm" draw:start-shape="id125" draw:start-glue-point="1" draw:end-shape="id127" draw:end-glue-point="2" svg:d="M5066 12535l11331 2543" svg:viewBox="0 0 11332 2544">
          <text:p/>
        </draw:connector>
        <draw:connector draw:style-name="gr150" draw:text-style-name="P49" xml:id="id127" draw:id="id127" draw:layer="layout" draw:type="line" svg:x1="16.397cm" svg:y1="15.078cm" svg:x2="23.64cm" svg:y2="16.129cm" draw:end-shape="id122" draw:end-glue-point="3" svg:d="M16397 15078l7243 1051" svg:viewBox="0 0 7244 1052">
          <text:p/>
        </draw:connector>
        <draw:connector draw:style-name="gr151" draw:text-style-name="P50" draw:layer="layout" draw:type="line" svg:x1="20.822cm" svg:y1="19.053cm" svg:x2="25.22cm" svg:y2="16.861cm" draw:start-shape="id128" draw:start-glue-point="0" draw:end-shape="id122" draw:end-glue-point="2" svg:d="M20822 19053l4398-2192" svg:viewBox="0 0 4399 2193">
          <text:p/>
        </draw:connector>
        <draw:connector draw:style-name="gr152" draw:text-style-name="P49" draw:layer="layout" draw:type="line" svg:x1="4.241cm" svg:y1="17.649cm" svg:x2="17.771cm" svg:y2="12.622cm" draw:start-shape="id126" draw:start-glue-point="1" draw:end-shape="id129" draw:end-glue-point="3" svg:d="M4241 17649l13530-5027" svg:viewBox="0 0 13531 5028">
          <text:p/>
        </draw:connector>
        <draw:connector draw:style-name="gr178" draw:text-style-name="P50" draw:layer="layout" draw:type="line" svg:x1="10.215cm" svg:y1="18.791cm" svg:x2="6.853cm" svg:y2="14.425cm" draw:start-shape="id121" draw:start-glue-point="0" draw:end-shape="id130" draw:end-glue-point="2" svg:d="M10215 18791l-3362-4366" svg:viewBox="0 0 3363 4367">
          <text:p/>
        </draw:connector>
        <draw:connector draw:style-name="gr179" draw:text-style-name="P50" draw:layer="layout" draw:type="line" svg:x1="2.661cm" svg:y1="17.018cm" svg:x2="6.853cm" svg:y2="14.425cm" draw:start-shape="id126" draw:start-glue-point="0" draw:end-shape="id130" draw:end-glue-point="2" svg:d="M2661 17018l4192-2593" svg:viewBox="0 0 4193 2594">
          <text:p/>
        </draw:connector>
        <draw:connector draw:style-name="gr120" draw:text-style-name="P37" draw:layer="layout" draw:type="line" svg:x1="20.822cm" svg:y1="19.053cm" svg:x2="10.011cm" svg:y2="6.673cm" draw:start-shape="id128" draw:start-glue-point="0" draw:end-shape="id131" draw:end-glue-point="2" svg:d="M20822 19053l-10811-12380" svg:viewBox="0 0 10812 12381">
          <text:p/>
        </draw:connector>
        <draw:connector draw:style-name="gr154" draw:text-style-name="P36" draw:layer="layout" draw:type="line" svg:x1="9.264cm" svg:y1="8.667cm" svg:x2="23.413cm" svg:y2="10.353cm" draw:start-shape="id132" draw:start-glue-point="1" draw:end-shape="id119" draw:end-glue-point="3" svg:d="M9264 8667l14149 1686" svg:viewBox="0 0 14150 1687">
          <text:p/>
        </draw:connector>
        <draw:connector draw:style-name="gr155" draw:text-style-name="P50" draw:layer="layout" draw:type="line" svg:x1="11.591cm" svg:y1="5.918cm" svg:x2="23.413cm" svg:y2="10.353cm" draw:start-shape="id131" draw:start-glue-point="1" draw:end-shape="id119" draw:end-glue-point="3" svg:d="M11591 5918l11822 4435" svg:viewBox="0 0 11823 4436">
          <text:p/>
        </draw:connector>
        <draw:connector draw:style-name="gr156" draw:text-style-name="P49" draw:layer="layout" draw:type="line" svg:x1="25.22cm" svg:y1="15.397cm" svg:x2="25.114cm" svg:y2="11.227cm" draw:start-shape="id122" draw:start-glue-point="0" draw:end-shape="id119" draw:end-glue-point="2" svg:d="M25220 15397l-106-4170" svg:viewBox="0 0 107 4171">
          <text:p/>
        </draw:connector>
        <draw:connector draw:style-name="gr157" draw:text-style-name="P49" draw:layer="layout" draw:type="line" svg:x1="17.771cm" svg:y1="12.622cm" svg:x2="23.413cm" svg:y2="10.353cm" draw:start-shape="id129" draw:start-glue-point="3" draw:end-shape="id119" draw:end-glue-point="3" svg:d="M17771 12622l5642-2269" svg:viewBox="0 0 5643 2270">
          <text:p/>
        </draw:connector>
        <draw:connector draw:style-name="gr142" draw:text-style-name="P49" draw:layer="layout" draw:type="line" svg:x1="3.486cm" svg:y1="11.904cm" svg:x2="7.684cm" svg:y2="9.429cm" draw:start-shape="id125" draw:start-glue-point="0" draw:end-shape="id132" draw:end-glue-point="2" svg:d="M3486 11904l4198-2475" svg:viewBox="0 0 4199 2476">
          <text:p/>
        </draw:connector>
        <draw:connector draw:style-name="gr180" draw:text-style-name="P36" draw:layer="layout" draw:type="line" svg:x1="19.242cm" svg:y1="19.758cm" svg:x2="7.684cm" svg:y2="9.429cm" draw:start-shape="id128" draw:start-glue-point="3" draw:end-shape="id132" draw:end-glue-point="2" svg:d="M19242 19758l-11558-10329" svg:viewBox="0 0 11559 10330">
          <text:p/>
        </draw:connector>
        <draw:connector draw:style-name="gr181" draw:text-style-name="P49" draw:layer="layout" draw:type="line" svg:x1="3.823cm" svg:y1="3.683cm" svg:x2="7.684cm" svg:y2="7.906cm" draw:start-shape="id133" draw:start-glue-point="2" draw:end-shape="id132" draw:end-glue-point="0" svg:d="M3823 3683l3861 4223" svg:viewBox="0 0 3862 4224">
          <text:p/>
        </draw:connector>
        <draw:connector draw:style-name="gr152" draw:text-style-name="P49" xml:id="id130" draw:id="id130" draw:layer="layout" draw:type="line" svg:x1="6.853cm" svg:y1="14.425cm" svg:x2="7.684cm" svg:y2="9.429cm" draw:end-shape="id132" draw:end-glue-point="2" svg:d="M6853 14425l831-4996" svg:viewBox="0 0 832 4997">
          <text:p/>
        </draw:connector>
        <draw:connector draw:style-name="gr182" draw:text-style-name="P38" draw:layer="layout" draw:type="line" svg:x1="12.318cm" svg:y1="16.336cm" svg:x2="7.684cm" svg:y2="9.429cm" draw:start-shape="id134" draw:start-glue-point="0" draw:end-shape="id132" draw:end-glue-point="2" svg:d="M12318 16336l-4634-6907" svg:viewBox="0 0 4635 6908">
          <text:p/>
        </draw:connector>
        <draw:custom-shape draw:style-name="gr183" draw:text-style-name="P34" xml:id="id132" draw:id="id132" draw:layer="layout" svg:width="3.16cm" svg:height="1.523cm" svg:x="6.104cm" svg:y="7.906cm">
          <text:p text:style-name="P3"><text:span text:style-name="T19">Honey bee</text:span></text:p>
          <text:p text:style-name="P3"><text:span text:style-name="T19">visit ra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8" draw:text-style-name="P34" xml:id="id131" draw:id="id131" draw:layer="layout" svg:width="3.16cm" svg:height="1.51cm" svg:x="8.431cm" svg:y="5.163cm">
          <text:p text:style-name="P3"><text:span text:style-name="T19">Pollen</text:span></text:p>
          <text:p text:style-name="P3"><text:span text:style-name="T19">cou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9" draw:text-style-name="P36" draw:layer="layout" draw:type="line" svg:x1="2.661cm" svg:y1="17.018cm" svg:x2="17.487cm" svg:y2="3.662cm" draw:start-shape="id126" draw:start-glue-point="0" draw:end-shape="id123" draw:end-glue-point="2" svg:d="M2661 17018l14826-13356" svg:viewBox="0 0 14827 13357">
          <text:p/>
        </draw:connector>
        <draw:custom-shape draw:style-name="gr160" draw:text-style-name="P46" xml:id="id122" draw:id="id122" draw:layer="layout" svg:width="3.16cm" svg:height="1.464cm" svg:x="23.64cm" svg:y="15.397cm">
          <text:p text:style-name="P3"><text:span text:style-name="T22">Plant </text:span></text:p>
          <text:p text:style-name="P3"><text:span text:style-name="T22">Densit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1" draw:text-style-name="P34" xml:id="id128" draw:id="id128" draw:layer="layout" svg:width="3.16cm" svg:height="1.41cm" svg:x="19.242cm" svg:y="19.053cm">
          <text:p text:style-name="P3"><text:span text:style-name="T19">Distance</text:span></text:p>
          <text:p text:style-name="P3"><text:span text:style-name="T19">from Ed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2" draw:text-style-name="P38" draw:layer="layout" draw:type="line" svg:x1="7.684cm" svg:y1="7.906cm" svg:x2="10.011cm" svg:y2="6.673cm" draw:start-shape="id132" draw:start-glue-point="0" draw:end-shape="id131" draw:end-glue-point="2" svg:d="M7684 7906l2327-1233" svg:viewBox="0 0 2328 1234">
          <text:p/>
        </draw:connector>
        <draw:connector draw:style-name="gr184" draw:text-style-name="P36" draw:layer="layout" draw:type="line" svg:x1="19.242cm" svg:y1="19.758cm" svg:x2="14.068cm" svg:y2="17.103cm" draw:start-shape="id128" draw:start-glue-point="3" draw:end-shape="id134" draw:end-glue-point="1" svg:d="M19242 19758l-5174-2655" svg:viewBox="0 0 5175 2656">
          <text:p/>
        </draw:connector>
        <draw:connector draw:style-name="gr164" draw:text-style-name="P52" draw:layer="layout" draw:type="line" svg:x1="10.011cm" svg:y1="5.163cm" svg:x2="9.345cm" svg:y2="2.623cm" draw:start-shape="id131" draw:start-glue-point="0" draw:end-shape="id124" draw:end-glue-point="2" svg:d="M10011 5163l-666-2540" svg:viewBox="0 0 667 2541">
          <text:p/>
        </draw:connector>
        <draw:connector draw:style-name="gr164" draw:text-style-name="P53" draw:layer="layout" draw:type="line" svg:x1="11.591cm" svg:y1="5.918cm" svg:x2="17.487cm" svg:y2="3.662cm" draw:start-shape="id131" draw:start-glue-point="1" draw:end-shape="id123" draw:end-glue-point="2" svg:d="M11591 5918l5896-2256" svg:viewBox="0 0 5897 2257">
          <text:p/>
        </draw:connector>
        <draw:custom-shape draw:style-name="gr185" draw:text-style-name="P55" xml:id="id134" draw:id="id134" draw:layer="layout" svg:width="3.499cm" svg:height="1.534cm" svg:x="10.569cm" svg:y="16.336cm">
          <text:p text:style-name="P41"><text:span text:style-name="T24">Flower </text:span></text:p>
          <text:p text:style-name="P41"><text:span text:style-name="T24">Densit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6" draw:text-style-name="P54" draw:layer="layout" draw:type="line" svg:x1="19.35cm" svg:y1="12.014cm" svg:x2="17.487cm" svg:y2="3.662cm" draw:start-shape="id129" draw:start-glue-point="0" draw:end-shape="id123" draw:end-glue-point="2" svg:d="M19350 12014l-1863-8352" svg:viewBox="0 0 1864 8353">
          <text:p/>
        </draw:connector>
        <draw:connector draw:style-name="gr167" draw:text-style-name="P39" draw:layer="layout" draw:type="line" svg:x1="17.771cm" svg:y1="12.622cm" svg:x2="11.039cm" svg:y2="1.861cm" draw:start-shape="id129" draw:end-shape="id124" svg:d="M17771 12622l-6732-10761" svg:viewBox="0 0 6733 10762">
          <text:p/>
        </draw:connector>
        <draw:connector draw:style-name="gr155" draw:text-style-name="P54" draw:layer="layout" draw:type="line" svg:x1="25.22cm" svg:y1="15.397cm" svg:x2="19.35cm" svg:y2="13.231cm" draw:start-shape="id122" draw:start-glue-point="0" draw:end-shape="id129" draw:end-glue-point="2" svg:d="M25220 15397l-5870-2166" svg:viewBox="0 0 5871 2167">
          <text:p/>
        </draw:connector>
        <draw:connector draw:style-name="gr162" draw:text-style-name="P52" draw:layer="layout" draw:type="line" svg:x1="20.822cm" svg:y1="19.053cm" svg:x2="19.35cm" svg:y2="13.231cm" draw:start-shape="id128" draw:start-glue-point="0" draw:end-shape="id129" draw:end-glue-point="2" svg:d="M20822 19053l-1472-5822" svg:viewBox="0 0 1473 5823">
          <text:p/>
        </draw:connector>
        <draw:custom-shape draw:style-name="gr186" draw:text-style-name="P55" xml:id="id120" draw:id="id120" draw:layer="layout" svg:width="3.713cm" svg:height="1.634cm" svg:x="20.294cm" svg:y="4.436cm">
          <text:p text:style-name="P41"><text:span text:style-name="T24">Flowers per</text:span></text:p>
          <text:p text:style-name="P41"><text:span text:style-name="T24">Pla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9" draw:text-style-name="P45" draw:layer="layout" draw:type="line" svg:x1="19.35cm" svg:y1="12.014cm" svg:x2="22.15cm" svg:y2="6.07cm" draw:start-shape="id129" draw:start-glue-point="0" draw:end-shape="id120" draw:end-glue-point="2" svg:d="M19350 12014l2800-5944" svg:viewBox="0 0 2801 5945">
          <text:p/>
        </draw:connector>
        <draw:connector draw:style-name="gr170" draw:text-style-name="P12" draw:layer="layout" draw:type="line" svg:x1="4.241cm" svg:y1="17.649cm" svg:x2="20.294cm" svg:y2="5.253cm" draw:start-shape="id126" draw:start-glue-point="1" draw:end-shape="id120" draw:end-glue-point="3" svg:d="M4241 17649l16053-12396" svg:viewBox="0 0 16054 12397">
          <text:p/>
        </draw:connector>
        <draw:custom-shape draw:style-name="gr187" draw:text-style-name="P55" xml:id="id129" draw:id="id129" draw:layer="layout" svg:width="3.159cm" svg:height="1.217cm" svg:x="17.771cm" svg:y="12.014cm">
          <text:p text:style-name="P41"><text:span text:style-name="T24">Plant Siz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4" draw:text-style-name="P35" draw:layer="layout" svg:width="12.732cm" svg:height="1.825cm" svg:x="0.768cm" svg:y="0.101cm">
          <draw:text-box>
            <text:p><text:span text:style-name="T17">Pollen deposition component</text:span></text:p>
            <text:p><text:span text:style-name="T17"/></text:p>
          </draw:text-box>
        </draw:frame>
        <presentation:notes draw:style-name="dp2">
          <draw:page-thumbnail draw:style-name="gr39" draw:layer="layout" svg:width="18.624cm" svg:height="10.476cm" svg:x="1.482cm" svg:y="2.123cm" draw:page-number="10" presentation:class="page"/>
          <draw:frame presentation:style-name="pr1" draw:text-style-name="P4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draw:connector draw:style-name="gr102" draw:text-style-name="P12" draw:layer="layout" draw:type="line" svg:x1="25.114cm" svg:y1="9.479cm" svg:x2="22.15cm" svg:y2="6.07cm" draw:start-shape="id135" draw:start-glue-point="0" draw:end-shape="id136" draw:end-glue-point="2" svg:d="M25114 9479l-2964-3409" svg:viewBox="0 0 2965 3410">
          <text:p/>
        </draw:connector>
        <draw:custom-shape draw:style-name="gr172" draw:text-style-name="P46" xml:id="id149" draw:id="id149" draw:layer="layout" svg:width="3.16cm" svg:height="1.466cm" svg:x="2.243cm" svg:y="2.217cm">
          <text:p text:style-name="P3"><text:span text:style-name="T22">Hive</text:span></text:p>
          <text:p text:style-name="P3"><text:span text:style-name="T22">Stock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3" draw:text-style-name="P46" xml:id="id141" draw:id="id141" draw:layer="layout" svg:width="3.16cm" svg:height="1.263cm" svg:x="1.906cm" svg:y="11.904cm">
          <text:p text:style-name="P3"><text:span text:style-name="T22">Irrig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4" draw:text-style-name="P46" xml:id="id137" draw:id="id137" draw:layer="layout" svg:width="3.159cm" svg:height="1.41cm" svg:x="8.636cm" svg:y="18.791cm">
          <text:p text:style-name="P3"><text:span text:style-name="T22">Grand </text:span></text:p>
          <text:p text:style-name="P3"><text:span text:style-name="T22">Prairi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5" draw:text-style-name="P46" xml:id="id142" draw:id="id142" draw:layer="layout" svg:width="3.16cm" svg:height="1.262cm" svg:x="1.081cm" svg:y="17.018cm">
          <text:p text:style-name="P3"><text:span text:style-name="T22">Yea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42" draw:text-style-name="P36" draw:layer="layout" draw:type="line" svg:x1="11.795cm" svg:y1="19.496cm" svg:x2="25.22cm" svg:y2="16.861cm" draw:start-shape="id137" draw:start-glue-point="1" draw:end-shape="id138" draw:end-glue-point="2" svg:d="M11795 19496l13425-2635" svg:viewBox="0 0 13426 2636">
          <text:p/>
        </draw:connector>
        <draw:custom-shape draw:style-name="gr109" draw:text-style-name="P34" xml:id="id140" draw:id="id140" draw:layer="layout" svg:width="3.388cm" svg:height="1.523cm" svg:x="7.651cm" svg:y="1.1cm">
          <text:p text:style-name="P3"><text:span text:style-name="T19">Weight</text:span></text:p>
          <text:p text:style-name="P3"><text:span text:style-name="T19">Per se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0" draw:text-style-name="P34" xml:id="id139" draw:id="id139" draw:layer="layout" svg:width="3.16cm" svg:height="1.546cm" svg:x="15.907cm" svg:y="2.116cm">
          <text:p text:style-name="P3"><text:span text:style-name="T19">Seeds per</text:span></text:p>
          <text:p text:style-name="P3"><text:span text:style-name="T19">Po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1" draw:text-style-name="P34" xml:id="id135" draw:id="id135" draw:layer="layout" svg:width="3.402cm" svg:height="1.748cm" svg:x="23.413cm" svg:y="9.479cm">
          <text:p text:style-name="P3"><text:span text:style-name="T19">Pod </text:span></text:p>
          <text:p text:style-name="P3"><text:span text:style-name="T19">Surviv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2" draw:text-style-name="P36" draw:layer="layout" draw:type="line" svg:x1="15.907cm" svg:y1="2.889cm" svg:x2="11.039cm" svg:y2="1.861cm" draw:start-shape="id139" draw:start-glue-point="3" draw:end-shape="id140" draw:end-glue-point="1" svg:d="M15907 2889l-4868-1028" svg:viewBox="0 0 4869 1029">
          <text:p/>
        </draw:connector>
        <draw:connector draw:style-name="gr147" draw:text-style-name="P49" draw:layer="layout" draw:type="line" svg:x1="3.486cm" svg:y1="11.904cm" svg:x2="9.345cm" svg:y2="2.623cm" draw:start-shape="id141" draw:start-glue-point="0" draw:end-shape="id140" draw:end-glue-point="2" svg:d="M3486 11904l5859-9281" svg:viewBox="0 0 5860 9282">
          <text:p/>
        </draw:connector>
        <draw:connector draw:style-name="gr148" draw:text-style-name="P37" draw:layer="layout" draw:type="line" svg:x1="4.241cm" svg:y1="17.649cm" svg:x2="16.397cm" svg:y2="15.078cm" draw:start-shape="id142" draw:start-glue-point="1" draw:end-shape="id143" draw:end-glue-point="2" svg:d="M4241 17649l12156-2571" svg:viewBox="0 0 12157 2572">
          <text:p/>
        </draw:connector>
        <draw:connector draw:style-name="gr149" draw:text-style-name="P37" draw:layer="layout" draw:type="line" svg:x1="5.066cm" svg:y1="12.535cm" svg:x2="16.397cm" svg:y2="15.078cm" draw:start-shape="id141" draw:start-glue-point="1" draw:end-shape="id143" draw:end-glue-point="2" svg:d="M5066 12535l11331 2543" svg:viewBox="0 0 11332 2544">
          <text:p/>
        </draw:connector>
        <draw:connector draw:style-name="gr150" draw:text-style-name="P49" xml:id="id143" draw:id="id143" draw:layer="layout" draw:type="line" svg:x1="16.397cm" svg:y1="15.078cm" svg:x2="23.64cm" svg:y2="16.129cm" draw:end-shape="id138" draw:end-glue-point="3" svg:d="M16397 15078l7243 1051" svg:viewBox="0 0 7244 1052">
          <text:p/>
        </draw:connector>
        <draw:connector draw:style-name="gr151" draw:text-style-name="P37" draw:layer="layout" draw:type="line" svg:x1="20.822cm" svg:y1="19.053cm" svg:x2="25.22cm" svg:y2="16.861cm" draw:start-shape="id144" draw:start-glue-point="0" draw:end-shape="id138" draw:end-glue-point="2" svg:d="M20822 19053l4398-2192" svg:viewBox="0 0 4399 2193">
          <text:p/>
        </draw:connector>
        <draw:connector draw:style-name="gr152" draw:text-style-name="P36" draw:layer="layout" draw:type="line" svg:x1="4.241cm" svg:y1="17.649cm" svg:x2="17.771cm" svg:y2="12.622cm" draw:start-shape="id142" draw:start-glue-point="1" draw:end-shape="id145" draw:end-glue-point="3" svg:d="M4241 17649l13530-5027" svg:viewBox="0 0 13531 5028">
          <text:p/>
        </draw:connector>
        <draw:connector draw:style-name="gr178" draw:text-style-name="P50" draw:layer="layout" draw:type="line" svg:x1="10.215cm" svg:y1="18.791cm" svg:x2="6.853cm" svg:y2="14.425cm" draw:start-shape="id137" draw:start-glue-point="0" draw:end-shape="id146" draw:end-glue-point="2" svg:d="M10215 18791l-3362-4366" svg:viewBox="0 0 3363 4367">
          <text:p/>
        </draw:connector>
        <draw:connector draw:style-name="gr119" draw:text-style-name="P37" draw:layer="layout" draw:type="line" svg:x1="2.661cm" svg:y1="17.018cm" svg:x2="6.853cm" svg:y2="14.425cm" draw:start-shape="id142" draw:start-glue-point="0" draw:end-shape="id146" draw:end-glue-point="2" svg:d="M2661 17018l4192-2593" svg:viewBox="0 0 4193 2594">
          <text:p/>
        </draw:connector>
        <draw:connector draw:style-name="gr153" draw:text-style-name="P37" draw:layer="layout" draw:type="line" svg:x1="20.822cm" svg:y1="19.053cm" svg:x2="10.011cm" svg:y2="6.673cm" draw:start-shape="id144" draw:start-glue-point="0" draw:end-shape="id147" draw:end-glue-point="2" svg:d="M20822 19053l-10811-12380" svg:viewBox="0 0 10812 12381">
          <text:p/>
        </draw:connector>
        <draw:connector draw:style-name="gr154" draw:text-style-name="P36" draw:layer="layout" draw:type="line" svg:x1="9.264cm" svg:y1="8.667cm" svg:x2="23.413cm" svg:y2="10.353cm" draw:start-shape="id148" draw:start-glue-point="1" draw:end-shape="id135" draw:end-glue-point="3" svg:d="M9264 8667l14149 1686" svg:viewBox="0 0 14150 1687">
          <text:p/>
        </draw:connector>
        <draw:connector draw:style-name="gr122" draw:text-style-name="P37" draw:layer="layout" draw:type="line" svg:x1="11.591cm" svg:y1="5.918cm" svg:x2="23.413cm" svg:y2="10.353cm" draw:start-shape="id147" draw:start-glue-point="1" draw:end-shape="id135" draw:end-glue-point="3" svg:d="M11591 5918l11822 4435" svg:viewBox="0 0 11823 4436">
          <text:p/>
        </draw:connector>
        <draw:connector draw:style-name="gr123" draw:text-style-name="P36" draw:layer="layout" draw:type="line" svg:x1="25.22cm" svg:y1="15.397cm" svg:x2="25.114cm" svg:y2="11.227cm" draw:start-shape="id138" draw:start-glue-point="0" draw:end-shape="id135" draw:end-glue-point="2" svg:d="M25220 15397l-106-4170" svg:viewBox="0 0 107 4171">
          <text:p/>
        </draw:connector>
        <draw:connector draw:style-name="gr124" draw:text-style-name="P36" draw:layer="layout" draw:type="line" svg:x1="17.771cm" svg:y1="12.622cm" svg:x2="23.413cm" svg:y2="10.353cm" draw:start-shape="id145" draw:start-glue-point="3" draw:end-shape="id135" draw:end-glue-point="3" svg:d="M17771 12622l5642-2269" svg:viewBox="0 0 5643 2270">
          <text:p/>
        </draw:connector>
        <draw:connector draw:style-name="gr142" draw:text-style-name="P49" draw:layer="layout" draw:type="line" svg:x1="3.486cm" svg:y1="11.904cm" svg:x2="7.684cm" svg:y2="9.429cm" draw:start-shape="id141" draw:start-glue-point="0" draw:end-shape="id148" draw:end-glue-point="2" svg:d="M3486 11904l4198-2475" svg:viewBox="0 0 4199 2476">
          <text:p/>
        </draw:connector>
        <draw:connector draw:style-name="gr180" draw:text-style-name="P36" draw:layer="layout" draw:type="line" svg:x1="19.242cm" svg:y1="19.758cm" svg:x2="7.684cm" svg:y2="9.429cm" draw:start-shape="id144" draw:start-glue-point="3" draw:end-shape="id148" draw:end-glue-point="2" svg:d="M19242 19758l-11558-10329" svg:viewBox="0 0 11559 10330">
          <text:p/>
        </draw:connector>
        <draw:connector draw:style-name="gr181" draw:text-style-name="P49" draw:layer="layout" draw:type="line" svg:x1="3.823cm" svg:y1="3.683cm" svg:x2="7.684cm" svg:y2="7.906cm" draw:start-shape="id149" draw:start-glue-point="2" draw:end-shape="id148" draw:end-glue-point="0" svg:d="M3823 3683l3861 4223" svg:viewBox="0 0 3862 4224">
          <text:p/>
        </draw:connector>
        <draw:connector draw:style-name="gr152" draw:text-style-name="P49" xml:id="id146" draw:id="id146" draw:layer="layout" draw:type="line" svg:x1="6.853cm" svg:y1="14.425cm" svg:x2="7.684cm" svg:y2="9.429cm" draw:end-shape="id148" draw:end-glue-point="2" svg:d="M6853 14425l831-4996" svg:viewBox="0 0 832 4997">
          <text:p/>
        </draw:connector>
        <draw:connector draw:style-name="gr182" draw:text-style-name="P54" draw:layer="layout" draw:type="line" svg:x1="12.318cm" svg:y1="16.336cm" svg:x2="7.684cm" svg:y2="9.429cm" draw:start-shape="id150" draw:start-glue-point="0" draw:end-shape="id148" draw:end-glue-point="2" svg:d="M12318 16336l-4634-6907" svg:viewBox="0 0 4635 6908">
          <text:p/>
        </draw:connector>
        <draw:custom-shape draw:style-name="gr188" draw:text-style-name="P46" xml:id="id148" draw:id="id148" draw:layer="layout" svg:width="3.16cm" svg:height="1.523cm" svg:x="6.104cm" svg:y="7.906cm">
          <text:p text:style-name="P3"><text:span text:style-name="T22">Honey bee</text:span></text:p>
          <text:p text:style-name="P3"><text:span text:style-name="T22">visit ra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8" draw:text-style-name="P34" xml:id="id147" draw:id="id147" draw:layer="layout" svg:width="3.16cm" svg:height="1.51cm" svg:x="8.431cm" svg:y="5.163cm">
          <text:p text:style-name="P3"><text:span text:style-name="T19">Pollen</text:span></text:p>
          <text:p text:style-name="P3"><text:span text:style-name="T19">cou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9" draw:text-style-name="P36" draw:layer="layout" draw:type="line" svg:x1="2.661cm" svg:y1="17.018cm" svg:x2="17.487cm" svg:y2="3.662cm" draw:start-shape="id142" draw:start-glue-point="0" draw:end-shape="id139" draw:end-glue-point="2" svg:d="M2661 17018l14826-13356" svg:viewBox="0 0 14827 13357">
          <text:p/>
        </draw:connector>
        <draw:custom-shape draw:style-name="gr130" draw:text-style-name="P34" xml:id="id138" draw:id="id138" draw:layer="layout" svg:width="3.16cm" svg:height="1.464cm" svg:x="23.64cm" svg:y="15.397cm">
          <text:p text:style-name="P3"><text:span text:style-name="T19">Plant </text:span></text:p>
          <text:p text:style-name="P3"><text:span text:style-name="T19">Densit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9" draw:text-style-name="P46" xml:id="id144" draw:id="id144" draw:layer="layout" svg:width="3.16cm" svg:height="1.41cm" svg:x="19.242cm" svg:y="19.053cm">
          <text:p text:style-name="P3"><text:span text:style-name="T22">Distance</text:span></text:p>
          <text:p text:style-name="P3"><text:span text:style-name="T22">from Ed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2" draw:text-style-name="P38" draw:layer="layout" draw:type="line" svg:x1="7.684cm" svg:y1="7.906cm" svg:x2="10.011cm" svg:y2="6.673cm" draw:start-shape="id148" draw:start-glue-point="0" draw:end-shape="id147" draw:end-glue-point="2" svg:d="M7684 7906l2327-1233" svg:viewBox="0 0 2328 1234">
          <text:p/>
        </draw:connector>
        <draw:connector draw:style-name="gr184" draw:text-style-name="P49" draw:layer="layout" draw:type="line" svg:x1="19.242cm" svg:y1="19.758cm" svg:x2="14.068cm" svg:y2="17.103cm" draw:start-shape="id144" draw:start-glue-point="3" draw:end-shape="id150" draw:end-glue-point="1" svg:d="M19242 19758l-5174-2655" svg:viewBox="0 0 5175 2656">
          <text:p/>
        </draw:connector>
        <draw:connector draw:style-name="gr134" draw:text-style-name="P39" draw:layer="layout" draw:type="line" svg:x1="10.011cm" svg:y1="5.163cm" svg:x2="9.345cm" svg:y2="2.623cm" draw:start-shape="id147" draw:start-glue-point="0" draw:end-shape="id140" draw:end-glue-point="2" svg:d="M10011 5163l-666-2540" svg:viewBox="0 0 667 2541">
          <text:p/>
        </draw:connector>
        <draw:connector draw:style-name="gr134" draw:text-style-name="P40" draw:layer="layout" draw:type="line" svg:x1="11.591cm" svg:y1="5.918cm" svg:x2="17.487cm" svg:y2="3.662cm" draw:start-shape="id147" draw:start-glue-point="1" draw:end-shape="id139" draw:end-glue-point="2" svg:d="M11591 5918l5896-2256" svg:viewBox="0 0 5897 2257">
          <text:p/>
        </draw:connector>
        <draw:custom-shape draw:style-name="gr190" draw:text-style-name="P55" xml:id="id150" draw:id="id150" draw:layer="layout" svg:width="3.499cm" svg:height="1.534cm" svg:x="10.569cm" svg:y="16.336cm">
          <text:p text:style-name="P41"><text:span text:style-name="T24">Flower </text:span></text:p>
          <text:p text:style-name="P41"><text:span text:style-name="T24">Densit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6" draw:text-style-name="P38" draw:layer="layout" draw:type="line" svg:x1="19.35cm" svg:y1="12.014cm" svg:x2="17.487cm" svg:y2="3.662cm" draw:start-shape="id145" draw:start-glue-point="0" draw:end-shape="id139" draw:end-glue-point="2" svg:d="M19350 12014l-1863-8352" svg:viewBox="0 0 1864 8353">
          <text:p/>
        </draw:connector>
        <draw:connector draw:style-name="gr91" draw:text-style-name="P39" draw:layer="layout" draw:type="line" svg:x1="17.771cm" svg:y1="12.622cm" svg:x2="11.039cm" svg:y2="1.861cm" draw:start-shape="id145" draw:end-shape="id140" svg:d="M17771 12622l-6732-10761" svg:viewBox="0 0 6733 10762">
          <text:p/>
        </draw:connector>
        <draw:connector draw:style-name="gr122" draw:text-style-name="P38" draw:layer="layout" draw:type="line" svg:x1="25.22cm" svg:y1="15.397cm" svg:x2="19.35cm" svg:y2="13.231cm" draw:start-shape="id138" draw:start-glue-point="0" draw:end-shape="id145" draw:end-glue-point="2" svg:d="M25220 15397l-5870-2166" svg:viewBox="0 0 5871 2167">
          <text:p/>
        </draw:connector>
        <draw:connector draw:style-name="gr162" draw:text-style-name="P39" draw:layer="layout" draw:type="line" svg:x1="20.822cm" svg:y1="19.053cm" svg:x2="19.35cm" svg:y2="13.231cm" draw:start-shape="id144" draw:start-glue-point="0" draw:end-shape="id145" draw:end-glue-point="2" svg:d="M20822 19053l-1472-5822" svg:viewBox="0 0 1473 5823">
          <text:p/>
        </draw:connector>
        <draw:custom-shape draw:style-name="gr191" draw:text-style-name="P43" xml:id="id136" draw:id="id136" draw:layer="layout" svg:width="3.713cm" svg:height="1.634cm" svg:x="20.294cm" svg:y="4.436cm">
          <text:p text:style-name="P41"><text:span text:style-name="T21">Flowers per</text:span></text:p>
          <text:p text:style-name="P41"><text:span text:style-name="T21">Pla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8" draw:text-style-name="P12" draw:layer="layout" draw:type="line" svg:x1="19.35cm" svg:y1="12.014cm" svg:x2="22.15cm" svg:y2="6.07cm" draw:start-shape="id145" draw:start-glue-point="0" draw:end-shape="id136" draw:end-glue-point="2" svg:d="M19350 12014l2800-5944" svg:viewBox="0 0 2801 5945">
          <text:p/>
        </draw:connector>
        <draw:connector draw:style-name="gr170" draw:text-style-name="P12" draw:layer="layout" draw:type="line" svg:x1="4.241cm" svg:y1="17.649cm" svg:x2="20.294cm" svg:y2="5.253cm" draw:start-shape="id142" draw:start-glue-point="1" draw:end-shape="id136" draw:end-glue-point="3" svg:d="M4241 17649l16053-12396" svg:viewBox="0 0 16054 12397">
          <text:p/>
        </draw:connector>
        <draw:custom-shape draw:style-name="gr192" draw:text-style-name="P42" xml:id="id145" draw:id="id145" draw:layer="layout" svg:width="3.159cm" svg:height="1.217cm" svg:x="17.771cm" svg:y="12.014cm">
          <text:p text:style-name="P41"><text:span text:style-name="T20">Plant Siz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4" draw:text-style-name="P35" draw:layer="layout" svg:width="12.732cm" svg:height="1.825cm" svg:x="0.768cm" svg:y="0.101cm">
          <draw:text-box>
            <text:p><text:span text:style-name="T17">Yield component</text:span></text:p>
          </draw:text-box>
        </draw:frame>
        <presentation:notes draw:style-name="dp2">
          <draw:page-thumbnail draw:style-name="gr39" draw:layer="layout" svg:width="18.624cm" svg:height="10.476cm" svg:x="1.482cm" svg:y="2.123cm" draw:page-number="11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>
        <draw:custom-shape draw:style-name="gr193" draw:text-style-name="P56" xml:id="id151" draw:id="id151" draw:layer="layout" svg:width="2.528cm" svg:height="1.164cm" svg:x="2.821cm" svg:y="7.17cm">
          <text:p text:style-name="P3"><text:span text:style-name="T25">Distance</text:span></text:p>
          <text:p text:style-name="P3"><text:span text:style-name="T25">from Edge</text:span></text:p>
          <draw:enhanced-geometry svg:viewBox="0 0 21600 21600" draw:type="rectangle" draw:enhanced-path="M 0 0 L 21600 0 21600 21600 0 21600 0 0 Z N"/>
        </draw:custom-shape>
        <draw:custom-shape draw:style-name="gr194" draw:text-style-name="P56" xml:id="id153" draw:id="id153" draw:layer="layout" svg:width="2.528cm" svg:height="1.163cm" svg:x="2.801cm" svg:y="8.514cm">
          <text:p text:style-name="P3"><text:span text:style-name="T25">Distance</text:span></text:p>
          <text:p text:style-name="P3"><text:span text:style-name="T25">from Tent</text:span></text:p>
          <draw:enhanced-geometry svg:viewBox="0 0 21600 21600" draw:type="rectangle" draw:enhanced-path="M 0 0 L 21600 0 21600 21600 0 21600 0 0 Z N"/>
        </draw:custom-shape>
        <draw:custom-shape draw:style-name="gr194" draw:text-style-name="P56" xml:id="id154" draw:id="id154" draw:layer="layout" svg:width="2.528cm" svg:height="1.163cm" svg:x="2.801cm" svg:y="9.821cm">
          <text:p text:style-name="P3"><text:span text:style-name="T25">Bay Edge/</text:span></text:p>
          <text:p text:style-name="P3"><text:span text:style-name="T25">Center</text:span></text:p>
          <draw:enhanced-geometry svg:viewBox="0 0 21600 21600" draw:type="rectangle" draw:enhanced-path="M 0 0 L 21600 0 21600 21600 0 21600 0 0 Z N"/>
        </draw:custom-shape>
        <draw:custom-shape draw:style-name="gr193" draw:text-style-name="P56" xml:id="id155" draw:id="id155" draw:layer="layout" svg:width="2.528cm" svg:height="1.164cm" svg:x="2.821cm" svg:y="11.11cm">
          <text:p text:style-name="P3"><text:span text:style-name="T25">Female </text:span></text:p>
          <text:p text:style-name="P3"><text:span text:style-name="T25">Bay</text:span></text:p>
          <draw:enhanced-geometry svg:viewBox="0 0 21600 21600" draw:type="rectangle" draw:enhanced-path="M 0 0 L 21600 0 21600 21600 0 21600 0 0 Z N"/>
        </draw:custom-shape>
        <draw:connector draw:style-name="gr1" draw:text-style-name="P12" draw:layer="layout" draw:type="line" svg:x1="5.349cm" svg:y1="7.752cm" svg:x2="8.851cm" svg:y2="5.974cm" draw:start-shape="id151" draw:start-glue-point="1" draw:end-shape="id152" draw:end-glue-point="8" svg:d="M5349 7752l3502-1778" svg:viewBox="0 0 3503 1779">
          <text:p/>
        </draw:connector>
        <draw:connector draw:style-name="gr1" draw:text-style-name="P12" draw:layer="layout" draw:type="line" svg:x1="5.329cm" svg:y1="9.095cm" svg:x2="8.851cm" svg:y2="5.974cm" draw:start-shape="id153" draw:start-glue-point="1" draw:end-shape="id152" draw:end-glue-point="8" svg:d="M5329 9095l3522-3121" svg:viewBox="0 0 3523 3122">
          <text:p/>
        </draw:connector>
        <draw:connector draw:style-name="gr1" draw:text-style-name="P12" draw:layer="layout" draw:type="line" svg:x1="5.329cm" svg:y1="10.402cm" svg:x2="8.851cm" svg:y2="5.974cm" draw:start-shape="id154" draw:start-glue-point="1" draw:end-shape="id152" draw:end-glue-point="8" svg:d="M5329 10402l3522-4428" svg:viewBox="0 0 3523 4429">
          <text:p/>
        </draw:connector>
        <draw:connector draw:style-name="gr1" draw:text-style-name="P12" draw:layer="layout" draw:type="line" svg:x1="5.349cm" svg:y1="11.692cm" svg:x2="8.851cm" svg:y2="5.974cm" draw:start-shape="id155" draw:start-glue-point="1" draw:end-shape="id152" draw:end-glue-point="8" svg:d="M5349 11692l3502-5718" svg:viewBox="0 0 3503 5719">
          <text:p/>
        </draw:connector>
        <draw:custom-shape draw:style-name="gr193" draw:text-style-name="P56" xml:id="id156" draw:id="id156" draw:layer="layout" svg:width="2.528cm" svg:height="1.164cm" svg:x="2.801cm" svg:y="12.41cm">
          <text:p text:style-name="P3"><text:span text:style-name="T25">Tent</text:span></text:p>
          <text:p text:style-name="P3"><text:span text:style-name="T25">Stocking</text:span></text:p>
          <draw:enhanced-geometry svg:viewBox="0 0 21600 21600" draw:type="rectangle" draw:enhanced-path="M 0 0 L 21600 0 21600 21600 0 21600 0 0 Z N"/>
        </draw:custom-shape>
        <draw:connector draw:style-name="gr1" draw:text-style-name="P12" draw:layer="layout" draw:type="line" svg:x1="5.329cm" svg:y1="12.992cm" svg:x2="8.851cm" svg:y2="5.974cm" draw:start-shape="id156" draw:start-glue-point="1" draw:end-shape="id152" draw:end-glue-point="8" svg:d="M5329 12992l3522-7018" svg:viewBox="0 0 3523 7019">
          <text:p/>
        </draw:connector>
        <draw:connector draw:style-name="gr1" draw:text-style-name="P12" draw:layer="layout" draw:type="line" svg:x1="5.349cm" svg:y1="7.752cm" svg:x2="8.951cm" svg:y2="14.674cm" draw:start-shape="id151" draw:start-glue-point="1" draw:end-shape="id157" draw:end-glue-point="4" svg:d="M5349 7752l3602 6922" svg:viewBox="0 0 3603 6923">
          <text:p/>
        </draw:connector>
        <draw:connector draw:style-name="gr1" draw:text-style-name="P12" draw:layer="layout" draw:type="line" svg:x1="5.329cm" svg:y1="9.095cm" svg:x2="8.951cm" svg:y2="14.674cm" draw:start-shape="id153" draw:start-glue-point="1" draw:end-shape="id157" draw:end-glue-point="4" svg:d="M5329 9095l3622 5579" svg:viewBox="0 0 3623 5580">
          <text:p/>
        </draw:connector>
        <draw:connector draw:style-name="gr1" draw:text-style-name="P12" draw:layer="layout" draw:type="line" svg:x1="5.329cm" svg:y1="10.402cm" svg:x2="8.951cm" svg:y2="14.674cm" draw:start-shape="id154" draw:start-glue-point="1" draw:end-shape="id157" draw:end-glue-point="4" svg:d="M5329 10402l3622 4272" svg:viewBox="0 0 3623 4273">
          <text:p/>
        </draw:connector>
        <draw:connector draw:style-name="gr1" draw:text-style-name="P12" draw:layer="layout" draw:type="line" svg:x1="5.349cm" svg:y1="11.692cm" svg:x2="8.951cm" svg:y2="14.674cm" draw:start-shape="id155" draw:start-glue-point="1" draw:end-shape="id157" draw:end-glue-point="4" svg:d="M5349 11692l3602 2982" svg:viewBox="0 0 3603 2983">
          <text:p/>
        </draw:connector>
        <draw:connector draw:style-name="gr1" draw:text-style-name="P12" draw:layer="layout" draw:type="line" svg:x1="5.329cm" svg:y1="12.992cm" svg:x2="8.951cm" svg:y2="14.674cm" draw:start-shape="id156" draw:start-glue-point="1" draw:end-shape="id157" draw:end-glue-point="4" svg:d="M5329 12992l3622 1682" svg:viewBox="0 0 3623 1683">
          <text:p/>
        </draw:connector>
        <draw:custom-shape draw:style-name="gr195" draw:text-style-name="P57" xml:id="id152" draw:id="id152" draw:layer="layout" svg:width="3.3cm" svg:height="1.6cm" svg:x="7.201cm" svg:y="4.374cm">
          <text:p text:style-name="P3"><text:span text:style-name="T26">Honey bee</text:span></text:p>
          <text:p text:style-name="P3"><text:span text:style-name="T26">Visit ra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5" draw:text-style-name="P57" xml:id="id157" draw:id="id157" draw:layer="layout" svg:width="3.3cm" svg:height="1.6cm" svg:x="7.301cm" svg:y="14.674cm">
          <text:p text:style-name="P3"><text:span text:style-name="T26">Leafcutter</text:span></text:p>
          <text:p text:style-name="P3"><text:span text:style-name="T26">Visit ra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3" draw:text-style-name="P56" xml:id="id159" draw:id="id159" draw:layer="layout" svg:width="2.528cm" svg:height="1.164cm" svg:x="7.573cm" svg:y="1.974cm">
          <text:p text:style-name="P3"><text:span text:style-name="T25">Observed</text:span></text:p>
          <text:p text:style-name="P3"><text:span text:style-name="T25">Hbee visits</text:span></text:p>
          <draw:enhanced-geometry svg:viewBox="0 0 21600 21600" draw:type="rectangle" draw:enhanced-path="M 0 0 L 21600 0 21600 21600 0 21600 0 0 Z N"/>
        </draw:custom-shape>
        <draw:custom-shape draw:style-name="gr193" draw:text-style-name="P56" xml:id="id158" draw:id="id158" draw:layer="layout" svg:width="2.528cm" svg:height="1.164cm" svg:x="7.673cm" svg:y="17.574cm">
          <text:p text:style-name="P3"><text:span text:style-name="T25">Observed</text:span></text:p>
          <text:p text:style-name="P3"><text:span text:style-name="T25">Lbee visits</text:span></text:p>
          <draw:enhanced-geometry svg:viewBox="0 0 21600 21600" draw:type="rectangle" draw:enhanced-path="M 0 0 L 21600 0 21600 21600 0 21600 0 0 Z N"/>
        </draw:custom-shape>
        <draw:connector draw:style-name="gr1" draw:text-style-name="P12" draw:layer="layout" draw:type="line" svg:x1="8.951cm" svg:y1="16.274cm" svg:x2="8.937cm" svg:y2="17.574cm" draw:start-shape="id157" draw:end-shape="id158" draw:end-glue-point="0" svg:d="M8951 16274l-14 1300" svg:viewBox="0 0 15 1301">
          <text:p/>
        </draw:connector>
        <draw:connector draw:style-name="gr1" draw:text-style-name="P12" draw:layer="layout" draw:type="line" svg:x1="8.851cm" svg:y1="4.374cm" svg:x2="8.837cm" svg:y2="3.138cm" draw:start-shape="id152" draw:start-glue-point="4" draw:end-shape="id159" draw:end-glue-point="2" svg:d="M8851 4374l-14-1236" svg:viewBox="0 0 15 1237">
          <text:p/>
        </draw:connector>
        <draw:custom-shape draw:style-name="gr195" draw:text-style-name="P57" xml:id="id160" draw:id="id160" draw:layer="layout" svg:width="3.3cm" svg:height="1.6cm" svg:x="11.401cm" svg:y="9.574cm">
          <text:p text:style-name="P3"><text:span text:style-name="T26">Pollination</text:span></text:p>
          <text:p text:style-name="P3"><text:span text:style-name="T26">Ra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2" draw:layer="layout" draw:type="line" svg:x1="10.018cm" svg:y1="5.74cm" svg:x2="11.884cm" svg:y2="9.808cm" draw:start-shape="id152" draw:start-glue-point="9" draw:end-shape="id160" draw:end-glue-point="5" svg:d="M10018 5740l1866 4068" svg:viewBox="0 0 1867 4069">
          <text:p/>
        </draw:connector>
        <draw:connector draw:style-name="gr1" draw:text-style-name="P12" draw:layer="layout" draw:type="line" svg:x1="10.118cm" svg:y1="14.908cm" svg:x2="11.884cm" svg:y2="10.94cm" draw:start-shape="id157" draw:start-glue-point="11" draw:end-shape="id160" draw:end-glue-point="7" svg:d="M10118 14908l1766-3968" svg:viewBox="0 0 1767 3969">
          <text:p/>
        </draw:connector>
        <draw:custom-shape draw:style-name="gr196" draw:text-style-name="P56" xml:id="id161" draw:id="id161" draw:layer="layout" svg:width="3.028cm" svg:height="1.764cm" svg:x="11.501cm" svg:y="4.81cm">
          <text:p text:style-name="P3"><text:span text:style-name="T25">Observed</text:span></text:p>
          <text:p text:style-name="P3"><text:span text:style-name="T25">Pollen </text:span></text:p>
          <text:p text:style-name="P3"><text:span text:style-name="T25">(Flower-level)</text:span></text:p>
          <draw:enhanced-geometry svg:viewBox="0 0 21600 21600" draw:type="rectangle" draw:enhanced-path="M 0 0 L 21600 0 21600 21600 0 21600 0 0 Z N"/>
        </draw:custom-shape>
        <draw:connector draw:style-name="gr1" draw:text-style-name="P12" draw:layer="layout" draw:type="line" svg:x1="13.051cm" svg:y1="9.574cm" svg:x2="13.015cm" svg:y2="6.574cm" draw:start-shape="id160" draw:start-glue-point="4" draw:end-shape="id161" draw:end-glue-point="2" svg:d="M13051 9574l-36-3000" svg:viewBox="0 0 37 3001">
          <text:p/>
        </draw:connector>
        <draw:custom-shape draw:style-name="gr195" draw:text-style-name="P57" xml:id="id162" draw:id="id162" draw:layer="layout" svg:width="3.3cm" svg:height="1.6cm" svg:x="16.001cm" svg:y="3.974cm">
          <text:p text:style-name="P3"><text:span text:style-name="T26">Seed Cou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5" draw:text-style-name="P57" xml:id="id163" draw:id="id163" draw:layer="layout" svg:width="3.3cm" svg:height="1.6cm" svg:x="16.001cm" svg:y="7.974cm">
          <text:p text:style-name="P3"><text:span text:style-name="T26">Seed Siz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5" draw:text-style-name="P57" xml:id="id164" draw:id="id164" draw:layer="layout" svg:width="3.3cm" svg:height="1.6cm" svg:x="16.001cm" svg:y="11.374cm">
          <text:p text:style-name="P3"><text:span text:style-name="T26">Flower </text:span></text:p>
          <text:p text:style-name="P3"><text:span text:style-name="T26">Succe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3" draw:text-style-name="P56" xml:id="id166" draw:id="id166" draw:layer="layout" svg:width="2.528cm" svg:height="1.164cm" svg:x="21.501cm" svg:y="17.51cm">
          <text:p text:style-name="P3"><text:span text:style-name="T25">Plant Size</text:span></text:p>
          <draw:enhanced-geometry svg:viewBox="0 0 21600 21600" draw:type="rectangle" draw:enhanced-path="M 0 0 L 21600 0 21600 21600 0 21600 0 0 Z N"/>
        </draw:custom-shape>
        <draw:custom-shape draw:style-name="gr197" draw:text-style-name="P56" xml:id="id165" draw:id="id165" draw:layer="layout" svg:width="2.528cm" svg:height="1.4cm" svg:x="16.301cm" svg:y="17.374cm">
          <text:p text:style-name="P3"><text:span text:style-name="T25">Plant </text:span></text:p>
          <text:p text:style-name="P3"><text:span text:style-name="T25">Density</text:span></text:p>
          <draw:enhanced-geometry svg:viewBox="0 0 21600 21600" draw:type="rectangle" draw:enhanced-path="M 0 0 L 21600 0 21600 21600 0 21600 0 0 Z N"/>
        </draw:custom-shape>
        <draw:custom-shape draw:style-name="gr198" draw:text-style-name="P56" xml:id="id167" draw:id="id167" draw:layer="layout" svg:width="2.7cm" svg:height="1.8cm" svg:x="21.401cm" svg:y="3.874cm">
          <text:p text:style-name="P3"><text:span text:style-name="T25">Observed </text:span></text:p>
          <text:p text:style-name="P3"><text:span text:style-name="T25">Seed Count</text:span></text:p>
          <text:p text:style-name="P3"><text:span text:style-name="T25">(Plant/Pod)</text:span></text:p>
          <draw:enhanced-geometry svg:viewBox="0 0 21600 21600" draw:type="rectangle" draw:enhanced-path="M 0 0 L 21600 0 21600 21600 0 21600 0 0 Z N"/>
        </draw:custom-shape>
        <draw:custom-shape draw:style-name="gr198" draw:text-style-name="P56" xml:id="id168" draw:id="id168" draw:layer="layout" svg:width="2.7cm" svg:height="1.8cm" svg:x="21.401cm" svg:y="7.874cm">
          <text:p text:style-name="P3"><text:span text:style-name="T25">Observed </text:span></text:p>
          <text:p text:style-name="P3"><text:span text:style-name="T25">Seed Size</text:span></text:p>
          <text:p text:style-name="P3"><text:span text:style-name="T25">(Plant/Pod)</text:span></text:p>
          <draw:enhanced-geometry svg:viewBox="0 0 21600 21600" draw:type="rectangle" draw:enhanced-path="M 0 0 L 21600 0 21600 21600 0 21600 0 0 Z N"/>
        </draw:custom-shape>
        <draw:custom-shape draw:style-name="gr199" draw:text-style-name="P56" xml:id="id169" draw:id="id169" draw:layer="layout" svg:width="2.7cm" svg:height="2.4cm" svg:x="21.401cm" svg:y="10.974cm">
          <text:p text:style-name="P3"><text:span text:style-name="T25">Observed </text:span></text:p>
          <text:p text:style-name="P3"><text:span text:style-name="T25">Flower</text:span></text:p>
          <text:p text:style-name="P3"><text:span text:style-name="T25">Success</text:span></text:p>
          <draw:enhanced-geometry svg:viewBox="0 0 21600 21600" draw:type="rectangle" draw:enhanced-path="M 0 0 L 21600 0 21600 21600 0 21600 0 0 Z N"/>
        </draw:custom-shape>
        <draw:connector draw:style-name="gr1" draw:text-style-name="P12" draw:layer="layout" draw:type="line" svg:x1="14.218cm" svg:y1="9.808cm" svg:x2="16.484cm" svg:y2="5.34cm" draw:start-shape="id160" draw:start-glue-point="11" draw:end-shape="id162" draw:end-glue-point="7" svg:d="M14218 9808l2266-4468" svg:viewBox="0 0 2267 4469">
          <text:p/>
        </draw:connector>
        <draw:connector draw:style-name="gr1" draw:text-style-name="P12" draw:layer="layout" draw:type="line" svg:x1="14.701cm" svg:y1="10.374cm" svg:x2="16.001cm" svg:y2="8.774cm" draw:start-shape="id160" draw:start-glue-point="10" draw:end-shape="id163" draw:end-glue-point="6" svg:d="M14701 10374l1300-1600" svg:viewBox="0 0 1301 1601">
          <text:p/>
        </draw:connector>
        <draw:connector draw:style-name="gr1" draw:text-style-name="P12" draw:layer="layout" draw:type="line" svg:x1="14.218cm" svg:y1="10.94cm" svg:x2="16.484cm" svg:y2="11.608cm" draw:start-shape="id160" draw:start-glue-point="9" draw:end-shape="id164" draw:end-glue-point="5" svg:d="M14218 10940l2266 668" svg:viewBox="0 0 2267 669">
          <text:p/>
        </draw:connector>
        <draw:connector draw:style-name="gr1" draw:text-style-name="P12" draw:layer="layout" draw:type="line" svg:x1="18.829cm" svg:y1="18.074cm" svg:x2="21.501cm" svg:y2="18.092cm" draw:start-shape="id165" draw:start-glue-point="1" draw:end-shape="id166" svg:d="M18829 18074l2672 18" svg:viewBox="0 0 2673 19">
          <text:p/>
        </draw:connector>
        <draw:connector draw:style-name="gr1" draw:text-style-name="P12" draw:layer="layout" draw:type="line" svg:x1="19.301cm" svg:y1="4.774cm" svg:x2="21.401cm" svg:y2="4.774cm" draw:start-shape="id162" draw:start-glue-point="10" draw:end-shape="id167" svg:d="M19301 4774h2100" svg:viewBox="0 0 2101 1">
          <text:p/>
        </draw:connector>
        <draw:connector draw:style-name="gr1" draw:text-style-name="P12" draw:layer="layout" draw:type="line" svg:x1="19.301cm" svg:y1="8.774cm" svg:x2="21.401cm" svg:y2="8.774cm" draw:start-shape="id163" draw:start-glue-point="10" draw:end-shape="id168" draw:end-glue-point="3" svg:d="M19301 8774h2100" svg:viewBox="0 0 2101 1">
          <text:p/>
        </draw:connector>
        <draw:connector draw:style-name="gr1" draw:text-style-name="P12" draw:layer="layout" draw:type="line" svg:x1="19.301cm" svg:y1="12.174cm" svg:x2="21.401cm" svg:y2="12.174cm" draw:start-shape="id164" draw:start-glue-point="10" draw:end-shape="id169" svg:d="M19301 12174h2100" svg:viewBox="0 0 2101 1">
          <text:p/>
        </draw:connector>
        <draw:connector draw:style-name="gr1" draw:text-style-name="P12" draw:layer="layout" draw:type="line" svg:x1="22.751cm" svg:y1="5.674cm" svg:x2="22.751cm" svg:y2="7.874cm" draw:start-shape="id167" draw:start-glue-point="2" draw:end-shape="id168" draw:end-glue-point="0" svg:d="M22751 5674v2200" svg:viewBox="0 0 1 2201">
          <text:p/>
        </draw:connector>
        <draw:custom-shape draw:style-name="gr200" draw:text-style-name="P12" draw:layer="layout" svg:width="18.2cm" svg:height="17.9cm" svg:x="2.401cm" svg:y="1.37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12" draw:layer="layout" svg:x1="24.029cm" svg:y1="18.092cm" svg:x2="24.101cm" svg:y2="4.774cm" draw:start-shape="id166" draw:start-glue-point="1" draw:end-shape="id167" draw:end-glue-point="1" svg:d="M24029 18092h586v-13318h-514" svg:viewBox="0 0 587 13319">
          <text:p/>
        </draw:connector>
        <draw:connector draw:style-name="gr1" draw:text-style-name="P12" draw:layer="layout" svg:x1="24.029cm" svg:y1="18.092cm" svg:x2="24.101cm" svg:y2="8.774cm" draw:start-shape="id166" draw:start-glue-point="1" draw:end-shape="id168" svg:d="M24029 18092h586v-9318h-514" svg:viewBox="0 0 587 9319">
          <text:p/>
        </draw:connector>
        <draw:connector draw:style-name="gr1" draw:text-style-name="P12" draw:layer="layout" svg:x1="22.765cm" svg:y1="17.51cm" svg:x2="22.751cm" svg:y2="13.374cm" draw:start-shape="id166" draw:start-glue-point="0" draw:end-shape="id169" draw:end-glue-point="2" svg:d="M22765 17510v-2068h-14v-2068" svg:viewBox="0 0 15 4137">
          <text:p/>
        </draw:connector>
        <draw:custom-shape draw:style-name="gr201" draw:text-style-name="P12" draw:layer="layout" svg:width="4.6cm" svg:height="17.9cm" svg:x="20.601cm" svg:y="1.37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1" draw:text-style-name="P26" draw:layer="layout" svg:width="4.232cm" svg:height="1.039cm" svg:x="3.001cm" svg:y="19.436cm">
          <draw:text-box>
            <text:p><text:span text:style-name="T17">Plot Level</text:span></text:p>
          </draw:text-box>
        </draw:frame>
        <draw:frame draw:style-name="gr71" draw:text-style-name="P26" draw:layer="layout" svg:width="4.232cm" svg:height="1.039cm" svg:x="20.669cm" svg:y="19.374cm">
          <draw:text-box>
            <text:p><text:span text:style-name="T17">Plant Level</text:span></text:p>
          </draw:text-box>
        </draw:frame>
        <draw:frame draw:style-name="gr202" draw:text-style-name="P26" draw:layer="layout" svg:width="10.932cm" svg:height="1.038cm" svg:x="0.768cm" svg:y="0.1cm">
          <draw:text-box>
            <text:p><text:span text:style-name="T17">Seed Canola Piecewise SEM</text:span></text:p>
          </draw:text-box>
        </draw:frame>
        <draw:connector draw:style-name="gr1" draw:text-style-name="P12" draw:layer="layout" draw:type="line" svg:x1="5.349cm" svg:y1="7.752cm" svg:x2="16.301cm" svg:y2="18.074cm" draw:start-shape="id151" draw:start-glue-point="1" draw:end-shape="id165" svg:d="M5349 7752l10952 10322" svg:viewBox="0 0 10953 10323">
          <text:p/>
        </draw:connector>
        <draw:custom-shape draw:style-name="gr203" draw:text-style-name="P56" xml:id="id170" draw:id="id170" draw:layer="layout" svg:width="2.8cm" svg:height="1.764cm" svg:x="16.1cm" svg:y="14.236cm">
          <text:p text:style-name="P3"><text:span text:style-name="T25">Observed</text:span></text:p>
          <text:p text:style-name="P3"><text:span text:style-name="T25">Flower </text:span></text:p>
          <text:p text:style-name="P3"><text:span text:style-name="T25">Density</text:span></text:p>
          <draw:enhanced-geometry svg:viewBox="0 0 21600 21600" draw:type="rectangle" draw:enhanced-path="M 0 0 L 21600 0 21600 21600 0 21600 0 0 Z N"/>
        </draw:custom-shape>
        <draw:connector draw:style-name="gr1" draw:text-style-name="P12" draw:layer="layout" draw:type="line" svg:x1="22.765cm" svg:y1="17.51cm" svg:x2="18.9cm" svg:y2="15.118cm" draw:start-shape="id166" draw:start-glue-point="0" draw:end-shape="id170" svg:d="M22765 17510l-3865-2392" svg:viewBox="0 0 3866 2393">
          <text:p/>
        </draw:connector>
        <draw:connector draw:style-name="gr1" draw:text-style-name="P12" draw:layer="layout" draw:type="curve" svg:x1="16.1cm" svg:y1="15.118cm" svg:x2="8.851cm" svg:y2="5.974cm" draw:start-shape="id170" draw:start-glue-point="3" draw:end-shape="id152" draw:end-glue-point="8" svg:d="M16100 15118c-4833 0-7249-3048-7249-9144" svg:viewBox="0 0 7250 9145">
          <text:p/>
        </draw:connector>
        <draw:connector draw:style-name="gr1" draw:text-style-name="P12" draw:layer="layout" draw:type="line" svg:x1="16.1cm" svg:y1="15.118cm" svg:x2="10.601cm" svg:y2="15.474cm" draw:start-shape="id170" draw:start-glue-point="3" draw:end-shape="id157" draw:end-glue-point="10" svg:d="M16100 15118l-5499 356" svg:viewBox="0 0 5500 357">
          <text:p/>
        </draw:connector>
        <presentation:notes draw:style-name="dp2">
          <draw:page-thumbnail draw:style-name="gr39" draw:layer="layout" svg:width="18.624cm" svg:height="10.476cm" svg:x="1.482cm" svg:y="2.123cm" draw:page-number="12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>
        <draw:connector draw:style-name="gr204" draw:text-style-name="P12" draw:layer="layout" draw:type="line" svg:x1="15.636cm" svg:y1="18.8cm" svg:x2="13.69cm" svg:y2="2.42cm" draw:start-shape="id171" draw:start-glue-point="0" draw:end-shape="id172" draw:end-glue-point="2" svg:d="M15636 18800l-1946-16380" svg:viewBox="0 0 1947 16381">
          <text:p/>
        </draw:connector>
        <draw:connector draw:style-name="gr205" draw:text-style-name="P12" draw:layer="layout" draw:type="line" svg:x1="19.7cm" svg:y1="11.018cm" svg:x2="25.1cm" svg:y2="4.8cm" draw:start-shape="id173" draw:start-glue-point="1" draw:end-shape="id174" draw:end-glue-point="2" svg:d="M19700 11018l5400-6218" svg:viewBox="0 0 5401 6219">
          <text:p/>
        </draw:connector>
        <draw:connector draw:style-name="gr206" draw:text-style-name="P12" draw:layer="layout" draw:type="line" svg:x1="4cm" svg:y1="12.663cm" svg:x2="23.4cm" svg:y2="4.05cm" draw:end-shape="id174" draw:end-glue-point="3" svg:d="M4000 12663l19400-8613" svg:viewBox="0 0 19401 8614">
          <text:p/>
        </draw:connector>
        <draw:connector draw:style-name="gr207" draw:text-style-name="P36" draw:layer="layout" draw:type="line" svg:x1="5.028cm" svg:y1="3.182cm" svg:x2="13.383cm" svg:y2="14.45cm" draw:start-shape="id175" draw:start-glue-point="1" draw:end-shape="id176" draw:end-glue-point="0" svg:d="M5028 3182l8355 11268" svg:viewBox="0 0 8356 11269">
          <text:p/>
        </draw:connector>
        <draw:connector draw:style-name="gr208" draw:text-style-name="P36" draw:layer="layout" draw:type="line" svg:x1="22.578cm" svg:y1="18.114cm" svg:x2="25.28cm" svg:y2="9.713cm" draw:start-shape="id177" draw:start-glue-point="0" draw:end-shape="id178" draw:end-glue-point="2" svg:d="M22578 18114l2702-8401" svg:viewBox="0 0 2703 8402">
          <text:p/>
        </draw:connector>
        <draw:connector draw:style-name="gr209" draw:text-style-name="P36" draw:layer="layout" draw:type="line" svg:x1="4.029cm" svg:y1="6.9cm" svg:x2="11.4cm" svg:y2="10.7cm" draw:start-shape="id179" draw:start-glue-point="1" draw:end-shape="id180" draw:end-glue-point="3" svg:d="M4029 6900l7371 3800" svg:viewBox="0 0 7372 3801">
          <text:p/>
        </draw:connector>
        <draw:connector draw:style-name="gr210" draw:text-style-name="P36" draw:layer="layout" draw:type="line" svg:x1="4cm" svg:y1="12.663cm" svg:x2="11.4cm" svg:y2="10.7cm" draw:end-shape="id180" svg:d="M4000 12663l7400-1963" svg:viewBox="0 0 7401 1964">
          <text:p/>
        </draw:connector>
        <draw:custom-shape draw:style-name="gr211" draw:text-style-name="P34" xml:id="id171" draw:id="id171" draw:layer="layout" svg:width="2.528cm" svg:height="1.564cm" svg:x="14.372cm" svg:y="18.8cm">
          <text:p text:style-name="P3"><text:span text:style-name="T19">Tent</text:span></text:p>
          <text:p text:style-name="P3"><text:span text:style-name="T19">Stocking</text:span></text:p>
          <draw:enhanced-geometry svg:viewBox="0 0 21600 21600" draw:type="rectangle" draw:enhanced-path="M 0 0 L 21600 0 21600 21600 0 21600 0 0 Z N"/>
        </draw:custom-shape>
        <draw:connector draw:style-name="gr212" draw:text-style-name="P36" draw:layer="layout" draw:type="line" svg:x1="21.078cm" svg:y1="18.846cm" svg:x2="13.509cm" svg:y2="17.556cm" draw:start-shape="id177" draw:start-glue-point="3" draw:end-shape="id181" draw:end-glue-point="2" svg:d="M21078 18846l-7569-1290" svg:viewBox="0 0 7570 1291">
          <text:p/>
        </draw:connector>
        <draw:connector draw:style-name="gr108" draw:text-style-name="P36" draw:layer="layout" draw:type="line" svg:x1="4cm" svg:y1="12.663cm" svg:x2="6.6cm" svg:y2="16.2cm" draw:end-shape="id182" draw:end-glue-point="3" svg:d="M4000 12663l2600 3537" svg:viewBox="0 0 2601 3538">
          <text:p/>
        </draw:connector>
        <draw:connector draw:style-name="gr134" draw:text-style-name="P38" draw:layer="layout" draw:type="line" svg:x1="15.636cm" svg:y1="18.8cm" svg:x2="13.509cm" svg:y2="17.556cm" draw:start-shape="id171" draw:start-glue-point="0" draw:end-shape="id181" draw:end-glue-point="2" svg:d="M15636 18800l-2127-1244" svg:viewBox="0 0 2128 1245">
          <text:p/>
        </draw:connector>
        <draw:connector draw:style-name="gr114" draw:text-style-name="P38" draw:layer="layout" draw:type="line" svg:x1="13.05cm" svg:y1="9.8cm" svg:x2="10.05cm" svg:y2="5.1cm" draw:start-shape="id180" draw:start-glue-point="0" draw:end-shape="id183" draw:end-glue-point="2" svg:d="M13050 9800l-3000-4700" svg:viewBox="0 0 3001 4701">
          <text:p/>
        </draw:connector>
        <draw:connector draw:style-name="gr213" draw:text-style-name="P38" draw:layer="layout" draw:type="line" svg:x1="11.7cm" svg:y1="4.2cm" svg:x2="13.69cm" svg:y2="2.42cm" draw:start-shape="id183" draw:start-glue-point="1" draw:end-shape="id172" draw:end-glue-point="2" svg:d="M11700 4200l1990-1780" svg:viewBox="0 0 1991 1781">
          <text:p/>
        </draw:connector>
        <draw:connector draw:style-name="gr99" draw:text-style-name="P36" draw:layer="layout" draw:type="line" svg:x1="24.324cm" svg:y1="14.4cm" svg:x2="19.7cm" svg:y2="11.018cm" draw:start-shape="id184" draw:start-glue-point="3" draw:end-shape="id173" draw:end-glue-point="1" svg:d="M24324 14400l-4624-3382" svg:viewBox="0 0 4625 3383">
          <text:p/>
        </draw:connector>
        <draw:connector draw:style-name="gr214" draw:text-style-name="P36" draw:layer="layout" draw:type="line" svg:x1="22.578cm" svg:y1="18.114cm" svg:x2="25.588cm" svg:y2="15.1cm" draw:start-shape="id177" draw:start-glue-point="0" draw:end-shape="id184" draw:end-glue-point="2" svg:d="M22578 18114l3010-3014" svg:viewBox="0 0 3011 3015">
          <text:p/>
        </draw:connector>
        <draw:connector draw:style-name="gr215" draw:text-style-name="P36" draw:layer="layout" draw:type="line" svg:x1="11.983cm" svg:y1="15.2cm" svg:x2="9.9cm" svg:y2="16.2cm" draw:start-shape="id176" draw:start-glue-point="3" draw:end-shape="id182" draw:end-glue-point="1" svg:d="M11983 15200l-2083 1000" svg:viewBox="0 0 2084 1001">
          <text:p/>
        </draw:connector>
        <draw:connector draw:style-name="gr216" draw:text-style-name="P36" draw:layer="layout" draw:type="line" svg:x1="22.578cm" svg:y1="18.114cm" svg:x2="18.25cm" svg:y2="11.6cm" draw:start-shape="id177" draw:start-glue-point="0" draw:end-shape="id173" draw:end-glue-point="2" svg:d="M22578 18114l-4328-6514" svg:viewBox="0 0 4329 6515">
          <text:p/>
        </draw:connector>
        <draw:connector draw:style-name="gr108" draw:text-style-name="P36" draw:layer="layout" draw:type="line" svg:x1="4cm" svg:y1="12.663cm" svg:x2="13.383cm" svg:y2="14.45cm" draw:end-shape="id176" draw:end-glue-point="0" svg:d="M4000 12663l9383 1787" svg:viewBox="0 0 9384 1788">
          <text:p/>
        </draw:connector>
        <draw:custom-shape draw:style-name="gr193" draw:text-style-name="P34" xml:id="id175" draw:id="id175" draw:layer="layout" svg:width="2.528cm" svg:height="1.164cm" svg:x="2.5cm" svg:y="2.6cm">
          <text:p text:style-name="P3"><text:span text:style-name="T19">Year</text:span></text:p>
          <draw:enhanced-geometry svg:viewBox="0 0 21600 21600" draw:type="rectangle" draw:enhanced-path="M 0 0 L 21600 0 21600 21600 0 21600 0 0 Z N"/>
        </draw:custom-shape>
        <draw:connector draw:style-name="gr217" draw:text-style-name="P36" draw:layer="layout" draw:type="line" svg:x1="21.078cm" svg:y1="18.846cm" svg:x2="14.783cm" svg:y2="15.2cm" draw:start-shape="id177" draw:start-glue-point="3" draw:end-shape="id176" draw:end-glue-point="1" svg:d="M21078 18846l-6295-3646" svg:viewBox="0 0 6296 3647">
          <text:p/>
        </draw:connector>
        <draw:connector draw:style-name="gr93" draw:text-style-name="P36" xml:id="id181" draw:id="id181" draw:layer="layout" draw:type="line" svg:x1="13.509cm" svg:y1="17.556cm" svg:x2="9.9cm" svg:y2="16.2cm" draw:end-shape="id182" draw:end-glue-point="1" svg:d="M13509 17556l-3609-1356" svg:viewBox="0 0 3610 1357">
          <text:p/>
        </draw:connector>
        <draw:connector draw:style-name="gr212" draw:text-style-name="P36" draw:layer="layout" draw:type="line" svg:x1="4cm" svg:y1="12.663cm" svg:x2="8.4cm" svg:y2="4.2cm" draw:end-shape="id183" draw:end-glue-point="3" svg:d="M4000 12663l4400-8463" svg:viewBox="0 0 4401 8464">
          <text:p/>
        </draw:connector>
        <draw:connector draw:style-name="gr218" draw:text-style-name="P36" draw:layer="layout" draw:type="line" svg:x1="19.7cm" svg:y1="11.018cm" svg:x2="23.753cm" svg:y2="9cm" draw:start-shape="id173" draw:start-glue-point="1" draw:end-shape="id178" draw:end-glue-point="3" svg:d="M19700 11018l4053-2018" svg:viewBox="0 0 4054 2019">
          <text:p/>
        </draw:connector>
        <draw:custom-shape draw:style-name="gr219" draw:text-style-name="P42" xml:id="id176" draw:id="id176" draw:layer="layout" svg:width="2.8cm" svg:height="1.5cm" svg:x="11.983cm" svg:y="14.45cm">
          <text:p text:style-name="P41"><text:span text:style-name="T20">Flower </text:span></text:p>
          <text:p text:style-name="P41"><text:span text:style-name="T20">Density</text:span></text:p>
          <draw:enhanced-geometry svg:viewBox="0 0 21600 21600" draw:type="rectangle" draw:enhanced-path="M 0 0 L 21600 0 21600 21600 0 21600 0 0 Z N"/>
        </draw:custom-shape>
        <draw:connector draw:style-name="gr98" draw:text-style-name="P36" draw:layer="layout" draw:type="line" svg:x1="18.25cm" svg:y1="10.436cm" svg:x2="20.499cm" svg:y2="2.913cm" draw:start-shape="id173" draw:start-glue-point="0" draw:end-shape="id185" draw:end-glue-point="2" svg:d="M18250 10436l2249-7523" svg:viewBox="0 0 2250 7524">
          <text:p/>
        </draw:connector>
        <draw:connector draw:style-name="gr220" draw:text-style-name="P36" draw:layer="layout" draw:type="line" svg:x1="18.25cm" svg:y1="10.436cm" svg:x2="13.69cm" svg:y2="2.42cm" draw:start-shape="id173" draw:start-glue-point="0" draw:end-shape="id172" draw:end-glue-point="2" svg:d="M18250 10436l-4560-8016" svg:viewBox="0 0 4561 8017">
          <text:p/>
        </draw:connector>
        <draw:connector draw:style-name="gr215" draw:text-style-name="P36" draw:layer="layout" draw:type="line" svg:x1="5.028cm" svg:y1="3.182cm" svg:x2="12.3cm" svg:y2="1.76cm" draw:start-shape="id175" draw:start-glue-point="1" draw:end-shape="id172" draw:end-glue-point="3" svg:d="M5028 3182l7272-1422" svg:viewBox="0 0 7273 1423">
          <text:p/>
        </draw:connector>
        <draw:connector draw:style-name="gr92" draw:text-style-name="P36" draw:layer="layout" draw:type="line" svg:x1="25.588cm" svg:y1="13.7cm" svg:x2="13.69cm" svg:y2="2.42cm" draw:start-shape="id184" draw:start-glue-point="0" draw:end-shape="id172" draw:end-glue-point="2" svg:d="M25588 13700l-11898-11280" svg:viewBox="0 0 11899 11281">
          <text:p/>
        </draw:connector>
        <draw:connector draw:style-name="gr221" draw:text-style-name="P36" draw:layer="layout" draw:type="line" svg:x1="8.25cm" svg:y1="15.3cm" svg:x2="10.05cm" svg:y2="5.1cm" draw:start-shape="id182" draw:start-glue-point="0" draw:end-shape="id183" draw:end-glue-point="2" svg:d="M8250 15300l1800-10200" svg:viewBox="0 0 1801 10201">
          <text:p/>
        </draw:connector>
        <draw:connector draw:style-name="gr92" draw:text-style-name="P36" draw:layer="layout" draw:type="line" svg:x1="11.7cm" svg:y1="4.2cm" svg:x2="23.753cm" svg:y2="9cm" draw:start-shape="id183" draw:start-glue-point="1" draw:end-shape="id178" draw:end-glue-point="3" svg:d="M11700 4200l12053 4800" svg:viewBox="0 0 12054 4801">
          <text:p/>
        </draw:connector>
        <draw:connector draw:style-name="gr222" draw:text-style-name="P36" draw:layer="layout" draw:type="line" svg:x1="4cm" svg:y1="12.663cm" svg:x2="23.753cm" svg:y2="9cm" draw:end-shape="id178" draw:end-glue-point="3" svg:d="M4000 12663l19753-3663" svg:viewBox="0 0 19754 3664">
          <text:p/>
        </draw:connector>
        <draw:connector draw:style-name="gr223" draw:text-style-name="P36" draw:layer="layout" draw:type="line" svg:x1="4.029cm" svg:y1="6.9cm" svg:x2="23.753cm" svg:y2="9cm" draw:start-shape="id179" draw:start-glue-point="1" draw:end-shape="id178" draw:end-glue-point="3" svg:d="M4029 6900l19724 2100" svg:viewBox="0 0 19725 2101">
          <text:p/>
        </draw:connector>
        <draw:connector draw:style-name="gr224" draw:text-style-name="P36" draw:layer="layout" draw:type="line" svg:x1="25.28cm" svg:y1="8.288cm" svg:x2="20.499cm" svg:y2="2.913cm" draw:start-shape="id178" draw:start-glue-point="0" draw:end-shape="id185" draw:end-glue-point="2" svg:d="M25280 8288l-4781-5375" svg:viewBox="0 0 4782 5376">
          <text:p/>
        </draw:connector>
        <draw:custom-shape draw:style-name="gr225" draw:text-style-name="P34" xml:id="id178" draw:id="id178" draw:layer="layout" svg:width="3.055cm" svg:height="1.425cm" svg:x="23.753cm" svg:y="8.288cm">
          <text:p text:style-name="P41"><text:span text:style-name="T19">Fruit s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26" draw:text-style-name="P36" draw:layer="layout" draw:type="line" svg:x1="4cm" svg:y1="12.663cm" svg:x2="20.499cm" svg:y2="2.913cm" draw:end-shape="id185" draw:end-glue-point="2" svg:d="M4000 12663l16499-9750" svg:viewBox="0 0 16500 9751">
          <text:p text:style-name="P3"><text:span text:style-name="T27"/></text:p>
          <text:p text:style-name="P3"><text:span text:style-name="T27"/></text:p>
        </draw:connector>
        <draw:connector draw:style-name="gr99" draw:text-style-name="P36" draw:layer="layout" draw:type="line" svg:x1="19.195cm" svg:y1="2.206cm" svg:x2="15.08cm" svg:y2="1.76cm" draw:start-shape="id185" draw:start-glue-point="3" draw:end-shape="id172" draw:end-glue-point="1" svg:d="M19195 2206l-4115-446" svg:viewBox="0 0 4116 447">
          <text:p/>
        </draw:connector>
        <draw:custom-shape draw:style-name="gr227" draw:text-style-name="P34" xml:id="id185" draw:id="id185" draw:layer="layout" svg:width="2.608cm" svg:height="1.413cm" svg:x="19.195cm" svg:y="1.5cm">
          <text:p text:style-name="P3"><text:span text:style-name="T19">Seeds </text:span></text:p>
          <text:p text:style-name="P3"><text:span text:style-name="T19">per pod</text:span></text:p>
          <draw:enhanced-geometry svg:viewBox="0 0 21600 21600" draw:type="rectangle" draw:enhanced-path="M 0 0 L 21600 0 21600 21600 0 21600 0 0 Z N"/>
        </draw:custom-shape>
        <draw:custom-shape draw:style-name="gr228" draw:text-style-name="P34" xml:id="id172" draw:id="id172" draw:layer="layout" svg:width="2.78cm" svg:height="1.32cm" svg:x="12.3cm" svg:y="1.1cm">
          <text:p text:style-name="P3"><text:span text:style-name="T19">Seed size</text:span></text:p>
          <draw:enhanced-geometry svg:viewBox="0 0 21600 21600" draw:type="rectangle" draw:enhanced-path="M 0 0 L 21600 0 21600 21600 0 21600 0 0 Z N"/>
        </draw:custom-shape>
        <draw:connector draw:style-name="gr99" draw:text-style-name="P36" draw:layer="layout" draw:type="line" svg:x1="2.664cm" svg:y1="7.6cm" svg:x2="8.25cm" svg:y2="15.3cm" draw:start-shape="id179" draw:start-glue-point="2" draw:end-shape="id182" draw:end-glue-point="0" svg:d="M2664 7600l5586 7700" svg:viewBox="0 0 5587 7701">
          <text:p/>
        </draw:connector>
        <draw:connector draw:style-name="gr94" draw:text-style-name="P36" draw:layer="layout" draw:type="line" svg:x1="22.578cm" svg:y1="18.114cm" svg:x2="13.05cm" svg:y2="11.6cm" draw:start-shape="id177" draw:start-glue-point="0" draw:end-shape="id180" draw:end-glue-point="2" svg:d="M22578 18114l-9528-6514" svg:viewBox="0 0 9529 6515">
          <text:p/>
        </draw:connector>
        <draw:connector draw:style-name="gr229" draw:text-style-name="P36" draw:layer="layout" draw:type="line" svg:x1="22.578cm" svg:y1="18.114cm" svg:x2="10.05cm" svg:y2="5.1cm" draw:start-shape="id177" draw:start-glue-point="0" draw:end-shape="id183" draw:end-glue-point="2" svg:d="M22578 18114l-12528-13014" svg:viewBox="0 0 12529 13015">
          <text:p/>
        </draw:connector>
        <draw:connector draw:style-name="gr93" draw:text-style-name="P36" draw:layer="layout" draw:type="line" svg:x1="11.7cm" svg:y1="4.2cm" svg:x2="19.195cm" svg:y2="2.206cm" draw:start-shape="id183" draw:start-glue-point="1" draw:end-shape="id185" draw:end-glue-point="3" svg:d="M11700 4200l7495-1994" svg:viewBox="0 0 7496 1995">
          <text:p/>
        </draw:connector>
        <draw:custom-shape draw:style-name="gr230" draw:text-style-name="P34" xml:id="id179" draw:id="id179" draw:layer="layout" svg:width="2.729cm" svg:height="1.4cm" svg:x="1.3cm" svg:y="6.2cm">
          <text:p text:style-name="P3"><text:span text:style-name="T19">Distance</text:span></text:p>
          <text:p text:style-name="P3"><text:span text:style-name="T19">from tent</text:span></text:p>
          <draw:enhanced-geometry svg:viewBox="0 0 21600 21600" draw:type="rectangle" draw:enhanced-path="M 0 0 L 21600 0 21600 21600 0 21600 0 0 Z N"/>
        </draw:custom-shape>
        <draw:custom-shape draw:style-name="gr231" draw:text-style-name="P34" xml:id="id177" draw:id="id177" draw:layer="layout" svg:width="3cm" svg:height="1.464cm" svg:x="21.078cm" svg:y="18.114cm">
          <text:p text:style-name="P3"><text:span text:style-name="T19">Distance</text:span></text:p>
          <text:p text:style-name="P3"><text:span text:style-name="T19">from Edge</text:span></text:p>
          <draw:enhanced-geometry svg:viewBox="0 0 21600 21600" draw:type="rectangle" draw:enhanced-path="M 0 0 L 21600 0 21600 21600 0 21600 0 0 Z N"/>
        </draw:custom-shape>
        <draw:custom-shape draw:style-name="gr232" draw:text-style-name="P42" xml:id="id180" draw:id="id180" draw:layer="layout" svg:width="3.3cm" svg:height="1.8cm" svg:x="11.4cm" svg:y="9.8cm">
          <text:p text:style-name="P41"><text:span text:style-name="T20">Honey bee</text:span></text:p>
          <text:p text:style-name="P41"><text:span text:style-name="T20">Visit rate</text:span></text:p>
          <draw:enhanced-geometry svg:viewBox="0 0 21600 21600" draw:type="rectangle" draw:enhanced-path="M 0 0 L 21600 0 21600 21600 0 21600 0 0 Z N"/>
        </draw:custom-shape>
        <draw:custom-shape draw:style-name="gr233" draw:text-style-name="P42" xml:id="id182" draw:id="id182" draw:layer="layout" svg:width="3.3cm" svg:height="1.8cm" svg:x="6.6cm" svg:y="15.3cm">
          <text:p text:style-name="P41"><text:span text:style-name="T20">Leafcutter</text:span></text:p>
          <text:p text:style-name="P41"><text:span text:style-name="T20">Visit rate</text:span></text:p>
          <draw:enhanced-geometry svg:viewBox="0 0 21600 21600" draw:type="rectangle" draw:enhanced-path="M 0 0 L 21600 0 21600 21600 0 21600 0 0 Z N"/>
        </draw:custom-shape>
        <draw:custom-shape draw:style-name="gr234" draw:text-style-name="P42" xml:id="id183" draw:id="id183" draw:layer="layout" svg:width="3.3cm" svg:height="1.8cm" svg:x="8.4cm" svg:y="3.3cm">
          <text:p text:style-name="P41"><text:span text:style-name="T20">Pollen</text:span></text:p>
          <text:p text:style-name="P41"><text:span text:style-name="T20">Count</text:span></text:p>
          <draw:enhanced-geometry svg:viewBox="0 0 21600 21600" draw:type="rectangle" draw:enhanced-path="M 0 0 L 21600 0 21600 21600 0 21600 0 0 Z N"/>
        </draw:custom-shape>
        <draw:connector draw:style-name="gr123" draw:text-style-name="P12" draw:layer="layout" draw:type="line" svg:x1="8.25cm" svg:y1="15.3cm" svg:x2="13.05cm" svg:y2="11.6cm" draw:start-shape="id182" draw:start-glue-point="0" draw:end-shape="id180" draw:end-glue-point="2" svg:d="M8250 15300l4800-3700" svg:viewBox="0 0 4801 3701">
          <text:p/>
        </draw:connector>
        <draw:custom-shape draw:style-name="gr235" draw:text-style-name="P34" xml:id="id174" draw:id="id174" draw:layer="layout" svg:width="3.4cm" svg:height="1.5cm" svg:x="23.4cm" svg:y="3.3cm">
          <text:p text:style-name="P3"><text:span text:style-name="T19">Flowers per</text:span></text:p>
          <text:p text:style-name="P3"><text:span text:style-name="T19">Plant</text:span></text:p>
          <draw:enhanced-geometry svg:viewBox="0 0 21600 21600" draw:type="rectangle" draw:enhanced-path="M 0 0 L 21600 0 21600 21600 0 21600 0 0 Z N"/>
        </draw:custom-shape>
        <draw:connector draw:style-name="gr236" draw:text-style-name="P12" draw:layer="layout" draw:type="line" svg:x1="25.28cm" svg:y1="8.288cm" svg:x2="25.1cm" svg:y2="4.8cm" draw:start-shape="id178" draw:start-glue-point="0" draw:end-shape="id174" draw:end-glue-point="2" svg:d="M25280 8288l-180-3488" svg:viewBox="0 0 181 3489">
          <text:p/>
        </draw:connector>
        <draw:custom-shape draw:style-name="gr197" draw:text-style-name="P34" xml:id="id184" draw:id="id184" draw:layer="layout" svg:width="2.528cm" svg:height="1.4cm" svg:x="24.324cm" svg:y="13.7cm">
          <text:p text:style-name="P3"><text:span text:style-name="T19">Plant </text:span></text:p>
          <text:p text:style-name="P3"><text:span text:style-name="T19">density</text:span></text:p>
          <draw:enhanced-geometry svg:viewBox="0 0 21600 21600" draw:type="rectangle" draw:enhanced-path="M 0 0 L 21600 0 21600 21600 0 21600 0 0 Z N"/>
        </draw:custom-shape>
        <draw:custom-shape draw:style-name="gr237" draw:text-style-name="P42" xml:id="id173" draw:id="id173" draw:layer="layout" svg:width="2.9cm" svg:height="1.164cm" svg:x="16.8cm" svg:y="10.436cm">
          <text:p text:style-name="P41"><text:span text:style-name="T20">Plant size</text:span></text:p>
          <draw:enhanced-geometry svg:viewBox="0 0 21600 21600" draw:type="rectangle" draw:enhanced-path="M 0 0 L 21600 0 21600 21600 0 21600 0 0 Z N"/>
        </draw:custom-shape>
        <draw:custom-shape draw:style-name="gr238" draw:text-style-name="P42" draw:layer="layout" svg:width="2.528cm" svg:height="1.4cm" svg:x="1.472cm" svg:y="11.963cm">
          <text:p text:style-name="P41"><text:span text:style-name="T20">Bay</text:span></text:p>
          <text:p text:style-name="P41"><text:span text:style-name="T20">Centre</text:span></text:p>
          <draw:enhanced-geometry svg:viewBox="0 0 21600 21600" draw:type="rectangle" draw:enhanced-path="M 0 0 L 21600 0 21600 21600 0 21600 0 0 Z N"/>
        </draw:custom-shape>
        <draw:connector draw:style-name="gr239" draw:text-style-name="P12" draw:layer="layout" draw:type="line" svg:x1="13.383cm" svg:y1="14.45cm" svg:x2="13.05cm" svg:y2="11.6cm" draw:start-shape="id176" draw:start-glue-point="0" draw:end-shape="id180" draw:end-glue-point="2" svg:d="M13383 14450l-333-2850" svg:viewBox="0 0 334 2851">
          <text:p/>
        </draw:connector>
        <draw:frame draw:style-name="gr202" draw:text-style-name="P26" draw:layer="layout" svg:width="10.932cm" svg:height="1.038cm" svg:x="0.768cm" svg:y="0.1cm">
          <draw:text-box>
            <text:p><text:span text:style-name="T17">Seed Canola Piecewise SEM</text:span></text:p>
          </draw:text-box>
        </draw:frame>
        <presentation:notes draw:style-name="dp2">
          <draw:page-thumbnail draw:style-name="gr39" draw:layer="layout" svg:width="18.624cm" svg:height="10.476cm" svg:x="1.482cm" svg:y="2.123cm" draw:page-number="13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>
        <draw:connector draw:style-name="gr240" draw:text-style-name="P58" draw:layer="layout" draw:type="line" svg:x1="20.5cm" svg:y1="11.018cm" svg:x2="25.2cm" svg:y2="4.8cm" draw:start-shape="id186" draw:start-glue-point="1" draw:end-shape="id187" draw:end-glue-point="2" svg:d="M20500 11018l4700-6218" svg:viewBox="0 0 4701 6219">
          <text:p/>
        </draw:connector>
        <draw:connector draw:style-name="gr241" draw:text-style-name="P58" draw:layer="layout" draw:type="line" svg:x1="4cm" svg:y1="12.663cm" svg:x2="23.5cm" svg:y2="4.05cm" draw:start-shape="id188" draw:start-glue-point="1" draw:end-shape="id187" draw:end-glue-point="3" svg:d="M4000 12663l19500-8613" svg:viewBox="0 0 19501 8614">
          <text:p/>
        </draw:connector>
        <draw:connector draw:style-name="gr242" draw:text-style-name="P59" draw:layer="layout" draw:type="line" svg:x1="5.028cm" svg:y1="3.182cm" svg:x2="15cm" svg:y2="15.2cm" draw:start-shape="id189" draw:start-glue-point="1" draw:end-shape="id190" draw:end-glue-point="0" svg:d="M5028 3182l9972 12018" svg:viewBox="0 0 9973 12019">
          <text:p/>
        </draw:connector>
        <draw:connector draw:style-name="gr243" draw:text-style-name="P59" draw:layer="layout" draw:type="line" svg:x1="22.578cm" svg:y1="18.114cm" svg:x2="25.604cm" svg:y2="9.713cm" draw:start-shape="id191" draw:start-glue-point="0" draw:end-shape="id192" draw:end-glue-point="2" svg:d="M22578 18114l3026-8401" svg:viewBox="0 0 3027 8402">
          <text:p/>
        </draw:connector>
        <draw:custom-shape draw:style-name="gr244" draw:text-style-name="P60" xml:id="id188" draw:id="id188" draw:layer="layout" svg:width="2.528cm" svg:height="1.4cm" svg:x="1.472cm" svg:y="11.963cm">
          <text:p text:style-name="P3"><text:span text:style-name="T23">Bay</text:span></text:p>
          <text:p text:style-name="P3"><text:span text:style-name="T23">Cen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45" draw:text-style-name="P59" draw:layer="layout" draw:type="line" svg:x1="4.029cm" svg:y1="6.9cm" svg:x2="13.1cm" svg:y2="10.7cm" draw:start-shape="id193" draw:start-glue-point="1" draw:end-shape="id194" draw:end-glue-point="3" svg:d="M4029 6900l9071 3800" svg:viewBox="0 0 9072 3801">
          <text:p/>
        </draw:connector>
        <draw:connector draw:style-name="gr246" draw:text-style-name="P59" draw:layer="layout" draw:type="line" svg:x1="4cm" svg:y1="12.663cm" svg:x2="13.1cm" svg:y2="10.7cm" draw:start-shape="id188" draw:start-glue-point="1" draw:end-shape="id194" svg:d="M4000 12663l9100-1963" svg:viewBox="0 0 9101 1964">
          <text:p/>
        </draw:connector>
        <draw:custom-shape draw:style-name="gr247" draw:text-style-name="P60" xml:id="id197" draw:id="id197" draw:layer="layout" svg:width="2.528cm" svg:height="1.564cm" svg:x="15.272cm" svg:y="18.8cm">
          <text:p text:style-name="P3"><text:span text:style-name="T23">Tent</text:span></text:p>
          <text:p text:style-name="P3"><text:span text:style-name="T23">Stock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48" draw:text-style-name="P59" draw:layer="layout" draw:type="line" svg:x1="21.078cm" svg:y1="18.846cm" svg:x2="14.417cm" svg:y2="17.736cm" draw:start-shape="id191" draw:start-glue-point="3" draw:end-shape="id195" draw:end-glue-point="2" svg:d="M21078 18846l-6661-1110" svg:viewBox="0 0 6662 1111">
          <text:p/>
        </draw:connector>
        <draw:connector draw:style-name="gr249" draw:text-style-name="P59" draw:layer="layout" draw:type="line" svg:x1="4cm" svg:y1="12.663cm" svg:x2="7.1cm" svg:y2="16.2cm" draw:start-shape="id188" draw:start-glue-point="1" draw:end-shape="id196" draw:end-glue-point="3" svg:d="M4000 12663l3100 3537" svg:viewBox="0 0 3101 3538">
          <text:p/>
        </draw:connector>
        <draw:connector draw:style-name="gr250" draw:text-style-name="P61" draw:layer="layout" draw:type="line" svg:x1="16.536cm" svg:y1="18.8cm" svg:x2="14.417cm" svg:y2="17.736cm" draw:start-shape="id197" draw:start-glue-point="0" draw:end-shape="id195" draw:end-glue-point="2" svg:d="M16536 18800l-2119-1064" svg:viewBox="0 0 2120 1065">
          <text:p/>
        </draw:connector>
        <draw:connector draw:style-name="gr251" draw:text-style-name="P61" draw:layer="layout" draw:type="line" svg:x1="14.75cm" svg:y1="9.8cm" svg:x2="10.75cm" svg:y2="5.1cm" draw:start-shape="id194" draw:start-glue-point="0" draw:end-shape="id198" draw:end-glue-point="2" svg:d="M14750 9800l-4000-4700" svg:viewBox="0 0 4001 4701">
          <text:p/>
        </draw:connector>
        <draw:connector draw:style-name="gr252" draw:text-style-name="P61" draw:layer="layout" draw:type="line" svg:x1="12.4cm" svg:y1="4.2cm" svg:x2="14.89cm" svg:y2="2.42cm" draw:start-shape="id198" draw:start-glue-point="1" draw:end-shape="id199" draw:end-glue-point="2" svg:d="M12400 4200l2490-1780" svg:viewBox="0 0 2491 1781">
          <text:p/>
        </draw:connector>
        <draw:connector draw:style-name="gr253" draw:text-style-name="P62" draw:layer="layout" draw:type="line" svg:x1="24.324cm" svg:y1="14.4cm" svg:x2="20.5cm" svg:y2="11.018cm" draw:start-shape="id200" draw:start-glue-point="3" draw:end-shape="id186" draw:end-glue-point="1" svg:d="M24324 14400l-3824-3382" svg:viewBox="0 0 3825 3383">
          <text:p/>
        </draw:connector>
        <draw:connector draw:style-name="gr254" draw:text-style-name="P62" draw:layer="layout" draw:type="line" svg:x1="22.606cm" svg:y1="18.114cm" svg:x2="25.616cm" svg:y2="15.1cm" svg:d="M22606 18114l3010-3014" svg:viewBox="0 0 3011 3015">
          <text:p/>
        </draw:connector>
        <draw:connector draw:style-name="gr255" draw:text-style-name="P59" draw:layer="layout" draw:type="line" svg:x1="13.6cm" svg:y1="15.95cm" svg:x2="10.4cm" svg:y2="16.2cm" draw:start-shape="id190" draw:start-glue-point="3" draw:end-shape="id196" draw:end-glue-point="1" svg:d="M13600 15950l-3200 250" svg:viewBox="0 0 3201 251">
          <text:p/>
        </draw:connector>
        <draw:connector draw:style-name="gr256" draw:text-style-name="P62" draw:layer="layout" draw:type="line" svg:x1="22.606cm" svg:y1="18.114cm" svg:x2="19.078cm" svg:y2="11.6cm" svg:d="M22606 18114l-3528-6514" svg:viewBox="0 0 3529 6515">
          <text:p/>
        </draw:connector>
        <draw:connector draw:style-name="gr249" draw:text-style-name="P59" draw:layer="layout" draw:type="line" svg:x1="4cm" svg:y1="12.663cm" svg:x2="15cm" svg:y2="15.2cm" draw:start-shape="id188" draw:start-glue-point="1" draw:end-shape="id190" draw:end-glue-point="0" svg:d="M4000 12663l11000 2537" svg:viewBox="0 0 11001 2538">
          <text:p/>
        </draw:connector>
        <draw:custom-shape draw:style-name="gr257" draw:text-style-name="P63" xml:id="id189" draw:id="id189" draw:layer="layout" svg:width="2.528cm" svg:height="1.164cm" svg:x="2.5cm" svg:y="2.6cm">
          <text:p text:style-name="P3"><text:span text:style-name="T22">Yea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8" draw:text-style-name="P59" draw:layer="layout" draw:type="line" svg:x1="21.078cm" svg:y1="18.846cm" svg:x2="16.4cm" svg:y2="15.95cm" draw:start-shape="id191" draw:start-glue-point="3" draw:end-shape="id190" draw:end-glue-point="1" svg:d="M21078 18846l-4678-2896" svg:viewBox="0 0 4679 2897">
          <text:p/>
        </draw:connector>
        <draw:connector draw:style-name="gr259" draw:text-style-name="P59" xml:id="id195" draw:id="id195" draw:layer="layout" draw:type="line" svg:x1="14.417cm" svg:y1="17.736cm" svg:x2="10.4cm" svg:y2="16.2cm" draw:end-shape="id196" draw:end-glue-point="1" svg:d="M14417 17736l-4017-1536" svg:viewBox="0 0 4018 1537">
          <text:p/>
        </draw:connector>
        <draw:connector draw:style-name="gr248" draw:text-style-name="P59" draw:layer="layout" draw:type="line" svg:x1="4cm" svg:y1="12.663cm" svg:x2="9.1cm" svg:y2="4.2cm" draw:start-shape="id188" draw:start-glue-point="1" draw:end-shape="id198" draw:end-glue-point="3" svg:d="M4000 12663l5100-8463" svg:viewBox="0 0 5101 8464">
          <text:p/>
        </draw:connector>
        <draw:connector draw:style-name="gr260" draw:text-style-name="P59" draw:layer="layout" draw:type="line" svg:x1="20.5cm" svg:y1="11.018cm" svg:x2="24.3cm" svg:y2="9.006cm" draw:start-shape="id186" draw:start-glue-point="1" draw:end-shape="id192" draw:end-glue-point="3" svg:d="M20500 11018l3800-2012" svg:viewBox="0 0 3801 2013">
          <text:p/>
        </draw:connector>
        <draw:custom-shape draw:style-name="gr261" draw:text-style-name="P64" xml:id="id190" draw:id="id190" draw:layer="layout" svg:width="2.8cm" svg:height="1.5cm" svg:x="13.6cm" svg:y="15.2cm">
          <text:p text:style-name="P41"><text:span text:style-name="T24">Flower </text:span></text:p>
          <text:p text:style-name="P41"><text:span text:style-name="T24">Densit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62" draw:text-style-name="P59" draw:layer="layout" draw:type="line" svg:x1="19.05cm" svg:y1="10.436cm" svg:x2="21.099cm" svg:y2="2.913cm" draw:start-shape="id186" draw:start-glue-point="0" draw:end-shape="id201" draw:end-glue-point="2" svg:d="M19050 10436l2049-7523" svg:viewBox="0 0 2050 7524">
          <text:p/>
        </draw:connector>
        <draw:connector draw:style-name="gr263" draw:text-style-name="P59" draw:layer="layout" draw:type="line" svg:x1="19.05cm" svg:y1="10.436cm" svg:x2="14.89cm" svg:y2="2.42cm" draw:start-shape="id186" draw:start-glue-point="0" draw:end-shape="id199" draw:end-glue-point="2" svg:d="M19050 10436l-4160-8016" svg:viewBox="0 0 4161 8017">
          <text:p/>
        </draw:connector>
        <draw:connector draw:style-name="gr255" draw:text-style-name="P59" draw:layer="layout" draw:type="line" svg:x1="5.028cm" svg:y1="3.182cm" svg:x2="13.5cm" svg:y2="1.76cm" draw:start-shape="id189" draw:start-glue-point="1" draw:end-shape="id199" draw:end-glue-point="3" svg:d="M5028 3182l8472-1422" svg:viewBox="0 0 8473 1423">
          <text:p/>
        </draw:connector>
        <draw:connector draw:style-name="gr264" draw:text-style-name="P59" draw:layer="layout" draw:type="line" svg:x1="25.588cm" svg:y1="13.7cm" svg:x2="14.89cm" svg:y2="2.42cm" draw:start-shape="id200" draw:start-glue-point="0" draw:end-shape="id199" draw:end-glue-point="2" svg:d="M25588 13700l-10698-11280" svg:viewBox="0 0 10699 11281">
          <text:p/>
        </draw:connector>
        <draw:connector draw:style-name="gr265" draw:text-style-name="P59" draw:layer="layout" draw:type="line" svg:x1="8.75cm" svg:y1="15.3cm" svg:x2="10.75cm" svg:y2="5.1cm" draw:start-shape="id196" draw:start-glue-point="0" draw:end-shape="id198" draw:end-glue-point="2" svg:d="M8750 15300l2000-10200" svg:viewBox="0 0 2001 10201">
          <text:p/>
        </draw:connector>
        <draw:connector draw:style-name="gr264" draw:text-style-name="P59" draw:layer="layout" draw:type="line" svg:x1="12.4cm" svg:y1="4.2cm" svg:x2="24.3cm" svg:y2="9.006cm" draw:start-shape="id198" draw:start-glue-point="1" draw:end-shape="id192" draw:end-glue-point="3" svg:d="M12400 4200l11900 4806" svg:viewBox="0 0 11901 4807">
          <text:p/>
        </draw:connector>
        <draw:connector draw:style-name="gr266" draw:text-style-name="P59" draw:layer="layout" draw:type="line" svg:x1="4.056cm" svg:y1="12.663cm" svg:x2="24.356cm" svg:y2="9.006cm" svg:d="M4056 12663l20300-3657" svg:viewBox="0 0 20301 3658">
          <text:p/>
        </draw:connector>
        <draw:connector draw:style-name="gr267" draw:text-style-name="P59" draw:layer="layout" draw:type="line" svg:x1="4.085cm" svg:y1="6.9cm" svg:x2="24.356cm" svg:y2="9.006cm" svg:d="M4085 6900l20271 2106" svg:viewBox="0 0 20272 2107">
          <text:p/>
        </draw:connector>
        <draw:connector draw:style-name="gr268" draw:text-style-name="P59" draw:layer="layout" draw:type="line" svg:x1="25.604cm" svg:y1="8.3cm" svg:x2="21.099cm" svg:y2="2.913cm" draw:start-shape="id192" draw:start-glue-point="0" draw:end-shape="id201" draw:end-glue-point="2" svg:d="M25604 8300l-4505-5387" svg:viewBox="0 0 4506 5388">
          <text:p/>
        </draw:connector>
        <draw:custom-shape draw:style-name="gr269" draw:text-style-name="P60" xml:id="id192" draw:id="id192" draw:layer="layout" svg:width="2.608cm" svg:height="1.413cm" svg:x="24.3cm" svg:y="8.3cm">
          <text:p text:style-name="P3"><text:span text:style-name="T23">Pod </text:span></text:p>
          <text:p text:style-name="P3"><text:span text:style-name="T23">surviv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0" draw:text-style-name="P59" draw:layer="layout" draw:type="line" svg:x1="4cm" svg:y1="12.663cm" svg:x2="19.795cm" svg:y2="2.206cm" draw:start-shape="id188" draw:start-glue-point="1" draw:end-shape="id201" draw:end-glue-point="3" svg:d="M4000 12663l15795-10457" svg:viewBox="0 0 15796 10458">
          <text:p text:style-name="P3"><text:span text:style-name="T28"/></text:p>
          <text:p text:style-name="P3"><text:span text:style-name="T28"/></text:p>
        </draw:connector>
        <draw:connector draw:style-name="gr271" draw:text-style-name="P59" draw:layer="layout" draw:type="line" svg:x1="19.795cm" svg:y1="2.206cm" svg:x2="16.28cm" svg:y2="1.76cm" draw:start-shape="id201" draw:start-glue-point="3" draw:end-shape="id199" draw:end-glue-point="1" svg:d="M19795 2206l-3515-446" svg:viewBox="0 0 3516 447">
          <text:p/>
        </draw:connector>
        <draw:custom-shape draw:style-name="gr269" draw:text-style-name="P60" xml:id="id201" draw:id="id201" draw:layer="layout" svg:width="2.608cm" svg:height="1.413cm" svg:x="19.795cm" svg:y="1.5cm">
          <text:p text:style-name="P3"><text:span text:style-name="T23">Seeds </text:span></text:p>
          <text:p text:style-name="P3"><text:span text:style-name="T23">per po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2" draw:text-style-name="P60" xml:id="id199" draw:id="id199" draw:layer="layout" svg:width="2.78cm" svg:height="1.32cm" svg:x="13.5cm" svg:y="1.1cm">
          <text:p text:style-name="P3"><text:span text:style-name="T23">Seed siz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3" draw:text-style-name="P59" draw:layer="layout" draw:type="line" svg:x1="2.664cm" svg:y1="7.6cm" svg:x2="7.1cm" svg:y2="16.2cm" draw:start-shape="id193" draw:start-glue-point="2" draw:end-shape="id196" svg:d="M2664 7600l4436 8600" svg:viewBox="0 0 4437 8601">
          <text:p/>
        </draw:connector>
        <draw:connector draw:style-name="gr274" draw:text-style-name="P59" draw:layer="layout" draw:type="line" svg:x1="22.578cm" svg:y1="18.114cm" svg:x2="14.75cm" svg:y2="11.6cm" draw:start-shape="id191" draw:start-glue-point="0" draw:end-shape="id194" draw:end-glue-point="2" svg:d="M22578 18114l-7828-6514" svg:viewBox="0 0 7829 6515">
          <text:p/>
        </draw:connector>
        <draw:connector draw:style-name="gr275" draw:text-style-name="P59" draw:layer="layout" draw:type="line" svg:x1="21.078cm" svg:y1="18.846cm" svg:x2="10.75cm" svg:y2="5.1cm" draw:start-shape="id191" draw:start-glue-point="3" draw:end-shape="id198" draw:end-glue-point="2" svg:d="M21078 18846l-10328-13746" svg:viewBox="0 0 10329 13747">
          <text:p/>
        </draw:connector>
        <draw:connector draw:style-name="gr276" draw:text-style-name="P59" draw:layer="layout" draw:type="line" svg:x1="12.4cm" svg:y1="4.2cm" svg:x2="19.795cm" svg:y2="2.206cm" draw:start-shape="id198" draw:start-glue-point="1" draw:end-shape="id201" draw:end-glue-point="3" svg:d="M12400 4200l7395-1994" svg:viewBox="0 0 7396 1995">
          <text:p/>
        </draw:connector>
        <draw:custom-shape draw:style-name="gr277" draw:text-style-name="P60" xml:id="id186" draw:id="id186" draw:layer="layout" svg:width="2.9cm" svg:height="1.164cm" svg:x="17.6cm" svg:y="10.436cm">
          <text:p text:style-name="P3"><text:span text:style-name="T23">Plant siz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8" draw:text-style-name="P60" xml:id="id193" draw:id="id193" draw:layer="layout" svg:width="2.729cm" svg:height="1.4cm" svg:x="1.3cm" svg:y="6.2cm">
          <text:p text:style-name="P3"><text:span text:style-name="T23">Distance</text:span></text:p>
          <text:p text:style-name="P3"><text:span text:style-name="T23">from t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9" draw:text-style-name="P60" xml:id="id191" draw:id="id191" draw:layer="layout" svg:width="3cm" svg:height="1.464cm" svg:x="21.078cm" svg:y="18.114cm">
          <text:p text:style-name="P3"><text:span text:style-name="T23">Distance</text:span></text:p>
          <text:p text:style-name="P3"><text:span text:style-name="T23">from Ed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0" draw:text-style-name="P64" xml:id="id194" draw:id="id194" draw:layer="layout" svg:width="3.3cm" svg:height="1.8cm" svg:x="13.1cm" svg:y="9.8cm">
          <text:p text:style-name="P41"><text:span text:style-name="T24">Honey bee</text:span></text:p>
          <text:p text:style-name="P41"><text:span text:style-name="T24">Visit ra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1" draw:text-style-name="P64" xml:id="id196" draw:id="id196" draw:layer="layout" svg:width="3.3cm" svg:height="1.8cm" svg:x="7.1cm" svg:y="15.3cm">
          <text:p text:style-name="P41"><text:span text:style-name="T24">Leafcutter</text:span></text:p>
          <text:p text:style-name="P41"><text:span text:style-name="T24">Visit ra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2" draw:text-style-name="P65" xml:id="id198" draw:id="id198" draw:layer="layout" svg:width="3.3cm" svg:height="1.8cm" svg:x="9.1cm" svg:y="3.3cm">
          <text:p text:style-name="P41"><text:span text:style-name="T21">Pollen</text:span></text:p>
          <text:p text:style-name="P41"><text:span text:style-name="T21">Cou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83" draw:text-style-name="P66" draw:layer="layout" draw:type="line" svg:x1="8.75cm" svg:y1="15.3cm" svg:x2="14.75cm" svg:y2="11.6cm" draw:start-shape="id196" draw:start-glue-point="0" draw:end-shape="id194" draw:end-glue-point="2" svg:d="M8750 15300l6000-3700" svg:viewBox="0 0 6001 3701">
          <text:p/>
        </draw:connector>
        <draw:custom-shape draw:style-name="gr284" draw:text-style-name="P67" xml:id="id187" draw:id="id187" draw:layer="layout" svg:width="3.4cm" svg:height="1.5cm" svg:x="23.5cm" svg:y="3.3cm">
          <text:p text:style-name="P3"><text:span text:style-name="T23">Flowers per</text:span></text:p>
          <text:p text:style-name="P3"><text:span text:style-name="T23">Pla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85" draw:text-style-name="P58" draw:layer="layout" draw:type="line" svg:x1="25.604cm" svg:y1="8.3cm" svg:x2="25.2cm" svg:y2="4.8cm" draw:start-shape="id192" draw:start-glue-point="0" draw:end-shape="id187" draw:end-glue-point="2" svg:d="M25604 8300l-404-3500" svg:viewBox="0 0 405 3501">
          <text:p/>
        </draw:connector>
        <draw:custom-shape draw:style-name="gr244" draw:text-style-name="P60" xml:id="id200" draw:id="id200" draw:layer="layout" svg:width="2.528cm" svg:height="1.4cm" svg:x="24.324cm" svg:y="13.7cm">
          <text:p text:style-name="P3"><text:span text:style-name="T23">Plant </text:span></text:p>
          <text:p text:style-name="P3"><text:span text:style-name="T23">densit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04" draw:text-style-name="P12" draw:layer="layout" draw:type="line" svg:x1="16.536cm" svg:y1="18.8cm" svg:x2="14.89cm" svg:y2="2.42cm" draw:start-shape="id197" draw:start-glue-point="0" draw:end-shape="id199" draw:end-glue-point="2" svg:d="M16536 18800l-1646-16380" svg:viewBox="0 0 1647 16381">
          <text:p/>
        </draw:connector>
        <draw:frame draw:style-name="gr104" draw:text-style-name="P35" draw:layer="layout" svg:width="12.732cm" svg:height="1.825cm" svg:x="0.768cm" svg:y="0.101cm">
          <draw:text-box>
            <text:p><text:span text:style-name="T17">Yield component</text:span></text:p>
          </draw:text-box>
        </draw:frame>
        <presentation:notes draw:style-name="dp2">
          <draw:page-thumbnail draw:style-name="gr39" draw:layer="layout" svg:width="18.624cm" svg:height="10.476cm" svg:x="1.482cm" svg:y="2.123cm" draw:page-number="14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>
        <draw:connector draw:style-name="gr286" draw:text-style-name="P66" draw:layer="layout" draw:type="line" svg:x1="20.5cm" svg:y1="11.018cm" svg:x2="25.2cm" svg:y2="4.8cm" draw:start-shape="id202" draw:start-glue-point="1" draw:end-shape="id203" draw:end-glue-point="2" svg:d="M20500 11018l4700-6218" svg:viewBox="0 0 4701 6219">
          <text:p/>
        </draw:connector>
        <draw:connector draw:style-name="gr287" draw:text-style-name="P66" draw:layer="layout" draw:type="line" svg:x1="4cm" svg:y1="12.663cm" svg:x2="23.5cm" svg:y2="4.05cm" draw:start-shape="id204" draw:start-glue-point="1" draw:end-shape="id203" draw:end-glue-point="3" svg:d="M4000 12663l19500-8613" svg:viewBox="0 0 19501 8614">
          <text:p/>
        </draw:connector>
        <draw:connector draw:style-name="gr242" draw:text-style-name="P59" draw:layer="layout" draw:type="line" svg:x1="5.028cm" svg:y1="3.182cm" svg:x2="15cm" svg:y2="15.2cm" draw:start-shape="id205" draw:start-glue-point="1" draw:end-shape="id206" draw:end-glue-point="0" svg:d="M5028 3182l9972 12018" svg:viewBox="0 0 9973 12019">
          <text:p/>
        </draw:connector>
        <draw:connector draw:style-name="gr288" draw:text-style-name="P59" draw:layer="layout" draw:type="line" svg:x1="22.578cm" svg:y1="18.114cm" svg:x2="25.604cm" svg:y2="9.713cm" draw:start-shape="id207" draw:start-glue-point="0" draw:end-shape="id208" draw:end-glue-point="2" svg:d="M22578 18114l3026-8401" svg:viewBox="0 0 3027 8402">
          <text:p/>
        </draw:connector>
        <draw:custom-shape draw:style-name="gr244" draw:text-style-name="P60" xml:id="id204" draw:id="id204" draw:layer="layout" svg:width="2.528cm" svg:height="1.4cm" svg:x="1.472cm" svg:y="11.963cm">
          <text:p text:style-name="P3"><text:span text:style-name="T23">Bay</text:span></text:p>
          <text:p text:style-name="P3"><text:span text:style-name="T23">Cen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45" draw:text-style-name="P59" draw:layer="layout" draw:type="line" svg:x1="4.029cm" svg:y1="6.9cm" svg:x2="11cm" svg:y2="12.3cm" draw:start-shape="id209" draw:start-glue-point="1" draw:end-shape="id210" draw:end-glue-point="3" svg:d="M4029 6900l6971 5400" svg:viewBox="0 0 6972 5401">
          <text:p/>
        </draw:connector>
        <draw:connector draw:style-name="gr246" draw:text-style-name="P59" draw:layer="layout" draw:type="line" svg:x1="4cm" svg:y1="12.663cm" svg:x2="11cm" svg:y2="12.3cm" draw:start-shape="id204" draw:start-glue-point="1" draw:end-shape="id210" svg:d="M4000 12663l7000-363" svg:viewBox="0 0 7001 364">
          <text:p/>
        </draw:connector>
        <draw:custom-shape draw:style-name="gr289" draw:text-style-name="P63" xml:id="id213" draw:id="id213" draw:layer="layout" svg:width="2.528cm" svg:height="1.564cm" svg:x="14.372cm" svg:y="18.8cm">
          <text:p text:style-name="P3"><text:span text:style-name="T22">Tent</text:span></text:p>
          <text:p text:style-name="P3"><text:span text:style-name="T22">Stock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48" draw:text-style-name="P59" draw:layer="layout" draw:type="line" svg:x1="21.078cm" svg:y1="18.846cm" svg:x2="14.417cm" svg:y2="17.736cm" draw:start-shape="id207" draw:start-glue-point="3" draw:end-shape="id211" draw:end-glue-point="2" svg:d="M21078 18846l-6661-1110" svg:viewBox="0 0 6662 1111">
          <text:p/>
        </draw:connector>
        <draw:connector draw:style-name="gr249" draw:text-style-name="P59" draw:layer="layout" draw:type="line" svg:x1="4cm" svg:y1="12.663cm" svg:x2="7.1cm" svg:y2="16.2cm" draw:start-shape="id204" draw:start-glue-point="1" draw:end-shape="id212" draw:end-glue-point="3" svg:d="M4000 12663l3100 3537" svg:viewBox="0 0 3101 3538">
          <text:p/>
        </draw:connector>
        <draw:connector draw:style-name="gr250" draw:text-style-name="P61" draw:layer="layout" draw:type="line" svg:x1="15.636cm" svg:y1="18.8cm" svg:x2="14.417cm" svg:y2="17.736cm" draw:start-shape="id213" draw:start-glue-point="0" draw:end-shape="id211" draw:end-glue-point="2" svg:d="M15636 18800l-1219-1064" svg:viewBox="0 0 1220 1065">
          <text:p/>
        </draw:connector>
        <draw:connector draw:style-name="gr290" draw:text-style-name="P61" draw:layer="layout" draw:type="line" svg:x1="12.65cm" svg:y1="11.4cm" svg:x2="10.75cm" svg:y2="5.1cm" draw:start-shape="id210" draw:start-glue-point="0" draw:end-shape="id214" draw:end-glue-point="2" svg:d="M12650 11400l-1900-6300" svg:viewBox="0 0 1901 6301">
          <text:p/>
        </draw:connector>
        <draw:connector draw:style-name="gr291" draw:text-style-name="P61" draw:layer="layout" draw:type="line" svg:x1="12.4cm" svg:y1="4.2cm" svg:x2="14.89cm" svg:y2="2.32cm" draw:start-shape="id214" draw:start-glue-point="1" draw:end-shape="id215" draw:end-glue-point="2" svg:d="M12400 4200l2490-1880" svg:viewBox="0 0 2491 1881">
          <text:p/>
        </draw:connector>
        <draw:connector draw:style-name="gr273" draw:text-style-name="P59" draw:layer="layout" draw:type="line" svg:x1="24.324cm" svg:y1="14.4cm" svg:x2="20.5cm" svg:y2="11.018cm" draw:start-shape="id216" draw:start-glue-point="3" draw:end-shape="id202" draw:end-glue-point="1" svg:d="M24324 14400l-3824-3382" svg:viewBox="0 0 3825 3383">
          <text:p/>
        </draw:connector>
        <draw:connector draw:style-name="gr292" draw:text-style-name="P59" draw:layer="layout" draw:type="line" svg:x1="22.578cm" svg:y1="18.114cm" svg:x2="25.588cm" svg:y2="15.1cm" draw:start-shape="id207" draw:start-glue-point="0" draw:end-shape="id216" draw:end-glue-point="2" svg:d="M22578 18114l3010-3014" svg:viewBox="0 0 3011 3015">
          <text:p/>
        </draw:connector>
        <draw:connector draw:style-name="gr255" draw:text-style-name="P59" draw:layer="layout" draw:type="line" svg:x1="13.6cm" svg:y1="15.95cm" svg:x2="10.4cm" svg:y2="16.2cm" draw:start-shape="id206" draw:start-glue-point="3" draw:end-shape="id212" draw:end-glue-point="1" svg:d="M13600 15950l-3200 250" svg:viewBox="0 0 3201 251">
          <text:p/>
        </draw:connector>
        <draw:connector draw:style-name="gr293" draw:text-style-name="P59" draw:layer="layout" draw:type="line" svg:x1="22.578cm" svg:y1="18.114cm" svg:x2="19.05cm" svg:y2="11.6cm" draw:start-shape="id207" draw:start-glue-point="0" draw:end-shape="id202" draw:end-glue-point="2" svg:d="M22578 18114l-3528-6514" svg:viewBox="0 0 3529 6515">
          <text:p/>
        </draw:connector>
        <draw:connector draw:style-name="gr249" draw:text-style-name="P59" draw:layer="layout" draw:type="line" svg:x1="4cm" svg:y1="12.663cm" svg:x2="15cm" svg:y2="15.2cm" draw:start-shape="id204" draw:start-glue-point="1" draw:end-shape="id206" draw:end-glue-point="0" svg:d="M4000 12663l11000 2537" svg:viewBox="0 0 11001 2538">
          <text:p/>
        </draw:connector>
        <draw:custom-shape draw:style-name="gr257" draw:text-style-name="P63" xml:id="id205" draw:id="id205" draw:layer="layout" svg:width="2.528cm" svg:height="1.164cm" svg:x="2.5cm" svg:y="2.6cm">
          <text:p text:style-name="P3"><text:span text:style-name="T22">Yea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8" draw:text-style-name="P59" draw:layer="layout" draw:type="line" svg:x1="21.078cm" svg:y1="18.846cm" svg:x2="16.4cm" svg:y2="15.95cm" draw:start-shape="id207" draw:start-glue-point="3" draw:end-shape="id206" draw:end-glue-point="1" svg:d="M21078 18846l-4678-2896" svg:viewBox="0 0 4679 2897">
          <text:p/>
        </draw:connector>
        <draw:connector draw:style-name="gr259" draw:text-style-name="P59" xml:id="id211" draw:id="id211" draw:layer="layout" draw:type="line" svg:x1="14.417cm" svg:y1="17.736cm" svg:x2="10.4cm" svg:y2="16.2cm" draw:end-shape="id212" draw:end-glue-point="1" svg:d="M14417 17736l-4017-1536" svg:viewBox="0 0 4018 1537">
          <text:p/>
        </draw:connector>
        <draw:connector draw:style-name="gr294" draw:text-style-name="P59" draw:layer="layout" draw:type="line" svg:x1="4cm" svg:y1="12.663cm" svg:x2="9.1cm" svg:y2="4.2cm" draw:start-shape="id204" draw:start-glue-point="1" draw:end-shape="id214" draw:end-glue-point="3" svg:d="M4000 12663l5100-8463" svg:viewBox="0 0 5101 8464">
          <text:p/>
        </draw:connector>
        <draw:connector draw:style-name="gr295" draw:text-style-name="P59" draw:layer="layout" draw:type="line" svg:x1="20.5cm" svg:y1="11.018cm" svg:x2="24.3cm" svg:y2="9.006cm" draw:start-shape="id202" draw:start-glue-point="1" draw:end-shape="id208" draw:end-glue-point="3" svg:d="M20500 11018l3800-2012" svg:viewBox="0 0 3801 2013">
          <text:p/>
        </draw:connector>
        <draw:custom-shape draw:style-name="gr296" draw:text-style-name="P64" xml:id="id206" draw:id="id206" draw:layer="layout" svg:width="2.8cm" svg:height="1.5cm" svg:x="13.6cm" svg:y="15.2cm">
          <text:p text:style-name="P41"><text:span text:style-name="T24">Flower </text:span></text:p>
          <text:p text:style-name="P41"><text:span text:style-name="T24">Densit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97" draw:text-style-name="P59" draw:layer="layout" draw:type="line" svg:x1="19.05cm" svg:y1="10.436cm" svg:x2="21.099cm" svg:y2="2.913cm" draw:start-shape="id202" draw:start-glue-point="0" draw:end-shape="id217" draw:end-glue-point="2" svg:d="M19050 10436l2049-7523" svg:viewBox="0 0 2050 7524">
          <text:p/>
        </draw:connector>
        <draw:connector draw:style-name="gr298" draw:text-style-name="P59" draw:layer="layout" draw:type="line" svg:x1="19.05cm" svg:y1="10.436cm" svg:x2="14.89cm" svg:y2="2.32cm" draw:start-shape="id202" draw:start-glue-point="0" draw:end-shape="id215" draw:end-glue-point="2" svg:d="M19050 10436l-4160-8116" svg:viewBox="0 0 4161 8117">
          <text:p/>
        </draw:connector>
        <draw:connector draw:style-name="gr255" draw:text-style-name="P59" draw:layer="layout" draw:type="line" svg:x1="5.028cm" svg:y1="3.182cm" svg:x2="13.5cm" svg:y2="1.66cm" draw:start-shape="id205" draw:start-glue-point="1" draw:end-shape="id215" draw:end-glue-point="3" svg:d="M5028 3182l8472-1522" svg:viewBox="0 0 8473 1523">
          <text:p/>
        </draw:connector>
        <draw:connector draw:style-name="gr299" draw:text-style-name="P59" draw:layer="layout" draw:type="line" svg:x1="25.588cm" svg:y1="13.7cm" svg:x2="14.89cm" svg:y2="2.32cm" draw:start-shape="id216" draw:start-glue-point="0" draw:end-shape="id215" draw:end-glue-point="2" svg:d="M25588 13700l-10698-11380" svg:viewBox="0 0 10699 11381">
          <text:p/>
        </draw:connector>
        <draw:connector draw:style-name="gr300" draw:text-style-name="P59" draw:layer="layout" draw:type="line" svg:x1="8.75cm" svg:y1="15.3cm" svg:x2="10.75cm" svg:y2="5.1cm" draw:start-shape="id212" draw:start-glue-point="0" draw:end-shape="id214" draw:end-glue-point="2" svg:d="M8750 15300l2000-10200" svg:viewBox="0 0 2001 10201">
          <text:p/>
        </draw:connector>
        <draw:connector draw:style-name="gr299" draw:text-style-name="P59" draw:layer="layout" draw:type="line" svg:x1="12.4cm" svg:y1="4.2cm" svg:x2="24.3cm" svg:y2="9.006cm" draw:start-shape="id214" draw:start-glue-point="1" draw:end-shape="id208" draw:end-glue-point="3" svg:d="M12400 4200l11900 4806" svg:viewBox="0 0 11901 4807">
          <text:p/>
        </draw:connector>
        <draw:connector draw:style-name="gr301" draw:text-style-name="P59" draw:layer="layout" draw:type="line" svg:x1="4cm" svg:y1="12.663cm" svg:x2="24.3cm" svg:y2="9.006cm" draw:start-shape="id204" draw:start-glue-point="1" draw:end-shape="id208" draw:end-glue-point="3" svg:d="M4000 12663l20300-3657" svg:viewBox="0 0 20301 3658">
          <text:p/>
        </draw:connector>
        <draw:connector draw:style-name="gr302" draw:text-style-name="P59" draw:layer="layout" draw:type="line" svg:x1="4.029cm" svg:y1="6.9cm" svg:x2="24.3cm" svg:y2="9.006cm" draw:start-shape="id209" draw:start-glue-point="1" draw:end-shape="id208" draw:end-glue-point="3" svg:d="M4029 6900l20271 2106" svg:viewBox="0 0 20272 2107">
          <text:p/>
        </draw:connector>
        <draw:connector draw:style-name="gr303" draw:text-style-name="P59" draw:layer="layout" draw:type="line" svg:x1="25.604cm" svg:y1="8.3cm" svg:x2="21.099cm" svg:y2="2.913cm" draw:start-shape="id208" draw:start-glue-point="0" draw:end-shape="id217" draw:end-glue-point="2" svg:d="M25604 8300l-4505-5387" svg:viewBox="0 0 4506 5388">
          <text:p/>
        </draw:connector>
        <draw:custom-shape draw:style-name="gr304" draw:text-style-name="P63" xml:id="id208" draw:id="id208" draw:layer="layout" svg:width="2.608cm" svg:height="1.413cm" svg:x="24.3cm" svg:y="8.3cm">
          <text:p text:style-name="P3"><text:span text:style-name="T22">Pod </text:span></text:p>
          <text:p text:style-name="P3"><text:span text:style-name="T22">surviv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05" draw:text-style-name="P59" draw:layer="layout" draw:type="line" svg:x1="4cm" svg:y1="12.663cm" svg:x2="19.795cm" svg:y2="2.206cm" draw:start-shape="id204" draw:start-glue-point="1" draw:end-shape="id217" draw:end-glue-point="3" svg:d="M4000 12663l15795-10457" svg:viewBox="0 0 15796 10458">
          <text:p text:style-name="P3"><text:span text:style-name="T28"/></text:p>
          <text:p text:style-name="P3"><text:span text:style-name="T28"/></text:p>
        </draw:connector>
        <draw:connector draw:style-name="gr273" draw:text-style-name="P59" draw:layer="layout" draw:type="line" svg:x1="19.795cm" svg:y1="2.206cm" svg:x2="16.28cm" svg:y2="1.66cm" draw:start-shape="id217" draw:start-glue-point="3" draw:end-shape="id215" draw:end-glue-point="1" svg:d="M19795 2206l-3515-546" svg:viewBox="0 0 3516 547">
          <text:p/>
        </draw:connector>
        <draw:custom-shape draw:style-name="gr304" draw:text-style-name="P63" xml:id="id217" draw:id="id217" draw:layer="layout" svg:width="2.608cm" svg:height="1.413cm" svg:x="19.795cm" svg:y="1.5cm">
          <text:p text:style-name="P3"><text:span text:style-name="T22">Seeds </text:span></text:p>
          <text:p text:style-name="P3"><text:span text:style-name="T22">per po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6" draw:text-style-name="P63" xml:id="id215" draw:id="id215" draw:layer="layout" svg:width="2.78cm" svg:height="1.32cm" svg:x="13.5cm" svg:y="1cm">
          <text:p text:style-name="P3"><text:span text:style-name="T22">Seed siz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3" draw:text-style-name="P59" draw:layer="layout" draw:type="line" svg:x1="2.664cm" svg:y1="7.6cm" svg:x2="7.1cm" svg:y2="16.2cm" draw:start-shape="id209" draw:start-glue-point="2" draw:end-shape="id212" svg:d="M2664 7600l4436 8600" svg:viewBox="0 0 4437 8601">
          <text:p/>
        </draw:connector>
        <draw:connector draw:style-name="gr274" draw:text-style-name="P59" draw:layer="layout" draw:type="line" svg:x1="22.578cm" svg:y1="18.114cm" svg:x2="12.65cm" svg:y2="13.2cm" draw:start-shape="id207" draw:start-glue-point="0" draw:end-shape="id210" draw:end-glue-point="2" svg:d="M22578 18114l-9928-4914" svg:viewBox="0 0 9929 4915">
          <text:p/>
        </draw:connector>
        <draw:connector draw:style-name="gr307" draw:text-style-name="P59" draw:layer="layout" draw:type="line" svg:x1="21.078cm" svg:y1="18.846cm" svg:x2="12.4cm" svg:y2="4.2cm" draw:start-shape="id207" draw:start-glue-point="3" draw:end-shape="id214" draw:end-glue-point="1" svg:d="M21078 18846l-8678-14646" svg:viewBox="0 0 8679 14647">
          <text:p/>
        </draw:connector>
        <draw:connector draw:style-name="gr259" draw:text-style-name="P59" draw:layer="layout" draw:type="line" svg:x1="12.4cm" svg:y1="4.2cm" svg:x2="19.795cm" svg:y2="2.206cm" draw:start-shape="id214" draw:start-glue-point="1" draw:end-shape="id217" draw:end-glue-point="3" svg:d="M12400 4200l7395-1994" svg:viewBox="0 0 7396 1995">
          <text:p/>
        </draw:connector>
        <draw:custom-shape draw:style-name="gr308" draw:text-style-name="P63" xml:id="id202" draw:id="id202" draw:layer="layout" svg:width="2.9cm" svg:height="1.164cm" svg:x="17.6cm" svg:y="10.436cm">
          <text:p text:style-name="P3"><text:span text:style-name="T22">Plant siz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9" draw:text-style-name="P63" xml:id="id209" draw:id="id209" draw:layer="layout" svg:width="2.729cm" svg:height="1.4cm" svg:x="1.3cm" svg:y="6.2cm">
          <text:p text:style-name="P3"><text:span text:style-name="T22">Distance</text:span></text:p>
          <text:p text:style-name="P3"><text:span text:style-name="T22">from t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9" draw:text-style-name="P60" xml:id="id207" draw:id="id207" draw:layer="layout" svg:width="3cm" svg:height="1.464cm" svg:x="21.078cm" svg:y="18.114cm">
          <text:p text:style-name="P3"><text:span text:style-name="T23">Distance</text:span></text:p>
          <text:p text:style-name="P3"><text:span text:style-name="T23">from Ed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0" draw:text-style-name="P65" xml:id="id210" draw:id="id210" draw:layer="layout" svg:width="3.3cm" svg:height="1.8cm" svg:x="11cm" svg:y="11.4cm">
          <text:p text:style-name="P41"><text:span text:style-name="T21">Honey bee</text:span></text:p>
          <text:p text:style-name="P41"><text:span text:style-name="T21">Visit ra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1" draw:text-style-name="P65" xml:id="id212" draw:id="id212" draw:layer="layout" svg:width="3.3cm" svg:height="1.8cm" svg:x="7.1cm" svg:y="15.3cm">
          <text:p text:style-name="P41"><text:span text:style-name="T21">Leafcutter</text:span></text:p>
          <text:p text:style-name="P41"><text:span text:style-name="T21">Visit ra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2" draw:text-style-name="P65" xml:id="id214" draw:id="id214" draw:layer="layout" svg:width="3.3cm" svg:height="1.8cm" svg:x="9.1cm" svg:y="3.3cm">
          <text:p text:style-name="P41"><text:span text:style-name="T21">Pollen</text:span></text:p>
          <text:p text:style-name="P41"><text:span text:style-name="T21">Cou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83" draw:text-style-name="P66" draw:layer="layout" draw:type="line" svg:x1="8.75cm" svg:y1="15.3cm" svg:x2="12.65cm" svg:y2="13.2cm" draw:start-shape="id212" draw:start-glue-point="0" draw:end-shape="id210" draw:end-glue-point="2" svg:d="M8750 15300l3900-2100" svg:viewBox="0 0 3901 2101">
          <text:p/>
        </draw:connector>
        <draw:custom-shape draw:style-name="gr313" draw:text-style-name="P63" xml:id="id203" draw:id="id203" draw:layer="layout" svg:width="3.4cm" svg:height="1.5cm" svg:x="23.5cm" svg:y="3.3cm">
          <text:p text:style-name="P3"><text:span text:style-name="T22">Flowers per</text:span></text:p>
          <text:p text:style-name="P3"><text:span text:style-name="T22">Pla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14" draw:text-style-name="P66" draw:layer="layout" draw:type="line" svg:x1="25.604cm" svg:y1="8.3cm" svg:x2="25.2cm" svg:y2="4.8cm" draw:start-shape="id208" draw:start-glue-point="0" draw:end-shape="id203" draw:end-glue-point="2" svg:d="M25604 8300l-404-3500" svg:viewBox="0 0 405 3501">
          <text:p/>
        </draw:connector>
        <draw:custom-shape draw:style-name="gr315" draw:text-style-name="P63" xml:id="id216" draw:id="id216" draw:layer="layout" svg:width="2.528cm" svg:height="1.4cm" svg:x="24.324cm" svg:y="13.7cm">
          <text:p text:style-name="P3"><text:span text:style-name="T22">Plant </text:span></text:p>
          <text:p text:style-name="P3"><text:span text:style-name="T22">density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02" draw:text-style-name="P26" draw:layer="layout" svg:width="10.932cm" svg:height="1.038cm" svg:x="0.768cm" svg:y="0.1cm">
          <draw:text-box>
            <text:p><text:span text:style-name="T17">Pollen deposition component</text:span></text:p>
          </draw:text-box>
        </draw:frame>
        <presentation:notes draw:style-name="dp2">
          <draw:page-thumbnail draw:style-name="gr39" draw:layer="layout" svg:width="18.624cm" svg:height="10.476cm" svg:x="1.482cm" svg:y="2.123cm" draw:page-number="15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>
        <draw:connector draw:style-name="gr286" draw:text-style-name="P66" draw:layer="layout" draw:type="line" svg:x1="20.5cm" svg:y1="11.018cm" svg:x2="25.2cm" svg:y2="4.8cm" draw:start-shape="id218" draw:start-glue-point="1" draw:end-shape="id219" draw:end-glue-point="2" svg:d="M20500 11018l4700-6218" svg:viewBox="0 0 4701 6219">
          <text:p/>
        </draw:connector>
        <draw:connector draw:style-name="gr287" draw:text-style-name="P66" draw:layer="layout" draw:type="line" svg:x1="4cm" svg:y1="12.663cm" svg:x2="23.5cm" svg:y2="4.05cm" draw:start-shape="id220" draw:start-glue-point="1" draw:end-shape="id219" draw:end-glue-point="3" svg:d="M4000 12663l19500-8613" svg:viewBox="0 0 19501 8614">
          <text:p/>
        </draw:connector>
        <draw:connector draw:style-name="gr242" draw:text-style-name="P59" draw:layer="layout" draw:type="line" svg:x1="5.028cm" svg:y1="3.182cm" svg:x2="15cm" svg:y2="15.2cm" draw:start-shape="id221" draw:start-glue-point="1" draw:end-shape="id222" draw:end-glue-point="0" svg:d="M5028 3182l9972 12018" svg:viewBox="0 0 9973 12019">
          <text:p/>
        </draw:connector>
        <draw:connector draw:style-name="gr288" draw:text-style-name="P59" draw:layer="layout" draw:type="line" svg:x1="22.578cm" svg:y1="18.114cm" svg:x2="25.604cm" svg:y2="9.713cm" draw:start-shape="id223" draw:start-glue-point="0" draw:end-shape="id224" draw:end-glue-point="2" svg:d="M22578 18114l3026-8401" svg:viewBox="0 0 3027 8402">
          <text:p/>
        </draw:connector>
        <draw:custom-shape draw:style-name="gr244" draw:text-style-name="P60" xml:id="id220" draw:id="id220" draw:layer="layout" svg:width="2.528cm" svg:height="1.4cm" svg:x="1.472cm" svg:y="11.963cm">
          <text:p text:style-name="P3"><text:span text:style-name="T23">Bay</text:span></text:p>
          <text:p text:style-name="P3"><text:span text:style-name="T23">Cen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16" draw:text-style-name="P59" draw:layer="layout" draw:type="line" svg:x1="4.029cm" svg:y1="6.9cm" svg:x2="13.1cm" svg:y2="10.7cm" draw:start-shape="id225" draw:start-glue-point="1" draw:end-shape="id226" draw:end-glue-point="3" svg:d="M4029 6900l9071 3800" svg:viewBox="0 0 9072 3801">
          <text:p/>
        </draw:connector>
        <draw:connector draw:style-name="gr317" draw:text-style-name="P59" draw:layer="layout" draw:type="line" svg:x1="4cm" svg:y1="12.663cm" svg:x2="13.1cm" svg:y2="10.7cm" draw:start-shape="id220" draw:start-glue-point="1" draw:end-shape="id226" svg:d="M4000 12663l9100-1963" svg:viewBox="0 0 9101 1964">
          <text:p/>
        </draw:connector>
        <draw:custom-shape draw:style-name="gr247" draw:text-style-name="P60" xml:id="id229" draw:id="id229" draw:layer="layout" svg:width="2.528cm" svg:height="1.564cm" svg:x="14.372cm" svg:y="18.8cm">
          <text:p text:style-name="P3"><text:span text:style-name="T23">Tent</text:span></text:p>
          <text:p text:style-name="P3"><text:span text:style-name="T23">Stock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94" draw:text-style-name="P59" draw:layer="layout" draw:type="line" svg:x1="21.078cm" svg:y1="18.846cm" svg:x2="14.417cm" svg:y2="17.736cm" draw:start-shape="id223" draw:start-glue-point="3" draw:end-shape="id227" draw:end-glue-point="2" svg:d="M21078 18846l-6661-1110" svg:viewBox="0 0 6662 1111">
          <text:p/>
        </draw:connector>
        <draw:connector draw:style-name="gr249" draw:text-style-name="P59" draw:layer="layout" draw:type="line" svg:x1="4cm" svg:y1="12.663cm" svg:x2="7.1cm" svg:y2="16.2cm" draw:start-shape="id220" draw:start-glue-point="1" draw:end-shape="id228" draw:end-glue-point="3" svg:d="M4000 12663l3100 3537" svg:viewBox="0 0 3101 3538">
          <text:p/>
        </draw:connector>
        <draw:connector draw:style-name="gr318" draw:text-style-name="P61" draw:layer="layout" draw:type="line" svg:x1="15.636cm" svg:y1="18.8cm" svg:x2="14.417cm" svg:y2="17.736cm" draw:start-shape="id229" draw:start-glue-point="0" draw:end-shape="id227" draw:end-glue-point="2" svg:d="M15636 18800l-1219-1064" svg:viewBox="0 0 1220 1065">
          <text:p/>
        </draw:connector>
        <draw:connector draw:style-name="gr251" draw:text-style-name="P61" draw:layer="layout" draw:type="line" svg:x1="14.75cm" svg:y1="9.8cm" svg:x2="10.75cm" svg:y2="5.1cm" draw:start-shape="id226" draw:start-glue-point="0" draw:end-shape="id230" draw:end-glue-point="2" svg:d="M14750 9800l-4000-4700" svg:viewBox="0 0 4001 4701">
          <text:p/>
        </draw:connector>
        <draw:connector draw:style-name="gr291" draw:text-style-name="P61" draw:layer="layout" draw:type="line" svg:x1="12.4cm" svg:y1="4.2cm" svg:x2="14.89cm" svg:y2="2.32cm" draw:start-shape="id230" draw:start-glue-point="1" draw:end-shape="id231" draw:end-glue-point="2" svg:d="M12400 4200l2490-1880" svg:viewBox="0 0 2491 1881">
          <text:p/>
        </draw:connector>
        <draw:connector draw:style-name="gr273" draw:text-style-name="P59" draw:layer="layout" draw:type="line" svg:x1="24.324cm" svg:y1="14.4cm" svg:x2="20.5cm" svg:y2="11.018cm" draw:start-shape="id232" draw:start-glue-point="3" draw:end-shape="id218" draw:end-glue-point="1" svg:d="M24324 14400l-3824-3382" svg:viewBox="0 0 3825 3383">
          <text:p/>
        </draw:connector>
        <draw:connector draw:style-name="gr292" draw:text-style-name="P59" draw:layer="layout" draw:type="line" svg:x1="22.578cm" svg:y1="18.114cm" svg:x2="25.588cm" svg:y2="15.1cm" draw:start-shape="id223" draw:start-glue-point="0" draw:end-shape="id232" draw:end-glue-point="2" svg:d="M22578 18114l3010-3014" svg:viewBox="0 0 3011 3015">
          <text:p/>
        </draw:connector>
        <draw:connector draw:style-name="gr319" draw:text-style-name="P59" draw:layer="layout" draw:type="line" svg:x1="13.6cm" svg:y1="15.95cm" svg:x2="10.4cm" svg:y2="16.2cm" draw:start-shape="id222" draw:start-glue-point="3" draw:end-shape="id228" draw:end-glue-point="1" svg:d="M13600 15950l-3200 250" svg:viewBox="0 0 3201 251">
          <text:p/>
        </draw:connector>
        <draw:connector draw:style-name="gr293" draw:text-style-name="P59" draw:layer="layout" draw:type="line" svg:x1="22.578cm" svg:y1="18.114cm" svg:x2="19.05cm" svg:y2="11.6cm" draw:start-shape="id223" draw:start-glue-point="0" draw:end-shape="id218" draw:end-glue-point="2" svg:d="M22578 18114l-3528-6514" svg:viewBox="0 0 3529 6515">
          <text:p/>
        </draw:connector>
        <draw:connector draw:style-name="gr320" draw:text-style-name="P59" draw:layer="layout" draw:type="line" svg:x1="4cm" svg:y1="12.663cm" svg:x2="15cm" svg:y2="15.2cm" draw:start-shape="id220" draw:start-glue-point="1" draw:end-shape="id222" draw:end-glue-point="0" svg:d="M4000 12663l11000 2537" svg:viewBox="0 0 11001 2538">
          <text:p/>
        </draw:connector>
        <draw:custom-shape draw:style-name="gr257" draw:text-style-name="P63" xml:id="id221" draw:id="id221" draw:layer="layout" svg:width="2.528cm" svg:height="1.164cm" svg:x="2.5cm" svg:y="2.6cm">
          <text:p text:style-name="P3"><text:span text:style-name="T22">Yea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21" draw:text-style-name="P59" draw:layer="layout" draw:type="line" svg:x1="21.078cm" svg:y1="18.846cm" svg:x2="16.4cm" svg:y2="15.95cm" draw:start-shape="id223" draw:start-glue-point="3" draw:end-shape="id222" draw:end-glue-point="1" svg:d="M21078 18846l-4678-2896" svg:viewBox="0 0 4679 2897">
          <text:p/>
        </draw:connector>
        <draw:connector draw:style-name="gr276" draw:text-style-name="P59" xml:id="id227" draw:id="id227" draw:layer="layout" draw:type="line" svg:x1="14.417cm" svg:y1="17.736cm" svg:x2="10.4cm" svg:y2="16.2cm" draw:end-shape="id228" draw:end-glue-point="1" svg:d="M14417 17736l-4017-1536" svg:viewBox="0 0 4018 1537">
          <text:p/>
        </draw:connector>
        <draw:connector draw:style-name="gr248" draw:text-style-name="P59" draw:layer="layout" draw:type="line" svg:x1="4cm" svg:y1="12.663cm" svg:x2="9.1cm" svg:y2="4.2cm" draw:start-shape="id220" draw:start-glue-point="1" draw:end-shape="id230" draw:end-glue-point="3" svg:d="M4000 12663l5100-8463" svg:viewBox="0 0 5101 8464">
          <text:p/>
        </draw:connector>
        <draw:connector draw:style-name="gr295" draw:text-style-name="P59" draw:layer="layout" draw:type="line" svg:x1="20.5cm" svg:y1="11.018cm" svg:x2="24.3cm" svg:y2="9.006cm" draw:start-shape="id218" draw:start-glue-point="1" draw:end-shape="id224" draw:end-glue-point="3" svg:d="M20500 11018l3800-2012" svg:viewBox="0 0 3801 2013">
          <text:p/>
        </draw:connector>
        <draw:custom-shape draw:style-name="gr322" draw:text-style-name="P65" xml:id="id222" draw:id="id222" draw:layer="layout" svg:width="2.8cm" svg:height="1.5cm" svg:x="13.6cm" svg:y="15.2cm">
          <text:p text:style-name="P41"><text:span text:style-name="T21">Flower </text:span></text:p>
          <text:p text:style-name="P41"><text:span text:style-name="T21">Densit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97" draw:text-style-name="P59" draw:layer="layout" draw:type="line" svg:x1="19.05cm" svg:y1="10.436cm" svg:x2="21.099cm" svg:y2="2.913cm" draw:start-shape="id218" draw:start-glue-point="0" draw:end-shape="id233" draw:end-glue-point="2" svg:d="M19050 10436l2049-7523" svg:viewBox="0 0 2050 7524">
          <text:p/>
        </draw:connector>
        <draw:connector draw:style-name="gr298" draw:text-style-name="P59" draw:layer="layout" draw:type="line" svg:x1="19.05cm" svg:y1="10.436cm" svg:x2="14.89cm" svg:y2="2.32cm" draw:start-shape="id218" draw:start-glue-point="0" draw:end-shape="id231" draw:end-glue-point="2" svg:d="M19050 10436l-4160-8116" svg:viewBox="0 0 4161 8117">
          <text:p/>
        </draw:connector>
        <draw:connector draw:style-name="gr255" draw:text-style-name="P59" draw:layer="layout" draw:type="line" svg:x1="5.028cm" svg:y1="3.182cm" svg:x2="13.5cm" svg:y2="1.66cm" draw:start-shape="id221" draw:start-glue-point="1" draw:end-shape="id231" draw:end-glue-point="3" svg:d="M5028 3182l8472-1522" svg:viewBox="0 0 8473 1523">
          <text:p/>
        </draw:connector>
        <draw:connector draw:style-name="gr299" draw:text-style-name="P59" draw:layer="layout" draw:type="line" svg:x1="25.588cm" svg:y1="13.7cm" svg:x2="14.89cm" svg:y2="2.32cm" draw:start-shape="id232" draw:start-glue-point="0" draw:end-shape="id231" draw:end-glue-point="2" svg:d="M25588 13700l-10698-11380" svg:viewBox="0 0 10699 11381">
          <text:p/>
        </draw:connector>
        <draw:connector draw:style-name="gr265" draw:text-style-name="P59" draw:layer="layout" draw:type="line" svg:x1="8.75cm" svg:y1="15.3cm" svg:x2="10.75cm" svg:y2="5.1cm" draw:start-shape="id228" draw:start-glue-point="0" draw:end-shape="id230" draw:end-glue-point="2" svg:d="M8750 15300l2000-10200" svg:viewBox="0 0 2001 10201">
          <text:p/>
        </draw:connector>
        <draw:connector draw:style-name="gr299" draw:text-style-name="P59" draw:layer="layout" draw:type="line" svg:x1="12.4cm" svg:y1="4.2cm" svg:x2="24.3cm" svg:y2="9.006cm" draw:start-shape="id230" draw:start-glue-point="1" draw:end-shape="id224" draw:end-glue-point="3" svg:d="M12400 4200l11900 4806" svg:viewBox="0 0 11901 4807">
          <text:p/>
        </draw:connector>
        <draw:connector draw:style-name="gr301" draw:text-style-name="P59" draw:layer="layout" draw:type="line" svg:x1="4cm" svg:y1="12.663cm" svg:x2="24.3cm" svg:y2="9.006cm" draw:start-shape="id220" draw:start-glue-point="1" draw:end-shape="id224" draw:end-glue-point="3" svg:d="M4000 12663l20300-3657" svg:viewBox="0 0 20301 3658">
          <text:p/>
        </draw:connector>
        <draw:connector draw:style-name="gr302" draw:text-style-name="P59" draw:layer="layout" draw:type="line" svg:x1="4.029cm" svg:y1="6.9cm" svg:x2="24.3cm" svg:y2="9.006cm" draw:start-shape="id225" draw:start-glue-point="1" draw:end-shape="id224" draw:end-glue-point="3" svg:d="M4029 6900l20271 2106" svg:viewBox="0 0 20272 2107">
          <text:p/>
        </draw:connector>
        <draw:connector draw:style-name="gr303" draw:text-style-name="P59" draw:layer="layout" draw:type="line" svg:x1="25.604cm" svg:y1="8.3cm" svg:x2="21.099cm" svg:y2="2.913cm" draw:start-shape="id224" draw:start-glue-point="0" draw:end-shape="id233" draw:end-glue-point="2" svg:d="M25604 8300l-4505-5387" svg:viewBox="0 0 4506 5388">
          <text:p/>
        </draw:connector>
        <draw:custom-shape draw:style-name="gr304" draw:text-style-name="P63" xml:id="id224" draw:id="id224" draw:layer="layout" svg:width="2.608cm" svg:height="1.413cm" svg:x="24.3cm" svg:y="8.3cm">
          <text:p text:style-name="P3"><text:span text:style-name="T22">Pod </text:span></text:p>
          <text:p text:style-name="P3"><text:span text:style-name="T22">surviv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05" draw:text-style-name="P59" draw:layer="layout" draw:type="line" svg:x1="4cm" svg:y1="12.663cm" svg:x2="19.795cm" svg:y2="2.206cm" draw:start-shape="id220" draw:start-glue-point="1" draw:end-shape="id233" draw:end-glue-point="3" svg:d="M4000 12663l15795-10457" svg:viewBox="0 0 15796 10458">
          <text:p text:style-name="P3"><text:span text:style-name="T28"/></text:p>
          <text:p text:style-name="P3"><text:span text:style-name="T28"/></text:p>
        </draw:connector>
        <draw:connector draw:style-name="gr273" draw:text-style-name="P59" draw:layer="layout" draw:type="line" svg:x1="19.795cm" svg:y1="2.206cm" svg:x2="16.28cm" svg:y2="1.66cm" draw:start-shape="id233" draw:start-glue-point="3" draw:end-shape="id231" draw:end-glue-point="1" svg:d="M19795 2206l-3515-546" svg:viewBox="0 0 3516 547">
          <text:p/>
        </draw:connector>
        <draw:custom-shape draw:style-name="gr304" draw:text-style-name="P63" xml:id="id233" draw:id="id233" draw:layer="layout" svg:width="2.608cm" svg:height="1.413cm" svg:x="19.795cm" svg:y="1.5cm">
          <text:p text:style-name="P3"><text:span text:style-name="T22">Seeds </text:span></text:p>
          <text:p text:style-name="P3"><text:span text:style-name="T22">per po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6" draw:text-style-name="P63" xml:id="id231" draw:id="id231" draw:layer="layout" svg:width="2.78cm" svg:height="1.32cm" svg:x="13.5cm" svg:y="1cm">
          <text:p text:style-name="P3"><text:span text:style-name="T22">Seed siz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1" draw:text-style-name="P59" draw:layer="layout" draw:type="line" svg:x1="2.664cm" svg:y1="7.6cm" svg:x2="7.1cm" svg:y2="16.2cm" draw:start-shape="id225" draw:start-glue-point="2" draw:end-shape="id228" svg:d="M2664 7600l4436 8600" svg:viewBox="0 0 4437 8601">
          <text:p/>
        </draw:connector>
        <draw:connector draw:style-name="gr323" draw:text-style-name="P59" draw:layer="layout" draw:type="line" svg:x1="22.578cm" svg:y1="18.114cm" svg:x2="14.75cm" svg:y2="11.6cm" draw:start-shape="id223" draw:start-glue-point="0" draw:end-shape="id226" draw:end-glue-point="2" svg:d="M22578 18114l-7828-6514" svg:viewBox="0 0 7829 6515">
          <text:p/>
        </draw:connector>
        <draw:connector draw:style-name="gr275" draw:text-style-name="P59" draw:layer="layout" draw:type="line" svg:x1="21.078cm" svg:y1="18.846cm" svg:x2="10.75cm" svg:y2="5.1cm" draw:start-shape="id223" draw:start-glue-point="3" draw:end-shape="id230" draw:end-glue-point="2" svg:d="M21078 18846l-10328-13746" svg:viewBox="0 0 10329 13747">
          <text:p/>
        </draw:connector>
        <draw:connector draw:style-name="gr259" draw:text-style-name="P59" draw:layer="layout" draw:type="line" svg:x1="12.4cm" svg:y1="4.2cm" svg:x2="19.795cm" svg:y2="2.206cm" draw:start-shape="id230" draw:start-glue-point="1" draw:end-shape="id233" draw:end-glue-point="3" svg:d="M12400 4200l7395-1994" svg:viewBox="0 0 7396 1995">
          <text:p/>
        </draw:connector>
        <draw:custom-shape draw:style-name="gr308" draw:text-style-name="P63" xml:id="id218" draw:id="id218" draw:layer="layout" svg:width="2.9cm" svg:height="1.164cm" svg:x="17.6cm" svg:y="10.436cm">
          <text:p text:style-name="P3"><text:span text:style-name="T22">Plant siz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8" draw:text-style-name="P60" xml:id="id225" draw:id="id225" draw:layer="layout" svg:width="2.729cm" svg:height="1.4cm" svg:x="1.3cm" svg:y="6.2cm">
          <text:p text:style-name="P3"><text:span text:style-name="T23">Distance</text:span></text:p>
          <text:p text:style-name="P3"><text:span text:style-name="T23">from t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9" draw:text-style-name="P60" xml:id="id223" draw:id="id223" draw:layer="layout" svg:width="3cm" svg:height="1.464cm" svg:x="21.078cm" svg:y="18.114cm">
          <text:p text:style-name="P3"><text:span text:style-name="T23">Distance</text:span></text:p>
          <text:p text:style-name="P3"><text:span text:style-name="T23">from Ed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4" draw:text-style-name="P65" xml:id="id226" draw:id="id226" draw:layer="layout" svg:width="3.3cm" svg:height="1.8cm" svg:x="13.1cm" svg:y="9.8cm">
          <text:p text:style-name="P41"><text:span text:style-name="T21">Honey bee</text:span></text:p>
          <text:p text:style-name="P41"><text:span text:style-name="T21">Visit ra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5" draw:text-style-name="P65" xml:id="id228" draw:id="id228" draw:layer="layout" svg:width="3.3cm" svg:height="1.8cm" svg:x="7.1cm" svg:y="15.3cm">
          <text:p text:style-name="P41"><text:span text:style-name="T21">Leafcutter</text:span></text:p>
          <text:p text:style-name="P41"><text:span text:style-name="T21">Visit ra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6" draw:text-style-name="P64" xml:id="id230" draw:id="id230" draw:layer="layout" svg:width="3.3cm" svg:height="1.8cm" svg:x="9.1cm" svg:y="3.3cm">
          <text:p text:style-name="P41"><text:span text:style-name="T24">Pollen</text:span></text:p>
          <text:p text:style-name="P41"><text:span text:style-name="T24">Cou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27" draw:text-style-name="P66" draw:layer="layout" draw:type="line" svg:x1="8.75cm" svg:y1="15.3cm" svg:x2="14.75cm" svg:y2="11.6cm" draw:start-shape="id228" draw:start-glue-point="0" draw:end-shape="id226" draw:end-glue-point="2" svg:d="M8750 15300l6000-3700" svg:viewBox="0 0 6001 3701">
          <text:p/>
        </draw:connector>
        <draw:custom-shape draw:style-name="gr313" draw:text-style-name="P63" xml:id="id219" draw:id="id219" draw:layer="layout" svg:width="3.4cm" svg:height="1.5cm" svg:x="23.5cm" svg:y="3.3cm">
          <text:p text:style-name="P3"><text:span text:style-name="T22">Flowers per</text:span></text:p>
          <text:p text:style-name="P3"><text:span text:style-name="T22">Pla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14" draw:text-style-name="P66" draw:layer="layout" draw:type="line" svg:x1="25.604cm" svg:y1="8.3cm" svg:x2="25.2cm" svg:y2="4.8cm" draw:start-shape="id224" draw:start-glue-point="0" draw:end-shape="id219" draw:end-glue-point="2" svg:d="M25604 8300l-404-3500" svg:viewBox="0 0 405 3501">
          <text:p/>
        </draw:connector>
        <draw:custom-shape draw:style-name="gr315" draw:text-style-name="P63" xml:id="id232" draw:id="id232" draw:layer="layout" svg:width="2.528cm" svg:height="1.4cm" svg:x="24.324cm" svg:y="13.7cm">
          <text:p text:style-name="P3"><text:span text:style-name="T22">Plant </text:span></text:p>
          <text:p text:style-name="P3"><text:span text:style-name="T22">density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02" draw:text-style-name="P26" draw:layer="layout" svg:width="10.932cm" svg:height="1.038cm" svg:x="0.768cm" svg:y="0.1cm">
          <draw:text-box>
            <text:p><text:span text:style-name="T17">Visitation component</text:span></text:p>
          </draw:text-box>
        </draw:frame>
        <presentation:notes draw:style-name="dp2">
          <draw:page-thumbnail draw:style-name="gr39" draw:layer="layout" svg:width="18.624cm" svg:height="10.476cm" svg:x="1.482cm" svg:y="2.123cm" draw:page-number="16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000000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3.345cm" svg:height="3.27cm" svg:x="2.297cm" svg:y="1.781cm" presentation:class="title" presentation:placeholder="true">
        <draw:text-box/>
      </draw:frame>
      <draw:frame presentation:style-name="Default-outline1" draw:layer="backgroundobjects" svg:width="23.345cm" svg:height="11.361cm" svg:x="2.297cm" svg:y="5.584cm" presentation:class="outline" presentation:placeholder="true">
        <draw:text-box/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amuel Robinson</meta:initial-creator>
    <meta:creation-date>2017-07-27T17:23:29.285000000</meta:creation-date>
    <dc:date>2019-07-25T16:33:19.697000000</dc:date>
    <dc:creator>Samuel Robinson</dc:creator>
    <meta:editing-duration>P3DT4H4M35S</meta:editing-duration>
    <meta:editing-cycles>94</meta:editing-cycles>
    <meta:generator>LibreOffice/6.2.0.3$Windows_X86_64 LibreOffice_project/98c6a8a1c6c7b144ce3cc729e34964b47ce25d62</meta:generator>
    <meta:document-statistic meta:object-count="803"/>
  </office:meta>
</office:document-meta>
</file>